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2.4063in"/>
    </style:style>
    <style:style style:name="Table8.B" style:family="table-column">
      <style:table-column-properties style:column-width="4.093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1.1146in"/>
    </style:style>
    <style:style style:name="Table9.B" style:family="table-column">
      <style:table-column-properties style:column-width="5.384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1.2389in"/>
    </style:style>
    <style:style style:name="Table11.B" style:family="table-column">
      <style:table-column-properties style:column-width="1.959in"/>
    </style:style>
    <style:style style:name="Table11.C" style:family="table-column">
      <style:table-column-properties style:column-width="3.302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1.1146in"/>
    </style:style>
    <style:style style:name="Table12.B" style:family="table-column">
      <style:table-column-properties style:column-width="1.0208in"/>
    </style:style>
    <style:style style:name="Table12.C" style:family="table-column">
      <style:table-column-properties style:column-width="1.0632in"/>
    </style:style>
    <style:style style:name="Table12.D" style:family="table-column">
      <style:table-column-properties style:column-width="3.3007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0.6451in"/>
    </style:style>
    <style:style style:name="Table13.B" style:family="table-column">
      <style:table-column-properties style:column-width="4.5736in"/>
    </style:style>
    <style:style style:name="Table13.C" style:family="table-column">
      <style:table-column-properties style:column-width="1.281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3.25in"/>
    </style:style>
    <style:style style:name="Table14.B" style:family="table-column">
      <style:table-column-properties style:column-width="3.2493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2.0722in"/>
    </style:style>
    <style:style style:name="Table15.B" style:family="table-column">
      <style:table-column-properties style:column-width="4.4271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3.25in"/>
    </style:style>
    <style:style style:name="Table16.B" style:family="table-column">
      <style:table-column-properties style:column-width="3.2493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3.4688in"/>
    </style:style>
    <style:style style:name="Table17.B" style:family="table-column">
      <style:table-column-properties style:column-width="1.2604in"/>
    </style:style>
    <style:style style:name="Table17.C" style:family="table-column">
      <style:table-column-properties style:column-width="1.7708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0.6354in"/>
    </style:style>
    <style:style style:name="Table18.B" style:family="table-column">
      <style:table-column-properties style:column-width="0.5104in"/>
    </style:style>
    <style:style style:name="Table18.C" style:family="table-column">
      <style:table-column-properties style:column-width="5.3542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2.5826in"/>
    </style:style>
    <style:style style:name="Table19.B" style:family="table-column">
      <style:table-column-properties style:column-width="0.3542in"/>
    </style:style>
    <style:style style:name="Table19.C" style:family="table-column">
      <style:table-column-properties style:column-width="0.4688in"/>
    </style:style>
    <style:style style:name="Table19.D" style:family="table-column">
      <style:table-column-properties style:column-width="3.0938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1.5729in"/>
    </style:style>
    <style:style style:name="Table20.B" style:family="table-column">
      <style:table-column-properties style:column-width="1.8958in"/>
    </style:style>
    <style:style style:name="Table20.C" style:family="table-column">
      <style:table-column-properties style:column-width="1.75in"/>
    </style:style>
    <style:style style:name="Table20.D" style:family="table-column">
      <style:table-column-properties style:column-width="1.2806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4.0313in"/>
    </style:style>
    <style:style style:name="Table21.B" style:family="table-column">
      <style:table-column-properties style:column-width="2.4681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3.25in"/>
    </style:style>
    <style:style style:name="Table22.B" style:family="table-column">
      <style:table-column-properties style:column-width="3.249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1.1979in"/>
    </style:style>
    <style:style style:name="Table23.B" style:family="table-column">
      <style:table-column-properties style:column-width="0.5514in"/>
    </style:style>
    <style:style style:name="Table23.C" style:family="table-column">
      <style:table-column-properties style:column-width="0.6049in"/>
    </style:style>
    <style:style style:name="Table23.D" style:family="table-column">
      <style:table-column-properties style:column-width="4.1451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0.4889in"/>
    </style:style>
    <style:style style:name="Table24.B" style:family="table-column">
      <style:table-column-properties style:column-width="0.3333in"/>
    </style:style>
    <style:style style:name="Table24.C" style:family="table-column">
      <style:table-column-properties style:column-width="5.6778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0.9479in"/>
    </style:style>
    <style:style style:name="Table25.B" style:family="table-column">
      <style:table-column-properties style:column-width="5.551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5.0514in"/>
    </style:style>
    <style:style style:name="Table26.B" style:family="table-column">
      <style:table-column-properties style:column-width="1.4479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4.375in"/>
    </style:style>
    <style:style style:name="Table27.B" style:family="table-column">
      <style:table-column-properties style:column-width="0.666in"/>
    </style:style>
    <style:style style:name="Table27.C" style:family="table-column">
      <style:table-column-properties style:column-width="1.45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4.875in"/>
    </style:style>
    <style:style style:name="Table28.B" style:family="table-column">
      <style:table-column-properties style:column-width="0.416in"/>
    </style:style>
    <style:style style:name="Table28.C" style:family="table-column">
      <style:table-column-properties style:column-width="1.20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8.2" style:family="table-row">
      <style:table-row-properties style:min-row-height="0.2639in" fo:keep-together="auto"/>
    </style:style>
    <style:style style:name="Table29" style:family="table">
      <style:table-properties style:width="6.5in" fo:margin-left="0in" fo:margin-top="0in" fo:margin-bottom="0in" table:align="left"/>
    </style:style>
    <style:style style:name="Table29.A" style:family="table-column">
      <style:table-column-properties style:column-width="4.8951in"/>
    </style:style>
    <style:style style:name="Table29.B" style:family="table-column">
      <style:table-column-properties style:column-width="1.6042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5.0625in"/>
    </style:style>
    <style:style style:name="Table30.B" style:family="table-column">
      <style:table-column-properties style:column-width="1.4368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4167in" fo:margin-left="0in" fo:margin-top="0in" fo:margin-bottom="0in" table:align="left"/>
    </style:style>
    <style:style style:name="Table31.A" style:family="table-column">
      <style:table-column-properties style:column-width="3.8431in"/>
    </style:style>
    <style:style style:name="Table31.B" style:family="table-column">
      <style:table-column-properties style:column-width="2.5729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3.25in"/>
    </style:style>
    <style:style style:name="Table32.B" style:family="table-column">
      <style:table-column-properties style:column-width="3.2493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7701in"/>
    </style:style>
    <style:style style:name="Table33.B" style:family="table-column">
      <style:table-column-properties style:column-width="1.1979in"/>
    </style:style>
    <style:style style:name="Table33.C" style:family="table-column">
      <style:table-column-properties style:column-width="1.5319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25in"/>
    </style:style>
    <style:style style:name="Table34.B" style:family="table-column">
      <style:table-column-properties style:column-width="3.2493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3.25in"/>
    </style:style>
    <style:style style:name="Table35.B" style:family="table-column">
      <style:table-column-properties style:column-width="3.249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2.1667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5.1451in"/>
    </style:style>
    <style:style style:name="Table37.B" style:family="table-column">
      <style:table-column-properties style:column-width="1.3542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4.9681in"/>
    </style:style>
    <style:style style:name="Table38.B" style:family="table-column">
      <style:table-column-properties style:column-width="1.5313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25in"/>
    </style:style>
    <style:style style:name="Table39.B" style:family="table-column">
      <style:table-column-properties style:column-width="3.2493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2.4993in"/>
    </style:style>
    <style:style style:name="Table40.B" style:family="table-column">
      <style:table-column-properties style:column-width="2.6458in"/>
    </style:style>
    <style:style style:name="Table40.C" style:family="table-column">
      <style:table-column-properties style:column-width="1.3549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2.1667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3.1563in"/>
    </style:style>
    <style:style style:name="Table42.B" style:family="table-column">
      <style:table-column-properties style:column-width="0.5306in"/>
    </style:style>
    <style:style style:name="Table42.C" style:family="table-column">
      <style:table-column-properties style:column-width="2.8132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4.6868in"/>
    </style:style>
    <style:style style:name="Table43.B" style:family="table-column">
      <style:table-column-properties style:column-width="0.5729in"/>
    </style:style>
    <style:style style:name="Table43.C" style:family="table-column">
      <style:table-column-properties style:column-width="1.2403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4.8847in"/>
    </style:style>
    <style:style style:name="Table44.B" style:family="table-column">
      <style:table-column-properties style:column-width="1.6146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3.25in"/>
    </style:style>
    <style:style style:name="Table45.B" style:family="table-column">
      <style:table-column-properties style:column-width="3.2493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0.5931in"/>
    </style:style>
    <style:style style:name="Table46.B" style:family="table-column">
      <style:table-column-properties style:column-width="4.6465in"/>
    </style:style>
    <style:style style:name="Table46.C" style:family="table-column">
      <style:table-column-properties style:column-width="1.2604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3.25in"/>
    </style:style>
    <style:style style:name="Table47.B" style:family="table-column">
      <style:table-column-properties style:column-width="3.2493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3.25in"/>
    </style:style>
    <style:style style:name="Table48.B" style:family="table-column">
      <style:table-column-properties style:column-width="3.2493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1.9583in"/>
    </style:style>
    <style:style style:name="Table49.B" style:family="table-column">
      <style:table-column-properties style:column-width="0.5618in"/>
    </style:style>
    <style:style style:name="Table49.C" style:family="table-column">
      <style:table-column-properties style:column-width="0.6257in"/>
    </style:style>
    <style:style style:name="Table49.D" style:family="table-column">
      <style:table-column-properties style:column-width="3.3535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3.25in"/>
    </style:style>
    <style:style style:name="Table50.B" style:family="table-column">
      <style:table-column-properties style:column-width="3.2493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0.3" style:family="table-row">
      <style:table-row-properties style:min-row-height="0.3472in" fo:keep-together="auto"/>
    </style:style>
    <style:style style:name="Table51" style:family="table">
      <style:table-properties style:width="6.5in" fo:margin-left="0in" fo:margin-top="0in" fo:margin-bottom="0in" table:align="left"/>
    </style:style>
    <style:style style:name="Table51.A" style:family="table-column">
      <style:table-column-properties style:column-width="3.25in"/>
    </style:style>
    <style:style style:name="Table51.B" style:family="table-column">
      <style:table-column-properties style:column-width="3.2493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2.6868in"/>
    </style:style>
    <style:style style:name="Table52.B" style:family="table-column">
      <style:table-column-properties style:column-width="2.3438in"/>
    </style:style>
    <style:style style:name="Table52.C" style:family="table-column">
      <style:table-column-properties style:column-width="1.4694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4.0208in"/>
    </style:style>
    <style:style style:name="Table53.B" style:family="table-column">
      <style:table-column-properties style:column-width="0.9688in"/>
    </style:style>
    <style:style style:name="Table53.C" style:family="table-column">
      <style:table-column-properties style:column-width="1.5104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1.1667in"/>
    </style:style>
    <style:style style:name="Table54.B" style:family="table-column">
      <style:table-column-properties style:column-width="0.625in"/>
    </style:style>
    <style:style style:name="Table54.C" style:family="table-column">
      <style:table-column-properties style:column-width="4.7083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104in" fo:margin-left="0in" fo:margin-top="0in" fo:margin-bottom="0in" table:align="left"/>
    </style:style>
    <style:style style:name="Table55.A" style:family="table-column">
      <style:table-column-properties style:column-width="3.7292in"/>
    </style:style>
    <style:style style:name="Table55.B" style:family="table-column">
      <style:table-column-properties style:column-width="1.4792in"/>
    </style:style>
    <style:style style:name="Table55.C" style:family="table-column">
      <style:table-column-properties style:column-width="1.3021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in" fo:margin-left="0in" fo:margin-top="0in" fo:margin-bottom="0in" table:align="left"/>
    </style:style>
    <style:style style:name="Table56.A" style:family="table-column">
      <style:table-column-properties style:column-width="0.4576in"/>
    </style:style>
    <style:style style:name="Table56.B" style:family="table-column">
      <style:table-column-properties style:column-width="2.709in"/>
    </style:style>
    <style:style style:name="Table56.C" style:family="table-column">
      <style:table-column-properties style:column-width="0.8438in"/>
    </style:style>
    <style:style style:name="Table56.D" style:family="table-column">
      <style:table-column-properties style:column-width="2.4889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2.1667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5in" fo:margin-left="0in" fo:margin-top="0in" fo:margin-bottom="0in" table:align="left"/>
    </style:style>
    <style:style style:name="Table58.A" style:family="table-column">
      <style:table-column-properties style:column-width="3.0417in"/>
    </style:style>
    <style:style style:name="Table58.B" style:family="table-column">
      <style:table-column-properties style:column-width="3.4576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4688in"/>
    </style:style>
    <style:style style:name="Table59.B" style:family="table-column">
      <style:table-column-properties style:column-width="2.0306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104in" fo:margin-left="0.059in" fo:margin-top="0in" fo:margin-bottom="0in" table:align="left"/>
    </style:style>
    <style:style style:name="Table60.A" style:family="table-column">
      <style:table-column-properties style:column-width="3.2604in"/>
    </style:style>
    <style:style style:name="Table60.B" style:family="table-column">
      <style:table-column-properties style:column-width="3.2493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2.1667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4896in" fo:margin-left="0.0799in" fo:margin-top="0in" fo:margin-bottom="0in" table:align="left"/>
    </style:style>
    <style:style style:name="Table62.A" style:family="table-column">
      <style:table-column-properties style:column-width="4.9896in"/>
    </style:style>
    <style:style style:name="Table62.B" style:family="table-column">
      <style:table-column-properties style:column-width="1.4993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4167in" fo:margin-left="0in" fo:margin-top="0in" fo:margin-bottom="0in" table:align="left"/>
    </style:style>
    <style:style style:name="Table63.A" style:family="table-column">
      <style:table-column-properties style:column-width="3.8431in"/>
    </style:style>
    <style:style style:name="Table63.B" style:family="table-column">
      <style:table-column-properties style:column-width="2.5729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0.6875in"/>
    </style:style>
    <style:style style:name="Table64.B" style:family="table-column">
      <style:table-column-properties style:column-width="5.8118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3.5104in"/>
    </style:style>
    <style:style style:name="Table65.B" style:family="table-column">
      <style:table-column-properties style:column-width="1.3229in"/>
    </style:style>
    <style:style style:name="Table65.C" style:family="table-column">
      <style:table-column-properties style:column-width="1.6667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3.25in"/>
    </style:style>
    <style:style style:name="Table66.B" style:family="table-column">
      <style:table-column-properties style:column-width="3.2493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1.7181in"/>
    </style:style>
    <style:style style:name="Table67.B" style:family="table-column">
      <style:table-column-properties style:column-width="4.7813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1.375in"/>
    </style:style>
    <style:style style:name="Table68.B" style:family="table-column">
      <style:table-column-properties style:column-width="5.124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5.0514in"/>
    </style:style>
    <style:style style:name="Table69.B" style:family="table-column">
      <style:table-column-properties style:column-width="1.4479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5.1354in"/>
    </style:style>
    <style:style style:name="Table70.B" style:family="table-column">
      <style:table-column-properties style:column-width="1.3639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2.75in"/>
    </style:style>
    <style:style style:name="Table71.B" style:family="table-column">
      <style:table-column-properties style:column-width="3.7493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1.625in"/>
    </style:style>
    <style:style style:name="Table72.D" style:family="table-column">
      <style:table-column-properties style:column-width="1.624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4.2806in"/>
    </style:style>
    <style:style style:name="Table73.B" style:family="table-column">
      <style:table-column-properties style:column-width="2.2188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4.8438in"/>
    </style:style>
    <style:style style:name="Table74.B" style:family="table-column">
      <style:table-column-properties style:column-width="0.8438in"/>
    </style:style>
    <style:style style:name="Table74.C" style:family="table-column">
      <style:table-column-properties style:column-width="0.8125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4167in" fo:margin-left="0in" fo:margin-top="0in" fo:margin-bottom="0in" table:align="left"/>
    </style:style>
    <style:style style:name="Table75.A" style:family="table-column">
      <style:table-column-properties style:column-width="3.8431in"/>
    </style:style>
    <style:style style:name="Table75.B" style:family="table-column">
      <style:table-column-properties style:column-width="2.5729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3.25in"/>
    </style:style>
    <style:style style:name="Table76.B" style:family="table-column">
      <style:table-column-properties style:column-width="3.2493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1.0201in"/>
    </style:style>
    <style:style style:name="Table77.B" style:family="table-column">
      <style:table-column-properties style:column-width="1.0417in"/>
    </style:style>
    <style:style style:name="Table77.C" style:family="table-column">
      <style:table-column-properties style:column-width="1.1979in"/>
    </style:style>
    <style:style style:name="Table77.D" style:family="table-column">
      <style:table-column-properties style:column-width="3.2396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2.3125in"/>
    </style:style>
    <style:style style:name="Table78.B" style:family="table-column">
      <style:table-column-properties style:column-width="4.1868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5in" fo:margin-left="0in" fo:margin-top="0in" fo:margin-bottom="0in" table:align="left"/>
    </style:style>
    <style:style style:name="Table79.A" style:family="table-column">
      <style:table-column-properties style:column-width="3.2493in"/>
    </style:style>
    <style:style style:name="Table79.B" style:family="table-column">
      <style:table-column-properties style:column-width="3.25in"/>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5.3326in"/>
    </style:style>
    <style:style style:name="Table80.B" style:family="table-column">
      <style:table-column-properties style:column-width="1.1667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1.4" style:family="table-row">
      <style:table-row-properties style:min-row-height="0.4167in" fo:keep-together="auto"/>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3.25in"/>
    </style:style>
    <style:style style:name="Table83.B" style:family="table-column">
      <style:table-column-properties style:column-width="3.249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1.7708in"/>
    </style:style>
    <style:style style:name="Table84.B" style:family="table-column">
      <style:table-column-properties style:column-width="1.7715in"/>
    </style:style>
    <style:style style:name="Table84.D" style:family="table-column">
      <style:table-column-properties style:column-width="1.1861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3.25in"/>
    </style:style>
    <style:style style:name="Table85.B" style:family="table-column">
      <style:table-column-properties style:column-width="3.2493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3.2292in"/>
    </style:style>
    <style:style style:name="Table86.B" style:family="table-column">
      <style:table-column-properties style:column-width="0.7188in"/>
    </style:style>
    <style:style style:name="Table86.C" style:family="table-column">
      <style:table-column-properties style:column-width="2.5521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0.8743in"/>
    </style:style>
    <style:style style:name="Table87.B" style:family="table-column">
      <style:table-column-properties style:column-width="5.62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4375in" fo:margin-left="0in" fo:margin-top="0in" fo:margin-bottom="0in" table:align="left"/>
    </style:style>
    <style:style style:name="Table88.A" style:family="table-column">
      <style:table-column-properties style:column-width="0.6451in"/>
    </style:style>
    <style:style style:name="Table88.B" style:family="table-column">
      <style:table-column-properties style:column-width="2.3861in"/>
    </style:style>
    <style:style style:name="Table88.C" style:family="table-column">
      <style:table-column-properties style:column-width="2.2076in"/>
    </style:style>
    <style:style style:name="Table88.D" style:family="table-column">
      <style:table-column-properties style:column-width="1.1979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1.0208in"/>
    </style:style>
    <style:style style:name="Table89.B" style:family="table-column">
      <style:table-column-properties style:column-width="5.4785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7813in"/>
    </style:style>
    <style:style style:name="Table90.B" style:family="table-column">
      <style:table-column-properties style:column-width="5.7181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4063in"/>
    </style:style>
    <style:style style:name="Table91.B" style:family="table-column">
      <style:table-column-properties style:column-width="0.8222in"/>
    </style:style>
    <style:style style:name="Table91.C" style:family="table-column">
      <style:table-column-properties style:column-width="5.2715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6563in"/>
    </style:style>
    <style:style style:name="Table92.B" style:family="table-column">
      <style:table-column-properties style:column-width="0.5833in"/>
    </style:style>
    <style:style style:name="Table92.C" style:family="table-column">
      <style:table-column-properties style:column-width="3.6146in"/>
    </style:style>
    <style:style style:name="Table92.D" style:family="table-column">
      <style:table-column-properties style:column-width="1.64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5.6042in"/>
    </style:style>
    <style:style style:name="Table93.B" style:family="table-column">
      <style:table-column-properties style:column-width="0.8951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1.625in"/>
    </style:style>
    <style:style style:name="Table94.D" style:family="table-column">
      <style:table-column-properties style:column-width="1.6243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3.25in"/>
    </style:style>
    <style:style style:name="Table95.B" style:family="table-column">
      <style:table-column-properties style:column-width="3.249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5.0833in"/>
    </style:style>
    <style:style style:name="Table96.B" style:family="table-column">
      <style:table-column-properties style:column-width="1.416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3.1771in"/>
    </style:style>
    <style:style style:name="Table97.B" style:family="table-column">
      <style:table-column-properties style:column-width="3.3222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4.75in"/>
    </style:style>
    <style:style style:name="Table98.B" style:family="table-column">
      <style:table-column-properties style:column-width="1.7493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0.4472in"/>
    </style:style>
    <style:style style:name="Table99.B" style:family="table-column">
      <style:table-column-properties style:column-width="0.4375in"/>
    </style:style>
    <style:style style:name="Table99.C" style:family="table-column">
      <style:table-column-properties style:column-width="0.3542in"/>
    </style:style>
    <style:style style:name="Table99.D" style:family="table-column">
      <style:table-column-properties style:column-width="3.9486in"/>
    </style:style>
    <style:style style:name="Table99.E" style:family="table-column">
      <style:table-column-properties style:column-width="1.3125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2.125in"/>
    </style:style>
    <style:style style:name="Table100.B" style:family="table-column">
      <style:table-column-properties style:column-width="2.2083in"/>
    </style:style>
    <style:style style:name="Table100.C" style:family="table-column">
      <style:table-column-properties style:column-width="2.1667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3.25in"/>
    </style:style>
    <style:style style:name="Table101.B" style:family="table-column">
      <style:table-column-properties style:column-width="3.2493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1.2806in"/>
    </style:style>
    <style:style style:name="Table103.B" style:family="table-column">
      <style:table-column-properties style:column-width="5.2188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3.25in"/>
    </style:style>
    <style:style style:name="Table104.B" style:family="table-column">
      <style:table-column-properties style:column-width="3.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5.4896in"/>
    </style:style>
    <style:style style:name="Table105.B" style:family="table-column">
      <style:table-column-properties style:column-width="1.0097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4.9681in"/>
    </style:style>
    <style:style style:name="Table106.B" style:family="table-column">
      <style:table-column-properties style:column-width="1.5313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0.8535in"/>
    </style:style>
    <style:style style:name="Table107.B" style:family="table-column">
      <style:table-column-properties style:column-width="0.8333in"/>
    </style:style>
    <style:style style:name="Table107.C" style:family="table-column">
      <style:table-column-properties style:column-width="1.5938in"/>
    </style:style>
    <style:style style:name="Table107.D" style:family="table-column">
      <style:table-column-properties style:column-width="3.2188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3.25in"/>
    </style:style>
    <style:style style:name="Table108.B" style:family="table-column">
      <style:table-column-properties style:column-width="3.2493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9" style:family="paragraph" style:parent-style-name="Standard" style:list-style-name="WWNum1">
      <style:paragraph-properties fo:margin-left="0.5in" fo:margin-right="0in" fo:text-align="justify" style:justify-single-word="false" fo:text-indent="-0.25in" style:auto-text-indent="false"/>
    </style:style>
    <style:style style:name="P10" style:family="paragraph" style:parent-style-name="Standard" style:list-style-name="WWNum3">
      <style:paragraph-properties fo:margin-left="0.5in" fo:margin-right="0in" fo:text-align="justify" style:justify-single-word="false" fo:text-indent="-0.25in" style:auto-text-indent="false"/>
    </style:style>
    <style:style style:name="P11" style:family="paragraph" style:parent-style-name="Standard" style:list-style-name="WWNum4">
      <style:paragraph-properties fo:margin-left="0.5in" fo:margin-right="0in" fo:text-align="justify" style:justify-single-word="false" fo:text-indent="-0.25in" style:auto-text-indent="false"/>
    </style:style>
    <style:style style:name="P12" style:family="paragraph" style:parent-style-name="Standard" style:list-style-name="WWNum2">
      <style:paragraph-properties fo:margin-left="0.5in" fo:margin-right="0in" fo:text-align="justify" style:justify-single-word="false" fo:text-indent="-0.25in" style:auto-text-indent="false"/>
    </style:style>
    <style:style style:name="P13" style:family="paragraph" style:parent-style-name="Standard">
      <style:paragraph-properties fo:text-align="justify" style:justify-single-word="false" fo:break-before="page"/>
      <style:text-properties style:font-name="Cambria" style:font-name-asian="Cambria1" style:font-name-complex="Cambria1"/>
    </style:style>
    <style:style style:name="P14"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5" style:family="paragraph" style:parent-style-name="Heading_20_2">
      <style:paragraph-properties fo:text-align="justify" style:justify-single-word="false"/>
    </style:style>
    <style:style style:name="P16" style:family="paragraph" style:parent-style-name="Heading_20_2">
      <style:paragraph-properties fo:break-before="page"/>
    </style:style>
    <style:style style:name="P17" style:family="paragraph" style:parent-style-name="Heading_20_2">
      <style:paragraph-properties fo:text-align="justify" style:justify-single-word="false" fo:break-before="page"/>
    </style:style>
    <style:style style:name="P18"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Ubuntu" fo:font-style="italic" fo:font-weight="bold" style:font-name-asian="Ubuntu1" style:font-style-asian="italic" style:font-weight-asian="bold" style:font-name-complex="Ubuntu1"/>
    </style:style>
    <style:style style:name="T3" style:family="text">
      <style:text-properties style:font-name="Cambria" style:font-name-asian="Cambria1" style:font-name-complex="Cambria1"/>
    </style:style>
    <style:style style:name="T4" style:family="text">
      <style:text-properties style:font-name="Cambria" fo:font-weight="bold" style:font-name-asian="Cambria1" style:font-weight-asian="bold" style:font-name-complex="Cambria1"/>
    </style:style>
    <style:style style:name="T5" style:family="text">
      <style:text-properties style:font-name="Cambria" fo:font-style="italic" style:font-name-asian="Cambria1" style:font-style-asian="italic" style:font-name-complex="Cambria1"/>
    </style:style>
    <style:style style:name="T6" style:family="text">
      <style:text-properties style:font-name="Cambria" fo:font-style="italic" fo:font-weight="bold" style:font-name-asian="Cambria1" style:font-style-asian="italic" style:font-weight-asian="bold" style:font-name-complex="Cambria1"/>
    </style:style>
    <style:style style:name="T7" style:family="text">
      <style:text-properties style:font-name="Cambria" fo:font-size="11pt" style:font-name-asian="Cambria1" style:font-size-asian="11pt" style:font-name-complex="Cambria1" style:font-size-complex="11pt"/>
    </style:style>
    <style:style style:name="T8" style:family="text">
      <style:text-properties style:font-name="Cambria" fo:font-size="11pt" fo:font-weight="bold" style:font-name-asian="Cambria1" style:font-size-asian="11pt" style:font-weight-asian="bold" style:font-name-complex="Cambria1" style:font-size-complex="11pt"/>
    </style:style>
    <style:style style:name="T9" style:family="text">
      <style:text-properties style:font-name="Cambria" style:text-underline-style="none" style:font-name-asian="Cambria1" style:font-name-complex="Cambria1"/>
    </style:style>
    <style:style style:name="T10" style:family="text">
      <style:text-properties fo:color="#1155cc" style:font-name="Cambria" style:text-underline-style="solid" style:text-underline-width="auto" style:text-underline-color="font-color" style:font-name-asian="Cambria1" style:font-name-complex="Cambria1"/>
    </style:style>
    <style:style style:name="T11"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2"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3" style:family="text">
      <style:text-properties fo:color="#1155cc" style:font-name="Consolas" style:text-underline-style="solid" style:text-underline-width="auto" style:text-underline-color="font-color" style:font-name-asian="Consolas1" style:font-name-complex="Consolas1"/>
    </style:style>
    <style:style style:name="T14" style:family="text">
      <style:text-properties style:font-name="Consolas" style:font-name-asian="Consolas1" style:font-name-complex="Consolas1"/>
    </style:style>
    <style:style style:name="T15" style:family="text">
      <style:text-properties style:font-name="Consolas" style:font-name-asian="Consolas1" style:font-name-complex="Consolas1" fo:background-color="#ffffff"/>
    </style:style>
    <style:style style:name="T16" style:family="text">
      <style:text-properties style:font-name="Consolas" style:font-name-asian="Consolas1" style:font-name-complex="Consolas1" fo:background-color="#ff0000"/>
    </style:style>
    <style:style style:name="T17" style:family="text">
      <style:text-properties style:font-name="Consolas" style:font-name-asian="Consolas1" style:font-name-complex="Consolas1" fo:background-color="#00ff00"/>
    </style:style>
    <style:style style:name="T18" style:family="text">
      <style:text-properties style:font-name="Consolas" style:font-name-asian="Consolas1" style:font-name-complex="Consolas1" fo:background-color="#00ffff"/>
    </style:style>
    <style:style style:name="T19" style:family="text">
      <style:text-properties style:font-name="Consolas" style:font-name-asian="Consolas1" style:font-name-complex="Consolas1" fo:background-color="#ffff00"/>
    </style:style>
    <style:style style:name="T20" style:family="text">
      <style:text-properties style:font-name="Consolas" fo:font-size="9pt" style:font-name-asian="Consolas1" style:font-size-asian="9pt" style:font-name-complex="Consolas1" style:font-size-complex="9pt"/>
    </style:style>
    <style:style style:name="T21" style:family="text">
      <style:text-properties style:font-name="Consolas" fo:background-color="#b6d7a8" loext:char-shading-value="0" style:font-name-asian="Consolas1" style:font-name-complex="Consolas1"/>
    </style:style>
    <style:style style:name="T22" style:family="text">
      <style:text-properties style:font-name="Consolas" fo:background-color="#ead1dc" loext:char-shading-value="0" style:font-name-asian="Consolas1" style:font-name-complex="Consolas1"/>
    </style:style>
    <style:style style:name="T23" style:family="text">
      <style:text-properties style:font-name="Consolas" fo:background-color="#ff9900" loext:char-shading-value="0" style:font-name-asian="Consolas1" style:font-name-complex="Consolas1"/>
    </style:style>
    <style:style style:name="T24" style:family="text">
      <style:text-properties style:font-name="Consolas" fo:font-weight="bold" style:font-name-asian="Consolas1" style:font-weight-asian="bold" style:font-name-complex="Consolas1"/>
    </style:style>
    <style:style style:name="T25" style:family="text">
      <style:text-properties style:font-name="Consolas" fo:font-size="11pt" style:font-name-asian="Consolas1" style:font-size-asian="11pt" style:font-name-complex="Consolas1" style:font-size-complex="11pt"/>
    </style:style>
    <style:style style:name="T26" style:family="text">
      <style:text-properties style:text-position="super 58%" style:font-name="Cambria" fo:font-style="italic" style:font-name-asian="Cambria1" style:font-style-asian="italic" style:font-name-complex="Cambria1"/>
    </style:style>
    <style:style style:name="T27" style:family="text">
      <style:text-properties style:text-position="super 58%" style:font-name="Cambria" style:font-name-asian="Cambria1" style:font-name-complex="Cambria1"/>
    </style:style>
    <style:style style:name="T28" style:family="text">
      <style:text-properties style:text-position="sub 58%" style:font-name="Cambria" style:font-name-asian="Cambria1" style:font-name-complex="Cambria1"/>
    </style:style>
    <style:style style:name="T29" style:family="text">
      <style:text-properties style:text-position="sub 58%" style:font-name="Cambria" fo:font-style="italic" style:font-name-asian="Cambria1" style:font-style-asian="italic" style:font-name-complex="Cambria1"/>
    </style:style>
    <style:style style:name="T30" style:family="text">
      <style:text-properties style:font-name="Spectral" style:font-name-asian="Spectral1" style:font-name-complex="Spectr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3zljpnmfg7mv"/><text:span text:style-name="T1">109 Python Problems for CCPS 109</text:span></text:p>
      <text:p text:style-name="P1"><text:span text:style-name="T3">This document contains the specifications for the </text:span><text:span text:style-name="T4">graded lab problems</text:span><text:span text:style-name="T3"> for the course </text:span><text:span text:style-name="T4">CCPS 109 Computer Science I</text:span><text:span text:style-name="T3">, as taught by </text:span><text:a xlink:type="simple" xlink:href="http://www.scs.ryerson.ca/~ikokkari/" text:style-name="ListLabel_20_37" text:visited-style-name="ListLabel_20_37"><text:span text:style-name="T10">Ilkka Kokkarinen</text:span></text:a><text:span text:style-name="T3">. All computer science teachers are free to use and adapt this material for their own courses as they see fit, with proper attribution. The instructor has collected these problems from a gallimaufry of sources ranging from the lab and exam problems of his old Java version of this course to a multitude of programming puzzles and challenge sites such as </text:span><text:a xlink:type="simple" xlink:href="https://leetcode.com/problemset/all/" text:style-name="ListLabel_20_37" text:visited-style-name="ListLabel_20_37"><text:span text:style-name="T10">LeetCode</text:span></text:a><text:span text:style-name="T3">, </text:span><text:a xlink:type="simple" xlink:href="http://www.codeabbey.com/index/task_list" text:style-name="ListLabel_20_37" text:visited-style-name="ListLabel_20_37"><text:span text:style-name="T10">CodeAbbey</text:span></text:a><text:span text:style-name="T3">, </text:span><text:a xlink:type="simple" xlink:href="https://codegolf.stackexchange.com/" text:style-name="ListLabel_20_37" text:visited-style-name="ListLabel_20_37"><text:span text:style-name="T10">Stack Exchange Code Golf</text:span></text:a><text:span text:style-name="T3">, and </text:span><text:a xlink:type="simple" xlink:href="https://challenges.wolfram.com/" text:style-name="ListLabel_20_37" text:visited-style-name="ListLabel_20_37"><text:span text:style-name="T10">Wolfram Programming Challenges</text:span></text:a><text:span text:style-name="T3">. Many recreational mathematics columns by Martin Gardner and his spiritual disciples have also inspired many of these problems.</text:span></text:p>
      <text:p text:style-name="P5"/>
      <text:p text:style-name="P1"><text:span text:style-name="T3">For the purposes of submission and grading, you </text:span><text:span text:style-name="T4">must implement all these functions in a single Python source code file</text:span><text:span text:style-name="T3"> that </text:span><text:span text:style-name="T4">must</text:span><text:span text:style-name="T3"> be named </text:span><text:span text:style-name="T14">labs109.py</text:span><text:span text:style-name="T3">. </text:span><text:span text:style-name="T4">Do not submit the individual functions as you go, but submit these labs all at once at the end of the course</text:span><text:span text:style-name="T3">. (Until then, make sure to regularly back up your work in at least two separate locations!)</text:span></text:p>
      <text:p text:style-name="P5"/>
      <text:p text:style-name="P6"><text:span text:style-name="T3">You can run the </text:span><text:span text:style-name="T14">tester109.py</text:span><text:span text:style-name="T3"> script at any time to execute the tests for the functions that you have completed so far. These tests are executed in the same order that your functions appear in the </text:span><text:span text:style-name="T14">labs109.py</text:span><text:span text:style-name="T3"> file. The test battery for each individual function should take at most a couple of seconds to complete. If some test takes minutes to finish, your code is too slow and its logic desperately needs to be streamlined, usually by eliminating one level of nesting from your loops.</text:span></text:p>
      <text:p text:style-name="P5"/>
      <text:p text:style-name="P6"><text:a xlink:type="simple" xlink:href="http://www.catb.org/~esr/writings/taoup/html/ch01s06.html" text:style-name="ListLabel_20_38" text:visited-style-name="ListLabel_20_38"><text:span text:style-name="T11">SILENCE IS GOLDEN</text:span></text:a><text:span text:style-name="T4">. When called, none of your functions should ever print anything on the console</text:span><text:span text:style-name="T3">, but silently return the expected result. You can do some debugging outputs during the development, but remember to comment them out before submission. Also, unless explicitly requested to do so by the problem specification, </text:span><text:span text:style-name="T4">these functions should never mutate the lists and other sequences that they receive as arguments</text:span><text:span text:style-name="T3">.</text:span></text:p>
      <text:p text:style-name="P5"/>
      <text:p text:style-name="P6"><text:span text:style-name="T4">Your functions may assume that the arguments given by the automated tester are legal and valid as given in the problem specification. </text:span><text:span text:style-name="T3">Your functions do not need to perform any error detection or recovery from nonsensical arguments. Note that zero integers and empty lists are often legitimate arguments, and your functions must handle them correctly in such cases. </text:span></text:p>
      <text:p text:style-name="P2"/>
      <text:p text:style-name="P1"><text:span text:style-name="T3">Past students </text:span><text:span text:style-name="T4">Shu Zhu Su</text:span><text:span text:style-name="T3">, </text:span><text:span text:style-name="T4">Mohammed Waqas</text:span><text:span text:style-name="T3"> and </text:span><text:span text:style-name="T4">Zhouqin He</text:span><text:span text:style-name="T3"> deserve thanks for going far above and beyond the call of duty in submitting their solutions that either revealed several errors in the original problem specifications and private model solutions, or raised the level of belief to the correctness of the original solution now independently verified. All remaining errors, ambiguities and inconsistencies are the sole responsibility of Ilkka Kokkarinen. Report them to </text:span><text:span text:style-name="T14">ilkka.kokkarinen@gmail.com</text:span><text:span text:style-name="T3"> as you find them to inch this document one step closer to the perfection that it still is </text:span><text:span text:style-name="T5">n</text:span><text:span text:style-name="T3"> steps away from, the exact value or even the scale of </text:span><text:span text:style-name="T5">n</text:span><text:span text:style-name="T3"> still unknown.</text:span></text:p>
      <text:p text:style-name="P17"><text:bookmark text:name="_m7gowcxed5uy"/><text:span text:style-name="T1">Ryerson letter grade</text:span> </text:p>
      <text:p text:style-name="P2"/>
      <text:p text:style-name="P1"><text:span text:style-name="T14">def ryerson_letter_grade(pct):</text:span></text:p>
      <text:p text:style-name="P2"/>
      <text:p text:style-name="P1"><text:span text:style-name="T3">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10">Ryerson Grade Scales</text:span></text:a><text:span text:style-name="T3">. The letter grade should be returned as a string that consists of the uppercase letter followed by the possible modifier </text:span><text:span text:style-name="T14">'+'</text:span><text:span text:style-name="T3"> or </text:span><text:span text:style-name="T14">'-'</text:span><text:span text:style-name="T3">. The function should work correctly for all values of </text:span><text:span text:style-name="T14">pct</text:span><text:span text:style-name="T3"> from 0 to 150.</text:span></text:p>
      <text:p text:style-name="P2"/>
      <text:p text:style-name="P1"><text:span text:style-name="T3">(Same as all other programming problems that follow this problem, this can be solved in various different ways. At this point of your studies, the simplest way to solve this problem would probably be just to use an </text:span><text:span text:style-name="T4">if-else ladder</text:span><text:span text:style-name="T3">.)</text:span></text:p>
      <text:p text:style-name="P2"/>
      <table:table table:name="Table1" table:style-name="Table1">
        <table:table-column table:style-name="Table1.A"/>
        <table:table-column table:style-name="Table1.B"/>
        <table:table-row table:style-name="Table1.1">
          <table:table-cell table:style-name="Table1.A1" office:value-type="string">
            <text:p text:style-name="P7"><text:span text:style-name="T14">pct</text:span></text:p>
          </table:table-cell>
          <table:table-cell table:style-name="Table1.A1" office:value-type="string">
            <text:p text:style-name="P7"><text:span text:style-name="T3">Expected result</text:span></text:p>
          </table:table-cell>
        </table:table-row>
        <table:table-row table:style-name="Table1.1">
          <table:table-cell table:style-name="Table1.A1" office:value-type="string">
            <text:p text:style-name="P7"><text:span text:style-name="T14">45</text:span></text:p>
          </table:table-cell>
          <table:table-cell table:style-name="Table1.A1" office:value-type="string">
            <text:p text:style-name="P7"><text:span text:style-name="T14">'F'</text:span></text:p>
          </table:table-cell>
        </table:table-row>
        <table:table-row table:style-name="Table1.1">
          <table:table-cell table:style-name="Table1.A1" office:value-type="string">
            <text:p text:style-name="P7"><text:span text:style-name="T14">62</text:span></text:p>
          </table:table-cell>
          <table:table-cell table:style-name="Table1.A1" office:value-type="string">
            <text:p text:style-name="P7"><text:span text:style-name="T14">'C-'</text:span></text:p>
          </table:table-cell>
        </table:table-row>
        <table:table-row table:style-name="Table1.1">
          <table:table-cell table:style-name="Table1.A1" office:value-type="string">
            <text:p text:style-name="P7"><text:span text:style-name="T14">89</text:span></text:p>
          </table:table-cell>
          <table:table-cell table:style-name="Table1.A1" office:value-type="string">
            <text:p text:style-name="P7"><text:span text:style-name="T14">'A'</text:span></text:p>
          </table:table-cell>
        </table:table-row>
        <table:table-row table:style-name="Table1.1">
          <table:table-cell table:style-name="Table1.A1" office:value-type="string">
            <text:p text:style-name="P7"><text:span text:style-name="T14">107</text:span></text:p>
          </table:table-cell>
          <table:table-cell table:style-name="Table1.A1" office:value-type="string">
            <text:p text:style-name="P7"><text:span text:style-name="T14">'A+'</text:span></text:p>
          </table:table-cell>
        </table:table-row>
      </table:table>
      <text:p text:style-name="P14"><text:bookmark text:name="_asjakkkbu6qz"/></text:p>
      <text:p text:style-name="P17"><text:bookmark text:name="_7qe9zi70l8k2"/><text:span text:style-name="T1">Ascending list</text:span></text:p>
      <text:p text:style-name="P2"/>
      <text:p text:style-name="P1"><text:span text:style-name="T14">def is_ascending(items):</text:span></text:p>
      <text:p text:style-name="P2"/>
      <text:p text:style-name="P1"><text:span text:style-name="T3">Determine whether the sequence of </text:span><text:span text:style-name="T14">items</text:span><text:span text:style-name="T3"> is </text:span><text:span text:style-name="T4">strictly ascending</text:span><text:span text:style-name="T3"> so that each element is </text:span><text:span text:style-name="T4">strictly larger</text:span><text:span text:style-name="T3"> (and not just merely equal to) than the element that precedes it. Return </text:span><text:span text:style-name="T14">True</text:span><text:span text:style-name="T3"> if that is the case, and return </text:span><text:span text:style-name="T14">False</text:span><text:span text:style-name="T3"> otherwise. Note that the empty sequence is ascending, as is also every one-element sequence, so be careful that your function returns the correct answers in these seemingly insignificant </text:span><text:span text:style-name="T4">edge cases</text:span><text:span text:style-name="T3"> of this problem. (If these sequences were not ascending, pray tell, what would be the two elements that violate the requirement and make that particular sequence not be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7"><text:span text:style-name="T14">items</text:span></text:p>
          </table:table-cell>
          <table:table-cell table:style-name="Table2.A1" office:value-type="string">
            <text:p text:style-name="P7"><text:span text:style-name="T3">Expected result</text:span></text:p>
          </table:table-cell>
        </table:table-row>
        <table:table-row table:style-name="Table2.1">
          <table:table-cell table:style-name="Table2.A1" office:value-type="string">
            <text:p text:style-name="P7"><text:span text:style-name="T14">[]</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5, 10, 99, 123456]</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2, 3, 3, 4, 5]</text:span></text:p>
          </table:table-cell>
          <table:table-cell table:style-name="Table2.A1" office:value-type="string">
            <text:p text:style-name="P7"><text:span text:style-name="T14">False</text:span></text:p>
          </table:table-cell>
        </table:table-row>
        <table:table-row table:style-name="Table2.1">
          <table:table-cell table:style-name="Table2.A1" office:value-type="string">
            <text:p text:style-name="P7"><text:span text:style-name="T14">[-99]</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4, 5, 6, 7, 3, 7, 9]</text:span></text:p>
          </table:table-cell>
          <table:table-cell table:style-name="Table2.A1" office:value-type="string">
            <text:p text:style-name="P7"><text:span text:style-name="T14">False</text:span></text:p>
          </table:table-cell>
        </table:table-row>
        <table:table-row table:style-name="Table2.1">
          <table:table-cell table:style-name="Table2.A1" office:value-type="string">
            <text:p text:style-name="P7"><text:span text:style-name="T14">[1, 1, 1, 1]</text:span></text:p>
          </table:table-cell>
          <table:table-cell table:style-name="Table2.A1" office:value-type="string">
            <text:p text:style-name="P7"><text:span text:style-name="T14">False</text:span></text:p>
          </table:table-cell>
        </table:table-row>
      </table:table>
      <text:p text:style-name="P2"/>
      <text:p text:style-name="P1"><text:span text:style-name="T3">(In the same spirit, note how every possible universal claim made about the elements of an empty sequence is trivially true. For example, if </text:span><text:span text:style-name="T14">seq</text:span><text:span text:style-name="T3"> is the empty sequence, the two claims "All elements of </text:span><text:span text:style-name="T14">seq</text:span><text:span text:style-name="T3"> are odd" and "All elements of </text:span><text:span text:style-name="T14">seq</text:span><text:span text:style-name="T3"> are even" are both equally true. Many people find this highly counterintuitive or even paradoxical.)</text:span></text:p>
      <text:p text:style-name="P2"/>
      <text:p text:style-name="P17"><text:bookmark text:name="_az43126jteen"/><text:span text:style-name="T1">Riffle</text:span></text:p>
      <text:p text:style-name="P2"/>
      <text:p text:style-name="P1"><text:span text:style-name="T14">def riffle(items, out = True):</text:span></text:p>
      <text:p text:style-name="P2"/>
      <text:p text:style-name="P1"><text:span text:style-name="T3">Given a list of </text:span><text:span text:style-name="T14">items</text:span><text:span text:style-name="T3"> that is guaranteed to contain an even number of elements (note that the integer zero is an even number), create and return a list produced by performing a perfect </text:span><text:span text:style-name="T4">riffle</text:span><text:span text:style-name="T3"> to the </text:span><text:span text:style-name="T14">items</text:span><text:span text:style-name="T3"> by interleaving the items of the two halves of the list in an alternating fashion.</text:span></text:p>
      <text:p text:style-name="P2"/>
      <text:p text:style-name="P1"><text:span text:style-name="T3">When performing a perfect riffle, also known as the </text:span><text:a xlink:type="simple" xlink:href="https://en.wikipedia.org/wiki/Faro_shuffle" text:style-name="ListLabel_20_37" text:visited-style-name="ListLabel_20_37"><text:span text:style-name="T10">Faro shuffle</text:span></text:a><text:span text:style-name="T3">, the list of </text:span><text:span text:style-name="T14">items</text:span><text:span text:style-name="T3">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4">out</text:span><text:span text:style-name="T3"> determines whether this function performs an </text:span><text:a xlink:type="simple" xlink:href="https://en.wikipedia.org/wiki/Out_shuffle" text:style-name="ListLabel_20_37" text:visited-style-name="ListLabel_20_37"><text:span text:style-name="T10">out shuffle</text:span></text:a><text:span text:style-name="T3"> or an </text:span><text:a xlink:type="simple" xlink:href="https://en.wikipedia.org/wiki/In_shuffle" text:style-name="ListLabel_20_37" text:visited-style-name="ListLabel_20_37"><text:span text:style-name="T10">in shuffle</text:span></text:a><text:span text:style-name="T3"> that determines which half the alternating card is taken first.</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14">items</text:span></text:p>
          </table:table-cell>
          <table:table-cell table:style-name="Table3.A1" office:value-type="string">
            <text:p text:style-name="P7"><text:span text:style-name="T14">out</text:span></text:p>
          </table:table-cell>
          <table:table-cell table:style-name="Table3.A1" office:value-type="string">
            <text:p text:style-name="P7"><text:span text:style-name="T3">Expected result</text:span></text:p>
          </table:table-cell>
        </table:table-row>
        <table:table-row table:style-name="Table3.1">
          <table:table-cell table:style-name="Table3.A1" office:value-type="string">
            <text:p text:style-name="P7"><text:span text:style-name="T14">[1, 2, 3, 4, 5, 6, 7, 8]</text:span></text:p>
          </table:table-cell>
          <table:table-cell table:style-name="Table3.A1" office:value-type="string">
            <text:p text:style-name="P7"><text:span text:style-name="T14">True</text:span></text:p>
          </table:table-cell>
          <table:table-cell table:style-name="Table3.A1" office:value-type="string">
            <text:p text:style-name="P7"><text:span text:style-name="T14">[1, 5, 2, 6, 3, 7, 4, 8]</text:span></text:p>
          </table:table-cell>
        </table:table-row>
        <table:table-row table:style-name="Table3.1">
          <table:table-cell table:style-name="Table3.A1" office:value-type="string">
            <text:p text:style-name="P3"><text:span text:style-name="T14">[1, 2, 3, 4, 5, 6, 7, 8]</text:span></text:p>
          </table:table-cell>
          <table:table-cell table:style-name="Table3.A1" office:value-type="string">
            <text:p text:style-name="P7"><text:span text:style-name="T14">False</text:span></text:p>
          </table:table-cell>
          <table:table-cell table:style-name="Table3.A1" office:value-type="string">
            <text:p text:style-name="P7"><text:span text:style-name="T14">[5, 1, 6, 2, 7, 3, 8, 4]</text:span></text:p>
          </table:table-cell>
        </table:table-row>
        <table:table-row table:style-name="Table3.1">
          <table:table-cell table:style-name="Table3.A1" office:value-type="string">
            <text:p text:style-name="P7"><text:span text:style-name="T14">[]</text:span></text:p>
          </table:table-cell>
          <table:table-cell table:style-name="Table3.A1" office:value-type="string">
            <text:p text:style-name="P7"><text:span text:style-name="T14">True</text:span></text:p>
          </table:table-cell>
          <table:table-cell table:style-name="Table3.A1" office:value-type="string">
            <text:p text:style-name="P7"><text:span text:style-name="T14">[]</text:span></text:p>
          </table:table-cell>
        </table:table-row>
        <table:table-row table:style-name="Table3.1">
          <table:table-cell table:style-name="Table3.A1" office:value-type="string">
            <text:p text:style-name="P7"><text:span text:style-name="T14">['bob', 'jack']</text:span></text:p>
          </table:table-cell>
          <table:table-cell table:style-name="Table3.A1" office:value-type="string">
            <text:p text:style-name="P7"><text:span text:style-name="T14">True</text:span></text:p>
          </table:table-cell>
          <table:table-cell table:style-name="Table3.A1" office:value-type="string">
            <text:p text:style-name="P7"><text:span text:style-name="T14">['bob', 'jack']</text:span></text:p>
          </table:table-cell>
        </table:table-row>
        <table:table-row table:style-name="Table3.1">
          <table:table-cell table:style-name="Table3.A1" office:value-type="string">
            <text:p text:style-name="P3"><text:span text:style-name="T14">['bob', 'jack']</text:span></text:p>
          </table:table-cell>
          <table:table-cell table:style-name="Table3.A1" office:value-type="string">
            <text:p text:style-name="P7"><text:span text:style-name="T14">False</text:span></text:p>
          </table:table-cell>
          <table:table-cell table:style-name="Table3.A1" office:value-type="string">
            <text:p text:style-name="P7"><text:span text:style-name="T14">['jack', 'bob']</text:span></text:p>
          </table:table-cell>
        </table:table-row>
      </table:table>
      <text:p text:style-name="P2"/>
      <text:p text:style-name="P17"><text:bookmark text:name="_i7fv2aj43o3"/><text:span text:style-name="T1">Only odd digits</text:span></text:p>
      <text:p text:style-name="P2"/>
      <text:p text:style-name="P1"><text:span text:style-name="T14">def only_odd_digits(n):</text:span></text:p>
      <text:p text:style-name="P2"/>
      <text:p text:style-name="P1"><text:span text:style-name="T3">Check that the given positive integer </text:span><text:span text:style-name="T14">n</text:span><text:span text:style-name="T3"> contains only odd digits (1, 3, 5, 7 and 9) when it is written out. Return </text:span><text:span text:style-name="T14">True</text:span><text:span text:style-name="T3"> if this is the case, and </text:span><text:span text:style-name="T14">False</text:span><text:span text:style-name="T3"> otherwise. Note that this question is not asking whether the number </text:span><text:span text:style-name="T14">n</text:span><text:span text:style-name="T3"> itself is odd or even. You therefore will have to look at every digit of the given number before you can proclaim that the number contains no odd digits.</text:span></text:p>
      <text:p text:style-name="P2"/>
      <text:p text:style-name="P1"><text:span text:style-name="T3">Hint: to extract the lowest digit of a positive integer </text:span><text:span text:style-name="T14">n</text:span><text:span text:style-name="T3">, use the expression </text:span><text:span text:style-name="T14">n % 10</text:span><text:span text:style-name="T3">. To chop off the lowest digit and keep the rest of the digits, use the expression </text:span><text:span text:style-name="T14">n // 10</text:span><text:span text:style-name="T3">.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7"><text:span text:style-name="T14">n</text:span></text:p>
          </table:table-cell>
          <table:table-cell table:style-name="Table4.A1" office:value-type="string">
            <text:p text:style-name="P7"><text:span text:style-name="T3">Expected result</text:span></text:p>
          </table:table-cell>
        </table:table-row>
        <table:table-row table:style-name="Table4.1">
          <table:table-cell table:style-name="Table4.A1" office:value-type="string">
            <text:p text:style-name="P7"><text:span text:style-name="T14">8</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1357975313579</text:span></text:p>
          </table:table-cell>
          <table:table-cell table:style-name="Table4.A1" office:value-type="string">
            <text:p text:style-name="P7"><text:span text:style-name="T14">True</text:span></text:p>
          </table:table-cell>
        </table:table-row>
        <table:table-row table:style-name="Table4.1">
          <table:table-cell table:style-name="Table4.A1" office:value-type="string">
            <text:p text:style-name="P7"><text:span text:style-name="T14">42</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71358</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0</text:span></text:p>
          </table:table-cell>
          <table:table-cell table:style-name="Table4.A1" office:value-type="string">
            <text:p text:style-name="P7"><text:span text:style-name="T14">False</text:span></text:p>
          </table:table-cell>
        </table:table-row>
      </table:table>
      <text:p text:style-name="P2"/>
      <text:p text:style-name="P17"><text:bookmark text:name="_dmdmdxrlf8j7"/><text:span text:style-name="T1">Cyclops numbers</text:span></text:p>
      <text:p text:style-name="P4"/>
      <text:p text:style-name="P1"><text:span text:style-name="T14">def is_cyclops(n):</text:span></text:p>
      <text:p text:style-name="P2"/>
      <text:p text:style-name="P1"><text:span text:style-name="T3">A nonnegative integer is said to be a </text:span><text:span text:style-name="T4">cyclops number</text:span><text:span text:style-name="T3"> if it consists of an odd number of digits so that the middle (or more poetically, the "eye") digit is a zero, and all other digits of that number are nonzero. This function should determine whether its parameter integer </text:span><text:span text:style-name="T14">n</text:span><text:span text:style-name="T3"> is a cyclops number, and accordingly return either </text:span><text:span text:style-name="T14">True</text:span><text:span text:style-name="T3"> or </text:span><text:span text:style-name="T14">False</text:span><text:span text:style-name="T3">.</text:span></text:p>
      <text:p text:style-name="P2"/>
      <table:table table:name="Table5" table:style-name="Table5">
        <table:table-column table:style-name="Table5.A"/>
        <table:table-column table:style-name="Table5.B"/>
        <table:table-row table:style-name="Table5.1">
          <table:table-cell table:style-name="Table5.A1" office:value-type="string">
            <text:p text:style-name="P7"><text:span text:style-name="T14">n</text:span></text:p>
          </table:table-cell>
          <table:table-cell table:style-name="Table5.A1" office:value-type="string">
            <text:p text:style-name="P7"><text:span text:style-name="T3">Expected result</text:span></text:p>
          </table:table-cell>
        </table:table-row>
        <table:table-row table:style-name="Table5.1">
          <table:table-cell table:style-name="Table5.A1" office:value-type="string">
            <text:p text:style-name="P7"><text:span text:style-name="T14">0</text:span></text:p>
          </table:table-cell>
          <table:table-cell table:style-name="Table5.A1" office:value-type="string">
            <text:p text:style-name="P7"><text:span text:style-name="T14">True</text:span></text:p>
          </table:table-cell>
        </table:table-row>
        <table:table-row table:style-name="Table5.1">
          <table:table-cell table:style-name="Table5.A1" office:value-type="string">
            <text:p text:style-name="P7"><text:span text:style-name="T14">101</text:span></text:p>
          </table:table-cell>
          <table:table-cell table:style-name="Table5.A1" office:value-type="string">
            <text:p text:style-name="P7"><text:span text:style-name="T14">True</text:span></text:p>
          </table:table-cell>
        </table:table-row>
        <table:table-row table:style-name="Table5.1">
          <table:table-cell table:style-name="Table5.A1" office:value-type="string">
            <text:p text:style-name="P7"><text:span text:style-name="T14">98053</text:span></text:p>
          </table:table-cell>
          <table:table-cell table:style-name="Table5.A1" office:value-type="string">
            <text:p text:style-name="P7"><text:span text:style-name="T14">True</text:span></text:p>
          </table:table-cell>
        </table:table-row>
        <table:table-row table:style-name="Table5.1">
          <table:table-cell table:style-name="Table5.A1" office:value-type="string">
            <text:p text:style-name="P7"><text:span text:style-name="T14">777888999</text:span></text:p>
          </table:table-cell>
          <table:table-cell table:style-name="Table5.A1" office:value-type="string">
            <text:p text:style-name="P7"><text:span text:style-name="T14">False</text:span></text:p>
          </table:table-cell>
        </table:table-row>
        <table:table-row table:style-name="Table5.1">
          <table:table-cell table:style-name="Table5.A1" office:value-type="string">
            <text:p text:style-name="P7"><text:span text:style-name="T14">1056</text:span></text:p>
          </table:table-cell>
          <table:table-cell table:style-name="Table5.A1" office:value-type="string">
            <text:p text:style-name="P7"><text:span text:style-name="T14">False</text:span></text:p>
          </table:table-cell>
        </table:table-row>
        <table:table-row table:style-name="Table5.1">
          <table:table-cell table:style-name="Table5.A1" office:value-type="string">
            <text:p text:style-name="P7"><text:span text:style-name="T14">675409820</text:span></text:p>
          </table:table-cell>
          <table:table-cell table:style-name="Table5.A1" office:value-type="string">
            <text:p text:style-name="P7"><text:span text:style-name="T14">False</text:span></text:p>
          </table:table-cell>
        </table:table-row>
      </table:table>
      <text:p text:style-name="P2"/>
      <text:p text:style-name="P1"><text:span text:style-name="T3">(As an extra challenge, try to solve this problem using only loops, conditions and integer arithmetic operations, without first converting the integer into a string and working from there. Note that dividing an integer by 10 effectively chops off its last digit, whereas the remainder operator </text:span><text:span text:style-name="T14">%</text:span><text:span text:style-name="T3"> can be used to extract the last digit.)</text:span></text:p>
      <text:p text:style-name="P17"><text:bookmark text:name="_welsnfk846r"/><text:span text:style-name="T1">Domino cycle</text:span></text:p>
      <text:p text:style-name="P4"/>
      <text:p text:style-name="P1"><text:span text:style-name="T14">def domino_cycle(tiles):</text:span></text:p>
      <text:p text:style-name="P2"/>
      <text:p text:style-name="P1"><text:span text:style-name="T3">A single </text:span><text:span text:style-name="T4">domino tile</text:span><text:span text:style-name="T3"> is represented as a two-tuple of its </text:span><text:span text:style-name="T4">pip values</text:span><text:span text:style-name="T3">, such as </text:span><text:span text:style-name="T14">(2, 5)</text:span><text:span text:style-name="T3"> or </text:span><text:span text:style-name="T14">(6, 6)</text:span><text:span text:style-name="T3">. This function should determine whether the given list of </text:span><text:span text:style-name="T14">tiles</text:span><text:span text:style-name="T3"> forms a </text:span><text:span text:style-name="T4">cycle</text:span><text:span text:style-name="T3"> so that each tile in the list ends with the exact same pip value that its successor tile starts with, the successor of the last tile being the first tile of the list since this is supposed to be a cycle instead of a chain. Return </text:span><text:span text:style-name="T14">True</text:span><text:span text:style-name="T3"> if the given list of domino tiles form such a cycle, and </text:span><text:span text:style-name="T14">False</text:span><text:span text:style-name="T3"> otherwise.</text:span></text:p>
      <text:p text:style-name="P2"/>
      <table:table table:name="Table6" table:style-name="Table6">
        <table:table-column table:style-name="Table6.A"/>
        <table:table-column table:style-name="Table6.B"/>
        <table:table-row table:style-name="Table6.1">
          <table:table-cell table:style-name="Table6.A1" office:value-type="string">
            <text:p text:style-name="P7"><text:span text:style-name="T14">tiles</text:span></text:p>
          </table:table-cell>
          <table:table-cell table:style-name="Table6.A1" office:value-type="string">
            <text:p text:style-name="P7"><text:span text:style-name="T3">Expected result</text:span></text:p>
          </table:table-cell>
        </table:table-row>
        <table:table-row table:style-name="Table6.1">
          <table:table-cell table:style-name="Table6.A1" office:value-type="string">
            <text:p text:style-name="P7"><text:span text:style-name="T14">[(3, 5), (5, 2), (2, 3)]</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4, 4)]</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2, 6)]</text:span></text:p>
          </table:table-cell>
          <table:table-cell table:style-name="Table6.A1" office:value-type="string">
            <text:p text:style-name="P7"><text:span text:style-name="T14">False</text:span></text:p>
          </table:table-cell>
        </table:table-row>
        <table:table-row table:style-name="Table6.1">
          <table:table-cell table:style-name="Table6.A1" office:value-type="string">
            <text:p text:style-name="P7"><text:span text:style-name="T14">[(5, 2), (2, 3), (4, 5)]</text:span></text:p>
          </table:table-cell>
          <table:table-cell table:style-name="Table6.A1" office:value-type="string">
            <text:p text:style-name="P7"><text:span text:style-name="T14">False</text:span></text:p>
          </table:table-cell>
        </table:table-row>
        <table:table-row table:style-name="Table6.1">
          <table:table-cell table:style-name="Table6.A1" office:value-type="string">
            <text:p text:style-name="P7"><text:span text:style-name="T14">[(4, 3), (3, 1)]</text:span></text:p>
          </table:table-cell>
          <table:table-cell table:style-name="Table6.A1" office:value-type="string">
            <text:p text:style-name="P7"><text:span text:style-name="T14">False</text:span></text:p>
          </table:table-cell>
        </table:table-row>
      </table:table>
      <text:p text:style-name="P2"/>
      <text:p text:style-name="P17"><text:bookmark text:name="_95ku8cqo3jos"/><text:span text:style-name="T1">Count dominators</text:span></text:p>
      <text:p text:style-name="P2"/>
      <text:p text:style-name="P1"><text:span text:style-name="T14">def count_dominators(items):</text:span></text:p>
      <text:p text:style-name="P2"/>
      <text:p text:style-name="P1"><text:span text:style-name="T3">An element of </text:span><text:span text:style-name="T14">items</text:span><text:span text:style-name="T3"> is said to be a dominator if </text:span><text:span text:style-name="T4">every</text:span><text:span text:style-name="T3"> element to its right (and not just the one that is immediate to its right) is strictly smaller than it. This function should count how many elements in </text:span><text:span text:style-name="T14">items</text:span><text:span text:style-name="T3"> are dominators, and return that count. By this definition, the last item of the list is automatically a dominator. For example, in the list </text:span><text:span text:style-name="T14">[42, 7, 12, 9, 13, 5]</text:span><text:span text:style-name="T3">, the elements 42, 13 and 5 are dominators.</text:span></text:p>
      <text:p text:style-name="P2"/>
      <text:p text:style-name="P1"><text:span text:style-name="T3">Before starting to write any code for this function, please read and think about the tale of "</text:span><text:a xlink:type="simple" xlink:href="http://wiki.c2.com/?ShlemielThePainter" text:style-name="ListLabel_20_37" text:visited-style-name="ListLabel_20_37"><text:span text:style-name="T10">Shlemiel the painter</text:span></text:a><text:span text:style-name="T3">"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4">linearly</text:span><text:span text:style-name="T3"> with respect to the number of </text:span><text:span text:style-name="T14">items</text:span><text:span text:style-name="T3"> instead of </text:span><text:span text:style-name="T4">quadratically</text:span><text:span text:style-name="T3"> (that is, as a function of the </text:span><text:span text:style-name="T4">square</text:span><text:span text:style-name="T3"> of the number of items), the same way that Shlemiel's painting and running task will increase as the fence gets longer.</text:span></text:p>
      <text:p text:style-name="P2"/>
      <table:table table:name="Table7" table:style-name="Table7">
        <table:table-column table:style-name="Table7.A"/>
        <table:table-column table:style-name="Table7.B"/>
        <table:table-row table:style-name="Table7.1">
          <table:table-cell table:style-name="Table7.A1" office:value-type="string">
            <text:p text:style-name="P7"><text:span text:style-name="T3">items</text:span></text:p>
          </table:table-cell>
          <table:table-cell table:style-name="Table7.A1" office:value-type="string">
            <text:p text:style-name="P7"><text:span text:style-name="T3">Expected result</text:span></text:p>
          </table:table-cell>
        </table:table-row>
        <table:table-row table:style-name="Table7.1">
          <table:table-cell table:style-name="Table7.A1" office:value-type="string">
            <text:p text:style-name="P1"><text:span text:style-name="T14">[42, 7, 12, 9, 2, 5]</text:span></text:p>
          </table:table-cell>
          <table:table-cell table:style-name="Table7.A1" office:value-type="string">
            <text:p text:style-name="P7"><text:span text:style-name="T14">4</text:span></text:p>
          </table:table-cell>
        </table:table-row>
        <table:table-row table:style-name="Table7.1">
          <table:table-cell table:style-name="Table7.A1" office:value-type="string">
            <text:p text:style-name="P7"><text:span text:style-name="T14">[]</text:span></text:p>
          </table:table-cell>
          <table:table-cell table:style-name="Table7.A1" office:value-type="string">
            <text:p text:style-name="P7"><text:span text:style-name="T14">0</text:span></text:p>
          </table:table-cell>
        </table:table-row>
        <table:table-row table:style-name="Table7.1">
          <table:table-cell table:style-name="Table7.A1" office:value-type="string">
            <text:p text:style-name="P7"><text:span text:style-name="T14">[99]</text:span></text:p>
          </table:table-cell>
          <table:table-cell table:style-name="Table7.A1" office:value-type="string">
            <text:p text:style-name="P7"><text:span text:style-name="T14">1</text:span></text:p>
          </table:table-cell>
        </table:table-row>
        <table:table-row table:style-name="Table7.1">
          <table:table-cell table:style-name="Table7.A1" office:value-type="string">
            <text:p text:style-name="P7"><text:span text:style-name="T14">[42, 42, 42, 42]</text:span></text:p>
          </table:table-cell>
          <table:table-cell table:style-name="Table7.A1" office:value-type="string">
            <text:p text:style-name="P7"><text:span text:style-name="T14">1</text:span></text:p>
          </table:table-cell>
        </table:table-row>
        <table:table-row table:style-name="Table7.1">
          <table:table-cell table:style-name="Table7.A1" office:value-type="string">
            <text:p text:style-name="P7"><text:span text:style-name="T14">range(10**7)</text:span></text:p>
          </table:table-cell>
          <table:table-cell table:style-name="Table7.A1" office:value-type="string">
            <text:p text:style-name="P7"><text:span text:style-name="T14">1</text:span></text:p>
          </table:table-cell>
        </table:table-row>
        <table:table-row table:style-name="Table7.1">
          <table:table-cell table:style-name="Table7.A1" office:value-type="string">
            <text:p text:style-name="P7"><text:span text:style-name="T14">range(10**7, 0, -1)</text:span></text:p>
          </table:table-cell>
          <table:table-cell table:style-name="Table7.A1" office:value-type="string">
            <text:p text:style-name="P7"><text:span text:style-name="T14">10000000</text:span></text:p>
          </table:table-cell>
        </table:table-row>
      </table:table>
      <text:p text:style-name="P2"/>
      <text:p text:style-name="P17"><text:bookmark text:name="_w9d146ozo3gh"/><text:span text:style-name="T1">Extract increasing integers from digit string</text:span></text:p>
      <text:p text:style-name="P2"/>
      <text:p text:style-name="P1"><text:span text:style-name="T14">def extract_increasing(digits):</text:span></text:p>
      <text:p text:style-name="P2"/>
      <text:p text:style-name="P1"><text:span text:style-name="T3">Given a string of digits guaranteed to consist of ordinary integer digit characters 0 to 9 only, create and return the list of increasing integers acquired from reading these digits in order. The first integer in the result list is made up from the first digit of the string. After that, each element is an integer that consists of as many following consecutive digits as are needed to make that integer </text:span><text:span text:style-name="T4">strictly larger</text:span><text:span text:style-name="T3"> than the previous integer. The leftover digits at the end of the digit string that do not form a sufficiently large integer are discarded.</text:span></text:p>
      <text:p text:style-name="P2"/>
      <table:table table:name="Table8" table:style-name="Table8">
        <table:table-column table:style-name="Table8.A"/>
        <table:table-column table:style-name="Table8.B"/>
        <table:table-row table:style-name="Table8.1">
          <table:table-cell table:style-name="Table8.A1" office:value-type="string">
            <text:p text:style-name="P7"><text:span text:style-name="T14">digits</text:span></text:p>
          </table:table-cell>
          <table:table-cell table:style-name="Table8.A1" office:value-type="string">
            <text:p text:style-name="P7"><text:span text:style-name="T3">Expected result</text:span></text:p>
          </table:table-cell>
        </table:table-row>
        <table:table-row table:style-name="Table8.1">
          <table:table-cell table:style-name="Table8.A1" office:value-type="string">
            <text:p text:style-name="P7"><text:span text:style-name="T14">'0'</text:span></text:p>
          </table:table-cell>
          <table:table-cell table:style-name="Table8.A1" office:value-type="string">
            <text:p text:style-name="P7"><text:span text:style-name="T14">[0]</text:span></text:p>
          </table:table-cell>
        </table:table-row>
        <table:table-row table:style-name="Table8.1">
          <table:table-cell table:style-name="Table8.A1" office:value-type="string">
            <text:p text:style-name="P7"><text:span text:style-name="T14">'045349'</text:span></text:p>
          </table:table-cell>
          <table:table-cell table:style-name="Table8.A1" office:value-type="string">
            <text:p text:style-name="P7"><text:span text:style-name="T14">[0, 4, 5, 34]</text:span></text:p>
          </table:table-cell>
        </table:table-row>
        <table:table-row table:style-name="Table8.1">
          <table:table-cell table:style-name="Table8.A1" office:value-type="string">
            <text:p text:style-name="P7"><text:span text:style-name="T14">'77777777777777777777777'</text:span></text:p>
          </table:table-cell>
          <table:table-cell table:style-name="Table8.A1" office:value-type="string">
            <text:p text:style-name="P7"><text:span text:style-name="T14">[7, 77, 777, 7777, 77777, 777777]</text:span></text:p>
          </table:table-cell>
        </table:table-row>
        <table:table-row table:style-name="Table8.1">
          <table:table-cell table:style-name="Table8.A1" office:value-type="string">
            <text:p text:style-name="P7"><text:span text:style-name="T14">'122333444455555666666'</text:span></text:p>
          </table:table-cell>
          <table:table-cell table:style-name="Table8.A1" office:value-type="string">
            <text:p text:style-name="P7"><text:span text:style-name="T14">[1, 2, 23, 33, 44, 445, 555, 566, 666]</text:span></text:p>
          </table:table-cell>
        </table:table-row>
        <table:table-row table:style-name="Table8.1">
          <table:table-cell table:style-name="Table8.A1" office:value-type="string">
            <text:p text:style-name="P7"><text:span text:style-name="T14">'1234567890987654321'</text:span></text:p>
          </table:table-cell>
          <table:table-cell table:style-name="Table8.A1" office:value-type="string">
            <text:p text:style-name="P7"><text:span text:style-name="T14">[1, 2, 3, 4, 5, 6, 7, 8, 9, 98, 765, 4321]</text:span></text:p>
          </table:table-cell>
        </table:table-row>
        <table:table-row table:style-name="Table8.1">
          <table:table-cell table:style-name="Table8.A1" office:value-type="string">
            <text:p text:style-name="P7"><text:span text:style-name="T14">'3141592653589793238462643383279502884'</text:span></text:p>
          </table:table-cell>
          <table:table-cell table:style-name="Table8.A1" office:value-type="string">
            <text:p text:style-name="P7"><text:span text:style-name="T14">[3, 14, 15, 92, 653, 5897, 9323, 84626, 433832, 795028]</text:span></text:p>
          </table:table-cell>
        </table:table-row>
        <table:table-row table:style-name="Table8.1">
          <table:table-cell table:style-name="Table8.A1" office:value-type="string">
            <text:p text:style-name="P7"><text:span text:style-name="T14">'</text:span><text:span text:style-name="T15">2718281828459045235360287471352662497757247093699959574966967627724076630353547594571382178525166427427466391932003059921817413596629043572900334295260</text:span><text:span text:style-name="T14">'</text:span></text:p>
          </table:table-cell>
          <table:table-cell table:style-name="Table8.A1" office:value-type="string">
            <text:p text:style-name="P7"><text:span text:style-name="T14">[2, 7, 18, 28, 182, 845, 904, 5235, 36028, 74713, 526624, 977572, 4709369, 9959574, 96696762, 772407663, 3535475945, 7138217852, 51664274274, 66391932003, 599218174135, 966290435729]</text:span></text:p>
          </table:table-cell>
        </table:table-row>
        <table:table-row table:style-name="Table8.1">
          <table:table-cell table:style-name="Table8.A1" office:value-type="string">
            <text:p text:style-name="P7"><text:span text:style-name="T14">'123456789' * 100</text:span></text:p>
          </table:table-cell>
          <table:table-cell table:style-name="Table8.A1" office:value-type="string">
            <text:p text:style-name="P7"><text:span text:style-name="T3">A list that contains 75 elements, the last one of which equals </text:span><text:span text:style-name="T14">34567891234567891234567891</text:span></text:p>
          </table:table-cell>
        </table:table-row>
      </table:table>
      <text:p text:style-name="P2"/>
      <text:p text:style-name="P2"/>
      <text:p text:style-name="P15"><text:bookmark text:name="_v6hqj5g2kyas"/></text:p>
      <text:p text:style-name="P17"><text:bookmark text:name="_d7fo65n009b4"/><text:span text:style-name="T1">Words that contain given letter sequence</text:span></text:p>
      <text:p text:style-name="P2"/>
      <text:p text:style-name="P1"><text:span text:style-name="T14">def words_with_letters(words, letters):</text:span></text:p>
      <text:p text:style-name="P1"/>
      <text:p text:style-name="P1"><text:span text:style-name="T3">This would be a good place for some general discrete math terminology that makes our problem specifications less ambiguous. A </text:span><text:span text:style-name="T4">substring</text:span><text:span text:style-name="T3"> of a string consists of characters taken in order from consecutive positions. On the other hand, a </text:span><text:span text:style-name="T4">subsequence</text:span><text:span text:style-name="T3"> consists of characters taken in order, but not necessarily from consecutive positions. For example, </text:span><text:span text:style-name="T14">"ompu"</text:span><text:span text:style-name="T3"> is both a substring and subsequence of </text:span><text:span text:style-name="T14">"computer"</text:span><text:span text:style-name="T3">, whereas </text:span><text:span text:style-name="T14">"cper"</text:span><text:span text:style-name="T3"> is a subsequence but not a substring of that same word. The concepts of </text:span><text:span text:style-name="T4">sublist</text:span><text:span text:style-name="T3"> and </text:span><text:span text:style-name="T4">subsequence</text:span><text:span text:style-name="T3"> defined for lists are similar.</text:span></text:p>
      <text:p text:style-name="P2"/>
      <text:p text:style-name="P1"><text:span text:style-name="T3">Given a list of </text:span><text:span text:style-name="T14">words</text:span><text:span text:style-name="T3"> sorted in alphabetical order, and a string of required </text:span><text:span text:style-name="T14">letters</text:span><text:span text:style-name="T3">, find and return the list of precisely those words that contain these </text:span><text:span text:style-name="T14">letters</text:span><text:span text:style-name="T3"> as a subsequence.</text:span></text:p>
      <text:p text:style-name="P1"/>
      <table:table table:name="Table9" table:style-name="Table9">
        <table:table-column table:style-name="Table9.A"/>
        <table:table-column table:style-name="Table9.B"/>
        <table:table-row table:style-name="Table9.1">
          <table:table-cell table:style-name="Table9.A1" office:value-type="string">
            <text:p text:style-name="P7"><text:span text:style-name="T14">letters</text:span></text:p>
          </table:table-cell>
          <table:table-cell table:style-name="Table9.A1" office:value-type="string">
            <text:p text:style-name="P7"><text:span text:style-name="T3">Expected result (using the wordlist </text:span><text:span text:style-name="T14">words_sorted.txt</text:span><text:span text:style-name="T3">)</text:span></text:p>
          </table:table-cell>
        </table:table-row>
        <table:table-row table:style-name="Table9.1">
          <table:table-cell table:style-name="Table9.A1" office:value-type="string">
            <text:p text:style-name="P7"><text:span text:style-name="T14">'klore'</text:span></text:p>
          </table:table-cell>
          <table:table-cell table:style-name="Table9.A1" office:value-type="string">
            <text:p text:style-name="P7"><text:span text:style-name="T14">['booklore', 'booklores', 'folklore', 'folklores', 'kaliborite', 'kenlore', 'kiloampere', 'kilocalorie', 'kilocurie', 'kilogramme', 'kilogrammetre', 'kilolitre', 'kilometrage', 'kilometre', 'kilooersted', 'kiloparsec', 'kilostere', 'kiloware']</text:span></text:p>
          </table:table-cell>
        </table:table-row>
        <table:table-row table:style-name="Table9.1">
          <table:table-cell table:style-name="Table9.A1" office:value-type="string">
            <text:p text:style-name="P7"><text:span text:style-name="T14">'brohiic'</text:span></text:p>
          </table:table-cell>
          <table:table-cell table:style-name="Table9.A1" office:value-type="string">
            <text:p text:style-name="P7"><text:span text:style-name="T14">['bronchiectatic', 'bronchiogenic', 'bronchitic', 'ombrophilic', 'timbrophilic']</text:span></text:p>
          </table:table-cell>
        </table:table-row>
        <table:table-row table:style-name="Table9.1">
          <table:table-cell table:style-name="Table9.A1" office:value-type="string">
            <text:p text:style-name="P7"><text:span text:style-name="T14">'azaz'</text:span></text:p>
          </table:table-cell>
          <table:table-cell table:style-name="Table9.A1" office:value-type="string">
            <text:p text:style-name="P7"><text:span text:style-name="T14">['azazel', 'azotetrazole', 'azoxazole', 'diazoaminobenzene', 'hazardize', 'razzmatazz']</text:span></text:p>
          </table:table-cell>
        </table:table-row>
      </table:table>
      <text:p text:style-name="P1"/>
      <text:p text:style-name="P17"><text:bookmark text:name="_htoyb2kuxv19"/><text:span text:style-name="T1">Taxi zum zum</text:span></text:p>
      <text:p text:style-name="P1"/>
      <text:p text:style-name="P1"><text:span text:style-name="T14">def taxi_zum_zum(moves):</text:span></text:p>
      <text:p text:style-name="P2"/>
      <text:p text:style-name="P1"><text:span text:style-name="T3">A Manhattan taxicab starts at the origin point </text:span><text:span text:style-name="T14">(0, 0)</text:span><text:span text:style-name="T3"> of the two-dimensional integer grid, initially heading north. It then executes the given sequence of </text:span><text:span text:style-name="T14">moves</text:span><text:span text:style-name="T3">, a string made up of characters </text:span><text:span text:style-name="T14">'L' </text:span><text:span text:style-name="T3">for turning 90 degrees left (while standing in place), </text:span><text:span text:style-name="T14">'R'</text:span><text:span text:style-name="T3"> for turning 90 degrees right (ditto), and '</text:span><text:span text:style-name="T14">F</text:span><text:span text:style-name="T3">' for moving one step forward according to its current heading. This function should return the final position of the taxicab in the integer grid coordinates of Manhattan.</text:span></text:p>
      <text:p text:style-name="P2"/>
      <table:table table:name="Table10" table:style-name="Table10">
        <table:table-column table:style-name="Table10.A"/>
        <table:table-column table:style-name="Table10.B"/>
        <table:table-row table:style-name="Table10.1">
          <table:table-cell table:style-name="Table10.A1" office:value-type="string">
            <text:p text:style-name="P3"><text:span text:style-name="T14">moves</text:span></text:p>
          </table:table-cell>
          <table:table-cell table:style-name="Table10.A1" office:value-type="string">
            <text:p text:style-name="P3"><text:span text:style-name="T3">Expected result</text:span></text:p>
          </table:table-cell>
        </table:table-row>
        <table:table-row table:style-name="Table10.1">
          <table:table-cell table:style-name="Table10.A1" office:value-type="string">
            <text:p text:style-name="P3"><text:span text:style-name="T14">'RFRL'</text:span></text:p>
          </table:table-cell>
          <table:table-cell table:style-name="Table10.A1" office:value-type="string">
            <text:p text:style-name="P3"><text:span text:style-name="T14">(1, 0)</text:span></text:p>
          </table:table-cell>
        </table:table-row>
        <table:table-row table:style-name="Table10.1">
          <table:table-cell table:style-name="Table10.A1" office:value-type="string">
            <text:p text:style-name="P3"><text:span text:style-name="T14">'LLFLFLRLFR'</text:span></text:p>
          </table:table-cell>
          <table:table-cell table:style-name="Table10.A1" office:value-type="string">
            <text:p text:style-name="P3"><text:span text:style-name="T14">(1, 0)</text:span></text:p>
          </table:table-cell>
        </table:table-row>
        <table:table-row table:style-name="Table10.1">
          <table:table-cell table:style-name="Table10.A1" office:value-type="string">
            <text:p text:style-name="P3"><text:span text:style-name="T14">'FR' * 1000</text:span></text:p>
          </table:table-cell>
          <table:table-cell table:style-name="Table10.A1" office:value-type="string">
            <text:p text:style-name="P3"><text:span text:style-name="T14">(0, 0)</text:span></text:p>
          </table:table-cell>
        </table:table-row>
        <table:table-row table:style-name="Table10.1">
          <table:table-cell table:style-name="Table10.A1" office:value-type="string">
            <text:p text:style-name="P3"><text:span text:style-name="T14">'FFLLLFRLFLRFRLRRL'</text:span></text:p>
          </table:table-cell>
          <table:table-cell table:style-name="Table10.A1" office:value-type="string">
            <text:p text:style-name="P3"><text:span text:style-name="T14">(3, 2)</text:span></text:p>
          </table:table-cell>
        </table:table-row>
      </table:table>
      <text:p text:style-name="P2"/>
      <text:p text:style-name="P1"><text:span text:style-name="T3">(As an aside, why do these problems always seem to take place in Manhattan instead of, say, Denver where the street grid is rotated 45 degrees from the main compass axes to equalize the amount of daily sunlight on streets of both orientations? That should make an interesting variation to many problems of this spirit. Of course, diagonal moves always maintain the parity of the coordinates, which makes it impossible to reach any coordinates of the opposite parity, quite like in that old joke with the punchline "Gee... I don't think that you can get there from here.") </text:span></text:p>
      <text:p text:style-name="P1"/>
      <text:p text:style-name="P17"><text:bookmark text:name="_8r3e8zz3br3e"/><text:span text:style-name="T1">Giving back change</text:span></text:p>
      <text:p text:style-name="P2"/>
      <text:p text:style-name="P1"><text:span text:style-name="T14">def give_change(amount, coins):</text:span></text:p>
      <text:p text:style-name="P2"/>
      <text:p text:style-name="P1"><text:span text:style-name="T3">Given the </text:span><text:span text:style-name="T14">amount</text:span><text:span text:style-name="T3"> of money (expressed as an integer as the total number of cents, one dollar being equal to 100 cents) and the list of available denominations of </text:span><text:span text:style-name="T14">coins</text:span><text:span text:style-name="T3"> (similarly expressed as cents), create and return a list of coins that add up to </text:span><text:span text:style-name="T14">amount</text:span><text:span text:style-name="T3"> using the </text:span><text:span text:style-name="T4">greedy approach</text:span><text:span text:style-name="T3">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text:span text:style-name="T14">amount</text:span></text:p>
          </table:table-cell>
          <table:table-cell table:style-name="Table11.A1" office:value-type="string">
            <text:p text:style-name="P3"><text:span text:style-name="T14">coins</text:span></text:p>
          </table:table-cell>
          <table:table-cell table:style-name="Table11.A1" office:value-type="string">
            <text:p text:style-name="P3"><text:span text:style-name="T3">Expected result</text:span></text:p>
          </table:table-cell>
        </table:table-row>
        <table:table-row table:style-name="Table11.1">
          <table:table-cell table:style-name="Table11.A1" office:value-type="string">
            <text:p text:style-name="P3"><text:span text:style-name="T14">64</text:span></text:p>
          </table:table-cell>
          <table:table-cell table:style-name="Table11.A1" office:value-type="string">
            <text:p text:style-name="P3"><text:span text:style-name="T14">[50, 25, 10, 5, 1]</text:span></text:p>
          </table:table-cell>
          <table:table-cell table:style-name="Table11.A1" office:value-type="string">
            <text:p text:style-name="P3"><text:span text:style-name="T14">[50, 10, 1, 1, 1, 1]</text:span></text:p>
          </table:table-cell>
        </table:table-row>
        <table:table-row table:style-name="Table11.1">
          <table:table-cell table:style-name="Table11.A1" office:value-type="string">
            <text:p text:style-name="P3"><text:span text:style-name="T14">123</text:span></text:p>
          </table:table-cell>
          <table:table-cell table:style-name="Table11.A1" office:value-type="string">
            <text:p text:style-name="P3"><text:span text:style-name="T14">[100, 25, 10, 5, 1]</text:span></text:p>
          </table:table-cell>
          <table:table-cell table:style-name="Table11.A1" office:value-type="string">
            <text:p text:style-name="P3"><text:span text:style-name="T14">[100, 10, 10, 1, 1, 1]</text:span></text:p>
          </table:table-cell>
        </table:table-row>
        <table:table-row table:style-name="Table11.1">
          <table:table-cell table:style-name="Table11.A1" office:value-type="string">
            <text:p text:style-name="P3"><text:span text:style-name="T14">100</text:span></text:p>
          </table:table-cell>
          <table:table-cell table:style-name="Table11.A1" office:value-type="string">
            <text:p text:style-name="P3"><text:span text:style-name="T14">[42, 17, 11, 6, 1]</text:span></text:p>
          </table:table-cell>
          <table:table-cell table:style-name="Table11.A1" office:value-type="string">
            <text:p text:style-name="P3"><text:span text:style-name="T14">[42, 42, 11, 1, 1, 1, 1, 1]</text:span></text:p>
          </table:table-cell>
        </table:table-row>
      </table:table>
      <text:p text:style-name="P2"/>
      <text:p text:style-name="P1"><text:span text:style-name="T3">This particular problem with its countless variations is a classic when modified so that you must minimize the total number of returned coins. The greedy approach will then no longer produce the optimal result for all possible coin denominations. For example, for simple coin denominations of </text:span><text:span text:style-name="T14">[50, 30, 1]</text:span><text:span text:style-name="T3"> kopecs and the amount of sixty kopecs to be exchanged, the greedy solution </text:span><text:span text:style-name="T14">[50, 1, 1, 1, 1, 1, 1, 1, 1, 1, 1]</text:span><text:span text:style-name="T3"> uses eleven coins, whereas the optimal solution </text:span><text:span text:style-name="T14">[30, 30]</text:span><text:span text:style-name="T3"> needs only two! A more advanced </text:span><text:span text:style-name="T4">recursive</text:span><text:span text:style-name="T3"> algorithm would be needed to make the "take it or leave it" decision for each coin, with the intermediate results of this recursion then </text:span><text:span text:style-name="T4">memoized</text:span><text:span text:style-name="T3"> to avoid blowing up the running time exponentially.</text:span></text:p>
      <text:p text:style-name="P17"><text:bookmark text:name="_pxgpe19ljupq"/><text:span text:style-name="T1">Blocks in pyramid</text:span></text:p>
      <text:p text:style-name="P4"/>
      <text:p text:style-name="P1"><text:span text:style-name="T14">def pyramid_blocks(n, m, h):</text:span></text:p>
      <text:p text:style-name="P2"/>
      <text:p text:style-name="P1"><text:span text:style-name="T3">A solid pyramid structure (although here in the </text:span><text:a xlink:type="simple" xlink:href="https://en.wikipedia.org/wiki/Chichen_Itza#/media/File:Chichen_Itza_3.jpg" text:style-name="ListLabel_20_37" text:visited-style-name="ListLabel_20_37"><text:span text:style-name="T10">ancient Mesoamerican</text:span></text:a><text:span text:style-name="T3"> than the more famous ancient Egyptian style) is built from layers, each layer consisting of a rectangle of identical cubic blocks. The top layer of the pyramid consists of </text:span><text:span text:style-name="T14">n</text:span><text:span text:style-name="T3"> rows and </text:span><text:span text:style-name="T14">m</text:span><text:span text:style-name="T3"> columns of such blocks. The layer immediately below each layer contains one more row and one more column, all the way to the bottom layer of the pyramid. If the entire pyramid consists of </text:span><text:span text:style-name="T14">h</text:span><text:span text:style-name="T3"> such layers, how many blocks does this pyramid contain in total?</text:span></text:p>
      <text:p text:style-name="P2"/>
      <text:p text:style-name="P1"><text:span text:style-name="T3">This problem could be solved in a straightforward </text:span><text:span text:style-name="T4">brute force</text:span><text:span text:style-name="T3"> fashion by simply looping through the </text:span><text:span text:style-name="T14">h</text:span><text:span text:style-name="T3"> layers and adding up all the blocks along the way in each layer. With the current version of the automated tester, solving the test cases would take roughly one minute to complete, since all of these three arguments can get pretty big. However, you can come up with an analytical closed form formula for the result and compute the answers </text:span><text:span text:style-name="T5">much</text:span><text:span text:style-name="T3"> faster that way. </text:span></text:p>
      <text:p text:style-name="P2"/>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3"><text:span text:style-name="T14">n</text:span></text:p>
          </table:table-cell>
          <table:table-cell table:style-name="Table12.A1" office:value-type="string">
            <text:p text:style-name="P3"><text:span text:style-name="T14">m</text:span></text:p>
          </table:table-cell>
          <table:table-cell table:style-name="Table12.A1" office:value-type="string">
            <text:p text:style-name="P3"><text:span text:style-name="T14">h</text:span></text:p>
          </table:table-cell>
          <table:table-cell table:style-name="Table12.A1" office:value-type="string">
            <text:p text:style-name="P3"><text:span text:style-name="T3">Expected result</text:span></text:p>
          </table:table-cell>
        </table:table-row>
        <table:table-row table:style-name="Table12.1">
          <table:table-cell table:style-name="Table12.A1" office:value-type="string">
            <text:p text:style-name="P3"><text:span text:style-name="T14">2</text:span></text:p>
          </table:table-cell>
          <table:table-cell table:style-name="Table12.A1" office:value-type="string">
            <text:p text:style-name="P3"><text:span text:style-name="T14">3</text:span></text:p>
          </table:table-cell>
          <table:table-cell table:style-name="Table12.A1" office:value-type="string">
            <text:p text:style-name="P3"><text:span text:style-name="T14">1</text:span></text:p>
          </table:table-cell>
          <table:table-cell table:style-name="Table12.A1" office:value-type="string">
            <text:p text:style-name="P3"><text:span text:style-name="T14">6</text:span></text:p>
          </table:table-cell>
        </table:table-row>
        <table:table-row table:style-name="Table12.1">
          <table:table-cell table:style-name="Table12.A1" office:value-type="string">
            <text:p text:style-name="P3"><text:span text:style-name="T14">2</text:span></text:p>
          </table:table-cell>
          <table:table-cell table:style-name="Table12.A1" office:value-type="string">
            <text:p text:style-name="P3"><text:span text:style-name="T14">3</text:span></text:p>
          </table:table-cell>
          <table:table-cell table:style-name="Table12.A1" office:value-type="string">
            <text:p text:style-name="P3"><text:span text:style-name="T14">10</text:span></text:p>
          </table:table-cell>
          <table:table-cell table:style-name="Table12.A1" office:value-type="string">
            <text:p text:style-name="P3"><text:span text:style-name="T14">570</text:span></text:p>
          </table:table-cell>
        </table:table-row>
        <table:table-row table:style-name="Table12.1">
          <table:table-cell table:style-name="Table12.A1" office:value-type="string">
            <text:p text:style-name="P3"><text:span text:style-name="T14">10</text:span></text:p>
          </table:table-cell>
          <table:table-cell table:style-name="Table12.A1" office:value-type="string">
            <text:p text:style-name="P3"><text:span text:style-name="T14">11</text:span></text:p>
          </table:table-cell>
          <table:table-cell table:style-name="Table12.A1" office:value-type="string">
            <text:p text:style-name="P3"><text:span text:style-name="T14">12</text:span></text:p>
          </table:table-cell>
          <table:table-cell table:style-name="Table12.A1" office:value-type="string">
            <text:p text:style-name="P3"><text:span text:style-name="T14">3212</text:span></text:p>
          </table:table-cell>
        </table:table-row>
        <table:table-row table:style-name="Table12.1">
          <table:table-cell table:style-name="Table12.A1" office:value-type="string">
            <text:p text:style-name="P3"><text:span text:style-name="T14">100</text:span></text:p>
          </table:table-cell>
          <table:table-cell table:style-name="Table12.A1" office:value-type="string">
            <text:p text:style-name="P3"><text:span text:style-name="T14">100</text:span></text:p>
          </table:table-cell>
          <table:table-cell table:style-name="Table12.A1" office:value-type="string">
            <text:p text:style-name="P3"><text:span text:style-name="T14">100</text:span></text:p>
          </table:table-cell>
          <table:table-cell table:style-name="Table12.A1" office:value-type="string">
            <text:p text:style-name="P3"><text:span text:style-name="T14">2318350</text:span></text:p>
          </table:table-cell>
        </table:table-row>
        <table:table-row table:style-name="Table12.1">
          <table:table-cell table:style-name="Table12.A1" office:value-type="string">
            <text:p text:style-name="P3"><text:span text:style-name="T14">10**6</text:span></text:p>
          </table:table-cell>
          <table:table-cell table:style-name="Table12.A1" office:value-type="string">
            <text:p text:style-name="P3"><text:span text:style-name="T14">10**6</text:span></text:p>
          </table:table-cell>
          <table:table-cell table:style-name="Table12.A1" office:value-type="string">
            <text:p text:style-name="P3"><text:span text:style-name="T14">10**6</text:span></text:p>
          </table:table-cell>
          <table:table-cell table:style-name="Table12.A1" office:value-type="string">
            <text:p text:style-name="P3"><text:span text:style-name="T14">2333331833333500000</text:span></text:p>
          </table:table-cell>
        </table:table-row>
      </table:table>
      <text:p text:style-name="P2"/>
      <text:p text:style-name="P1"><text:span text:style-name="T3">There is an important general principle in this for you to later ponder on your own once you have done more of these problems. There is a reason why they call it </text:span><text:span text:style-name="T4">brute force</text:span><text:span text:style-name="T3">...</text:span></text:p>
      <text:p text:style-name="P17"><text:bookmark text:name="_9nd019lwpvln"/><text:span text:style-name="T1">Rooks on a rampage</text:span></text:p>
      <text:p text:style-name="P2"/>
      <text:p text:style-name="P1"><text:span text:style-name="T14">def safe_squares_rooks(n, rooks):</text:span></text:p>
      <text:p text:style-name="P2"/>
      <text:p text:style-name="P1"><text:span text:style-name="T3">On a generalized </text:span><text:span text:style-name="T5">n</text:span><text:span text:style-name="T3">-by-</text:span><text:span text:style-name="T5">n</text:span><text:span text:style-name="T3"> chessboard, there are some number of </text:span><text:span text:style-name="T4">rooks</text:span><text:span text:style-name="T3">, each one represented as a two-tuple </text:span><text:span text:style-name="T14">(row, column)</text:span><text:span text:style-name="T3"> of the row and the column of the square that the rook is in. (Since we are again being computer programmers instead of normal people, these rows and columns are numbered from 0 to </text:span><text:span text:style-name="T5">n</text:span><text:span text:style-name="T3"> - 1.) A chess rook covers all squares that are in the same row or in the same column as that rook. Given the board size </text:span><text:span text:style-name="T14">n</text:span><text:span text:style-name="T3"> and the list of </text:span><text:span text:style-name="T14">rooks</text:span><text:span text:style-name="T3"> on that board, count the number of empty squares that are safe, that is, are not covered by any rook.</text:span></text:p>
      <text:p text:style-name="P2"/>
      <text:p text:style-name="P1"><text:span text:style-name="T3">Hint: count separately how many rows and columns on the board are safe from any rook. The result is simply the product of these two counts. (Permuting the rows and columns does not change the answer to this question. We can therefore imagine all the safe rows and columns to have been permuted in a way that has all safe squares form a rectangle at the top left corner of the board, and the area of a rectangle is of course the product of its width and height.)</text:span></text:p>
      <text:p text:style-name="P2"/>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text:span text:style-name="T14">n</text:span></text:p>
          </table:table-cell>
          <table:table-cell table:style-name="Table13.A1" office:value-type="string">
            <text:p text:style-name="P3"><text:span text:style-name="T14">rooks</text:span></text:p>
          </table:table-cell>
          <table:table-cell table:style-name="Table13.A1" office:value-type="string">
            <text:p text:style-name="P3"><text:span text:style-name="T3">Expected result</text:span></text:p>
          </table:table-cell>
        </table:table-row>
        <table:table-row table:style-name="Table13.1">
          <table:table-cell table:style-name="Table13.A1" office:value-type="string">
            <text:p text:style-name="P3"><text:span text:style-name="T14">10</text:span></text:p>
          </table:table-cell>
          <table:table-cell table:style-name="Table13.A1" office:value-type="string">
            <text:p text:style-name="P3"><text:span text:style-name="T14">[]</text:span></text:p>
          </table:table-cell>
          <table:table-cell table:style-name="Table13.A1" office:value-type="string">
            <text:p text:style-name="P3"><text:span text:style-name="T14">100</text:span></text:p>
          </table:table-cell>
        </table:table-row>
        <table:table-row table:style-name="Table13.1">
          <table:table-cell table:style-name="Table13.A1" office:value-type="string">
            <text:p text:style-name="P3"><text:span text:style-name="T14">4</text:span></text:p>
          </table:table-cell>
          <table:table-cell table:style-name="Table13.A1" office:value-type="string">
            <text:p text:style-name="P3"><text:span text:style-name="T14">[(2, 3), (0, 1)]</text:span></text:p>
          </table:table-cell>
          <table:table-cell table:style-name="Table13.A1" office:value-type="string">
            <text:p text:style-name="P3"><text:span text:style-name="T14">4</text:span></text:p>
          </table:table-cell>
        </table:table-row>
        <table:table-row table:style-name="Table13.1">
          <table:table-cell table:style-name="Table13.A1" office:value-type="string">
            <text:p text:style-name="P3"><text:span text:style-name="T14">8</text:span></text:p>
          </table:table-cell>
          <table:table-cell table:style-name="Table13.A1" office:value-type="string">
            <text:p text:style-name="P3"><text:span text:style-name="T14">[(1, 1), (3, 5), (7, 0), (7, 6)]</text:span></text:p>
          </table:table-cell>
          <table:table-cell table:style-name="Table13.A1" office:value-type="string">
            <text:p text:style-name="P3"><text:span text:style-name="T14">20</text:span></text:p>
          </table:table-cell>
        </table:table-row>
        <table:table-row table:style-name="Table13.1">
          <table:table-cell table:style-name="Table13.A1" office:value-type="string">
            <text:p text:style-name="P3"><text:span text:style-name="T14">2</text:span></text:p>
          </table:table-cell>
          <table:table-cell table:style-name="Table13.A1" office:value-type="string">
            <text:p text:style-name="P3"><text:span text:style-name="T14">[(1, 1)]</text:span></text:p>
          </table:table-cell>
          <table:table-cell table:style-name="Table13.A1" office:value-type="string">
            <text:p text:style-name="P3"><text:span text:style-name="T14">1</text:span></text:p>
          </table:table-cell>
        </table:table-row>
        <table:table-row table:style-name="Table13.1">
          <table:table-cell table:style-name="Table13.A1" office:value-type="string">
            <text:p text:style-name="P3"><text:span text:style-name="T14">6</text:span></text:p>
          </table:table-cell>
          <table:table-cell table:style-name="Table13.A1" office:value-type="string">
            <text:p text:style-name="P3"><text:span text:style-name="T14">[(0, 0), (1, 1), (2, 2), (3, 3), (4, 4), (5, 5)]</text:span></text:p>
          </table:table-cell>
          <table:table-cell table:style-name="Table13.A1" office:value-type="string">
            <text:p text:style-name="P3"><text:span text:style-name="T14">0</text:span></text:p>
          </table:table-cell>
        </table:table-row>
        <table:table-row table:style-name="Table13.1">
          <table:table-cell table:style-name="Table13.A1" office:value-type="string">
            <text:p text:style-name="P3"><text:span text:style-name="T14">100</text:span></text:p>
          </table:table-cell>
          <table:table-cell table:style-name="Table13.A1" office:value-type="string">
            <text:p text:style-name="P3"><text:span text:style-name="T14">[(r, (r*(r-1))%100) for r in range(0, 100, 2)]</text:span></text:p>
          </table:table-cell>
          <table:table-cell table:style-name="Table13.A1" office:value-type="string">
            <text:p text:style-name="P3"><text:span text:style-name="T14">3900</text:span></text:p>
          </table:table-cell>
        </table:table-row>
        <table:table-row table:style-name="Table13.1">
          <table:table-cell table:style-name="Table13.A1" office:value-type="string">
            <text:p text:style-name="P3"><text:span text:style-name="T14">10**6</text:span></text:p>
          </table:table-cell>
          <table:table-cell table:style-name="Table13.A1" office:value-type="string">
            <text:p text:style-name="P3"><text:span text:style-name="T14">[(r, r) for r in range(10**6)]</text:span></text:p>
          </table:table-cell>
          <table:table-cell table:style-name="Table13.A1" office:value-type="string">
            <text:p text:style-name="P3"><text:span text:style-name="T14">0</text:span></text:p>
          </table:table-cell>
        </table:table-row>
      </table:table>
      <text:p text:style-name="P1"/>
      <text:p text:style-name="P17"><text:bookmark text:name="_7w4l2zts0t40"/><text:span text:style-name="T1">Try a spatula</text:span></text:p>
      <text:p text:style-name="P2"/>
      <text:p text:style-name="P1"><text:span text:style-name="T14">def pancake_scramble(text):</text:span></text:p>
      <text:p text:style-name="P2"/>
      <text:p text:style-name="P1"><text:span text:style-name="T3">Analogous to flipping a stack of pancakes by sticking a spatula inside the stack and flipping pancakes that rest on top of that spatula, a </text:span><text:span text:style-name="T4">pancake flip</text:span><text:span text:style-name="T3"> of order </text:span><text:span text:style-name="T5">k</text:span><text:span text:style-name="T3"> done for the given </text:span><text:span text:style-name="T14">text</text:span><text:span text:style-name="T3"> string reverses the prefix of first </text:span><text:span text:style-name="T5">k</text:span><text:span text:style-name="T3"> characters and keeps the rest of the string as it were. For example, the pancake flip of order 2 performed on the string </text:span><text:span text:style-name="T14">'ilkka'</text:span><text:span text:style-name="T3"> would produce the string </text:span><text:span text:style-name="T14">'likka'</text:span><text:span text:style-name="T3">. The pancake flip of order 3 performed on the same string would produce </text:span><text:span text:style-name="T14">'klika'</text:span><text:span text:style-name="T3">.</text:span></text:p>
      <text:p text:style-name="P2"/>
      <text:p text:style-name="P1"><text:span text:style-name="T3">A </text:span><text:span text:style-name="T4">pancake scramble</text:span><text:span text:style-name="T3">, as </text:span><text:a xlink:type="simple" xlink:href="https://challenges.wolfram.com/challenge/pancake-scramble" text:style-name="ListLabel_20_37" text:visited-style-name="ListLabel_20_37"><text:span text:style-name="T10">defined in the excellent Wolfram Challenges programming problems site</text:span></text:a><text:span text:style-name="T3">, consists of the sequence of pancake flips of order 2, 3, ... , </text:span><text:span text:style-name="T5">n</text:span><text:span text:style-name="T3"> performed in this exact sequence for the given </text:span><text:span text:style-name="T5">n</text:span><text:span text:style-name="T3">-character </text:span><text:span text:style-name="T14">text</text:span><text:span text:style-name="T3"> string. For example, the pancake scramble done to the string </text:span><text:span text:style-name="T14">'ilkka'</text:span><text:span text:style-name="T3"> would step through the intermediate results </text:span><text:span text:style-name="T14">'likka'</text:span><text:span text:style-name="T3">, </text:span><text:span text:style-name="T14">'kilka'</text:span><text:span text:style-name="T3">, </text:span><text:span text:style-name="T14">'klika'</text:span><text:span text:style-name="T3"> and </text:span><text:span text:style-name="T14">'akilk'</text:span><text:span text:style-name="T3">. This function should compute and return the pancake scramble of its parameter </text:span><text:span text:style-name="T14">text</text:span><text:span text:style-name="T3"> string.</text:span></text:p>
      <text:p text:style-name="P2"/>
      <table:table table:name="Table14" table:style-name="Table14">
        <table:table-column table:style-name="Table14.A"/>
        <table:table-column table:style-name="Table14.B"/>
        <table:table-row table:style-name="Table14.1">
          <table:table-cell table:style-name="Table14.A1" office:value-type="string">
            <text:p text:style-name="P3"><text:span text:style-name="T14">text</text:span></text:p>
          </table:table-cell>
          <table:table-cell table:style-name="Table14.A1" office:value-type="string">
            <text:p text:style-name="P3"><text:span text:style-name="T3">Expected result</text:span></text:p>
          </table:table-cell>
        </table:table-row>
        <table:table-row table:style-name="Table14.1">
          <table:table-cell table:style-name="Table14.A1" office:value-type="string">
            <text:p text:style-name="P3"><text:span text:style-name="T14">'hello world'</text:span></text:p>
          </table:table-cell>
          <table:table-cell table:style-name="Table14.A1" office:value-type="string">
            <text:p text:style-name="P3"><text:span text:style-name="T14">'drwolhel ol'</text:span></text:p>
          </table:table-cell>
        </table:table-row>
        <table:table-row table:style-name="Table14.1">
          <table:table-cell table:style-name="Table14.A1" office:value-type="string">
            <text:p text:style-name="P3"><text:span text:style-name="T14">'ilkka'</text:span></text:p>
          </table:table-cell>
          <table:table-cell table:style-name="Table14.A1" office:value-type="string">
            <text:p text:style-name="P3"><text:span text:style-name="T14">'akilk'</text:span></text:p>
          </table:table-cell>
        </table:table-row>
        <table:table-row table:style-name="Table14.1">
          <table:table-cell table:style-name="Table14.A1" office:value-type="string">
            <text:p text:style-name="P3"><text:span text:style-name="T14">'pancake'</text:span></text:p>
          </table:table-cell>
          <table:table-cell table:style-name="Table14.A1" office:value-type="string">
            <text:p text:style-name="P3"><text:span text:style-name="T14">'eanpack'</text:span></text:p>
          </table:table-cell>
        </table:table-row>
        <table:table-row table:style-name="Table14.1">
          <table:table-cell table:style-name="Table14.A1" office:value-type="string">
            <text:p text:style-name="P3"><text:span text:style-name="T14">'abcdefghijklmnopqrstuvwxyz'</text:span></text:p>
          </table:table-cell>
          <table:table-cell table:style-name="Table14.A1" office:value-type="string">
            <text:p text:style-name="P3"><text:span text:style-name="T14">'zxvtrpnljhfdbacegikmoqsuwy'</text:span></text:p>
          </table:table-cell>
        </table:table-row>
      </table:table>
      <text:p text:style-name="P2"/>
      <text:p text:style-name="P1"><text:span text:style-name="T3">For those of you who are interested in this sort of stuff, the follow-up question "</text:span><text:a xlink:type="simple" xlink:href="https://challenges.wolfram.com/challenge/pancake-scramble-period" text:style-name="ListLabel_20_37" text:visited-style-name="ListLabel_20_37"><text:span text:style-name="T10">How many times you need to pancake scramble the given string to get back the original string?</text:span></text:a><text:span text:style-name="T3">"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10">pancake sorting</text:span></text:a><text:span text:style-name="T3"> asks for the shortest series of pancake flips whose application rearranges the elements of the given list in sorted order. </text:span></text:p>
      <text:p text:style-name="P17"><text:bookmark text:name="_a0vh1722md3y"/><text:span text:style-name="T1">Words with given shape</text:span></text:p>
      <text:p text:style-name="P2"/>
      <text:p text:style-name="P1"><text:span text:style-name="T14">def words_with_given_shape(words, shape):</text:span></text:p>
      <text:p text:style-name="P2"/>
      <text:p text:style-name="P1"><text:span text:style-name="T3">Let the shape of the given word of length </text:span><text:span text:style-name="T5">n</text:span><text:span text:style-name="T3"> be a list of </text:span><text:span text:style-name="T5">n</text:span><text:span text:style-name="T3"> - 1 integers, each one either -1, 0 or +1, indicating whether the next letter following the letter in that position comes later (+1), the same (0) or earlier (-1) in alphabetical order of English letters. For example, the shape of </text:span><text:span text:style-name="T14">'hello'</text:span><text:span text:style-name="T3"> is </text:span><text:span text:style-name="T14">[-1, +1, 0, +1]</text:span><text:span text:style-name="T3">, whereas the shape of </text:span><text:span text:style-name="T14">'world'</text:span><text:span text:style-name="T3"> is </text:span><text:span text:style-name="T14">[-1, +1, -1, -1]</text:span><text:span text:style-name="T3">. Find and return a list of all </text:span><text:span text:style-name="T14">words</text:span><text:span text:style-name="T3"> that have that particular </text:span><text:span text:style-name="T14">shape</text:span><text:span text:style-name="T3">, listed in alphabetical order.</text:span></text:p>
      <text:p text:style-name="P2"/>
      <text:p text:style-name="P1"><text:span text:style-name="T3">Note that your function, same as all the other functions that operate on lists of words specified in this document, should not try to read the wordlist file </text:span><text:span text:style-name="T14">words_sorted.txt</text:span><text:span text:style-name="T3">, even if Python makes this possible with just a couple of lines of code. The tester script already reads in the wordlist and builds the list of words from there. Your function should use this list of </text:span><text:span text:style-name="T14">words</text:span><text:span text:style-name="T3"> given to it as a parameter without even caring which particular file it came from. </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3"><text:span text:style-name="T14">shape</text:span></text:p>
          </table:table-cell>
          <table:table-cell table:style-name="Table15.A1" office:value-type="string">
            <text:p text:style-name="P3"><text:span text:style-name="T3">Expected result (using wordlist </text:span><text:span text:style-name="T14">words_sorted.txt</text:span><text:span text:style-name="T3">)</text:span></text:p>
          </table:table-cell>
        </table:table-row>
        <table:table-row table:style-name="Table15.1">
          <table:table-cell table:style-name="Table15.A1" office:value-type="string">
            <text:p text:style-name="P3"><text:span text:style-name="T14">[1, -1, -1, -1, 0, -1]</text:span></text:p>
          </table:table-cell>
          <table:table-cell table:style-name="Table15.A1" office:value-type="string">
            <text:p text:style-name="P3"><text:span text:style-name="T14">['congeed', 'nutseed', 'outfeed', 'strolld']</text:span></text:p>
          </table:table-cell>
        </table:table-row>
        <table:table-row table:style-name="Table15.1">
          <table:table-cell table:style-name="Table15.A1" office:value-type="string">
            <text:p text:style-name="P3"><text:span text:style-name="T14">[1, -1, -1, 0, -1, 1]</text:span></text:p>
          </table:table-cell>
          <table:table-cell table:style-name="Table15.A1" office:value-type="string">
            <text:p text:style-name="P3"><text:span text:style-name="T14">['axseeds', 'brogger', 'cheddar', 'coiffes', 'crommel', 'djibbah', 'droller', 'fligger', 'frigger', 'frogger', 'griffes', 'grogger', 'grommet', 'prigger', 'proffer', 'progger', 'proller', 'quokkas', 'stiffen', 'stiffer', 'stollen', 'swigger', 'swollen', 'twiggen', 'twigger']</text:span></text:p>
          </table:table-cell>
        </table:table-row>
        <table:table-row table:style-name="Table15.1">
          <table:table-cell table:style-name="Table15.A1" office:value-type="string">
            <text:p text:style-name="P3"><text:span text:style-name="T14">[0, 1, -1, 1]</text:span></text:p>
          </table:table-cell>
          <table:table-cell table:style-name="Table15.A1" office:value-type="string">
            <text:p text:style-name="P3"><text:span text:style-name="T14">['aargh', 'eeler', 'eemis', 'eeten', 'oopak', 'oozes', 'sstor']</text:span></text:p>
          </table:table-cell>
        </table:table-row>
        <table:table-row table:style-name="Table15.1">
          <table:table-cell table:style-name="Table15.A1" office:value-type="string">
            <text:p text:style-name="P3"><text:span text:style-name="T14">[1, 1, 1, 1, 1, 1, 1]</text:span></text:p>
          </table:table-cell>
          <table:table-cell table:style-name="Table15.A1" office:value-type="string">
            <text:p text:style-name="P3"><text:span text:style-name="T14">['aegilops']</text:span></text:p>
          </table:table-cell>
        </table:table-row>
      </table:table>
      <text:p text:style-name="P2"/>
      <text:p text:style-name="P1"><text:span text:style-name="T3">Motivated students can take on as an extra challenge for each possible word length </text:span><text:span text:style-name="T5">n</text:span><text:span text:style-name="T3"> ranging from 3 to 20, find the shape of length </text:span><text:span text:style-name="T5">n </text:span><text:span text:style-name="T3">- 1 that matches the largest number of words. Alternatively, try to count how many possible shapes of length </text:span><text:span text:style-name="T5">n </text:span><text:span text:style-name="T3">- 1 do not match any words of length </text:span><text:span text:style-name="T5">n</text:span><text:span text:style-name="T3"> at all. What is the shortest possible shape that does not match any words? How about the shortest such shape that does not contain any zeroes?</text:span></text:p>
      <text:p text:style-name="P17"><text:bookmark text:name="_lq8sj548dw8f"/><text:span text:style-name="T1">Running median of three</text:span> </text:p>
      <text:p text:style-name="P2"/>
      <text:p text:style-name="P1"><text:span text:style-name="T14">def running_median_of_three(items):</text:span></text:p>
      <text:p text:style-name="P2"/>
      <text:p text:style-name="P1"><text:span text:style-name="T3">Given a list of </text:span><text:span text:style-name="T14">items</text:span><text:span text:style-name="T3"> that are all guaranteed to be integers, create and return a new list whose first two elements are the same as they were in original </text:span><text:span text:style-name="T14">items</text:span><text:span text:style-name="T3">, after which each element equals the </text:span><text:span text:style-name="T4">median</text:span><text:span text:style-name="T3"> of the three elements in the original list ending in that position. (If two out of these three elements are equal, then that element is the median of those three.)</text:span></text:p>
      <text:p text:style-name="P2"/>
      <table:table table:name="Table16" table:style-name="Table16">
        <table:table-column table:style-name="Table16.A"/>
        <table:table-column table:style-name="Table16.B"/>
        <table:table-row table:style-name="Table16.1">
          <table:table-cell table:style-name="Table16.A1" office:value-type="string">
            <text:p text:style-name="P3"><text:span text:style-name="T14">items</text:span></text:p>
          </table:table-cell>
          <table:table-cell table:style-name="Table16.A1" office:value-type="string">
            <text:p text:style-name="P3"><text:span text:style-name="T3">Expected result</text:span></text:p>
          </table:table-cell>
        </table:table-row>
        <table:table-row table:style-name="Table16.1">
          <table:table-cell table:style-name="Table16.A1" office:value-type="string">
            <text:p text:style-name="P3"><text:span text:style-name="T14">[5, 2, 9, 1, 7, 4, 6, 3, 8]</text:span></text:p>
          </table:table-cell>
          <table:table-cell table:style-name="Table16.A1" office:value-type="string">
            <text:p text:style-name="P3"><text:span text:style-name="T14">[5, 2, 5, 2, 7, 4, 6, 4, 6]</text:span></text:p>
          </table:table-cell>
        </table:table-row>
        <table:table-row table:style-name="Table16.1">
          <table:table-cell table:style-name="Table16.A1" office:value-type="string">
            <text:p text:style-name="P3"><text:span text:style-name="T14">[1, 2, 3, 4, 5, 6, 7]</text:span></text:p>
          </table:table-cell>
          <table:table-cell table:style-name="Table16.A1" office:value-type="string">
            <text:p text:style-name="P3"><text:span text:style-name="T14">[1, 2, 2, 3, 4, 5, 6]</text:span></text:p>
          </table:table-cell>
        </table:table-row>
        <table:table-row table:style-name="Table16.1">
          <table:table-cell table:style-name="Table16.A1" office:value-type="string">
            <text:p text:style-name="P3"><text:span text:style-name="T14">[3, 5, 5, 5, 3]</text:span></text:p>
          </table:table-cell>
          <table:table-cell table:style-name="Table16.A1" office:value-type="string">
            <text:p text:style-name="P3"><text:span text:style-name="T14">[3, 5, 5, 5, 5]</text:span></text:p>
          </table:table-cell>
        </table:table-row>
        <table:table-row table:style-name="Table16.1">
          <table:table-cell table:style-name="Table16.A1" office:value-type="string">
            <text:p text:style-name="P3"><text:span text:style-name="T14">[22, 77]</text:span></text:p>
          </table:table-cell>
          <table:table-cell table:style-name="Table16.A1" office:value-type="string">
            <text:p text:style-name="P3"><text:span text:style-name="T14">[22, 77]</text:span></text:p>
          </table:table-cell>
        </table:table-row>
        <table:table-row table:style-name="Table16.1">
          <table:table-cell table:style-name="Table16.A1" office:value-type="string">
            <text:p text:style-name="P3"><text:span text:style-name="T14">[42]</text:span></text:p>
          </table:table-cell>
          <table:table-cell table:style-name="Table16.A1" office:value-type="string">
            <text:p text:style-name="P3"><text:span text:style-name="T14">[42]</text:span></text:p>
          </table:table-cell>
        </table:table-row>
      </table:table>
      <text:p text:style-name="P1"/>
      <text:p text:style-name="P17"><text:bookmark text:name="_4xcexj7vbwi"/><text:span text:style-name="T1">The card that wins the trick</text:span></text:p>
      <text:p text:style-name="P2"/>
      <text:p text:style-name="P1"><text:span text:style-name="T14">def winning_card(cards, trump = None):</text:span></text:p>
      <text:p text:style-name="P2"/>
      <text:p text:style-name="P1"><text:span text:style-name="T3">Playing cards are again represented as tuples of </text:span><text:span text:style-name="T14">(rank, suit)</text:span><text:span text:style-name="T3"> as in the </text:span><text:a xlink:type="simple" xlink:href="https://github.com/ikokkari/PythonExamples/blob/master/cardproblems.py" text:style-name="ListLabel_20_39" text:visited-style-name="ListLabel_20_39"><text:span text:style-name="T13">cardproblems.py</text:span></text:a><text:span text:style-name="T3"> example program. In trick-taking card games such as </text:span><text:span text:style-name="T4">bridge</text:span><text:span text:style-name="T3">, the players in turn each play one card to the trick. The unique winner of the trick is determined by the following rules:</text:span></text:p>
      <text:p text:style-name="P2"/>
      <text:list xml:id="list219590481" text:style-name="WWNum1">
        <text:list-item>
          <text:p text:style-name="P9"><text:span text:style-name="T3">If one or more cards of the </text:span><text:span text:style-name="T14">trump</text:span><text:span text:style-name="T3"> suit have been played to the trick, the trick is won by the highest trump card, regardless of the other cards played.</text:span></text:p>
        </text:list-item>
        <text:list-item>
          <text:p text:style-name="P9"><text:span text:style-name="T3">If no trump cards have been played to the trick, the trick is won by the highest card of the suit of the first card played to the trick. Cards of any other suits, regardless of their rank, are powerless to win that trick.</text:span></text:p>
        </text:list-item>
        <text:list-item>
          <text:p text:style-name="P9"><text:span text:style-name="T3">Ace is the highest card in each suit.</text:span></text:p>
        </text:list-item>
      </text:list>
      <text:p text:style-name="P2"/>
      <text:p text:style-name="P1"><text:span text:style-name="T3">Note that the order in which the cards are played to the trick greatly affects the outcome of that trick. Given the list of </text:span><text:span text:style-name="T14">cards</text:span><text:span text:style-name="T3"> played to the trick, return the card that wins the trick.</text:span></text:p>
      <text:p text:style-name="P2"/>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text:span text:style-name="T14">cards</text:span></text:p>
          </table:table-cell>
          <table:table-cell table:style-name="Table17.A1" office:value-type="string">
            <text:p text:style-name="P3"><text:span text:style-name="T14">trump</text:span></text:p>
          </table:table-cell>
          <table:table-cell table:style-name="Table17.A1" office:value-type="string">
            <text:p text:style-name="P3"><text:span text:style-name="T3">Expected result</text:span></text:p>
          </table:table-cell>
        </table:table-row>
        <table:table-row table:style-name="Table17.1">
          <table:table-cell table:style-name="Table17.A1" office:value-type="string">
            <text:p text:style-name="P3"><text:span text:style-name="T20">[('trey', 'spades'), ('ace', 'diamonds'), ('jack', 'spades'), ('eight', 'spades')]</text:span></text:p>
          </table:table-cell>
          <table:table-cell table:style-name="Table17.A1" office:value-type="string">
            <text:p text:style-name="P3"><text:span text:style-name="T20">None</text:span></text:p>
          </table:table-cell>
          <table:table-cell table:style-name="Table17.A1" office:value-type="string">
            <text:p text:style-name="P3"><text:span text:style-name="T20">('jack', 'spades')</text:span></text:p>
          </table:table-cell>
        </table:table-row>
        <table:table-row table:style-name="Table17.1">
          <table:table-cell table:style-name="Table17.A1" office:value-type="string">
            <text:p text:style-name="P3"><text:span text:style-name="T20">[('ace', 'diamonds'), ('ace', 'hearts'), ('ace', 'spades'), ('deuce', 'clubs')]</text:span></text:p>
          </table:table-cell>
          <table:table-cell table:style-name="Table17.A1" office:value-type="string">
            <text:p text:style-name="P3"><text:span text:style-name="T20">'clubs'</text:span></text:p>
          </table:table-cell>
          <table:table-cell table:style-name="Table17.A1" office:value-type="string">
            <text:p text:style-name="P3"><text:span text:style-name="T20">('deuce', 'clubs')</text:span></text:p>
          </table:table-cell>
        </table:table-row>
        <table:table-row table:style-name="Table17.1">
          <table:table-cell table:style-name="Table17.A1" office:value-type="string">
            <text:p text:style-name="P3"><text:span text:style-name="T20">[('deuce', 'clubs'), ('ace', 'diamonds'), ('ace', 'hearts'), ('ace', 'spades')]</text:span></text:p>
          </table:table-cell>
          <table:table-cell table:style-name="Table17.A1" office:value-type="string">
            <text:p text:style-name="P3"><text:span text:style-name="T20">None</text:span></text:p>
          </table:table-cell>
          <table:table-cell table:style-name="Table17.A1" office:value-type="string">
            <text:p text:style-name="P3"><text:span text:style-name="T20">('deuce', 'clubs')</text:span></text:p>
          </table:table-cell>
        </table:table-row>
      </table:table>
      <text:p text:style-name="P1"/>
      <text:p text:style-name="P17"><text:bookmark text:name="_2g0so831bsvx"/><text:span text:style-name="T1">Boustrophedon</text:span> </text:p>
      <text:p text:style-name="P2"/>
      <text:p text:style-name="P1"><text:span text:style-name="T14">def create_zigzag(rows, cols, start = 1):</text:span></text:p>
      <text:p text:style-name="P2"/>
      <text:p text:style-name="P1"><text:span text:style-name="T3">This function creates </text:span><text:span text:style-name="T4">a list of lists</text:span><text:span text:style-name="T3"> that represents a two-dimensional grid with the given number of </text:span><text:span text:style-name="T14">rows</text:span><text:span text:style-name="T3"> and </text:span><text:span text:style-name="T14">cols</text:span><text:span text:style-name="T3">. This grid should contain the integers counting the </text:span><text:span text:style-name="T14">rows * cols</text:span><text:span text:style-name="T3"> numbers from </text:span><text:span text:style-name="T14">start</text:span><text:span text:style-name="T3"> in ascending order, but so that the elements of every odd-numbered row are listed in descending order. However you choose to enforce that discipline is up to you.</text:span></text:p>
      <text:p text:style-name="P2"/>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3"><text:span text:style-name="T14">rows</text:span></text:p>
          </table:table-cell>
          <table:table-cell table:style-name="Table18.A1" office:value-type="string">
            <text:p text:style-name="P3"><text:span text:style-name="T14">cols</text:span></text:p>
          </table:table-cell>
          <table:table-cell table:style-name="Table18.A1" office:value-type="string">
            <text:p text:style-name="P3"><text:span text:style-name="T3">Expected result</text:span></text:p>
          </table:table-cell>
        </table:table-row>
        <table:table-row table:style-name="Table18.1">
          <table:table-cell table:style-name="Table18.A1" office:value-type="string">
            <text:p text:style-name="P3"><text:span text:style-name="T14">3</text:span></text:p>
          </table:table-cell>
          <table:table-cell table:style-name="Table18.A1" office:value-type="string">
            <text:p text:style-name="P3"><text:span text:style-name="T14">5</text:span></text:p>
          </table:table-cell>
          <table:table-cell table:style-name="Table18.A1" office:value-type="string">
            <text:p text:style-name="P3"><text:span text:style-name="T14">[[1,2,3,4,5],[10,9,8,7,6],[11,12,13,14,15]]</text:span></text:p>
          </table:table-cell>
        </table:table-row>
        <table:table-row table:style-name="Table18.1">
          <table:table-cell table:style-name="Table18.A1" office:value-type="string">
            <text:p text:style-name="P3"><text:span text:style-name="T14">10</text:span></text:p>
          </table:table-cell>
          <table:table-cell table:style-name="Table18.A1" office:value-type="string">
            <text:p text:style-name="P3"><text:span text:style-name="T14">1</text:span></text:p>
          </table:table-cell>
          <table:table-cell table:style-name="Table18.A1" office:value-type="string">
            <text:p text:style-name="P3"><text:span text:style-name="T14">[[1],[2],[3],[4],[5],[6],[7],[8],[9],[10]]</text:span></text:p>
          </table:table-cell>
        </table:table-row>
        <table:table-row table:style-name="Table18.1">
          <table:table-cell table:style-name="Table18.A1" office:value-type="string">
            <text:p text:style-name="P3"><text:span text:style-name="T14">4</text:span></text:p>
          </table:table-cell>
          <table:table-cell table:style-name="Table18.A1" office:value-type="string">
            <text:p text:style-name="P3"><text:span text:style-name="T14">2</text:span></text:p>
          </table:table-cell>
          <table:table-cell table:style-name="Table18.A1" office:value-type="string">
            <text:p text:style-name="P3"><text:span text:style-name="T14">[[1,2],[4,3],[5,6],[8,7]]</text:span></text:p>
          </table:table-cell>
        </table:table-row>
      </table:table>
      <text:p text:style-name="P2"/>
      <text:p text:style-name="P1"><text:span text:style-name="T3">(The five-dollar word of the day is "</text:span><text:a xlink:type="simple" xlink:href="https://en.wikipedia.org/wiki/Boustrophedon" text:style-name="ListLabel_20_37" text:visited-style-name="ListLabel_20_37"><text:span text:style-name="T10">boustrophedon</text:span></text:a><text:span text:style-name="T3">".)</text:span></text:p>
      <text:p text:style-name="P17"><text:bookmark text:name="_zebvp77y0f89"/><text:span text:style-name="T1">Detab</text:span></text:p>
      <text:p text:style-name="P4"/>
      <text:p text:style-name="P1"><text:span text:style-name="T14">def detab(text, n = 8, sub = ' '):</text:span></text:p>
      <text:p text:style-name="P2"/>
      <text:p text:style-name="P1"><text:span text:style-name="T3">In the </text:span><text:span text:style-name="T4">detabbing</text:span><text:span text:style-name="T3"> process of converting tab characters </text:span><text:span text:style-name="T14">'\t'</text:span><text:span text:style-name="T3"> to ordinary whitespaces, each tab character is replaced by a suitable number of whitespace characters so that the next character is placed at a position that is exactly divisible by </text:span><text:span text:style-name="T14">n</text:span><text:span text:style-name="T3">. However, if the next character is already in a position that is divisible by </text:span><text:span text:style-name="T14">n</text:span><text:span text:style-name="T3">, another </text:span><text:span text:style-name="T14">n</text:span><text:span text:style-name="T3"> whitespace characters are appended to the result so that at least one substitution character will appear to replace any tab character.</text:span></text:p>
      <text:p text:style-name="P2"/>
      <text:p text:style-name="P1"><text:span text:style-name="T3">For demonstration purposes, since whitespace characters might be difficult to visualize during the debugging stage, the substitution character that fills in the tabs can be freely chosen with the named argument </text:span><text:span text:style-name="T14">sub</text:span><text:span text:style-name="T3"> that defaults to whitespace. This function should create and return the detabbed version of its parameter </text:span><text:span text:style-name="T14">text</text:span><text:span text:style-name="T3">.</text:span></text:p>
      <text:p text:style-name="P1"/>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text:span text:style-name="T14">text</text:span></text:p>
          </table:table-cell>
          <table:table-cell table:style-name="Table19.A1" office:value-type="string">
            <text:p text:style-name="P3"><text:span text:style-name="T14">n</text:span></text:p>
          </table:table-cell>
          <table:table-cell table:style-name="Table19.A1" office:value-type="string">
            <text:p text:style-name="P3"><text:span text:style-name="T14">sub</text:span></text:p>
          </table:table-cell>
          <table:table-cell table:style-name="Table19.A1" office:value-type="string">
            <text:p text:style-name="P3"><text:span text:style-name="T3">Expected result</text:span></text:p>
          </table:table-cell>
        </table:table-row>
        <table:table-row table:style-name="Table19.1">
          <table:table-cell table:style-name="Table19.A1" office:value-type="string">
            <text:p text:style-name="P3"><text:span text:style-name="T14">'Hello\tthereyou\tworld'</text:span></text:p>
          </table:table-cell>
          <table:table-cell table:style-name="Table19.A1" office:value-type="string">
            <text:p text:style-name="P3"><text:span text:style-name="T14">8</text:span></text:p>
          </table:table-cell>
          <table:table-cell table:style-name="Table19.A1" office:value-type="string">
            <text:p text:style-name="P3"><text:span text:style-name="T14">'$'</text:span></text:p>
          </table:table-cell>
          <table:table-cell table:style-name="Table19.A1" office:value-type="string">
            <text:p text:style-name="P3"><text:span text:style-name="T14">'Hello$$$thereyou$$$$$$$$world'</text:span></text:p>
          </table:table-cell>
        </table:table-row>
        <table:table-row table:style-name="Table19.1">
          <table:table-cell table:style-name="Table19.A1" office:value-type="string">
            <text:p text:style-name="P3"><text:span text:style-name="T14">'Ilkka\tMarkus\tKokkarinen'</text:span></text:p>
          </table:table-cell>
          <table:table-cell table:style-name="Table19.A1" office:value-type="string">
            <text:p text:style-name="P3"><text:span text:style-name="T14">4</text:span></text:p>
          </table:table-cell>
          <table:table-cell table:style-name="Table19.A1" office:value-type="string">
            <text:p text:style-name="P3"><text:span text:style-name="T14">'-'</text:span></text:p>
          </table:table-cell>
          <table:table-cell table:style-name="Table19.A1" office:value-type="string">
            <text:p text:style-name="P3"><text:span text:style-name="T14">'Ilkka---Markus--Kokkarinen'</text:span></text:p>
          </table:table-cell>
        </table:table-row>
        <table:table-row table:style-name="Table19.1">
          <table:table-cell table:style-name="Table19.A1" office:value-type="string">
            <text:p text:style-name="P3"><text:span text:style-name="T14">'Tenser,\tsaid\tthe\ttensor'</text:span></text:p>
          </table:table-cell>
          <table:table-cell table:style-name="Table19.A1" office:value-type="string">
            <text:p text:style-name="P3"><text:span text:style-name="T14">5</text:span></text:p>
          </table:table-cell>
          <table:table-cell table:style-name="Table19.A1" office:value-type="string">
            <text:p text:style-name="P3"><text:span text:style-name="T14">'+'</text:span></text:p>
          </table:table-cell>
          <table:table-cell table:style-name="Table19.A1" office:value-type="string">
            <text:p text:style-name="P3"><text:span text:style-name="T14">'Tenser,+++said+the++tensor'</text:span></text:p>
          </table:table-cell>
        </table:table-row>
      </table:table>
      <text:p text:style-name="P1"/>
      <text:p text:style-name="P1"><text:span text:style-name="T3">People vary greatly on their preference for the value of </text:span><text:span text:style-name="T14">n</text:span><text:span text:style-name="T3">, which is why we make it a named argument in this problem. Some people prefer </text:span><text:span text:style-name="T14">n</text:span><text:span text:style-name="T3"> = 4, others like the wider berth of </text:span><text:span text:style-name="T14">n</text:span><text:span text:style-name="T3"> = 8, whereas your instructor likes the tight </text:span><text:span text:style-name="T14">n</text:span><text:span text:style-name="T3"> = 2 best. To each his or her own.</text:span></text:p>
      <text:p text:style-name="P17"><text:bookmark text:name="_1t9qxzlnzicb"/><text:span text:style-name="T1">Multidimensional knight moves</text:span></text:p>
      <text:p text:style-name="P1"/>
      <text:p text:style-name="P1"><text:span text:style-name="T14">def knight_jump(knight, start, end):</text:span></text:p>
      <text:p text:style-name="P2"/>
      <text:p text:style-name="P1"><text:span text:style-name="T3">An ordinary </text:span><text:a xlink:type="simple" xlink:href="https://en.wikipedia.org/wiki/Knight_(chess)" text:style-name="ListLabel_20_37" text:visited-style-name="ListLabel_20_37"><text:span text:style-name="T10">chess knight</text:span></text:a><text:span text:style-name="T3"> on a two-dimensional board of squares can make an "L-move" into up to eight possible neighbours. However, we can generalize the entire chessboard into </text:span><text:span text:style-name="T5">k</text:span><text:span text:style-name="T3"> dimensions from mere two. A natural extension of the knight's move that keeps all moves symmetric with respect to all these dimensions is to define the possible moves as a </text:span><text:span text:style-name="T5">k</text:span><text:span text:style-name="T3">-tuple of strictly decreasing nonnegative integers. Each one of these </text:span><text:span text:style-name="T5">k</text:span><text:span text:style-name="T3"> offsets must be used for exactly one dimension of your choice during the move, either as a positive or a negative version.</text:span></text:p>
      <text:p text:style-name="P2"/>
      <text:p text:style-name="P1"><text:span text:style-name="T3">For example, the three-dimensional </text:span><text:span text:style-name="T14">(4, 3, 1)</text:span><text:span text:style-name="T3">-knight makes its way by first moving four steps along any one of the three dimensions, then three steps along any other dimension, and then one step along the remaining dimension, whichever that is. All these moves are considered to be performed together as a single jump that does not visit any of the intermediate squares. Given the </text:span><text:span text:style-name="T14">start</text:span><text:span text:style-name="T3"> and </text:span><text:span text:style-name="T14">end</text:span><text:span text:style-name="T3"> positions as </text:span><text:span text:style-name="T14">k</text:span><text:span text:style-name="T3">-tuples of integer coordinates, determine whether the generalized </text:span><text:span text:style-name="T14">knight</text:span><text:span text:style-name="T3"> can jump from </text:span><text:span text:style-name="T14">start</text:span><text:span text:style-name="T3"> to </text:span><text:span text:style-name="T14">end</text:span><text:span text:style-name="T3"> in a single move.</text:span></text:p>
      <text:p text:style-name="P2"/>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3"><text:span text:style-name="T14">knight</text:span></text:p>
          </table:table-cell>
          <table:table-cell table:style-name="Table20.A1" office:value-type="string">
            <text:p text:style-name="P3"><text:span text:style-name="T14">start</text:span></text:p>
          </table:table-cell>
          <table:table-cell table:style-name="Table20.A1" office:value-type="string">
            <text:p text:style-name="P3"><text:span text:style-name="T14">end</text:span></text:p>
          </table:table-cell>
          <table:table-cell table:style-name="Table20.A1" office:value-type="string">
            <text:p text:style-name="P3"><text:span text:style-name="T3">Expected result</text:span></text:p>
          </table:table-cell>
        </table:table-row>
        <table:table-row table:style-name="Table20.1">
          <table:table-cell table:style-name="Table20.A1" office:value-type="string">
            <text:p text:style-name="P3"><text:span text:style-name="T14">(2, 1)</text:span></text:p>
          </table:table-cell>
          <table:table-cell table:style-name="Table20.A1" office:value-type="string">
            <text:p text:style-name="P3"><text:span text:style-name="T14">(12, 10)</text:span></text:p>
          </table:table-cell>
          <table:table-cell table:style-name="Table20.A1" office:value-type="string">
            <text:p text:style-name="P3"><text:span text:style-name="T14">(11, 12)</text:span></text:p>
          </table:table-cell>
          <table:table-cell table:style-name="Table20.A1" office:value-type="string">
            <text:p text:style-name="P3"><text:span text:style-name="T14">True</text:span></text:p>
          </table:table-cell>
        </table:table-row>
        <table:table-row table:style-name="Table20.1">
          <table:table-cell table:style-name="Table20.A1" office:value-type="string">
            <text:p text:style-name="P3"><text:span text:style-name="T14">(7, 5, 1)</text:span></text:p>
          </table:table-cell>
          <table:table-cell table:style-name="Table20.A1" office:value-type="string">
            <text:p text:style-name="P3"><text:span text:style-name="T14">(15, 11, 16)</text:span></text:p>
          </table:table-cell>
          <table:table-cell table:style-name="Table20.A1" office:value-type="string">
            <text:p text:style-name="P3"><text:span text:style-name="T14">(8, 12, 11)</text:span></text:p>
          </table:table-cell>
          <table:table-cell table:style-name="Table20.A1" office:value-type="string">
            <text:p text:style-name="P3"><text:span text:style-name="T14">True</text:span></text:p>
          </table:table-cell>
        </table:table-row>
        <table:table-row table:style-name="Table20.1">
          <table:table-cell table:style-name="Table20.A1" office:value-type="string">
            <text:p text:style-name="P3"><text:span text:style-name="T14">(9, 7, 6, 5, 1)</text:span></text:p>
          </table:table-cell>
          <table:table-cell table:style-name="Table20.A1" office:value-type="string">
            <text:p text:style-name="P3"><text:span text:style-name="T14">(19, 12, 14, 11, 20)</text:span></text:p>
          </table:table-cell>
          <table:table-cell table:style-name="Table20.A1" office:value-type="string">
            <text:p text:style-name="P3"><text:span text:style-name="T14">(24, 3, 20, 11, 13)</text:span></text:p>
          </table:table-cell>
          <table:table-cell table:style-name="Table20.A1" office:value-type="string">
            <text:p text:style-name="P3"><text:span text:style-name="T14">False</text:span></text:p>
          </table:table-cell>
        </table:table-row>
      </table:table>
      <text:p text:style-name="P2"/>
      <text:p text:style-name="P1"><text:span text:style-name="T3">A quick combinatorial calculation reveals that exactly </text:span><text:span text:style-name="T5">k</text:span><text:span text:style-name="T3">! * 2</text:span><text:span text:style-name="T26">k</text:span><text:span text:style-name="T3"> possible neighbours are reachable in a single move, assuming that none of the moves takes the knight outside the board. In this notation, the ordinary chess knight is a </text:span><text:span text:style-name="T14">(2, 1)</text:span><text:span text:style-name="T3">-knight that can reach 2! * 2</text:span><text:span text:style-name="T27">2</text:span><text:span text:style-name="T3"> = 2 * 4 = 8 possible neighbouring squares in one move, whereas a 6-dimensional knight could move into 6! * 2</text:span><text:span text:style-name="T27">6</text:span><text:span text:style-name="T3"> = 46080 different neighbours in one jump. Since the number of moves emanating from each position to its neighbours grows exponentially with respect to the number of dimensions </text:span><text:span text:style-name="T5">k</text:span><text:span text:style-name="T3">, everything ends up being close to everything else in high-dimensional spaces. (Density in general is known to have both advantages and disadvantages in all walks of life...)</text:span></text:p>
      <text:p text:style-name="P17"><text:bookmark text:name="_qw697oi60fgd"/><text:span text:style-name="T1">Fulcrum</text:span></text:p>
      <text:p text:style-name="P2"/>
      <text:p text:style-name="P1"><text:span text:style-name="T14">def can_balance(items):</text:span></text:p>
      <text:p text:style-name="P2"/>
      <text:p text:style-name="P1"><text:span text:style-name="T3">Each item in the list of </text:span><text:span text:style-name="T14">items</text:span><text:span text:style-name="T3"> is now considered to be a physical weight, and therefore guaranteed to be a positive integer. Your task is to find and return a </text:span><text:span text:style-name="T4">fulcrum</text:span><text:span text:style-name="T3"> position in this list so that when balanced on that position, the total </text:span><text:span text:style-name="T4">torque</text:span><text:span text:style-name="T3"> of the items to the left of that position equals the total torque of the items to the right of that position. (The item on the fulcrum is assumed to be centered symmetrically on both sides, and therefore does not participate in the torque calculation.)</text:span></text:p>
      <text:p text:style-name="P2"/>
      <text:p text:style-name="P1"><text:span text:style-name="T3">As taught in any introductory physics textbook, the torque of an item with respect to the fulcrum equals its weight times its distance from the fulcrum. If a fulcrum position exists, return that position, otherwise return -1 to indicate that the given </text:span><text:span text:style-name="T14">items</text:span><text:span text:style-name="T3"> cannot be balanced, at least not without rearranging them. That one, by the way, would be an interesting but a more advanced problem normally suitable for a third year computer science course... but in Python, this algorithm could easily be built around this function by using the generator </text:span><text:span text:style-name="T14">permutations</text:span><text:span text:style-name="T3"> in the module </text:span><text:a xlink:type="simple" xlink:href="https://docs.python.org/3/library/itertools.html" text:style-name="ListLabel_20_39" text:visited-style-name="ListLabel_20_39"><text:span text:style-name="T13">itertools</text:span></text:a><text:span text:style-name="T3"> to try out all possible permutations in an outer loop until you find one permutation that works. (In fact, quite a few problems of this style can be solved with this "</text:span><text:span text:style-name="T4">generate and test</text:span><text:span text:style-name="T3">" approach without needing the fancy </text:span><text:span text:style-name="T4">backtracking</text:span><text:span text:style-name="T3"> algorithms from third year and up.)</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3"><text:span text:style-name="T14">items</text:span></text:p>
          </table:table-cell>
          <table:table-cell table:style-name="Table21.A1" office:value-type="string">
            <text:p text:style-name="P3"><text:span text:style-name="T3">Expected result</text:span></text:p>
          </table:table-cell>
        </table:table-row>
        <table:table-row table:style-name="Table21.1">
          <table:table-cell table:style-name="Table21.A1" office:value-type="string">
            <text:p text:style-name="P3"><text:span text:style-name="T14">[6, 1, 10, 5, 4]</text:span></text:p>
          </table:table-cell>
          <table:table-cell table:style-name="Table21.A1" office:value-type="string">
            <text:p text:style-name="P3"><text:span text:style-name="T14">2</text:span></text:p>
          </table:table-cell>
        </table:table-row>
        <table:table-row table:style-name="Table21.1">
          <table:table-cell table:style-name="Table21.A1" office:value-type="string">
            <text:p text:style-name="P3"><text:span text:style-name="T14">[10, 3, 3, 2, 1]</text:span></text:p>
          </table:table-cell>
          <table:table-cell table:style-name="Table21.A1" office:value-type="string">
            <text:p text:style-name="P3"><text:span text:style-name="T14">1</text:span></text:p>
          </table:table-cell>
        </table:table-row>
        <table:table-row table:style-name="Table21.1">
          <table:table-cell table:style-name="Table21.A1" office:value-type="string">
            <text:p text:style-name="P3"><text:span text:style-name="T14">[7, 3, 4, 2, 9, 7, 4]</text:span></text:p>
          </table:table-cell>
          <table:table-cell table:style-name="Table21.A1" office:value-type="string">
            <text:p text:style-name="P3"><text:span text:style-name="T14">-1</text:span></text:p>
          </table:table-cell>
        </table:table-row>
        <table:table-row table:style-name="Table21.1">
          <table:table-cell table:style-name="Table21.A1" office:value-type="string">
            <text:p text:style-name="P3"><text:span text:style-name="T14">[42]</text:span></text:p>
          </table:table-cell>
          <table:table-cell table:style-name="Table21.A1" office:value-type="string">
            <text:p text:style-name="P3"><text:span text:style-name="T14">0</text:span></text:p>
          </table:table-cell>
        </table:table-row>
      </table:table>
      <text:p text:style-name="P2"/>
      <text:p text:style-name="P1"><text:span text:style-name="T3">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10">Phalanx</text:span></text:a><text:span text:style-name="T3">". That one even seems like something that could be turned into an interesting computational problem about lists of lists...</text:span></text:p>
      <text:p text:style-name="P17"><text:bookmark text:name="_7qdut2nuouui"/><text:span text:style-name="T1">Longest palindrome substring</text:span></text:p>
      <text:p text:style-name="P2"/>
      <text:p text:style-name="P1"><text:span text:style-name="T14">def longest_palindrome(text):</text:span></text:p>
      <text:p text:style-name="P2"/>
      <text:p text:style-name="P1"><text:span text:style-name="T3">A string is said to be a </text:span><text:span text:style-name="T4">palindrome</text:span><text:span text:style-name="T3"> if it reads the same both forward and backward, for example </text:span><text:span text:style-name="T14">'racecar'</text:span><text:span text:style-name="T3">. Given </text:span><text:span text:style-name="T14">text</text:span><text:span text:style-name="T3">, find and return the longest consecutive substring inside </text:span><text:span text:style-name="T14">text</text:span><text:span text:style-name="T3"> that is a palindrome. If there exist multiple palindromes with the same largest possible length, return the leftmost one.</text:span></text:p>
      <text:p text:style-name="P2"/>
      <text:p text:style-name="P1"><text:span text:style-name="T3">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4">text</text:span><text:span text:style-name="T3"> does not contain any longer palindromic substrings.</text:span></text:p>
      <text:p text:style-name="P2"/>
      <table:table table:name="Table22" table:style-name="Table22">
        <table:table-column table:style-name="Table22.A"/>
        <table:table-column table:style-name="Table22.B"/>
        <table:table-row table:style-name="Table22.1">
          <table:table-cell table:style-name="Table22.A1" office:value-type="string">
            <text:p text:style-name="P3"><text:span text:style-name="T14">text</text:span></text:p>
          </table:table-cell>
          <table:table-cell table:style-name="Table22.A1" office:value-type="string">
            <text:p text:style-name="P3"><text:span text:style-name="T3">Expected result</text:span></text:p>
          </table:table-cell>
        </table:table-row>
        <table:table-row table:style-name="Table22.1">
          <table:table-cell table:style-name="Table22.A1" office:value-type="string">
            <text:p text:style-name="P3"><text:span text:style-name="T14">'saippuakauppias'</text:span></text:p>
          </table:table-cell>
          <table:table-cell table:style-name="Table22.A1" office:value-type="string">
            <text:p text:style-name="P3"><text:span text:style-name="T14">'saippuakauppias'</text:span></text:p>
          </table:table-cell>
        </table:table-row>
        <table:table-row table:style-name="Table22.1">
          <table:table-cell table:style-name="Table22.A1" office:value-type="string">
            <text:p text:style-name="P3"><text:span text:style-name="T14">'abaababaaabbab</text:span><text:span text:style-name="T21">aababababaa</text:span><text:span text:style-name="T14">'</text:span></text:p>
          </table:table-cell>
          <table:table-cell table:style-name="Table22.A1" office:value-type="string">
            <text:p text:style-name="P3"><text:span text:style-name="T14">'aababababaa'</text:span></text:p>
          </table:table-cell>
        </table:table-row>
        <table:table-row table:style-name="Table22.1">
          <table:table-cell table:style-name="Table22.A1" office:value-type="string">
            <text:p text:style-name="P3"><text:span text:style-name="T14">'xxzxxracecar'</text:span></text:p>
          </table:table-cell>
          <table:table-cell table:style-name="Table22.A1" office:value-type="string">
            <text:p text:style-name="P3"><text:span text:style-name="T14">'racecar'</text:span></text:p>
          </table:table-cell>
        </table:table-row>
        <table:table-row table:style-name="Table22.1">
          <table:table-cell table:style-name="Table22.A1" office:value-type="string">
            <text:p text:style-name="P3"><text:span text:style-name="T14">'xyxracecaryxy'</text:span></text:p>
          </table:table-cell>
          <table:table-cell table:style-name="Table22.A1" office:value-type="string">
            <text:p text:style-name="P3"><text:span text:style-name="T14">'racecar'</text:span></text:p>
          </table:table-cell>
        </table:table-row>
      </table:table>
      <text:p text:style-name="P2"/>
      <text:p text:style-name="P1"><text:span text:style-name="T3">The straightforward implementation of the trivial algorithm "loop through all possible substrings and check which ones are palindromes, remembering the longest palindrome that you have seen" should pass the test in a reasonably short time. However, as a curiosity, the real challenge in this problem is making this function at least an order of magnitude faster than this, which is why you might meet this one in a later course on algorithmic techniques. The students who are already piqued in this kind of algorithmic tweaking might want to check out the Wikipedia page "</text:span><text:a xlink:type="simple" xlink:href="https://en.wikipedia.org/wiki/Longest_palindromic_substring" text:style-name="ListLabel_20_37" text:visited-style-name="ListLabel_20_37"><text:span text:style-name="T10">Longest Palindromic Substring</text:span></text:a><text:span text:style-name="T3">", as the </text:span><text:span text:style-name="T4">dynamic programming</text:span><text:span text:style-name="T3"> technique used to solve this problem is a key to solving a thousand other problems of similar combinatorial nature of </text:span><text:span text:style-name="T4">overlapping recursive subproblems</text:span><text:span text:style-name="T3">.</text:span></text:p>
      <text:p text:style-name="P17"><text:bookmark text:name="_xjaosiibiiu"/><text:span text:style-name="T1">All your fractions are belong to base</text:span></text:p>
      <text:p text:style-name="P1"/>
      <text:p text:style-name="P1"><text:span text:style-name="T14">def group_and_skip(n, out, ins):</text:span></text:p>
      <text:p text:style-name="P2"/>
      <text:p text:style-name="P1"><text:span text:style-name="T3">A pile of </text:span><text:span text:style-name="T14">n</text:span><text:span text:style-name="T3"> identical coins lies on the table. In each move, the remaining coins are grouped into exactly </text:span><text:span text:style-name="T14">out</text:span><text:span text:style-name="T3"> coins in each group, where </text:span><text:span text:style-name="T14">out</text:span><text:span text:style-name="T3"> is guaranteed to be a positive integer greater than one. The remainder </text:span><text:span text:style-name="T14">n % out</text:span><text:span text:style-name="T3"> coins that do not fit into any group are taken aside and recorded. From each complete group of </text:span><text:span text:style-name="T14">out</text:span><text:span text:style-name="T3"> coins, exactly </text:span><text:span text:style-name="T14">ins</text:span><text:span text:style-name="T3"> coins are added back in the pile, and the rest of the coins of that group are discarded. Repeat this until the entire pile becomes empty, which must eventually happen whenever </text:span><text:span text:style-name="T14">out &gt; ins</text:span><text:span text:style-name="T3">. Return a list that says how many coins were taken aside in each step.</text:span></text:p>
      <text:p text:style-name="P2"/>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3"><text:span text:style-name="T14">n</text:span></text:p>
          </table:table-cell>
          <table:table-cell table:style-name="Table23.A1" office:value-type="string">
            <text:p text:style-name="P3"><text:span text:style-name="T14">out</text:span></text:p>
          </table:table-cell>
          <table:table-cell table:style-name="Table23.A1" office:value-type="string">
            <text:p text:style-name="P3"><text:span text:style-name="T14">ins</text:span></text:p>
          </table:table-cell>
          <table:table-cell table:style-name="Table23.A1" office:value-type="string">
            <text:p text:style-name="P3"><text:span text:style-name="T3">Expected result</text:span></text:p>
          </table:table-cell>
        </table:table-row>
        <table:table-row table:style-name="Table23.1">
          <table:table-cell table:style-name="Table23.A1" office:value-type="string">
            <text:p text:style-name="P3"><text:span text:style-name="T14">123456789</text:span></text:p>
          </table:table-cell>
          <table:table-cell table:style-name="Table23.A1" office:value-type="string">
            <text:p text:style-name="P3"><text:span text:style-name="T14">10</text:span></text:p>
          </table:table-cell>
          <table:table-cell table:style-name="Table23.A1" office:value-type="string">
            <text:p text:style-name="P3"><text:span text:style-name="T14">1</text:span></text:p>
          </table:table-cell>
          <table:table-cell table:style-name="Table23.A1" office:value-type="string">
            <text:p text:style-name="P3"><text:span text:style-name="T14">[9, 8, 7, 6, 5, 4, 3, 2, 1]</text:span></text:p>
          </table:table-cell>
        </table:table-row>
        <table:table-row table:style-name="Table23.1">
          <table:table-cell table:style-name="Table23.A1" office:value-type="string">
            <text:p text:style-name="P3"><text:span text:style-name="T14">987654321</text:span></text:p>
          </table:table-cell>
          <table:table-cell table:style-name="Table23.A1" office:value-type="string">
            <text:p text:style-name="P3"><text:span text:style-name="T14">1000</text:span></text:p>
          </table:table-cell>
          <table:table-cell table:style-name="Table23.A1" office:value-type="string">
            <text:p text:style-name="P3"><text:span text:style-name="T14">1</text:span></text:p>
          </table:table-cell>
          <table:table-cell table:style-name="Table23.A1" office:value-type="string">
            <text:p text:style-name="P3"><text:span text:style-name="T14">[321, 654, 987]</text:span></text:p>
          </table:table-cell>
        </table:table-row>
        <table:table-row table:style-name="Table23.1">
          <table:table-cell table:style-name="Table23.A1" office:value-type="string">
            <text:p text:style-name="P3"><text:span text:style-name="T14">255</text:span></text:p>
          </table:table-cell>
          <table:table-cell table:style-name="Table23.A1" office:value-type="string">
            <text:p text:style-name="P3"><text:span text:style-name="T14">2</text:span></text:p>
          </table:table-cell>
          <table:table-cell table:style-name="Table23.A1" office:value-type="string">
            <text:p text:style-name="P3"><text:span text:style-name="T14">1</text:span></text:p>
          </table:table-cell>
          <table:table-cell table:style-name="Table23.A1" office:value-type="string">
            <text:p text:style-name="P3"><text:span text:style-name="T14">[1, 1, 1, 1, 1, 1, 1, 1]</text:span></text:p>
          </table:table-cell>
        </table:table-row>
        <table:table-row table:style-name="Table23.1">
          <table:table-cell table:style-name="Table23.A1" office:value-type="string">
            <text:p text:style-name="P3"><text:span text:style-name="T14">81</text:span></text:p>
          </table:table-cell>
          <table:table-cell table:style-name="Table23.A1" office:value-type="string">
            <text:p text:style-name="P3"><text:span text:style-name="T14">5</text:span></text:p>
          </table:table-cell>
          <table:table-cell table:style-name="Table23.A1" office:value-type="string">
            <text:p text:style-name="P3"><text:span text:style-name="T14">3</text:span></text:p>
          </table:table-cell>
          <table:table-cell table:style-name="Table23.A1" office:value-type="string">
            <text:p text:style-name="P3"><text:span text:style-name="T14">[1, 3, 2, 0, 4, 3]</text:span></text:p>
          </table:table-cell>
        </table:table-row>
        <table:table-row table:style-name="Table23.1">
          <table:table-cell table:style-name="Table23.A1" office:value-type="string">
            <text:p text:style-name="P3"><text:span text:style-name="T14">10**9</text:span></text:p>
          </table:table-cell>
          <table:table-cell table:style-name="Table23.A1" office:value-type="string">
            <text:p text:style-name="P3"><text:span text:style-name="T14">13</text:span></text:p>
          </table:table-cell>
          <table:table-cell table:style-name="Table23.A1" office:value-type="string">
            <text:p text:style-name="P3"><text:span text:style-name="T14">3</text:span></text:p>
          </table:table-cell>
          <table:table-cell table:style-name="Table23.A1" office:value-type="string">
            <text:p text:style-name="P3"><text:span text:style-name="T14">[12, 1, 2, 0, 7, 9, 8, 11, 6, 8, 10, 5, 8, 3]</text:span></text:p>
          </table:table-cell>
        </table:table-row>
      </table:table>
      <text:p text:style-name="P2"/>
      <text:p text:style-name="P1"><text:span text:style-name="T3">As seen in the first three rows, this method produces the digits of </text:span><text:span text:style-name="T14">n</text:span><text:span text:style-name="T3"> in base </text:span><text:span text:style-name="T14">out</text:span><text:span text:style-name="T3"> in reverse order. So this entire setup turns out to be the cleverly disguised algorithm to construct the representation of integer </text:span><text:span text:style-name="T14">n</text:span><text:span text:style-name="T3"> in base </text:span><text:span text:style-name="T14">out</text:span><text:span text:style-name="T3">. However, an improvement over the standard algorithm for the integer base conversion is that this version works not only for integer bases, but allows any fraction </text:span><text:span text:style-name="T14">out/ins</text:span><text:span text:style-name="T3"> that satisfies </text:span><text:span text:style-name="T14">out &gt; ins</text:span><text:span text:style-name="T3"> and </text:span><text:span text:style-name="T14">gcd(out, ins) == 1</text:span><text:span text:style-name="T3"> to be used as a base. For example, the familiar integer 42 would be written as 323122 in base 4/3. Yes, fractional bases are a real thing. Take a deep breath to think about the implications, and then imagine trying to do your real world basic arithmetic in such a system... that sure would have been some "</text:span><text:a xlink:type="simple" xlink:href="https://en.wikipedia.org/wiki/New_Math" text:style-name="ListLabel_20_37" text:visited-style-name="ListLabel_20_37"><text:span text:style-name="T10">New Math</text:span></text:a><text:span text:style-name="T3">" for the frustrated parents in the sixties who had enough trouble balancing their checkbooks in the familiar base ten already!</text:span></text:p>
      <text:p text:style-name="P17"><text:bookmark text:name="_8y6fv71fa21e"/><text:span text:style-name="T1">Last man standing</text:span> </text:p>
      <text:p text:style-name="P2"/>
      <text:p text:style-name="P1"><text:span text:style-name="T14">def josephus(n, k):</text:span></text:p>
      <text:p text:style-name="P2"/>
      <text:p text:style-name="P1"><text:span text:style-name="T3">In the ancient times back "🎶 when men were made of iron and their ships were made of wood 🎶", as seen in "300", "Spartacus", "Game of Thrones" and </text:span><text:a xlink:type="simple" xlink:href="https://www.overthinkingit.com/2011/06/28/blood-tits-and-scowling/" text:style-name="ListLabel_20_37" text:visited-style-name="ListLabel_20_37"><text:span text:style-name="T10">similar historical docudramas</text:span></text:a><text:span text:style-name="T3"> of swords and sandals, a group of </text:span><text:a xlink:type="simple" xlink:href="https://en.wikipedia.org/wiki/Zealots" text:style-name="ListLabel_20_37" text:visited-style-name="ListLabel_20_37"><text:span text:style-name="T10">zealots</text:span></text:a><text:span text:style-name="T3"> (yes, </text:span><text:span text:style-name="T5">literally</text:span><text:span text:style-name="T3">) was surrounded by the overwhelming Roman enemy. To avoid capture and slow humiliating death by crucifixion, in their righteous zeal these men chose to commit mass suicide in a way that prevented any one of them from changing his mind. The zealots arranged themselves in a circle and used lots to choose a step size </text:span><text:span text:style-name="T14">k</text:span><text:span text:style-name="T3">. Starting from the first man, they repeatedly count </text:span><text:span text:style-name="T14">k</text:span><text:span text:style-name="T3"> men ahead and quickly kill that man, removing his corpse from the shrinking grim circle. (Being normal people instead of computer scientists, they always start counting from one instead of zero, the concept of which didn't even exist for them back then anyway!) This continues until only one man remains, expected to honorably fall on his own sword and join his fallen brothers. </text:span><text:a xlink:type="simple" xlink:href="https://en.wikipedia.org/wiki/Josephus_problem" text:style-name="ListLabel_20_37" text:visited-style-name="ListLabel_20_37"><text:span text:style-name="T10">Josephus</text:span></text:a><text:span text:style-name="T3"> would very much prefer to be this last man since he has other ideas of surviving. Help him and his secret confederate survive with a function that, given </text:span><text:span text:style-name="T14">n</text:span><text:span text:style-name="T3"> and </text:span><text:span text:style-name="T14">k</text:span><text:span text:style-name="T3">, returns the list of the execution order so that these men know which places let them be the last two survivors.</text:span></text:p>
      <text:p text:style-name="P2"/>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3"><text:span text:style-name="T14">n</text:span></text:p>
          </table:table-cell>
          <table:table-cell table:style-name="Table24.A1" office:value-type="string">
            <text:p text:style-name="P3"><text:span text:style-name="T14">k</text:span></text:p>
          </table:table-cell>
          <table:table-cell table:style-name="Table24.A1" office:value-type="string">
            <text:p text:style-name="P3"><text:span text:style-name="T3">Expected result</text:span></text:p>
          </table:table-cell>
        </table:table-row>
        <table:table-row table:style-name="Table24.1">
          <table:table-cell table:style-name="Table24.A1" office:value-type="string">
            <text:p text:style-name="P3"><text:span text:style-name="T14">4</text:span></text:p>
          </table:table-cell>
          <table:table-cell table:style-name="Table24.A1" office:value-type="string">
            <text:p text:style-name="P3"><text:span text:style-name="T14">1</text:span></text:p>
          </table:table-cell>
          <table:table-cell table:style-name="Table24.A1" office:value-type="string">
            <text:p text:style-name="P3"><text:span text:style-name="T14">[1, 2, 3, 4]</text:span></text:p>
          </table:table-cell>
        </table:table-row>
        <table:table-row table:style-name="Table24.1">
          <table:table-cell table:style-name="Table24.A1" office:value-type="string">
            <text:p text:style-name="P3"><text:span text:style-name="T14">4</text:span></text:p>
          </table:table-cell>
          <table:table-cell table:style-name="Table24.A1" office:value-type="string">
            <text:p text:style-name="P3"><text:span text:style-name="T14">2</text:span></text:p>
          </table:table-cell>
          <table:table-cell table:style-name="Table24.A1" office:value-type="string">
            <text:p text:style-name="P3"><text:span text:style-name="T14">[2, 4, 3, 1]</text:span></text:p>
          </table:table-cell>
        </table:table-row>
        <table:table-row table:style-name="Table24.1">
          <table:table-cell table:style-name="Table24.A1" office:value-type="string">
            <text:p text:style-name="P3"><text:span text:style-name="T14">10</text:span></text:p>
          </table:table-cell>
          <table:table-cell table:style-name="Table24.A1" office:value-type="string">
            <text:p text:style-name="P3"><text:span text:style-name="T14">3</text:span></text:p>
          </table:table-cell>
          <table:table-cell table:style-name="Table24.A1" office:value-type="string">
            <text:p text:style-name="P3"><text:span text:style-name="T14">[3, 6, 9, 2, 7, 1, 8, 5, 10, 4]</text:span></text:p>
          </table:table-cell>
        </table:table-row>
        <table:table-row table:style-name="Table24.1">
          <table:table-cell table:style-name="Table24.A1" office:value-type="string">
            <text:p text:style-name="P3"><text:span text:style-name="T14">8</text:span></text:p>
          </table:table-cell>
          <table:table-cell table:style-name="Table24.A1" office:value-type="string">
            <text:p text:style-name="P3"><text:span text:style-name="T14">7</text:span></text:p>
          </table:table-cell>
          <table:table-cell table:style-name="Table24.A1" office:value-type="string">
            <text:p text:style-name="P3"><text:span text:style-name="T14">[7, 6, 8, 2, 5, 1, 3, 4]</text:span></text:p>
          </table:table-cell>
        </table:table-row>
        <table:table-row table:style-name="Table24.1">
          <table:table-cell table:style-name="Table24.A1" office:value-type="string">
            <text:p text:style-name="P3"><text:span text:style-name="T14">30</text:span></text:p>
          </table:table-cell>
          <table:table-cell table:style-name="Table24.A1" office:value-type="string">
            <text:p text:style-name="P3"><text:span text:style-name="T14">4</text:span></text:p>
          </table:table-cell>
          <table:table-cell table:style-name="Table24.A1" office:value-type="string">
            <text:p text:style-name="P3"><text:span text:style-name="T14">[4, 8, 12, 16, 20, 24, 28, 2, 7, 13, 18, 23, 29, 5, 11, 19, 26, 3, 14, 22, 1, 15, 27, 10, 30, 21, 17, 25, 9, 6]</text:span></text:p>
          </table:table-cell>
        </table:table-row>
        <table:table-row table:style-name="Table24.1">
          <table:table-cell table:style-name="Table24.A1" office:value-type="string">
            <text:p text:style-name="P3"><text:span text:style-name="T14">1000</text:span></text:p>
          </table:table-cell>
          <table:table-cell table:style-name="Table24.A1" office:value-type="string">
            <text:p text:style-name="P3"><text:span text:style-name="T14">99</text:span></text:p>
          </table:table-cell>
          <table:table-cell table:style-name="Table24.A1" office:value-type="string">
            <text:p text:style-name="P3"><text:span text:style-name="T3">(a sequence of 1000 elements whose first five elements are </text:span><text:span text:style-name="T14">[99, 198, 297, 396, 495]</text:span><text:span text:style-name="T3"> and last five elements are </text:span><text:span text:style-name="T14">[183, 762, 380, 966, 219]</text:span><text:span text:style-name="T3">)</text:span></text:p>
          </table:table-cell>
        </table:table-row>
      </table:table>
      <text:p text:style-name="P1"/>
      <text:p text:style-name="P17"><text:bookmark text:name="_ep6v9xpvv8b5"/><text:span text:style-name="T1">Recamán's sequence</text:span> </text:p>
      <text:p text:style-name="P2"/>
      <text:p text:style-name="P1"><text:span text:style-name="T14">def recaman(n):</text:span></text:p>
      <text:p text:style-name="P2"/>
      <text:p text:style-name="P1"><text:span text:style-name="T3">Compute and return the first </text:span><text:span text:style-name="T14">n</text:span><text:span text:style-name="T3"> terms of the </text:span><text:a xlink:type="simple" xlink:href="http://mathworld.wolfram.com/RecamansSequence.html" text:style-name="ListLabel_20_37" text:visited-style-name="ListLabel_20_37"><text:span text:style-name="T10">Recamán's sequence</text:span></text:a><text:span text:style-name="T3">, starting from the term </text:span><text:span text:style-name="T5">a</text:span><text:span text:style-name="T28">1</text:span><text:span text:style-name="T3"> = 1. See the linked definition for this sequence as it is defined on </text:span><text:a xlink:type="simple" xlink:href="http://mathworld.wolfram.com/" text:style-name="ListLabel_20_37" text:visited-style-name="ListLabel_20_37"><text:span text:style-name="T10">Wolfram Mathworld</text:span></text:a><text:span text:style-name="T3">. Note how this definition depends on whether a particular number is already part of the previously generated part of the sequence. </text:span></text:p>
      <text:p text:style-name="P2"/>
      <text:p text:style-name="P1"><text:span text:style-name="T3">To make your function execute in a speedy fashion even when generating a sequence that contains millions of elements, you should use a </text:span><text:span text:style-name="T14">set</text:span><text:span text:style-name="T3"> to remember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10">Shlemiel</text:span></text:a><text:span text:style-name="T3">" would have done. Your better technique can create this list arbitrarily far in linear time, and should therefore be blazingly fast even for millions of elements.</text:span></text:p>
      <text:p text:style-name="P2"/>
      <table:table table:name="Table25" table:style-name="Table25">
        <table:table-column table:style-name="Table25.A"/>
        <table:table-column table:style-name="Table25.B"/>
        <table:table-row table:style-name="Table25.1">
          <table:table-cell table:style-name="Table25.A1" office:value-type="string">
            <text:p text:style-name="P3"><text:span text:style-name="T14">n</text:span></text:p>
          </table:table-cell>
          <table:table-cell table:style-name="Table25.A1" office:value-type="string">
            <text:p text:style-name="P3"><text:span text:style-name="T3">Expected result</text:span></text:p>
          </table:table-cell>
        </table:table-row>
        <table:table-row table:style-name="Table25.1">
          <table:table-cell table:style-name="Table25.A1" office:value-type="string">
            <text:p text:style-name="P3"><text:span text:style-name="T14">10</text:span></text:p>
          </table:table-cell>
          <table:table-cell table:style-name="Table25.A1" office:value-type="string">
            <text:p text:style-name="P3"><text:span text:style-name="T14">[1, 3, 6, 2, 7, 13, 20, 12, 21, 11]</text:span></text:p>
          </table:table-cell>
        </table:table-row>
        <table:table-row table:style-name="Table25.1">
          <table:table-cell table:style-name="Table25.A1" office:value-type="string">
            <text:p text:style-name="P3"><text:span text:style-name="T14">1000000</text:span></text:p>
          </table:table-cell>
          <table:table-cell table:style-name="Table25.A1" office:value-type="string">
            <text:p text:style-name="P3"><text:span text:style-name="T3">(a list of million elements whose last five elements are </text:span><text:span text:style-name="T14">[2057162, 1057165, 2057163, 1057164, 2057164]</text:span><text:span text:style-name="T3"> ) <text:s/></text:span></text:p>
          </table:table-cell>
        </table:table-row>
      </table:table>
      <text:p text:style-name="P2"/>
      <text:p text:style-name="P17"><text:bookmark text:name="_zex4ktx5vcd4"/><text:span text:style-name="T1">Count growlers</text:span></text:p>
      <text:p text:style-name="P1"/>
      <text:p text:style-name="P1"><text:span text:style-name="T14">def count_growlers(animals):</text:span></text:p>
      <text:p text:style-name="P2"/>
      <text:p text:style-name="P1"><text:span text:style-name="T3">Let the strings </text:span><text:span text:style-name="T14">'cat'</text:span><text:span text:style-name="T3"> and </text:span><text:span text:style-name="T14">'dog'</text:span><text:span text:style-name="T3"> denote that kind of animal facing left, and </text:span><text:span text:style-name="T14">'tac'</text:span><text:span text:style-name="T3"> and </text:span><text:span text:style-name="T14">'god'</text:span><text:span text:style-name="T3"> denote that same kind of animal facing right. Each individual animal, regardless of its own species, growls if there are more dogs than cats following that position in the direction that the animal is facing. Given a list of such </text:span><text:span text:style-name="T14">animals</text:span><text:span text:style-name="T3">, return the count of how many of them are growling.</text:span></text:p>
      <text:p text:style-name="P2"/>
      <table:table table:name="Table26" table:style-name="Table26">
        <table:table-column table:style-name="Table26.A"/>
        <table:table-column table:style-name="Table26.B"/>
        <table:table-row table:style-name="Table26.1">
          <table:table-cell table:style-name="Table26.A1" office:value-type="string">
            <text:p text:style-name="P7"><text:span text:style-name="T14">animals</text:span></text:p>
          </table:table-cell>
          <table:table-cell table:style-name="Table26.A1" office:value-type="string">
            <text:p text:style-name="P7"><text:span text:style-name="T3">Expected result</text:span></text:p>
          </table:table-cell>
        </table:table-row>
        <table:table-row table:style-name="Table26.1">
          <table:table-cell table:style-name="Table26.A1" office:value-type="string">
            <text:p text:style-name="P7"><text:span text:style-name="T14">['cat', 'dog']</text:span></text:p>
          </table:table-cell>
          <table:table-cell table:style-name="Table26.A1" office:value-type="string">
            <text:p text:style-name="P7"><text:span text:style-name="T14">0</text:span></text:p>
          </table:table-cell>
        </table:table-row>
        <table:table-row table:style-name="Table26.1">
          <table:table-cell table:style-name="Table26.A1" office:value-type="string">
            <text:p text:style-name="P7"><text:span text:style-name="T14">['god', 'cat', 'cat', 'tac', 'tac', 'dog', 'cat', 'god']</text:span></text:p>
          </table:table-cell>
          <table:table-cell table:style-name="Table26.A1" office:value-type="string">
            <text:p text:style-name="P7"><text:span text:style-name="T14">2</text:span></text:p>
          </table:table-cell>
        </table:table-row>
        <table:table-row table:style-name="Table26.1">
          <table:table-cell table:style-name="Table26.A1" office:value-type="string">
            <text:p text:style-name="P7"><text:span text:style-name="T14">['dog', 'cat', 'dog', 'god', 'dog', 'god', 'dog', 'god', 'dog', 'dog', 'god', 'god', 'cat', 'dog', 'god', 'cat', 'tac']</text:span></text:p>
          </table:table-cell>
          <table:table-cell table:style-name="Table26.A1" office:value-type="string">
            <text:p text:style-name="P7"><text:span text:style-name="T14">11</text:span></text:p>
          </table:table-cell>
        </table:table-row>
        <table:table-row table:style-name="Table26.1">
          <table:table-cell table:style-name="Table26.A1" office:value-type="string">
            <text:p text:style-name="P7"><text:span text:style-name="T14">['god', 'tac', 'tac', 'tac', 'tac', 'dog', 'dog', 'tac', 'cat', 'dog', 'god', 'cat', 'dog', 'cat', 'cat', 'tac']</text:span></text:p>
          </table:table-cell>
          <table:table-cell table:style-name="Table26.A1" office:value-type="string">
            <text:p text:style-name="P7"><text:span text:style-name="T14">0</text:span></text:p>
          </table:table-cell>
        </table:table-row>
      </table:table>
      <text:p text:style-name="P2"/>
      <text:p text:style-name="P1"><text:span text:style-name="T3">(I admit that I was pretty high when I originally thought up this problem, at least high enough to perceive the letter </text:span><text:span text:style-name="T14">'t'</text:span><text:span text:style-name="T3"> as a tail of a happy cat held up high, and </text:span><text:span text:style-name="T14">'d'</text:span><text:span text:style-name="T3"> as the snout and stand-up ears of a curious dog, perhaps some kind of spitz or a similar breed. Yeah, good luck trying to unsee that now. For some reason, this problem is somehow more tricky than it seems in a fair and just world.)</text:span></text:p>
      <text:p text:style-name="P1"/>
      <text:p text:style-name="P17"><text:bookmark text:name="_s19v802n1sa0"/><text:span text:style-name="T1">Bulgarian solitaire</text:span></text:p>
      <text:p text:style-name="P1"/>
      <text:p text:style-name="P1"><text:span text:style-name="T14">def bulgarian_solitaire(piles, k):</text:span></text:p>
      <text:p text:style-name="P1"/>
      <text:p text:style-name="P1"><text:span text:style-name="T3">You are given a row of </text:span><text:span text:style-name="T14">piles</text:span><text:span text:style-name="T3"> of pebbles and a positive integer </text:span><text:span text:style-name="T14">k</text:span><text:span text:style-name="T3"> so that the total number of pebbles in these piles equals </text:span><text:span text:style-name="T14">k*(k+1)//2</text:span><text:span text:style-name="T3">, a formula that just so happens to equal the sum of all positive integers from </text:span><text:span text:style-name="T14">1</text:span><text:span text:style-name="T3"> to </text:span><text:span text:style-name="T14">k</text:span><text:span text:style-name="T3">. As an apt metaphor for the bleak daily life behind the Iron Curtain, all pebbles are identical and you don't have any choice in the moves. Each move must pick up exactly one pebble from every pile (even if doing so makes that pile disappear), and create a new pile from these collected pebbles. For example, starting with </text:span><text:span text:style-name="T14">piles = [7, 4, 2, 1, 1]</text:span><text:span text:style-name="T3">, the first move would turn this into </text:span><text:span text:style-name="T14">[6, 3, 1, 5]</text:span><text:span text:style-name="T3">. The next move turns this into </text:span><text:span text:style-name="T14">[5, 2, 4, 4]</text:span><text:span text:style-name="T3">, which then turns into </text:span><text:span text:style-name="T14">[4, 1, 3, 3, 4]</text:span><text:span text:style-name="T3">, and so on.</text:span></text:p>
      <text:p text:style-name="P2"/>
      <text:p text:style-name="P1"><text:span text:style-name="T3">This function should count how many moves are needed to convert the given initial </text:span><text:span text:style-name="T14">piles</text:span><text:span text:style-name="T3"> into some permutation of first </text:span><text:span text:style-name="T5">k</text:span><text:span text:style-name="T3"> integers so that each number from </text:span><text:span text:style-name="T14">1</text:span><text:span text:style-name="T3"> to </text:span><text:span text:style-name="T14">k</text:span><text:span text:style-name="T3"> appears as the size of </text:span><text:span text:style-name="T4">exactly one pile</text:span><text:span text:style-name="T3"> in the current configuration, and return that count. These numbers from </text:span><text:span text:style-name="T14">1</text:span><text:span text:style-name="T3"> to </text:span><text:span text:style-name="T14">k</text:span><text:span text:style-name="T3"> do not need to appear in sorted order inside the list. Applying the basic move to this goal state no longer changes the configuration. (In mathematical lingo, this goal state is said to be a </text:span><text:span text:style-name="T4">fixed point</text:span><text:span text:style-name="T3"> of the transformation function between these configurations of pebbles.)</text:span></text:p>
      <text:p text:style-name="P2"/>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7"><text:span text:style-name="T14">piles</text:span></text:p>
          </table:table-cell>
          <table:table-cell table:style-name="Table27.A1" office:value-type="string">
            <text:p text:style-name="P7"><text:span text:style-name="T14">k</text:span></text:p>
          </table:table-cell>
          <table:table-cell table:style-name="Table27.A1" office:value-type="string">
            <text:p text:style-name="P7"><text:span text:style-name="T3">Expected result</text:span></text:p>
          </table:table-cell>
        </table:table-row>
        <table:table-row table:style-name="Table27.1">
          <table:table-cell table:style-name="Table27.A1" office:value-type="string">
            <text:p text:style-name="P7"><text:span text:style-name="T14">[1, 4, 3, 2]</text:span></text:p>
          </table:table-cell>
          <table:table-cell table:style-name="Table27.A1" office:value-type="string">
            <text:p text:style-name="P7"><text:span text:style-name="T14">4</text:span></text:p>
          </table:table-cell>
          <table:table-cell table:style-name="Table27.A1" office:value-type="string">
            <text:p text:style-name="P7"><text:span text:style-name="T14">0</text:span></text:p>
          </table:table-cell>
        </table:table-row>
        <table:table-row table:style-name="Table27.1">
          <table:table-cell table:style-name="Table27.A1" office:value-type="string">
            <text:p text:style-name="P7"><text:span text:style-name="T14">[8, 3, 3, 1]</text:span></text:p>
          </table:table-cell>
          <table:table-cell table:style-name="Table27.A1" office:value-type="string">
            <text:p text:style-name="P7"><text:span text:style-name="T14">5</text:span></text:p>
          </table:table-cell>
          <table:table-cell table:style-name="Table27.A1" office:value-type="string">
            <text:p text:style-name="P7"><text:span text:style-name="T14">9</text:span></text:p>
          </table:table-cell>
        </table:table-row>
        <table:table-row table:style-name="Table27.1">
          <table:table-cell table:style-name="Table27.A1" office:value-type="string">
            <text:p text:style-name="P7"><text:span text:style-name="T14">[10, 10, 10, 10, 10, 5]</text:span></text:p>
          </table:table-cell>
          <table:table-cell table:style-name="Table27.A1" office:value-type="string">
            <text:p text:style-name="P7"><text:span text:style-name="T14">10</text:span></text:p>
          </table:table-cell>
          <table:table-cell table:style-name="Table27.A1" office:value-type="string">
            <text:p text:style-name="P7"><text:span text:style-name="T14">74</text:span></text:p>
          </table:table-cell>
        </table:table-row>
        <table:table-row table:style-name="Table27.1">
          <table:table-cell table:style-name="Table27.A1" office:value-type="string">
            <text:p text:style-name="P7"><text:span text:style-name="T14">[3000, 2050]</text:span></text:p>
          </table:table-cell>
          <table:table-cell table:style-name="Table27.A1" office:value-type="string">
            <text:p text:style-name="P7"><text:span text:style-name="T14">100</text:span></text:p>
          </table:table-cell>
          <table:table-cell table:style-name="Table27.A1" office:value-type="string">
            <text:p text:style-name="P7"><text:span text:style-name="T14">7325</text:span></text:p>
          </table:table-cell>
        </table:table-row>
        <table:table-row table:style-name="Table27.1">
          <table:table-cell table:style-name="Table27.A1" office:value-type="string">
            <text:p text:style-name="P7"><text:span text:style-name="T14">[2*i-1 for i in range(171, 0, -2)]</text:span></text:p>
          </table:table-cell>
          <table:table-cell table:style-name="Table27.A1" office:value-type="string">
            <text:p text:style-name="P7"><text:span text:style-name="T14">171</text:span></text:p>
          </table:table-cell>
          <table:table-cell table:style-name="Table27.A1" office:value-type="string">
            <text:p text:style-name="P7"><text:span text:style-name="T14">28418</text:span></text:p>
          </table:table-cell>
        </table:table-row>
      </table:table>
      <text:p text:style-name="P1"><text:span text:style-name="T3"><text:s/></text:span></text:p>
      <text:p text:style-name="P1"><text:span text:style-name="T3">This problem was inspired by the old </text:span><text:a xlink:type="simple" xlink:href="https://en.wikipedia.org/wiki/Martin_Gardner" text:style-name="ListLabel_20_37" text:visited-style-name="ListLabel_20_37"><text:span text:style-name="T10">Martin Gardner</text:span></text:a><text:span text:style-name="T3"> column "Bulgarian Solitaire and Other Seemingly Endless Tasks" where it was used as an example of what we would here call a while-loop where, in the same spirit as the Collatz problem in the lecture examples, it is not immediately obvious that the loop must eventually reach its goal and terminate. However, a combinatorial proof establishes that this one simple move can never get stuck, but will always reach the goal state from any starting configuration after at most </text:span><text:span text:style-name="T5">k</text:span><text:span text:style-name="T3">(</text:span><text:span text:style-name="T5">k</text:span><text:span text:style-name="T3">-1)/2 steps.</text:span></text:p>
      <text:p text:style-name="P17"><text:bookmark text:name="_mfdikl325he5"/><text:span text:style-name="T1">Scylla or Charybdis?</text:span></text:p>
      <text:p text:style-name="P1"/>
      <text:p text:style-name="P1"><text:span text:style-name="T14">def scylla_or_charybdis(moves, n):</text:span></text:p>
      <text:p text:style-name="P1"/>
      <text:p text:style-name="P1"><text:span text:style-name="T3">This problem was inspired by the article "</text:span><text:a xlink:type="simple" xlink:href="https://www.wired.com/2015/10/a-magical-answer-to-an-80-year-old-puzzle/" text:style-name="ListLabel_20_37" text:visited-style-name="ListLabel_20_37"><text:span text:style-name="T10">A Magical Answer to the 80-Year-Old Puzzle</text:span></text:a><text:span text:style-name="T3">".</text:span></text:p>
      <text:p text:style-name="P2"/>
      <text:p text:style-name="P1"><text:span text:style-name="T3">Thanks to your cunning, your </text:span><text:a xlink:type="simple" xlink:href="https://en.wikipedia.org/wiki/Nemesis" text:style-name="ListLabel_20_37" text:visited-style-name="ListLabel_20_37"><text:span text:style-name="T10">nemesis</text:span></text:a><text:span text:style-name="T3"> in life is trapped inside a devious game, and for a refreshing change from the usual way of things, you now get to be the Final Boss. (Everyone is the hero inside their own movie, and all that.) This final level consists of a one-dimensional platform that reaches </text:span><text:span text:style-name="T14">n-1</text:span><text:span text:style-name="T3"> steps to both directions, with your two deadly new friends </text:span><text:a xlink:type="simple" xlink:href="https://en.wikipedia.org/wiki/Between_Scylla_and_Charybdis" text:style-name="ListLabel_20_37" text:visited-style-name="ListLabel_20_37"><text:span text:style-name="T10">Scylla and Charybdis</text:span></text:a><text:span text:style-name="T3"> hungrily waiting below at each end of the platform at distance </text:span><text:span text:style-name="T14">n</text:span><text:span text:style-name="T3">.</text:span></text:p>
      <text:p text:style-name="P2"/>
      <text:p text:style-name="P1"><text:span text:style-name="T3">Your nemesis starts at the center of this platform at position zero. She has to immediately commit to the entire sequence of </text:span><text:span text:style-name="T14">moves</text:span><text:span text:style-name="T3">, here as a string that consists of characters </text:span><text:span text:style-name="T14">'+'</text:span><text:span text:style-name="T3"> ("🎶 just a step to the ri-i-i-i-ight" 🎶) and </text:span><text:span text:style-name="T14">'-'</text:span><text:span text:style-name="T3"> (move one step to the left) only, and no other characters. Your </text:span><text:span text:style-name="T4">adversarial</text:span><text:span text:style-name="T3"> task is to find a positive integer </text:span><text:span text:style-name="T14">k</text:span><text:span text:style-name="T3"> so that when executing precisely every </text:span><text:span text:style-name="T14">k</text:span><text:span text:style-name="T3">:th step of these </text:span><text:span text:style-name="T14">moves</text:span><text:span text:style-name="T3"> (the subsequence therefore starting from position </text:span><text:span text:style-name="T14">k-1</text:span><text:span text:style-name="T3">), your nemesis ends up at least </text:span><text:span text:style-name="T14">n</text:span><text:span text:style-name="T3"> steps away from the starting point and falls into their indirectly chosen doom.</text:span></text:p>
      <text:p text:style-name="P2"/>
      <text:p text:style-name="P1"><text:span text:style-name="T3">This function should find and return the value of </text:span><text:span text:style-name="T14">k</text:span><text:span text:style-name="T3"> that makes your hated nemesis fall off the platform after the smallest number of moves. To ensure the existence of some solution, the given sequence of </text:span><text:span text:style-name="T14">moves</text:span><text:span text:style-name="T3"> is guaranteed to end with the </text:span><text:span text:style-name="T4">suffix</text:span><text:span text:style-name="T3"> of 2</text:span><text:span text:style-name="T5">n</text:span><text:span text:style-name="T3"> consecutive steps to the right, so </text:span><text:span text:style-name="T14">k==1</text:span><text:span text:style-name="T3"> will always work whenever no larger step size leads to the quicker doom. If several values of </text:span><text:span text:style-name="T14">k</text:span><text:span text:style-name="T3"> work equally well, you must return the smallest such </text:span><text:span text:style-name="T14">k</text:span><text:span text:style-name="T3">.</text:span></text:p>
      <text:p text:style-name="P1"/>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7"><text:span text:style-name="T14">moves</text:span></text:p>
          </table:table-cell>
          <table:table-cell table:style-name="Table28.A1" office:value-type="string">
            <text:p text:style-name="P7"><text:span text:style-name="T14">n</text:span></text:p>
          </table:table-cell>
          <table:table-cell table:style-name="Table28.A1" office:value-type="string">
            <text:p text:style-name="P7"><text:span text:style-name="T3">Expected result</text:span></text:p>
          </table:table-cell>
        </table:table-row>
        <table:table-row table:style-name="Table28.2">
          <table:table-cell table:style-name="Table28.A1" office:value-type="string">
            <text:p text:style-name="P7"><text:span text:style-name="T14">'-++--++-++++'</text:span></text:p>
          </table:table-cell>
          <table:table-cell table:style-name="Table28.A1" office:value-type="string">
            <text:p text:style-name="P7"><text:span text:style-name="T14">2</text:span></text:p>
          </table:table-cell>
          <table:table-cell table:style-name="Table28.A1" office:value-type="string">
            <text:p text:style-name="P7"><text:span text:style-name="T14">3</text:span></text:p>
          </table:table-cell>
        </table:table-row>
        <table:table-row table:style-name="Table28.1">
          <table:table-cell table:style-name="Table28.A1" office:value-type="string">
            <text:p text:style-name="P7"><text:span text:style-name="T14">'--++++---+-++-+++++++++++'</text:span></text:p>
          </table:table-cell>
          <table:table-cell table:style-name="Table28.A1" office:value-type="string">
            <text:p text:style-name="P7"><text:span text:style-name="T14">5</text:span></text:p>
          </table:table-cell>
          <table:table-cell table:style-name="Table28.A1" office:value-type="string">
            <text:p text:style-name="P7"><text:span text:style-name="T14">5</text:span></text:p>
          </table:table-cell>
        </table:table-row>
        <table:table-row table:style-name="Table28.1">
          <table:table-cell table:style-name="Table28.A1" office:value-type="string">
            <text:p text:style-name="P7"><text:span text:style-name="T14">'+-++---+-+-++-+++----+++-++-+---+--++++++++++'</text:span></text:p>
          </table:table-cell>
          <table:table-cell table:style-name="Table28.A1" office:value-type="string">
            <text:p text:style-name="P7"><text:span text:style-name="T14">5</text:span></text:p>
          </table:table-cell>
          <table:table-cell table:style-name="Table28.A1" office:value-type="string">
            <text:p text:style-name="P7"><text:span text:style-name="T14">7</text:span></text:p>
          </table:table-cell>
        </table:table-row>
        <table:table-row table:style-name="Table28.1">
          <table:table-cell table:style-name="Table28.A1" office:value-type="string">
            <text:p text:style-name="P7"><text:span text:style-name="T14">'+--++---+-++-+++------+++++---++-+--+++-+--++-++-++-+-++++++++++++++++++'</text:span></text:p>
          </table:table-cell>
          <table:table-cell table:style-name="Table28.A1" office:value-type="string">
            <text:p text:style-name="P7"><text:span text:style-name="T14">9</text:span></text:p>
          </table:table-cell>
          <table:table-cell table:style-name="Table28.A1" office:value-type="string">
            <text:p text:style-name="P7"><text:span text:style-name="T14">1</text:span></text:p>
          </table:table-cell>
        </table:table-row>
      </table:table>
      <text:p text:style-name="P1"/>
      <text:p text:style-name="P17"><text:bookmark text:name="_eeialcrp2qq1"/><text:span text:style-name="T1">Arithmetic progression</text:span></text:p>
      <text:p text:style-name="P1"/>
      <text:p text:style-name="P1"><text:span text:style-name="T14">def arithmetic_progression(elems):</text:span></text:p>
      <text:p text:style-name="P1"/>
      <text:p text:style-name="P1"><text:span text:style-name="T3">An </text:span><text:span text:style-name="T4">arithmetic progression</text:span><text:span text:style-name="T3"> is a numerical sequence so that the </text:span><text:span text:style-name="T4">stride</text:span><text:span text:style-name="T3"> between each two consecutive elements is constant throughout the sequence. For example, </text:span><text:span text:style-name="T14">[4, 8, 12, 16, 20]</text:span><text:span text:style-name="T3"> is an arithmetic progression of length 5, starting from the value 4 with a stride of 4.</text:span></text:p>
      <text:p text:style-name="P2"/>
      <text:p text:style-name="P1"><text:span text:style-name="T3">Given a list of </text:span><text:span text:style-name="T14">elems</text:span><text:span text:style-name="T3"> guaranteed to consist of positive integers in strictly ascending order, find and return the longest arithmetic progression whose all values exist somewhere in that sequence. Return the answer as a tuple </text:span><text:span text:style-name="T14">(start, stride, n)</text:span><text:span text:style-name="T3"> of the values that define the progression. To ensure that the answer is unique for automated testing, if there exist several progressions of the same length, return the one with the smallest </text:span><text:span text:style-name="T14">start</text:span><text:span text:style-name="T3">. If there exist several progressions of equal length from the same </text:span><text:span text:style-name="T14">start</text:span><text:span text:style-name="T3">, return the progression with the smallest </text:span><text:span text:style-name="T14">stride</text:span><text:span text:style-name="T3">.</text:span></text:p>
      <text:p text:style-name="P2"/>
      <table:table table:name="Table29" table:style-name="Table29">
        <table:table-column table:style-name="Table29.A"/>
        <table:table-column table:style-name="Table29.B"/>
        <table:table-row table:style-name="Table29.1">
          <table:table-cell table:style-name="Table29.A1" office:value-type="string">
            <text:p text:style-name="P7"><text:span text:style-name="T14">elems</text:span></text:p>
          </table:table-cell>
          <table:table-cell table:style-name="Table29.A1" office:value-type="string">
            <text:p text:style-name="P7"><text:span text:style-name="T3">Expected result</text:span></text:p>
          </table:table-cell>
        </table:table-row>
        <table:table-row table:style-name="Table29.1">
          <table:table-cell table:style-name="Table29.A1" office:value-type="string">
            <text:p text:style-name="P7"><text:span text:style-name="T14">[42]</text:span></text:p>
          </table:table-cell>
          <table:table-cell table:style-name="Table29.A1" office:value-type="string">
            <text:p text:style-name="P7"><text:span text:style-name="T14">(42, 0, 1)</text:span></text:p>
          </table:table-cell>
        </table:table-row>
        <table:table-row table:style-name="Table29.1">
          <table:table-cell table:style-name="Table29.A1" office:value-type="string">
            <text:p text:style-name="P7"><text:span text:style-name="T14">[2, 4, 6, 7, 8, 12, 17]</text:span></text:p>
          </table:table-cell>
          <table:table-cell table:style-name="Table29.A1" office:value-type="string">
            <text:p text:style-name="P7"><text:span text:style-name="T14">(2, 2, 4)</text:span></text:p>
          </table:table-cell>
        </table:table-row>
        <table:table-row table:style-name="Table29.1">
          <table:table-cell table:style-name="Table29.A1" office:value-type="string">
            <text:p text:style-name="P7"><text:span text:style-name="T14">[1, 2, 36, 49, 50, 70, 75, 98, 104, 138, 146, 148, 172, 206, 221, 240, 274, 294, 367, 440]</text:span></text:p>
          </table:table-cell>
          <table:table-cell table:style-name="Table29.A1" office:value-type="string">
            <text:p text:style-name="P7"><text:span text:style-name="T14">(2, 34, 9)</text:span></text:p>
          </table:table-cell>
        </table:table-row>
        <table:table-row table:style-name="Table29.1">
          <table:table-cell table:style-name="Table29.A1" office:value-type="string">
            <text:p text:style-name="P7"><text:span text:style-name="T14">[2, 3, 7, 20, 25, 26, 28, 30, 32, 34, 36, 41, 53, 57, 73, 89, 94, 103, 105, 121, 137, 181, 186, 268, 278, 355, 370, 442, 462, 529, 554, 616, 646, 703]</text:span></text:p>
          </table:table-cell>
          <table:table-cell table:style-name="Table29.A1" office:value-type="string">
            <text:p text:style-name="P7"><text:span text:style-name="T14">(7, 87, 9)</text:span></text:p>
          </table:table-cell>
        </table:table-row>
        <table:table-row table:style-name="Table29.1">
          <table:table-cell table:style-name="Table29.A1" office:value-type="string">
            <text:p text:style-name="P7"><text:span text:style-name="T14">range(1000000)</text:span></text:p>
          </table:table-cell>
          <table:table-cell table:style-name="Table29.A1" office:value-type="string">
            <text:p text:style-name="P7"><text:span text:style-name="T14">(0, 1, 1000000)</text:span></text:p>
          </table:table-cell>
        </table:table-row>
      </table:table>
      <text:p text:style-name="P1"><text:span text:style-name="T3"><text:s/></text:span></text:p>
      <text:p text:style-name="P17"><text:bookmark text:name="_qitj01xxca5d"/><text:span text:style-name="T1">Tukey's ninther</text:span></text:p>
      <text:p text:style-name="P1"/>
      <text:p text:style-name="P1"><text:span text:style-name="T14">def tukeys_ninthers(items):</text:span></text:p>
      <text:p text:style-name="P1"/>
      <text:p text:style-name="P1"><text:span text:style-name="T3">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10">things that are trivial today with a couple of lines of code</text:span></text:a><text:span text:style-name="T3">. In this spirit, "</text:span><text:a xlink:type="simple" xlink:href="https://www.johndcook.com/blog/2009/06/23/tukey-median-ninther/" text:style-name="ListLabel_20_37" text:visited-style-name="ListLabel_20_37"><text:span text:style-name="T10">Tukey's ninther</text:span></text:a><text:span text:style-name="T3">" is a clever </text:span><text:span text:style-name="T4">approximation algorithm</text:span><text:span text:style-name="T3"> from the seventies to quickly find something reasonably close to the </text:span><text:span text:style-name="T4">median element</text:span><text:span text:style-name="T3"> of the given unsorted list. In this problem, the median element of the list is defined to be the element that would end up in the middle position, were that list sorted.</text:span></text:p>
      <text:p text:style-name="P2"/>
      <text:p text:style-name="P1"><text:span text:style-name="T3">Tukey's algorithm itself is simple. Conceptually split the list into sublists of three elements each, and find the median element for each of these triplets. Collect these medians-of-three into a new list (whose length therefore equals one third of the length of the original list), and repeat this until only one element remains. (For simplicity, your function can assume that the length of </text:span><text:span text:style-name="T14">items</text:span><text:span text:style-name="T3"> is always some power of three.) In the following table, each row contains the list that results from applying one round of Tukey's algorithm to the list in the next row. </text:span></text:p>
      <text:p text:style-name="P2"/>
      <table:table table:name="Table30" table:style-name="Table30">
        <table:table-column table:style-name="Table30.A"/>
        <table:table-column table:style-name="Table30.B"/>
        <table:table-row table:style-name="Table30.1">
          <table:table-cell table:style-name="Table30.A1" office:value-type="string">
            <text:p text:style-name="P7"><text:span text:style-name="T14">items</text:span></text:p>
          </table:table-cell>
          <table:table-cell table:style-name="Table30.A1" office:value-type="string">
            <text:p text:style-name="P7"><text:span text:style-name="T3">Expected result</text:span></text:p>
          </table:table-cell>
        </table:table-row>
        <table:table-row table:style-name="Table30.1">
          <table:table-cell table:style-name="Table30.A1" office:value-type="string">
            <text:p text:style-name="P7"><text:span text:style-name="T14">[15]</text:span></text:p>
          </table:table-cell>
          <table:table-cell table:style-name="Table30.A1" office:value-type="string">
            <text:p text:style-name="P7"><text:span text:style-name="T14">15</text:span></text:p>
          </table:table-cell>
        </table:table-row>
        <table:table-row table:style-name="Table30.1">
          <table:table-cell table:style-name="Table30.A1" office:value-type="string">
            <text:p text:style-name="P7"><text:span text:style-name="T14">[42, 7, 15]</text:span></text:p>
          </table:table-cell>
          <table:table-cell table:style-name="Table30.A1" office:value-type="string">
            <text:p text:style-name="P7"><text:span text:style-name="T14">15</text:span></text:p>
          </table:table-cell>
        </table:table-row>
        <table:table-row table:style-name="Table30.1">
          <table:table-cell table:style-name="Table30.A1" office:value-type="string">
            <text:p text:style-name="P7"><text:span text:style-name="T14">[99, 42, 17, 7, 1, 9, 12, 77, 15]</text:span></text:p>
          </table:table-cell>
          <table:table-cell table:style-name="Table30.A1" office:value-type="string">
            <text:p text:style-name="P7"><text:span text:style-name="T14">15</text:span></text:p>
          </table:table-cell>
        </table:table-row>
        <table:table-row table:style-name="Table30.1">
          <table:table-cell table:style-name="Table30.A1" office:value-type="string">
            <text:p text:style-name="P7"><text:span text:style-name="T14">[55, 99, 131, 42, 88, 11, 17, 16, 104, 2, 8, 7, 0, 1, 69, 8, 93, 9, 12, 11, 16, 1, 77, 90, 15, 4, 123]</text:span></text:p>
          </table:table-cell>
          <table:table-cell table:style-name="Table30.A1" office:value-type="string">
            <text:p text:style-name="P7"><text:span text:style-name="T14">15</text:span></text:p>
          </table:table-cell>
        </table:table-row>
      </table:table>
      <text:p text:style-name="P2"/>
      <text:p text:style-name="P1"><text:span text:style-name="T3">Tukey's clever algorithm for approximating the median element is extremely robust, as can be appreciated by giving it a whole bunch of randomly shuffled lists to operate on, and plotting the resulting distribution of results and admiring how is heavily centered around the true median it ends up being. (For example, 15 honestly, for grown up realsies, is the median of the last example list above.) Assuming that all </text:span><text:span text:style-name="T14">items</text:span><text:span text:style-name="T3"> are distinct, the returned element can </text:span><text:span text:style-name="T4">never</text:span><text:span text:style-name="T3"> be from the true top or bottom third of the sorted elements, thus eliminating all risk of accidentally using some outlier element as your estimate of the true median and by doing so make your statistical calculations go all funky.</text:span></text:p>
      <text:p text:style-name="P17"><text:bookmark text:name="_no2it2coxm9f"/><text:span text:style-name="T1">Whenever they zig, you gotta zag</text:span></text:p>
      <text:p text:style-name="P1"/>
      <text:p text:style-name="P1"><text:span text:style-name="T14">def is_zigzag(n):</text:span></text:p>
      <text:p text:style-name="P2"/>
      <text:p text:style-name="P1"><text:span text:style-name="T3">Let us define that a positive integer </text:span><text:span text:style-name="T14">n</text:span><text:span text:style-name="T3"> is a </text:span><text:span text:style-name="T4">zigzag number</text:span><text:span text:style-name="T3"> (also called "alternating number" in some combinatorics material) if the series of differences between its consecutive digits strictly alternates between positive and negative. The step from the first digit to second can be either positive or negative. The function should determine whether its parameter </text:span><text:span text:style-name="T14">n</text:span><text:span text:style-name="T3"> is a zigzag number.</text:span></text:p>
      <text:p text:style-name="P2"/>
      <text:p text:style-name="P1"><text:span text:style-name="T3">(In the negative examples in the table below, the part of the number that violates the zigzag property is highlighted in red.)</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3"><text:span text:style-name="T14">n</text:span></text:p>
          </table:table-cell>
          <table:table-cell table:style-name="Table31.A1" office:value-type="string">
            <text:p text:style-name="P3"><text:span text:style-name="T3">Expected result</text:span></text:p>
          </table:table-cell>
        </table:table-row>
        <table:table-row table:style-name="Table31.1">
          <table:table-cell table:style-name="Table31.A1" office:value-type="string">
            <text:p text:style-name="P3"><text:span text:style-name="T14">7</text:span></text:p>
          </table:table-cell>
          <table:table-cell table:style-name="Table31.A1" office:value-type="string">
            <text:p text:style-name="P3"><text:span text:style-name="T14">True</text:span></text:p>
          </table:table-cell>
        </table:table-row>
        <table:table-row table:style-name="Table31.1">
          <table:table-cell table:style-name="Table31.A1" office:value-type="string">
            <text:p text:style-name="P3"><text:span text:style-name="T14">25391</text:span></text:p>
          </table:table-cell>
          <table:table-cell table:style-name="Table31.A1" office:value-type="string">
            <text:p text:style-name="P3"><text:span text:style-name="T14">True</text:span></text:p>
          </table:table-cell>
        </table:table-row>
        <table:table-row table:style-name="Table31.1">
          <table:table-cell table:style-name="Table31.A1" office:value-type="string">
            <text:p text:style-name="P3"><text:span text:style-name="T14">90817263545463728185</text:span></text:p>
          </table:table-cell>
          <table:table-cell table:style-name="Table31.A1" office:value-type="string">
            <text:p text:style-name="P3"><text:span text:style-name="T14">True</text:span></text:p>
          </table:table-cell>
        </table:table-row>
        <table:table-row table:style-name="Table31.1">
          <table:table-cell table:style-name="Table31.A1" office:value-type="string">
            <text:p text:style-name="P3"><text:span text:style-name="T14">1</text:span><text:span text:style-name="T16">632</text:span><text:span text:style-name="T14">9</text:span></text:p>
          </table:table-cell>
          <table:table-cell table:style-name="Table31.A1" office:value-type="string">
            <text:p text:style-name="P3"><text:span text:style-name="T14">False</text:span></text:p>
          </table:table-cell>
        </table:table-row>
        <table:table-row table:style-name="Table31.1">
          <table:table-cell table:style-name="Table31.A1" office:value-type="string">
            <text:p text:style-name="P3"><text:span text:style-name="T14">1041</text:span><text:span text:style-name="T16">751</text:span><text:span text:style-name="T14">01096715</text:span></text:p>
          </table:table-cell>
          <table:table-cell table:style-name="Table31.A1" office:value-type="string">
            <text:p text:style-name="P3"><text:span text:style-name="T14">False</text:span></text:p>
          </table:table-cell>
        </table:table-row>
        <table:table-row table:style-name="Table31.1">
          <table:table-cell table:style-name="Table31.A1" office:value-type="string">
            <text:p text:style-name="P3"><text:span text:style-name="T14">49573912</text:span><text:span text:style-name="T16">00</text:span><text:span text:style-name="T14">9</text:span></text:p>
          </table:table-cell>
          <table:table-cell table:style-name="Table31.A1" office:value-type="string">
            <text:p text:style-name="P3"><text:span text:style-name="T14">False</text:span></text:p>
          </table:table-cell>
        </table:table-row>
      </table:table>
      <text:p text:style-name="P1"/>
      <text:p text:style-name="P17"><text:bookmark text:name="_ks34l0wewlfp"/><text:span text:style-name="T1">Crack the crag</text:span></text:p>
      <text:p text:style-name="P2"/>
      <text:p text:style-name="P1"><text:span text:style-name="T14">def crag_score(dice):</text:span></text:p>
      <text:p text:style-name="P2"/>
      <text:p text:style-name="P1"><text:span text:style-name="T3">Crag (see </text:span><text:a xlink:type="simple" xlink:href="https://en.wikipedia.org/wiki/Crag_(dice_game)" text:style-name="ListLabel_20_37" text:visited-style-name="ListLabel_20_37"><text:span text:style-name="T10">the Wikipedia page</text:span></text:a><text:span text:style-name="T3"> for the rules and the scoring table needed in this problem) is a dice game similar in style and spirit but much simpler than the more popular and familiar games of </text:span><text:a xlink:type="simple" xlink:href="https://en.wikipedia.org/wiki/Yahtzee" text:style-name="ListLabel_20_37" text:visited-style-name="ListLabel_20_37"><text:span text:style-name="T10">Yahtzee</text:span></text:a><text:span text:style-name="T3"> and </text:span><text:a xlink:type="simple" xlink:href="https://en.wikipedia.org/wiki/Poker_dice" text:style-name="ListLabel_20_37" text:visited-style-name="ListLabel_20_37"><text:span text:style-name="T10">Poker dice</text:span></text:a><text:span text:style-name="T3">. The players repeatedly roll three dice and assign the resulting patterns to categories of their choosing, so that once assigned, the same category cannot be used again for the future rolls.</text:span></text:p>
      <text:p text:style-name="P2"/>
      <text:p text:style-name="P1"><text:span text:style-name="T3">Given the list of pips of the three dice that were rolled, this function should compute and return the highest possible score available for those dice, under the simplifying assumption that this is the first roll in the game so that </text:span><text:span text:style-name="T4">all categories of the scoring table are still available for you to choose from</text:span><text:span text:style-name="T3"> and you just want to maximize the points for this first roll. This problem should therefore be a straightforward exercise in writing if-else ladders combined with simple sequence management. Note that some examples on the Wikipedia scoring table show the score that some dice would score </text:span><text:span text:style-name="T4">in that particular category</text:span><text:span text:style-name="T3">, but this is not necessarily equal to the maximum score that is in principle attainable with those dice. For example, </text:span><text:span text:style-name="T14">[1, 1, 1]</text:span><text:span text:style-name="T3"> given in the category "Ones" would indeed score only three points in that category, whereas it would score 25 points in the category "Three of a kind".</text:span></text:p>
      <text:p text:style-name="P1"><text:span text:style-name="T3"><text:s/></text:span></text:p>
      <table:table table:name="Table32" table:style-name="Table32">
        <table:table-column table:style-name="Table32.A"/>
        <table:table-column table:style-name="Table32.B"/>
        <table:table-row table:style-name="Table32.1">
          <table:table-cell table:style-name="Table32.A1" office:value-type="string">
            <text:p text:style-name="P7"><text:span text:style-name="T14">dice</text:span></text:p>
          </table:table-cell>
          <table:table-cell table:style-name="Table32.A1" office:value-type="string">
            <text:p text:style-name="P7"><text:span text:style-name="T3">Expected result</text:span></text:p>
          </table:table-cell>
        </table:table-row>
        <table:table-row table:style-name="Table32.1">
          <table:table-cell table:style-name="Table32.A1" office:value-type="string">
            <text:p text:style-name="P7"><text:span text:style-name="T14">[1, 2, 3]</text:span></text:p>
          </table:table-cell>
          <table:table-cell table:style-name="Table32.A1" office:value-type="string">
            <text:p text:style-name="P7"><text:span text:style-name="T14">20</text:span></text:p>
          </table:table-cell>
        </table:table-row>
        <table:table-row table:style-name="Table32.1">
          <table:table-cell table:style-name="Table32.A1" office:value-type="string">
            <text:p text:style-name="P7"><text:span text:style-name="T14">[4, 5, 1]</text:span></text:p>
          </table:table-cell>
          <table:table-cell table:style-name="Table32.A1" office:value-type="string">
            <text:p text:style-name="P7"><text:span text:style-name="T14">5</text:span></text:p>
          </table:table-cell>
        </table:table-row>
        <table:table-row table:style-name="Table32.1">
          <table:table-cell table:style-name="Table32.A1" office:value-type="string">
            <text:p text:style-name="P7"><text:span text:style-name="T14">[1, 2, 4]</text:span></text:p>
          </table:table-cell>
          <table:table-cell table:style-name="Table32.A1" office:value-type="string">
            <text:p text:style-name="P7"><text:span text:style-name="T14">4</text:span></text:p>
          </table:table-cell>
        </table:table-row>
        <table:table-row table:style-name="Table32.1">
          <table:table-cell table:style-name="Table32.A1" office:value-type="string">
            <text:p text:style-name="P7"><text:span text:style-name="T14">[3, 3, 3]</text:span></text:p>
          </table:table-cell>
          <table:table-cell table:style-name="Table32.A1" office:value-type="string">
            <text:p text:style-name="P7"><text:span text:style-name="T14">25</text:span></text:p>
          </table:table-cell>
        </table:table-row>
        <table:table-row table:style-name="Table32.1">
          <table:table-cell table:style-name="Table32.A1" office:value-type="string">
            <text:p text:style-name="P7"><text:span text:style-name="T14">[4, 5, 4]</text:span></text:p>
          </table:table-cell>
          <table:table-cell table:style-name="Table32.A1" office:value-type="string">
            <text:p text:style-name="P7"><text:span text:style-name="T14">50</text:span></text:p>
          </table:table-cell>
        </table:table-row>
        <table:table-row table:style-name="Table32.1">
          <table:table-cell table:style-name="Table32.A1" office:value-type="string">
            <text:p text:style-name="P7"><text:span text:style-name="T14">[1, 1, 1]</text:span></text:p>
          </table:table-cell>
          <table:table-cell table:style-name="Table32.A1" office:value-type="string">
            <text:p text:style-name="P7"><text:span text:style-name="T14">25</text:span></text:p>
          </table:table-cell>
        </table:table-row>
        <table:table-row table:style-name="Table32.1">
          <table:table-cell table:style-name="Table32.A1" office:value-type="string">
            <text:p text:style-name="P7"><text:span text:style-name="T14">[1, 1, 2]</text:span></text:p>
          </table:table-cell>
          <table:table-cell table:style-name="Table32.A1" office:value-type="string">
            <text:p text:style-name="P7"><text:span text:style-name="T14">2</text:span></text:p>
          </table:table-cell>
        </table:table-row>
      </table:table>
      <text:p text:style-name="P2"/>
      <text:p text:style-name="P1"><text:span text:style-name="T3">There exist only 6</text:span><text:span text:style-name="T27">3</text:span><text:span text:style-name="T3"> = 216 possible argument value combinations, so your function ought to answer them swiftly in total time that rounds down to </text:span><text:span text:style-name="T14">0.000</text:span><text:span text:style-name="T3">. However, surely you will design your if-else ladder to handle entire equivalence classes of cases together in a single step, so that your ladder consists of far fewer than 216 separate steps...</text:span></text:p>
      <text:p text:style-name="P17"><text:bookmark text:name="_35heox3c5v54"/><text:span text:style-name="T1">Three summers ago</text:span></text:p>
      <text:p text:style-name="P2"/>
      <text:p text:style-name="P1"><text:span text:style-name="T14">def three_summers(items, goal):</text:span></text:p>
      <text:p text:style-name="P2"/>
      <text:p text:style-name="P1"><text:span text:style-name="T3">Given a list of positive integer </text:span><text:span text:style-name="T14">items</text:span><text:span text:style-name="T3"> guaranteed to contain at least three elements with all of its </text:span><text:span text:style-name="T4">elements in sorted ascending order</text:span><text:span text:style-name="T3">, determine whether there </text:span><text:span text:style-name="T4">exist exactly three</text:span><text:span text:style-name="T3"> separate </text:span><text:span text:style-name="T14">items</text:span><text:span text:style-name="T3"> that together add up </text:span><text:span text:style-name="T4">exactly</text:span><text:span text:style-name="T3"> to the given positive integer </text:span><text:span text:style-name="T14">goal</text:span><text:span text:style-name="T3">. Return </text:span><text:span text:style-name="T14">True</text:span><text:span text:style-name="T3"> if three such integer items exist, and </text:span><text:span text:style-name="T14">False</text:span><text:span text:style-name="T3"> otherwise.</text:span></text:p>
      <text:p text:style-name="P2"/>
      <text:p text:style-name="P1"><text:span text:style-name="T3">You could, of course, solve this problem with three nested loops to go through all possible ways to choose three elements from </text:span><text:span text:style-name="T14">items</text:span><text:span text:style-name="T3">, checking for each triple whether it adds up to the </text:span><text:span text:style-name="T14">goal</text:span><text:span text:style-name="T3">. However, this approach would get rather slow as the number of elements in the list grows larger, and the automated tester will make those lists larger.</text:span></text:p>
      <text:p text:style-name="P2"/>
      <text:p text:style-name="P1"><text:span text:style-name="T3">Since </text:span><text:span text:style-name="T14">items</text:span><text:span text:style-name="T3"> are known to be sorted, better technique will find the answer significantly faster. See the new example function </text:span><text:span text:style-name="T14">two_summers</text:span><text:span text:style-name="T3"> in </text:span><text:a xlink:type="simple" xlink:href="https://github.com/ikokkari/PythonExamples/blob/master/listproblems.py" text:style-name="ListLabel_20_39" text:visited-style-name="ListLabel_20_39"><text:span text:style-name="T13">listproblems.py</text:span></text:a><text:span text:style-name="T3"> that demonstrates how to quickly determine whether the sorted list contains two elements that add up to the given </text:span><text:span text:style-name="T14">goal</text:span><text:span text:style-name="T3">. You can simply use this function as a subroutine to speed up your search for three summing elements, once you realize that the list contains three elements that add up to </text:span><text:span text:style-name="T14">goal</text:span><text:span text:style-name="T3"> if and only if it contains some element </text:span><text:span text:style-name="T14">x</text:span><text:span text:style-name="T3"> so that the remaining list contains two elements that add up to </text:span><text:span text:style-name="T14">goal-x</text:span><text:span text:style-name="T3">. </text:span></text:p>
      <text:p text:style-name="P2"/>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7"><text:span text:style-name="T3">items</text:span></text:p>
          </table:table-cell>
          <table:table-cell table:style-name="Table33.A1" office:value-type="string">
            <text:p text:style-name="P7"><text:span text:style-name="T3">goal</text:span></text:p>
          </table:table-cell>
          <table:table-cell table:style-name="Table33.A1" office:value-type="string">
            <text:p text:style-name="P7"><text:span text:style-name="T3">Expected result</text:span></text:p>
          </table:table-cell>
        </table:table-row>
        <table:table-row table:style-name="Table33.1">
          <table:table-cell table:style-name="Table33.A1" office:value-type="string">
            <text:p text:style-name="P7"><text:span text:style-name="T14">[10, 11, 16, 18, 19]</text:span></text:p>
          </table:table-cell>
          <table:table-cell table:style-name="Table33.A1" office:value-type="string">
            <text:p text:style-name="P7"><text:span text:style-name="T14">40</text:span></text:p>
          </table:table-cell>
          <table:table-cell table:style-name="Table33.A1" office:value-type="string">
            <text:p text:style-name="P7"><text:span text:style-name="T14">True</text:span></text:p>
          </table:table-cell>
        </table:table-row>
        <table:table-row table:style-name="Table33.1">
          <table:table-cell table:style-name="Table33.A1" office:value-type="string">
            <text:p text:style-name="P7"><text:span text:style-name="T14">[10, 11, 16, 18, 19]</text:span></text:p>
          </table:table-cell>
          <table:table-cell table:style-name="Table33.A1" office:value-type="string">
            <text:p text:style-name="P7"><text:span text:style-name="T14">41</text:span></text:p>
          </table:table-cell>
          <table:table-cell table:style-name="Table33.A1" office:value-type="string">
            <text:p text:style-name="P7"><text:span text:style-name="T14">False</text:span></text:p>
          </table:table-cell>
        </table:table-row>
        <table:table-row table:style-name="Table33.1">
          <table:table-cell table:style-name="Table33.A1" office:value-type="string">
            <text:p text:style-name="P7"><text:span text:style-name="T14">[1, 2, 3]</text:span></text:p>
          </table:table-cell>
          <table:table-cell table:style-name="Table33.A1" office:value-type="string">
            <text:p text:style-name="P7"><text:span text:style-name="T14">6</text:span></text:p>
          </table:table-cell>
          <table:table-cell table:style-name="Table33.A1" office:value-type="string">
            <text:p text:style-name="P7"><text:span text:style-name="T14">True</text:span></text:p>
          </table:table-cell>
        </table:table-row>
      </table:table>
      <text:p text:style-name="P2"/>
      <text:p text:style-name="P1"><text:span text:style-name="T3">(For the general </text:span><text:span text:style-name="T4">subset sum problem</text:span><text:span text:style-name="T3"> used later in the lectures as a recursion example, the question of whether the given list of integers contains some subset of </text:span><text:span text:style-name="T5">k</text:span><text:span text:style-name="T3"> elements that together add up to given </text:span><text:span text:style-name="T14">goal</text:span><text:span text:style-name="T3"> can be determined by trying each element </text:span><text:span text:style-name="T14">x</text:span><text:span text:style-name="T3"> in turn as the first element of this subset, and then recursively determining whether the remaining elements after </text:span><text:span text:style-name="T14">x</text:span><text:span text:style-name="T3"> contain some subset of </text:span><text:span text:style-name="T5">k</text:span><text:span text:style-name="T3"> - 1 elements that adds up to </text:span><text:span text:style-name="T14">goal-x</text:span><text:span text:style-name="T3">.) </text:span></text:p>
      <text:p text:style-name="P17"><text:bookmark text:name="_odfo7y1wnkar"/><text:span text:style-name="T1">Count all sums and products</text:span></text:p>
      <text:p text:style-name="P2"/>
      <text:p text:style-name="P1"><text:span text:style-name="T14">def count_distinct_sums_and_products(items):</text:span></text:p>
      <text:p text:style-name="P2"/>
      <text:p text:style-name="P1"><text:span text:style-name="T3">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4">[2, 3, 4]</text:span><text:span text:style-name="T3">,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3">This problem can be solved by simply looping through all possible ways to choose </text:span><text:span text:style-name="T14">a</text:span><text:span text:style-name="T3"> and </text:span><text:span text:style-name="T14">b</text:span><text:span text:style-name="T3"> from the given list. Maintain a </text:span><text:span text:style-name="T14">set</text:span><text:span text:style-name="T3"> that remembers all sums </text:span><text:span text:style-name="T14">a+b</text:span><text:span text:style-name="T3"> and products </text:span><text:span text:style-name="T14">a*b</text:span><text:span text:style-name="T3"> that you have seen so far, and after having iterated through all possible such pairs, return the final size of that set.</text:span></text:p>
      <text:p text:style-name="P2"/>
      <table:table table:name="Table34" table:style-name="Table34">
        <table:table-column table:style-name="Table34.A"/>
        <table:table-column table:style-name="Table34.B"/>
        <table:table-row table:style-name="Table34.1">
          <table:table-cell table:style-name="Table34.A1" office:value-type="string">
            <text:p text:style-name="P7"><text:span text:style-name="T14">items</text:span></text:p>
          </table:table-cell>
          <table:table-cell table:style-name="Table34.A1" office:value-type="string">
            <text:p text:style-name="P7"><text:span text:style-name="T3">Expected result</text:span></text:p>
          </table:table-cell>
        </table:table-row>
        <table:table-row table:style-name="Table34.1">
          <table:table-cell table:style-name="Table34.A1" office:value-type="string">
            <text:p text:style-name="P7"><text:span text:style-name="T14">[]</text:span></text:p>
          </table:table-cell>
          <table:table-cell table:style-name="Table34.A1" office:value-type="string">
            <text:p text:style-name="P7"><text:span text:style-name="T14">0</text:span></text:p>
          </table:table-cell>
        </table:table-row>
        <table:table-row table:style-name="Table34.1">
          <table:table-cell table:style-name="Table34.A1" office:value-type="string">
            <text:p text:style-name="P7"><text:span text:style-name="T14">[42]</text:span></text:p>
          </table:table-cell>
          <table:table-cell table:style-name="Table34.A1" office:value-type="string">
            <text:p text:style-name="P7"><text:span text:style-name="T14">2</text:span></text:p>
          </table:table-cell>
        </table:table-row>
        <table:table-row table:style-name="Table34.1">
          <table:table-cell table:style-name="Table34.A1" office:value-type="string">
            <text:p text:style-name="P7"><text:span text:style-name="T14">[2, 3, 5, 7, 9, 11]</text:span></text:p>
          </table:table-cell>
          <table:table-cell table:style-name="Table34.A1" office:value-type="string">
            <text:p text:style-name="P7"><text:span text:style-name="T14">29</text:span></text:p>
          </table:table-cell>
        </table:table-row>
        <table:table-row table:style-name="Table34.1">
          <table:table-cell table:style-name="Table34.A1" office:value-type="string">
            <text:p text:style-name="P7"><text:span text:style-name="T14">[x for x in range(1, 101)]</text:span></text:p>
          </table:table-cell>
          <table:table-cell table:style-name="Table34.A1" office:value-type="string">
            <text:p text:style-name="P7"><text:span text:style-name="T14">2927</text:span></text:p>
          </table:table-cell>
        </table:table-row>
        <table:table-row table:style-name="Table34.1">
          <table:table-cell table:style-name="Table34.A1" office:value-type="string">
            <text:p text:style-name="P3"><text:span text:style-name="T14">[x*x for x in range(1, 101)]</text:span></text:p>
          </table:table-cell>
          <table:table-cell table:style-name="Table34.A1" office:value-type="string">
            <text:p text:style-name="P7"><text:span text:style-name="T14">6533</text:span></text:p>
          </table:table-cell>
        </table:table-row>
      </table:table>
      <text:p text:style-name="P2"/>
      <text:p text:style-name="P1"><text:span text:style-name="T3">(This problem was inspired by the article "</text:span><text:a xlink:type="simple" xlink:href="https://www.quantamagazine.org/the-sum-product-problem-shows-how-addition-and-multiplication-constrain-each-other-20190206/" text:style-name="ListLabel_20_37" text:visited-style-name="ListLabel_20_37"><text:span text:style-name="T10">How a Strange Grid Reveals Hidden Connections Between Simple Numbers</text:span></text:a><text:span text:style-name="T3">" in </text:span><text:span text:style-name="T5">Quanta Magazine</text:span><text:span text:style-name="T3">.)</text:span></text:p>
      <text:p text:style-name="P17"><text:bookmark text:name="_amy07cgayh28"/><text:span text:style-name="T1">Sum of two squares</text:span></text:p>
      <text:p text:style-name="P2"/>
      <text:p text:style-name="P1"><text:span text:style-name="T14">def sum_of_two_squares(n):</text:span></text:p>
      <text:p text:style-name="P2"/>
      <text:p text:style-name="P1"><text:span text:style-name="T3">Some positive integers can be expressed as a sum of two integers that each are squares of some positive integer greater than zero. For example, 74 = 49 + 25 <text:s/>= 7</text:span><text:span text:style-name="T27">2 </text:span><text:span text:style-name="T3">+ 5</text:span><text:span text:style-name="T27">2</text:span><text:span text:style-name="T3">. This function should find and return a tuple of two positive integers greater than zero whose squares together add up to </text:span><text:span text:style-name="T14">n</text:span><text:span text:style-name="T3">, or return </text:span><text:span text:style-name="T14">None</text:span><text:span text:style-name="T3"> if the parameter </text:span><text:span text:style-name="T14">n</text:span><text:span text:style-name="T3"> cannot be broken into a sum of two squares.</text:span></text:p>
      <text:p text:style-name="P2"/>
      <text:p text:style-name="P1"><text:span text:style-name="T3">To facilitate the automated testing, the returned tuple must give the larger of its two numbers first. Furthermore, if some integer can be broken down to a sum of squares in several different ways, return the way that maximizes the larger number. For example, the number 85 allows two such representations 7</text:span><text:span text:style-name="T27">2</text:span><text:span text:style-name="T3"> + 6</text:span><text:span text:style-name="T27">2</text:span><text:span text:style-name="T3"> and 9</text:span><text:span text:style-name="T27">2</text:span><text:span text:style-name="T3"> + 2</text:span><text:span text:style-name="T27">2</text:span><text:span text:style-name="T3"> , of which this function must therefore return </text:span><text:span text:style-name="T14">(9, 2)</text:span><text:span text:style-name="T3">.</text:span></text:p>
      <text:p text:style-name="P2"/>
      <text:p text:style-name="P1"><text:span text:style-name="T3">The technique of </text:span><text:span text:style-name="T4">two approaching indices</text:span><text:span text:style-name="T3"> that start from the beginning and end of a sequence, respectively, and approach each other until they meet somewhere, used in the function </text:span><text:span text:style-name="T14">two_summers</text:span><text:span text:style-name="T3"> in one of our class examples, is directly applicable to this problem. In this problem, these indices crawl towards each other only one step at the time, whereas in </text:span><text:span text:style-name="T4">binary search</text:span><text:span text:style-name="T3">, one index would jump halfway towards the other one in every round...</text:span></text:p>
      <text:p text:style-name="P2"/>
      <table:table table:name="Table35" table:style-name="Table35">
        <table:table-column table:style-name="Table35.A"/>
        <table:table-column table:style-name="Table35.B"/>
        <table:table-row table:style-name="Table35.1">
          <table:table-cell table:style-name="Table35.A1" office:value-type="string">
            <text:p text:style-name="P7"><text:span text:style-name="T3">n</text:span></text:p>
          </table:table-cell>
          <table:table-cell table:style-name="Table35.A1" office:value-type="string">
            <text:p text:style-name="P7"><text:span text:style-name="T3">Expected result</text:span></text:p>
          </table:table-cell>
        </table:table-row>
        <table:table-row table:style-name="Table35.1">
          <table:table-cell table:style-name="Table35.A1" office:value-type="string">
            <text:p text:style-name="P7"><text:span text:style-name="T14">1</text:span></text:p>
          </table:table-cell>
          <table:table-cell table:style-name="Table35.A1" office:value-type="string">
            <text:p text:style-name="P7"><text:span text:style-name="T14">None</text:span></text:p>
          </table:table-cell>
        </table:table-row>
        <table:table-row table:style-name="Table35.1">
          <table:table-cell table:style-name="Table35.A1" office:value-type="string">
            <text:p text:style-name="P7"><text:span text:style-name="T14">2</text:span></text:p>
          </table:table-cell>
          <table:table-cell table:style-name="Table35.A1" office:value-type="string">
            <text:p text:style-name="P7"><text:span text:style-name="T14">(1, 1)</text:span></text:p>
          </table:table-cell>
        </table:table-row>
        <table:table-row table:style-name="Table35.1">
          <table:table-cell table:style-name="Table35.A1" office:value-type="string">
            <text:p text:style-name="P7"><text:span text:style-name="T14">50</text:span></text:p>
          </table:table-cell>
          <table:table-cell table:style-name="Table35.A1" office:value-type="string">
            <text:p text:style-name="P7"><text:span text:style-name="T14">(7, 1)</text:span></text:p>
          </table:table-cell>
        </table:table-row>
        <table:table-row table:style-name="Table35.1">
          <table:table-cell table:style-name="Table35.A1" office:value-type="string">
            <text:p text:style-name="P7"><text:span text:style-name="T14">8</text:span></text:p>
          </table:table-cell>
          <table:table-cell table:style-name="Table35.A1" office:value-type="string">
            <text:p text:style-name="P7"><text:span text:style-name="T14">(2, 2)</text:span></text:p>
          </table:table-cell>
        </table:table-row>
        <table:table-row table:style-name="Table35.1">
          <table:table-cell table:style-name="Table35.A1" office:value-type="string">
            <text:p text:style-name="P7"><text:span text:style-name="T14">11</text:span></text:p>
          </table:table-cell>
          <table:table-cell table:style-name="Table35.A1" office:value-type="string">
            <text:p text:style-name="P7"><text:span text:style-name="T14">None</text:span></text:p>
          </table:table-cell>
        </table:table-row>
        <table:table-row table:style-name="Table35.1">
          <table:table-cell table:style-name="Table35.A1" office:value-type="string">
            <text:p text:style-name="P7"><text:span text:style-name="T14">123**2 + 456**2</text:span></text:p>
          </table:table-cell>
          <table:table-cell table:style-name="Table35.A1" office:value-type="string">
            <text:p text:style-name="P7"><text:span text:style-name="T14">(456, 123)</text:span></text:p>
          </table:table-cell>
        </table:table-row>
        <table:table-row table:style-name="Table35.1">
          <table:table-cell table:style-name="Table35.A1" office:value-type="string">
            <text:p text:style-name="P7"><text:span text:style-name="T14">55555**2 + 66666**2</text:span></text:p>
          </table:table-cell>
          <table:table-cell table:style-name="Table35.A1" office:value-type="string">
            <text:p text:style-name="P7"><text:span text:style-name="T14">(77235, 39566)</text:span></text:p>
          </table:table-cell>
        </table:table-row>
      </table:table>
      <text:p text:style-name="P2"/>
      <text:p text:style-name="P17"><text:bookmark text:name="_1trqx94n766i"/><text:span text:style-name="T1">Carry on Pythonista</text:span></text:p>
      <text:p text:style-name="P2"/>
      <text:p text:style-name="P1"><text:span text:style-name="T14">def count_carries(a, b):</text:span></text:p>
      <text:p text:style-name="P2"/>
      <text:p text:style-name="P1"><text:span text:style-name="T3">Two positive integers </text:span><text:span text:style-name="T14">a</text:span><text:span text:style-name="T3"> and </text:span><text:span text:style-name="T14">b</text:span><text:span text:style-name="T3"> can be added together to produce their sum with the usual integer column-wise addition algorithm that we all learned back when we were but wee little children. Instead of the sum </text:span><text:span text:style-name="T14">a+b</text:span><text:span text:style-name="T3"> that the language could compute for you anyway, this problem asks you to count how many times there is a </text:span><text:span text:style-name="T4">carry</text:span><text:span text:style-name="T3"> of one into the next column caused by adding the two digits in the current column (possibly including the carry from the previous column), and return that total count. Your function should be efficient even when the parameter integers </text:span><text:span text:style-name="T14">a</text:span><text:span text:style-name="T3"> and </text:span><text:span text:style-name="T14">b</text:span><text:span text:style-name="T3"> are enormous enough to require thousands of digits to write down.</text:span></text:p>
      <text:p text:style-name="P2"/>
      <text:p text:style-name="P1"><text:span text:style-name="T3">Hint: to extract the lowest digit of a positive integer </text:span><text:span text:style-name="T14">n</text:span><text:span text:style-name="T3">, use the expression </text:span><text:span text:style-name="T14">n % 10</text:span><text:span text:style-name="T3">. To extract all other digits except the lowest one, use the expression </text:span><text:span text:style-name="T14">n // 10</text:span><text:span text:style-name="T3">.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36" table:style-name="Table36">
        <table:table-column table:style-name="Table36.A" table:number-columns-repeated="3"/>
        <table:table-row table:style-name="Table36.1">
          <table:table-cell table:style-name="Table36.A1" office:value-type="string">
            <text:p text:style-name="P7"><text:span text:style-name="T14">a</text:span></text:p>
          </table:table-cell>
          <table:table-cell table:style-name="Table36.A1" office:value-type="string">
            <text:p text:style-name="P7"><text:span text:style-name="T14">b</text:span></text:p>
          </table:table-cell>
          <table:table-cell table:style-name="Table36.A1" office:value-type="string">
            <text:p text:style-name="P7"><text:span text:style-name="T3">Expected result</text:span></text:p>
          </table:table-cell>
        </table:table-row>
        <table:table-row table:style-name="Table36.1">
          <table:table-cell table:style-name="Table36.A1" office:value-type="string">
            <text:p text:style-name="P7"><text:span text:style-name="T14">99999</text:span></text:p>
          </table:table-cell>
          <table:table-cell table:style-name="Table36.A1" office:value-type="string">
            <text:p text:style-name="P7"><text:span text:style-name="T14">1</text:span></text:p>
          </table:table-cell>
          <table:table-cell table:style-name="Table36.A1" office:value-type="string">
            <text:p text:style-name="P7"><text:span text:style-name="T14">5</text:span></text:p>
          </table:table-cell>
        </table:table-row>
        <table:table-row table:style-name="Table36.1">
          <table:table-cell table:style-name="Table36.A1" office:value-type="string">
            <text:p text:style-name="P7"><text:span text:style-name="T14">11111111111</text:span></text:p>
          </table:table-cell>
          <table:table-cell table:style-name="Table36.A1" office:value-type="string">
            <text:p text:style-name="P7"><text:span text:style-name="T14">2222222222</text:span></text:p>
          </table:table-cell>
          <table:table-cell table:style-name="Table36.A1" office:value-type="string">
            <text:p text:style-name="P7"><text:span text:style-name="T14">0</text:span></text:p>
          </table:table-cell>
        </table:table-row>
        <table:table-row table:style-name="Table36.1">
          <table:table-cell table:style-name="Table36.A1" office:value-type="string">
            <text:p text:style-name="P7"><text:span text:style-name="T14">123456789</text:span></text:p>
          </table:table-cell>
          <table:table-cell table:style-name="Table36.A1" office:value-type="string">
            <text:p text:style-name="P7"><text:span text:style-name="T14">987654321</text:span></text:p>
          </table:table-cell>
          <table:table-cell table:style-name="Table36.A1" office:value-type="string">
            <text:p text:style-name="P7"><text:span text:style-name="T14">9</text:span></text:p>
          </table:table-cell>
        </table:table-row>
        <table:table-row table:style-name="Table36.1">
          <table:table-cell table:style-name="Table36.A1" office:value-type="string">
            <text:p text:style-name="P7"><text:span text:style-name="T14">2**100</text:span></text:p>
          </table:table-cell>
          <table:table-cell table:style-name="Table36.A1" office:value-type="string">
            <text:p text:style-name="P7"><text:span text:style-name="T14">2**100 - 1</text:span></text:p>
          </table:table-cell>
          <table:table-cell table:style-name="Table36.A1" office:value-type="string">
            <text:p text:style-name="P7"><text:span text:style-name="T14">13</text:span></text:p>
          </table:table-cell>
        </table:table-row>
        <table:table-row table:style-name="Table36.1">
          <table:table-cell table:style-name="Table36.A1" office:value-type="string">
            <text:p text:style-name="P7"><text:span text:style-name="T14">3**1000</text:span></text:p>
          </table:table-cell>
          <table:table-cell table:style-name="Table36.A1" office:value-type="string">
            <text:p text:style-name="P7"><text:span text:style-name="T14">3**1000 + 1</text:span></text:p>
          </table:table-cell>
          <table:table-cell table:style-name="Table36.A1" office:value-type="string">
            <text:p text:style-name="P7"><text:span text:style-name="T14">243</text:span></text:p>
          </table:table-cell>
        </table:table-row>
      </table:table>
      <text:p text:style-name="P2"/>
      <text:p text:style-name="P17"><text:bookmark text:name="_asvuqklh9256"/><text:span text:style-name="T1">Count word dominators</text:span></text:p>
      <text:p text:style-name="P4"/>
      <text:p text:style-name="P1"><text:span text:style-name="T14">def count_word_dominators(words):</text:span></text:p>
      <text:p text:style-name="P2"/>
      <text:p text:style-name="P1"><text:span text:style-name="T3">If you already solved the earlier </text:span><text:span text:style-name="T14">count_dominators</text:span><text:span text:style-name="T3"> problem, you might notice that even though the problem was originally stated for lists of integers, the logic of domination did not depend on this fact in any way. As long as the individual elements can be compared with each other for order, the Pythonic spirit of </text:span><text:span text:style-name="T4">duck typing</text:span><text:span text:style-name="T3"> allows the very same </text:span><text:span text:style-name="T14">count_dominators</text:span><text:span text:style-name="T3"> function to handle a list of strings just as well as it handles a list of integers! For example, the function call </text:span><text:span text:style-name="T14">count_dominators(['dog', 'emu', 'cat', 'bee'])</text:span><text:span text:style-name="T3"> would return 3, since </text:span><text:span text:style-name="T14">'emu'</text:span><text:span text:style-name="T3">, </text:span><text:span text:style-name="T14">'cat'</text:span><text:span text:style-name="T3"> and </text:span><text:span text:style-name="T14">'bee'</text:span><text:span text:style-name="T3"> dominate all words after them in the lexicographical ordering. If your </text:span><text:span text:style-name="T14">count_dominators</text:span><text:span text:style-name="T3"> does not pass this hurdle, go back and edit it to have no baked-in assumptions about elements being specifically integers.</text:span></text:p>
      <text:p text:style-name="P2"/>
      <text:p text:style-name="P1"><text:span text:style-name="T3">However, things become more interesting if we define domination between words of equal length with a rule that says that for a word to dominate another word, for more than half of the positions the character in the first word is </text:span><text:span text:style-name="T4">strictly greater</text:span><text:span text:style-name="T3"> than the corresponding character in the other word. This definition makes the domination a </text:span><text:span text:style-name="T4">partial ordering</text:span><text:span text:style-name="T3"> so that, for example, the word </text:span><text:span text:style-name="T14">'dog'</text:span><text:span text:style-name="T3"> dominates the word </text:span><text:span text:style-name="T14">'cat'</text:span><text:span text:style-name="T3">, but neither word </text:span><text:span text:style-name="T14">'dog'</text:span><text:span text:style-name="T3"> and </text:span><text:span text:style-name="T14">'arg'</text:span><text:span text:style-name="T3"> dominates the other. Note also the intentional wording "</text:span><text:span text:style-name="T5">more</text:span><text:span text:style-name="T3"> than half" to break ties between words of even length such as </text:span><text:span text:style-name="T14">'aero'</text:span><text:span text:style-name="T3"> and </text:span><text:span text:style-name="T14">'tram'</text:span><text:span text:style-name="T3">, so that no two words can possibly both dominate each other.</text:span></text:p>
      <text:p text:style-name="P2"/>
      <table:table table:name="Table37" table:style-name="Table37">
        <table:table-column table:style-name="Table37.A"/>
        <table:table-column table:style-name="Table37.B"/>
        <table:table-row table:style-name="Table37.1">
          <table:table-cell table:style-name="Table37.A1" office:value-type="string">
            <text:p text:style-name="P3"><text:span text:style-name="T14">words</text:span></text:p>
          </table:table-cell>
          <table:table-cell table:style-name="Table37.A1" office:value-type="string">
            <text:p text:style-name="P3"><text:span text:style-name="T3">Expected result</text:span></text:p>
          </table:table-cell>
        </table:table-row>
        <table:table-row table:style-name="Table37.1">
          <table:table-cell table:style-name="Table37.A1" office:value-type="string">
            <text:p text:style-name="P3"><text:span text:style-name="T14">['sky', 'yat']</text:span></text:p>
          </table:table-cell>
          <table:table-cell table:style-name="Table37.A1" office:value-type="string">
            <text:p text:style-name="P3"><text:span text:style-name="T14">2</text:span></text:p>
          </table:table-cell>
        </table:table-row>
        <table:table-row table:style-name="Table37.1">
          <table:table-cell table:style-name="Table37.A1" office:value-type="string">
            <text:p text:style-name="P3"><text:span text:style-name="T14">['pun', 'ean', 'fiz', 'coe']</text:span></text:p>
          </table:table-cell>
          <table:table-cell table:style-name="Table37.A1" office:value-type="string">
            <text:p text:style-name="P3"><text:span text:style-name="T14">3</text:span></text:p>
          </table:table-cell>
        </table:table-row>
        <table:table-row table:style-name="Table37.1">
          <table:table-cell table:style-name="Table37.A1" office:value-type="string">
            <text:p text:style-name="P3"><text:span text:style-name="T14">['toph', 'prow', 'koku', 'okey']</text:span></text:p>
          </table:table-cell>
          <table:table-cell table:style-name="Table37.A1" office:value-type="string">
            <text:p text:style-name="P3"><text:span text:style-name="T14">2</text:span></text:p>
          </table:table-cell>
        </table:table-row>
        <table:table-row table:style-name="Table37.1">
          <table:table-cell table:style-name="Table37.A1" office:value-type="string">
            <text:p text:style-name="P3"><text:span text:style-name="T14">['ufo', 'hny', 'hun', 'ess', 'kab']</text:span></text:p>
          </table:table-cell>
          <table:table-cell table:style-name="Table37.A1" office:value-type="string">
            <text:p text:style-name="P3"><text:span text:style-name="T14">3</text:span></text:p>
          </table:table-cell>
        </table:table-row>
        <table:table-row table:style-name="Table37.1">
          <table:table-cell table:style-name="Table37.A1" office:value-type="string">
            <text:p text:style-name="P3"><text:span text:style-name="T14">['cagit', 'libri', 'sured', 'birls', 'golgi', 'shank', 'bailo', 'senex', 'cavin', 'ajiva', 'babby']</text:span></text:p>
          </table:table-cell>
          <table:table-cell table:style-name="Table37.A1" office:value-type="string">
            <text:p text:style-name="P3"><text:span text:style-name="T14">5</text:span></text:p>
          </table:table-cell>
        </table:table-row>
      </table:table>
      <text:p text:style-name="P2"/>
      <text:p text:style-name="P17"><text:bookmark text:name="_jg22cmsyw8ze"/><text:span text:style-name="T1">Duplicate digit bonus</text:span></text:p>
      <text:p text:style-name="P1"/>
      <text:p text:style-name="P1"><text:span text:style-name="T14">def duplicate_digit_bonus(n):</text:span></text:p>
      <text:p text:style-name="P2"/>
      <text:p text:style-name="P1"><text:span text:style-name="T3">Some people like to ascribe deep significance to numerical coincidences so that especially consecutive repeated digits, such as a digital clock blinking 11:11, seem special and personal to them. Such people then naturally find numbers with repeated digits to be more valuable and important than all the ordinary and pedestrian numbers without any obvious pattern, so that getting into a taxicab with an exciting number 1234 is far more instagrammable than into a cab marked with some dull number such as 1729.</text:span></text:p>
      <text:p text:style-name="P2"/>
      <text:p text:style-name="P1"><text:span text:style-name="T3">Let us assume that some such person assigns a meaningfulness score to every positive integer so that every maximal block of </text:span><text:span text:style-name="T14">k</text:span><text:span text:style-name="T3"> consecutive digits with </text:span><text:span text:style-name="T14">k &gt; 1</text:span><text:span text:style-name="T3"> scores </text:span><text:span text:style-name="T14">10**(k-2)</text:span><text:span text:style-name="T3"> points for that block. A block of two digits scores one point, three digits score ten points, four digits score a hundred points, and so on. However, just to make this more interesting, there is also a special rule in effect that if this block of digits is at the end of the number, that block scores twice as many points as it would in any other position. Given a positive integer </text:span><text:span text:style-name="T14">n &gt; 0</text:span><text:span text:style-name="T3">, this function should compute and return its meaningfulness score as the sum of its individual block scores.</text:span></text:p>
      <text:p text:style-name="P2"/>
      <table:table table:name="Table38" table:style-name="Table38">
        <table:table-column table:style-name="Table38.A"/>
        <table:table-column table:style-name="Table38.B"/>
        <table:table-row table:style-name="Table38.1">
          <table:table-cell table:style-name="Table38.A1" office:value-type="string">
            <text:p text:style-name="P3"><text:span text:style-name="T14">n</text:span></text:p>
          </table:table-cell>
          <table:table-cell table:style-name="Table38.A1" office:value-type="string">
            <text:p text:style-name="P3"><text:span text:style-name="T3">Expected result</text:span></text:p>
          </table:table-cell>
        </table:table-row>
        <table:table-row table:style-name="Table38.1">
          <table:table-cell table:style-name="Table38.A1" office:value-type="string">
            <text:p text:style-name="P3"><text:span text:style-name="T14">43333</text:span></text:p>
          </table:table-cell>
          <table:table-cell table:style-name="Table38.A1" office:value-type="string">
            <text:p text:style-name="P3"><text:span text:style-name="T14">200</text:span></text:p>
          </table:table-cell>
        </table:table-row>
        <table:table-row table:style-name="Table38.1">
          <table:table-cell table:style-name="Table38.A1" office:value-type="string">
            <text:p text:style-name="P3"><text:span text:style-name="T14">2223</text:span></text:p>
          </table:table-cell>
          <table:table-cell table:style-name="Table38.A1" office:value-type="string">
            <text:p text:style-name="P3"><text:span text:style-name="T14">10</text:span></text:p>
          </table:table-cell>
        </table:table-row>
        <table:table-row table:style-name="Table38.1">
          <table:table-cell table:style-name="Table38.A1" office:value-type="string">
            <text:p text:style-name="P3"><text:span text:style-name="T14">777777777</text:span></text:p>
          </table:table-cell>
          <table:table-cell table:style-name="Table38.A1" office:value-type="string">
            <text:p text:style-name="P3"><text:span text:style-name="T14">20000000</text:span></text:p>
          </table:table-cell>
        </table:table-row>
        <table:table-row table:style-name="Table38.1">
          <table:table-cell table:style-name="Table38.A1" office:value-type="string">
            <text:p text:style-name="P3"><text:span text:style-name="T14">3888882277777731</text:span></text:p>
          </table:table-cell>
          <table:table-cell table:style-name="Table38.A1" office:value-type="string">
            <text:p text:style-name="P3"><text:span text:style-name="T14">11001</text:span></text:p>
          </table:table-cell>
        </table:table-row>
        <table:table-row table:style-name="Table38.1">
          <table:table-cell table:style-name="Table38.A1" office:value-type="string">
            <text:p text:style-name="P3"><text:span text:style-name="T14">2111111747111117777700</text:span></text:p>
          </table:table-cell>
          <table:table-cell table:style-name="Table38.A1" office:value-type="string">
            <text:p text:style-name="P3"><text:span text:style-name="T14">12002</text:span></text:p>
          </table:table-cell>
        </table:table-row>
        <table:table-row table:style-name="Table38.1">
          <table:table-cell table:style-name="Table38.A1" office:value-type="string">
            <text:p text:style-name="P3"><text:span text:style-name="T14">9999997777774444488872222</text:span></text:p>
          </table:table-cell>
          <table:table-cell table:style-name="Table38.A1" office:value-type="string">
            <text:p text:style-name="P3"><text:span text:style-name="T14">21210</text:span></text:p>
          </table:table-cell>
        </table:table-row>
        <table:table-row table:style-name="Table38.1">
          <table:table-cell table:style-name="Table38.A1" office:value-type="string">
            <text:p text:style-name="P3"><text:span text:style-name="T14">1234**5678</text:span></text:p>
          </table:table-cell>
          <table:table-cell table:style-name="Table38.A1" office:value-type="string">
            <text:p text:style-name="P3"><text:span text:style-name="T14">15418</text:span></text:p>
          </table:table-cell>
        </table:table-row>
      </table:table>
      <text:p text:style-name="P2"/>
      <text:p text:style-name="P17"><text:bookmark text:name="_itub8ul95d0w"/><text:span text:style-name="T1">Nearest smaller element</text:span></text:p>
      <text:p text:style-name="P2"/>
      <text:p text:style-name="P1"><text:span text:style-name="T14">def nearest_smaller(items):</text:span></text:p>
      <text:p text:style-name="P2"/>
      <text:p text:style-name="P1"><text:span text:style-name="T3">Given a list of integer </text:span><text:span text:style-name="T14">items</text:span><text:span text:style-name="T3">,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to make the results testable.</text:span></text:p>
      <text:p text:style-name="P2"/>
      <table:table table:name="Table39" table:style-name="Table39">
        <table:table-column table:style-name="Table39.A"/>
        <table:table-column table:style-name="Table39.B"/>
        <table:table-row table:style-name="Table39.1">
          <table:table-cell table:style-name="Table39.A1" office:value-type="string">
            <text:p text:style-name="P7"><text:span text:style-name="T14">items</text:span></text:p>
          </table:table-cell>
          <table:table-cell table:style-name="Table39.A1" office:value-type="string">
            <text:p text:style-name="P7"><text:span text:style-name="T3">Expected result</text:span></text:p>
          </table:table-cell>
        </table:table-row>
        <table:table-row table:style-name="Table39.1">
          <table:table-cell table:style-name="Table39.A1" office:value-type="string">
            <text:p text:style-name="P7"><text:span text:style-name="T14">[42, 42, 42]</text:span></text:p>
          </table:table-cell>
          <table:table-cell table:style-name="Table39.A1" office:value-type="string">
            <text:p text:style-name="P7"><text:span text:style-name="T14">[42, 42, 42]</text:span></text:p>
          </table:table-cell>
        </table:table-row>
        <table:table-row table:style-name="Table39.1">
          <table:table-cell table:style-name="Table39.A1" office:value-type="string">
            <text:p text:style-name="P7"><text:span text:style-name="T14">[42, 1, 17]</text:span></text:p>
          </table:table-cell>
          <table:table-cell table:style-name="Table39.A1" office:value-type="string">
            <text:p text:style-name="P7"><text:span text:style-name="T14">[1, 1, 1]</text:span></text:p>
          </table:table-cell>
        </table:table-row>
        <table:table-row table:style-name="Table39.1">
          <table:table-cell table:style-name="Table39.A1" office:value-type="string">
            <text:p text:style-name="P7"><text:span text:style-name="T14">[42, 17, 1]</text:span></text:p>
          </table:table-cell>
          <table:table-cell table:style-name="Table39.A1" office:value-type="string">
            <text:p text:style-name="P7"><text:span text:style-name="T14">[17, 1, 1]</text:span></text:p>
          </table:table-cell>
        </table:table-row>
        <table:table-row table:style-name="Table39.1">
          <table:table-cell table:style-name="Table39.A1" office:value-type="string">
            <text:p text:style-name="P7"><text:span text:style-name="T14">[6, 9, 3, 2]</text:span></text:p>
          </table:table-cell>
          <table:table-cell table:style-name="Table39.A1" office:value-type="string">
            <text:p text:style-name="P7"><text:span text:style-name="T14">[3, 3, 2, 2]</text:span></text:p>
          </table:table-cell>
        </table:table-row>
        <table:table-row table:style-name="Table39.1">
          <table:table-cell table:style-name="Table39.A1" office:value-type="string">
            <text:p text:style-name="P7"><text:span text:style-name="T14">[5, 2, 10, 1, 13, 15, 14, 5, 11, 19, 22]</text:span></text:p>
          </table:table-cell>
          <table:table-cell table:style-name="Table39.A1" office:value-type="string">
            <text:p text:style-name="P7"><text:span text:style-name="T14">[2, 1, 1, 1, 1, 13, 5, 1, 5, 11, 19]</text:span></text:p>
          </table:table-cell>
        </table:table-row>
        <table:table-row table:style-name="Table39.1">
          <table:table-cell table:style-name="Table39.A1" office:value-type="string">
            <text:p text:style-name="P7"><text:span text:style-name="T14">[1, 3, 5, 7, 9, 11, 10, 8, 6, 4, 2]</text:span></text:p>
          </table:table-cell>
          <table:table-cell table:style-name="Table39.A1" office:value-type="string">
            <text:p text:style-name="P7"><text:span text:style-name="T14">[1, 1, 3, 5, 7, 9, 8, 6, 4, 2, 1]</text:span></text:p>
          </table:table-cell>
        </table:table-row>
      </table:table>
      <text:p text:style-name="P2"/>
      <text:p text:style-name="P2"/>
      <text:p text:style-name="P17"><text:bookmark text:name="_5xsbwpia4qb0"/><text:span text:style-name="T1">Interesting, intersecting</text:span></text:p>
      <text:p text:style-name="P2"/>
      <text:p text:style-name="P1"><text:span text:style-name="T14">def squares_intersect(s1, s2):</text:span></text:p>
      <text:p text:style-name="P2"/>
      <text:p text:style-name="P1"><text:span text:style-name="T3">A square on the two-dimensional plane can be defined as a tuple </text:span><text:span text:style-name="T14">(x, y, r)</text:span><text:span text:style-name="T3"> where </text:span><text:span text:style-name="T14">(x, y)</text:span><text:span text:style-name="T3"> are the coordinates of its </text:span><text:span text:style-name="T4">bottom left corner</text:span><text:span text:style-name="T3"> and </text:span><text:span text:style-name="T14">r</text:span><text:span text:style-name="T3"> is the length of the side of the square. Given two squares as tuples </text:span><text:span text:style-name="T14">(x1, y1, r1)</text:span><text:span text:style-name="T3"> and </text:span><text:span text:style-name="T14">(x2, y2, r2)</text:span><text:span text:style-name="T3">, this function should determine whether these two squares </text:span><text:span text:style-name="T4">intersect</text:span><text:span text:style-name="T3">, that is, their </text:span><text:span text:style-name="T4">areas</text:span><text:span text:style-name="T3"> have at least one point in common, even if that one point is merely the shared corner point when these two squares are placed kitty corner. This function </text:span><text:span text:style-name="T4">should not contain any loops or list comprehensions of any kind</text:span><text:span text:style-name="T3">, but should compute the result using only integer comparisons and conditional statements.</text:span></text:p>
      <text:p text:style-name="P2"/>
      <text:p text:style-name="P1"><text:span text:style-name="T3">(Hint: it is actually much easier to determine that the two squares do </text:span><text:span text:style-name="T4">not</text:span><text:span text:style-name="T3"> intersect, and then negate that answer. Two squares do not intersect if one of them ends in the horizontal direction before the other one begins, or if the same thing happens in the vertical direction.)</text:span></text:p>
      <text:p text:style-name="P2"/>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7"><text:span text:style-name="T14">s1</text:span></text:p>
          </table:table-cell>
          <table:table-cell table:style-name="Table40.A1" office:value-type="string">
            <text:p text:style-name="P7"><text:span text:style-name="T14">s2</text:span></text:p>
          </table:table-cell>
          <table:table-cell table:style-name="Table40.A1" office:value-type="string">
            <text:p text:style-name="P7"><text:span text:style-name="T3">Expected result</text:span></text:p>
          </table:table-cell>
        </table:table-row>
        <table:table-row table:style-name="Table40.1">
          <table:table-cell table:style-name="Table40.A1" office:value-type="string">
            <text:p text:style-name="P7"><text:span text:style-name="T14">(2, 2, 3)</text:span></text:p>
          </table:table-cell>
          <table:table-cell table:style-name="Table40.A1" office:value-type="string">
            <text:p text:style-name="P7"><text:span text:style-name="T14">(5, 5, 2)</text:span></text:p>
          </table:table-cell>
          <table:table-cell table:style-name="Table40.A1" office:value-type="string">
            <text:p text:style-name="P7"><text:span text:style-name="T14">True</text:span></text:p>
          </table:table-cell>
        </table:table-row>
        <table:table-row table:style-name="Table40.1">
          <table:table-cell table:style-name="Table40.A1" office:value-type="string">
            <text:p text:style-name="P7"><text:span text:style-name="T14">(3, 6, 1)</text:span></text:p>
          </table:table-cell>
          <table:table-cell table:style-name="Table40.A1" office:value-type="string">
            <text:p text:style-name="P7"><text:span text:style-name="T14">(8, 3, 5)</text:span></text:p>
          </table:table-cell>
          <table:table-cell table:style-name="Table40.A1" office:value-type="string">
            <text:p text:style-name="P7"><text:span text:style-name="T14">False</text:span></text:p>
          </table:table-cell>
        </table:table-row>
        <table:table-row table:style-name="Table40.1">
          <table:table-cell table:style-name="Table40.A1" office:value-type="string">
            <text:p text:style-name="P7"><text:span text:style-name="T14">(8, 3, 3)</text:span></text:p>
          </table:table-cell>
          <table:table-cell table:style-name="Table40.A1" office:value-type="string">
            <text:p text:style-name="P7"><text:span text:style-name="T14">(9, 6, 8)</text:span></text:p>
          </table:table-cell>
          <table:table-cell table:style-name="Table40.A1" office:value-type="string">
            <text:p text:style-name="P7"><text:span text:style-name="T14">True</text:span></text:p>
          </table:table-cell>
        </table:table-row>
        <table:table-row table:style-name="Table40.1">
          <table:table-cell table:style-name="Table40.A1" office:value-type="string">
            <text:p text:style-name="P7"><text:span text:style-name="T14">(5, 4, 8)</text:span></text:p>
          </table:table-cell>
          <table:table-cell table:style-name="Table40.A1" office:value-type="string">
            <text:p text:style-name="P7"><text:span text:style-name="T14">(3, 5, 5)</text:span></text:p>
          </table:table-cell>
          <table:table-cell table:style-name="Table40.A1" office:value-type="string">
            <text:p text:style-name="P7"><text:span text:style-name="T14">True</text:span></text:p>
          </table:table-cell>
        </table:table-row>
        <table:table-row table:style-name="Table40.1">
          <table:table-cell table:style-name="Table40.A1" office:value-type="string">
            <text:p text:style-name="P7"><text:span text:style-name="T14">(10, 6, 2)</text:span></text:p>
          </table:table-cell>
          <table:table-cell table:style-name="Table40.A1" office:value-type="string">
            <text:p text:style-name="P7"><text:span text:style-name="T14">(3, 10, 7)</text:span></text:p>
          </table:table-cell>
          <table:table-cell table:style-name="Table40.A1" office:value-type="string">
            <text:p text:style-name="P7"><text:span text:style-name="T14">False</text:span></text:p>
          </table:table-cell>
        </table:table-row>
        <table:table-row table:style-name="Table40.1">
          <table:table-cell table:style-name="Table40.A1" office:value-type="string">
            <text:p text:style-name="P7"><text:span text:style-name="T14">(3000, 6000, 1000)</text:span></text:p>
          </table:table-cell>
          <table:table-cell table:style-name="Table40.A1" office:value-type="string">
            <text:p text:style-name="P7"><text:span text:style-name="T14">(8000, 3000, 5000)</text:span></text:p>
          </table:table-cell>
          <table:table-cell table:style-name="Table40.A1" office:value-type="string">
            <text:p text:style-name="P7"><text:span text:style-name="T14">False</text:span></text:p>
          </table:table-cell>
        </table:table-row>
        <table:table-row table:style-name="Table40.1">
          <table:table-cell table:style-name="Table40.A1" office:value-type="string">
            <text:p text:style-name="P7"><text:span text:style-name="T14">(5*10**6, 4*10**6, 8*10**6)</text:span></text:p>
          </table:table-cell>
          <table:table-cell table:style-name="Table40.A1" office:value-type="string">
            <text:p text:style-name="P3"><text:span text:style-name="T14">(3*10**6, 5*10**6, 5*10**6)</text:span></text:p>
          </table:table-cell>
          <table:table-cell table:style-name="Table40.A1" office:value-type="string">
            <text:p text:style-name="P7"><text:span text:style-name="T14">True</text:span></text:p>
          </table:table-cell>
        </table:table-row>
      </table:table>
      <text:p text:style-name="P2"/>
      <text:p text:style-name="P15"><text:bookmark text:name="_18z0fh99cstv"/></text:p>
      <text:p text:style-name="P17"><text:bookmark text:name="_edyunj7uqfvj"/><text:span text:style-name="T1">Keep doubling</text:span></text:p>
      <text:p text:style-name="P4"/>
      <text:p text:style-name="P1"><text:span text:style-name="T14">def double_until_all_digits(n, giveup = 1000):</text:span></text:p>
      <text:p text:style-name="P2"/>
      <text:p text:style-name="P1"><text:span text:style-name="T3">Given a positive integer </text:span><text:span text:style-name="T14">n</text:span><text:span text:style-name="T3">, keep multiplying it by two until the current number contains each of the digits 0 to 9 at least once. Return the number of doublings that were necessary to reach this goal. If the number has been multiplied </text:span><text:span text:style-name="T14">giveup</text:span><text:span text:style-name="T3"> times without reaching this goal, the function should give up and return -1.</text:span></text:p>
      <text:p text:style-name="P2"/>
      <table:table table:name="Table41" table:style-name="Table41">
        <table:table-column table:style-name="Table41.A" table:number-columns-repeated="3"/>
        <table:table-row table:style-name="Table41.1">
          <table:table-cell table:style-name="Table41.A1" office:value-type="string">
            <text:p text:style-name="P7"><text:span text:style-name="T14">n</text:span></text:p>
          </table:table-cell>
          <table:table-cell table:style-name="Table41.A1" office:value-type="string">
            <text:p text:style-name="P7"><text:span text:style-name="T14">giveup</text:span></text:p>
          </table:table-cell>
          <table:table-cell table:style-name="Table41.A1" office:value-type="string">
            <text:p text:style-name="P7"><text:span text:style-name="T3">Expected result</text:span></text:p>
          </table:table-cell>
        </table:table-row>
        <table:table-row table:style-name="Table41.1">
          <table:table-cell table:style-name="Table41.A1" office:value-type="string">
            <text:p text:style-name="P7"><text:span text:style-name="T14">1</text:span></text:p>
          </table:table-cell>
          <table:table-cell table:style-name="Table41.A1" office:value-type="string">
            <text:p text:style-name="P7"><text:span text:style-name="T14">1000</text:span></text:p>
          </table:table-cell>
          <table:table-cell table:style-name="Table41.A1" office:value-type="string">
            <text:p text:style-name="P7"><text:span text:style-name="T14">68</text:span></text:p>
          </table:table-cell>
        </table:table-row>
        <table:table-row table:style-name="Table41.1">
          <table:table-cell table:style-name="Table41.A1" office:value-type="string">
            <text:p text:style-name="P7"><text:span text:style-name="T14">1234567890</text:span></text:p>
          </table:table-cell>
          <table:table-cell table:style-name="Table41.A1" office:value-type="string">
            <text:p text:style-name="P7"><text:span text:style-name="T14">1000</text:span></text:p>
          </table:table-cell>
          <table:table-cell table:style-name="Table41.A1" office:value-type="string">
            <text:p text:style-name="P7"><text:span text:style-name="T14">0</text:span></text:p>
          </table:table-cell>
        </table:table-row>
        <table:table-row table:style-name="Table41.1">
          <table:table-cell table:style-name="Table41.A1" office:value-type="string">
            <text:p text:style-name="P7"><text:span text:style-name="T14">555</text:span></text:p>
          </table:table-cell>
          <table:table-cell table:style-name="Table41.A1" office:value-type="string">
            <text:p text:style-name="P7"><text:span text:style-name="T14">10</text:span></text:p>
          </table:table-cell>
          <table:table-cell table:style-name="Table41.A1" office:value-type="string">
            <text:p text:style-name="P7"><text:span text:style-name="T14">-1</text:span></text:p>
          </table:table-cell>
        </table:table-row>
      </table:table>
      <text:p text:style-name="P2"/>
      <text:p text:style-name="P17"><text:bookmark text:name="_qn189tn54qyy"/><text:span text:style-name="T1">Ignore each item after its </text:span><text:span text:style-name="T2">k</text:span><text:span text:style-name="T1">:th occurrence</text:span></text:p>
      <text:p text:style-name="P4"/>
      <text:p text:style-name="P1"><text:span text:style-name="T14">def remove_after_kth(items, k = 1):</text:span></text:p>
      <text:p text:style-name="P2"/>
      <text:p text:style-name="P1"><text:span text:style-name="T3">Given a list of </text:span><text:span text:style-name="T14">items</text:span><text:span text:style-name="T3">, some of which may be duplicated, create and return a new list that is otherwise the same as </text:span><text:span text:style-name="T14">items</text:span><text:span text:style-name="T3">, but only up to </text:span><text:span text:style-name="T14">k</text:span><text:span text:style-name="T3"> occurrences of each element are kept, and all occurrences of that element after those first </text:span><text:span text:style-name="T14">k</text:span><text:span text:style-name="T3"> are discarded.</text:span></text:p>
      <text:p text:style-name="P2"/>
      <text:p text:style-name="P1"><text:span text:style-name="T3">Hint: loop through the </text:span><text:span text:style-name="T14">items</text:span><text:span text:style-name="T3">, maintaining a dictionary that remembers how many times you have already seen each element, updating this count as you go and appending each element to the </text:span><text:span text:style-name="T14">result</text:span><text:span text:style-name="T3"> list only if its count is still less than or equal to </text:span><text:span text:style-name="T14">k</text:span><text:span text:style-name="T3">. Note also the counterintuitive but still completely legitimate edge case of </text:span><text:span text:style-name="T14">k==0</text:span><text:span text:style-name="T3"> that has a well defined answer of an empty list!</text:span></text:p>
      <text:p text:style-name="P2"/>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7"><text:span text:style-name="T14">items</text:span></text:p>
          </table:table-cell>
          <table:table-cell table:style-name="Table42.A1" office:value-type="string">
            <text:p text:style-name="P7"><text:span text:style-name="T14">k</text:span></text:p>
          </table:table-cell>
          <table:table-cell table:style-name="Table42.A1" office:value-type="string">
            <text:p text:style-name="P7"><text:span text:style-name="T3">Expected result</text:span></text:p>
          </table:table-cell>
        </table:table-row>
        <table:table-row table:style-name="Table42.1">
          <table:table-cell table:style-name="Table42.A1" office:value-type="string">
            <text:p text:style-name="P7"><text:span text:style-name="T14">[42, 42, 42, 42, 42, 42, 42]</text:span></text:p>
          </table:table-cell>
          <table:table-cell table:style-name="Table42.A1" office:value-type="string">
            <text:p text:style-name="P7"><text:span text:style-name="T14">3</text:span></text:p>
          </table:table-cell>
          <table:table-cell table:style-name="Table42.A1" office:value-type="string">
            <text:p text:style-name="P7"><text:span text:style-name="T14">[42, 42, 42]</text:span></text:p>
          </table:table-cell>
        </table:table-row>
        <table:table-row table:style-name="Table42.1">
          <table:table-cell table:style-name="Table42.A1" office:value-type="string">
            <text:p text:style-name="P7"><text:span text:style-name="T14">['tom', 42, 'bob', 'bob', 99, 'bob', 'tom', 'tom', 99]</text:span></text:p>
          </table:table-cell>
          <table:table-cell table:style-name="Table42.A1" office:value-type="string">
            <text:p text:style-name="P7"><text:span text:style-name="T14">2</text:span></text:p>
          </table:table-cell>
          <table:table-cell table:style-name="Table42.A1" office:value-type="string">
            <text:p text:style-name="P7"><text:span text:style-name="T14">['tom', 42, 'bob', 'bob', 99, 'tom', 99]</text:span></text:p>
          </table:table-cell>
        </table:table-row>
        <table:table-row table:style-name="Table42.1">
          <table:table-cell table:style-name="Table42.A1" office:value-type="string">
            <text:p text:style-name="P7"><text:span text:style-name="T14">[1, 2, 3, 4, 5, 4, 3, 2, 1, 2, 3, 4, 5, 4, 3, 2, 1]</text:span></text:p>
          </table:table-cell>
          <table:table-cell table:style-name="Table42.A1" office:value-type="string">
            <text:p text:style-name="P7"><text:span text:style-name="T14">1</text:span></text:p>
          </table:table-cell>
          <table:table-cell table:style-name="Table42.A1" office:value-type="string">
            <text:p text:style-name="P7"><text:span text:style-name="T14">[1, 2, 3, 4, 5]</text:span></text:p>
          </table:table-cell>
        </table:table-row>
        <table:table-row table:style-name="Table42.1">
          <table:table-cell table:style-name="Table42.A1" office:value-type="string">
            <text:p text:style-name="P3"><text:span text:style-name="T14">[1, 2, 3, 4, 5, 4, 3, 2, 1, 2, 3, 4, 5, 4, 3, 2, 1, 2, 3, 4, 5]</text:span></text:p>
          </table:table-cell>
          <table:table-cell table:style-name="Table42.A1" office:value-type="string">
            <text:p text:style-name="P7"><text:span text:style-name="T14">3</text:span></text:p>
          </table:table-cell>
          <table:table-cell table:style-name="Table42.A1" office:value-type="string">
            <text:p text:style-name="P7"><text:span text:style-name="T14">[1, 2, 3, 4, 5, 4, 3, 2, 1, 2, 3, 4, 5, 1, 5]</text:span></text:p>
          </table:table-cell>
        </table:table-row>
        <table:table-row table:style-name="Table42.1">
          <table:table-cell table:style-name="Table42.A1" office:value-type="string">
            <text:p text:style-name="P3"><text:span text:style-name="T14">[42, 42, 42, 99, 99, 17]</text:span></text:p>
          </table:table-cell>
          <table:table-cell table:style-name="Table42.A1" office:value-type="string">
            <text:p text:style-name="P7"><text:span text:style-name="T14">0</text:span></text:p>
          </table:table-cell>
          <table:table-cell table:style-name="Table42.A1" office:value-type="string">
            <text:p text:style-name="P7"><text:span text:style-name="T14">[]</text:span></text:p>
          </table:table-cell>
        </table:table-row>
      </table:table>
      <text:p text:style-name="P2"/>
      <text:p text:style-name="P16"><text:bookmark text:name="_7py03o7jp8p"/><text:span text:style-name="T1">First item that is preceded by </text:span><text:span text:style-name="T2">k</text:span><text:span text:style-name="T1"> smaller items</text:span></text:p>
      <text:p text:style-name="P2"/>
      <text:p text:style-name="P1"><text:span text:style-name="T14">def first_preceded_by_smaller(items, k = 1):</text:span></text:p>
      <text:p text:style-name="P2"/>
      <text:p text:style-name="P1"><text:span text:style-name="T3">Given a list of </text:span><text:span text:style-name="T14">items</text:span><text:span text:style-name="T3">, find and return the value of the first element that has at least </text:span><text:span text:style-name="T5">k</text:span><text:span text:style-name="T3"> preceding smaller elements in </text:span><text:span text:style-name="T14">items</text:span><text:span text:style-name="T3">, in the sense of the ordinary Python order comparison </text:span><text:span text:style-name="T14">&lt;</text:span><text:span text:style-name="T3"> applied to these items. If there is no such element anywhere in </text:span><text:span text:style-name="T14">items</text:span><text:span text:style-name="T3">, this function should return </text:span><text:span text:style-name="T14">None</text:span><text:span text:style-name="T3">. Note that the </text:span><text:span text:style-name="T14">k</text:span><text:span text:style-name="T3"> smaller items do not need to be consecutive immediate predecessors of the current item, but can be any </text:span><text:span text:style-name="T14">k</text:span><text:span text:style-name="T3"> items from the initial prefix of the list before the current element.</text:span></text:p>
      <text:p text:style-name="P2"/>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7"><text:span text:style-name="T14">items</text:span></text:p>
          </table:table-cell>
          <table:table-cell table:style-name="Table43.A1" office:value-type="string">
            <text:p text:style-name="P7"><text:span text:style-name="T14">k</text:span></text:p>
          </table:table-cell>
          <table:table-cell table:style-name="Table43.A1" office:value-type="string">
            <text:p text:style-name="P7"><text:span text:style-name="T3">Expected result</text:span></text:p>
          </table:table-cell>
        </table:table-row>
        <table:table-row table:style-name="Table43.1">
          <table:table-cell table:style-name="Table43.A1" office:value-type="string">
            <text:p text:style-name="P7"><text:span text:style-name="T14">[4, 4, 5, 6]</text:span></text:p>
          </table:table-cell>
          <table:table-cell table:style-name="Table43.A1" office:value-type="string">
            <text:p text:style-name="P7"><text:span text:style-name="T14">2</text:span></text:p>
          </table:table-cell>
          <table:table-cell table:style-name="Table43.A1" office:value-type="string">
            <text:p text:style-name="P7"><text:span text:style-name="T14">5</text:span></text:p>
          </table:table-cell>
        </table:table-row>
        <table:table-row table:style-name="Table43.1">
          <table:table-cell table:style-name="Table43.A1" office:value-type="string">
            <text:p text:style-name="P7"><text:span text:style-name="T14">[42, 99, 16, 55, 7, 32, 17, 18, 73]</text:span></text:p>
          </table:table-cell>
          <table:table-cell table:style-name="Table43.A1" office:value-type="string">
            <text:p text:style-name="P7"><text:span text:style-name="T14">3</text:span></text:p>
          </table:table-cell>
          <table:table-cell table:style-name="Table43.A1" office:value-type="string">
            <text:p text:style-name="P7"><text:span text:style-name="T14">18</text:span></text:p>
          </table:table-cell>
        </table:table-row>
        <table:table-row table:style-name="Table43.1">
          <table:table-cell table:style-name="Table43.A1" office:value-type="string">
            <text:p text:style-name="P7"><text:span text:style-name="T14">[42, 99, 16, 55, 7, 32, 17, 18, 73]</text:span></text:p>
          </table:table-cell>
          <table:table-cell table:style-name="Table43.A1" office:value-type="string">
            <text:p text:style-name="P7"><text:span text:style-name="T14">8</text:span></text:p>
          </table:table-cell>
          <table:table-cell table:style-name="Table43.A1" office:value-type="string">
            <text:p text:style-name="P7"><text:span text:style-name="T14">None</text:span></text:p>
          </table:table-cell>
        </table:table-row>
        <table:table-row table:style-name="Table43.1">
          <table:table-cell table:style-name="Table43.A1" office:value-type="string">
            <text:p text:style-name="P7"><text:span text:style-name="T14">['bob', 'carol', 'tina', 'alex', 'jack', 'emmy', 'tammy', 'sam', 'ted']</text:span></text:p>
          </table:table-cell>
          <table:table-cell table:style-name="Table43.A1" office:value-type="string">
            <text:p text:style-name="P7"><text:span text:style-name="T14">4</text:span></text:p>
          </table:table-cell>
          <table:table-cell table:style-name="Table43.A1" office:value-type="string">
            <text:p text:style-name="P7"><text:span text:style-name="T14">'tammy'</text:span></text:p>
          </table:table-cell>
        </table:table-row>
        <table:table-row table:style-name="Table43.1">
          <table:table-cell table:style-name="Table43.A1" office:value-type="string">
            <text:p text:style-name="P7"><text:span text:style-name="T14">[9, 8, 7, 6, 5, 4, 3, 2, 1, 10]</text:span></text:p>
          </table:table-cell>
          <table:table-cell table:style-name="Table43.A1" office:value-type="string">
            <text:p text:style-name="P7"><text:span text:style-name="T14">1</text:span></text:p>
          </table:table-cell>
          <table:table-cell table:style-name="Table43.A1" office:value-type="string">
            <text:p text:style-name="P7"><text:span text:style-name="T14">10</text:span></text:p>
          </table:table-cell>
        </table:table-row>
        <table:table-row table:style-name="Table43.1">
          <table:table-cell table:style-name="Table43.A1" office:value-type="string">
            <text:p text:style-name="P7"><text:span text:style-name="T14">[42, 99, 17, 3, 12]</text:span></text:p>
          </table:table-cell>
          <table:table-cell table:style-name="Table43.A1" office:value-type="string">
            <text:p text:style-name="P7"><text:span text:style-name="T14">2</text:span></text:p>
          </table:table-cell>
          <table:table-cell table:style-name="Table43.A1" office:value-type="string">
            <text:p text:style-name="P7"><text:span text:style-name="T14">None</text:span></text:p>
          </table:table-cell>
        </table:table-row>
      </table:table>
      <text:p text:style-name="P2"/>
      <text:p text:style-name="P17"><text:bookmark text:name="_90y2eozrygr"/><text:span text:style-name="T1">Pull down your neighbours</text:span></text:p>
      <text:p text:style-name="P1"/>
      <text:p text:style-name="P1"><text:span text:style-name="T14">def eliminate_neighbours(items):</text:span></text:p>
      <text:p text:style-name="P2"/>
      <text:p text:style-name="P1"><text:span text:style-name="T3">Given the sequence of integer </text:span><text:span text:style-name="T14">items</text:span><text:span text:style-name="T3"> that are guaranteed to be some permutation of positive integers from 1 to </text:span><text:span text:style-name="T14">n</text:span><text:span text:style-name="T3"> where </text:span><text:span text:style-name="T14">n</text:span><text:span text:style-name="T3"> is the length of the list, consider the following operation: Find the smallest number from those that still remain in the list, and remove that number and the larger of its current immediate neighbours from the list. The function should keep doing this repeatedly until the largest number in the original list gets eliminated, and return the number of removal operations that were needed to achieve this goal.</text:span></text:p>
      <text:p text:style-name="P2"/>
      <text:p text:style-name="P1"><text:span text:style-name="T3">For example, given the list </text:span><text:span text:style-name="T14">[5, 2, 1, 4, 6, 3]</text:span><text:span text:style-name="T3">, the operation would remove element </text:span><text:span text:style-name="T14">1</text:span><text:span text:style-name="T3"> and its current larger neighbour </text:span><text:span text:style-name="T14">4</text:span><text:span text:style-name="T3">, resulting in the list </text:span><text:span text:style-name="T14">[5, 2, 6, 3]</text:span><text:span text:style-name="T3">. Applied again, the same operation would now remove </text:span><text:span text:style-name="T14">2</text:span><text:span text:style-name="T3"> and its current larger neighbour </text:span><text:span text:style-name="T14">6</text:span><text:span text:style-name="T3">, thus reaching the goal in two steps.</text:span></text:p>
      <text:p text:style-name="P2"/>
      <table:table table:name="Table44" table:style-name="Table44">
        <table:table-column table:style-name="Table44.A"/>
        <table:table-column table:style-name="Table44.B"/>
        <table:table-row table:style-name="Table44.1">
          <table:table-cell table:style-name="Table44.A1" office:value-type="string">
            <text:p text:style-name="P3"><text:span text:style-name="T14">items</text:span></text:p>
          </table:table-cell>
          <table:table-cell table:style-name="Table44.A1" office:value-type="string">
            <text:p text:style-name="P3"><text:span text:style-name="T3">Expected result</text:span></text:p>
          </table:table-cell>
        </table:table-row>
        <table:table-row table:style-name="Table44.1">
          <table:table-cell table:style-name="Table44.A1" office:value-type="string">
            <text:p text:style-name="P3"><text:span text:style-name="T14">[1, 6, 4, 2, 5, 3]</text:span></text:p>
          </table:table-cell>
          <table:table-cell table:style-name="Table44.A1" office:value-type="string">
            <text:p text:style-name="P3"><text:span text:style-name="T14">1</text:span></text:p>
          </table:table-cell>
        </table:table-row>
        <table:table-row table:style-name="Table44.1">
          <table:table-cell table:style-name="Table44.A1" office:value-type="string">
            <text:p text:style-name="P3"><text:span text:style-name="T14">[8, 3, 4, 1, 7, 2, 6, 5]</text:span></text:p>
          </table:table-cell>
          <table:table-cell table:style-name="Table44.A1" office:value-type="string">
            <text:p text:style-name="P3"><text:span text:style-name="T14">3</text:span></text:p>
          </table:table-cell>
        </table:table-row>
        <table:table-row table:style-name="Table44.1">
          <table:table-cell table:style-name="Table44.A1" office:value-type="string">
            <text:p text:style-name="P3"><text:span text:style-name="T14">[8, 5, 3, 1, 7, 2, 6, 4]</text:span></text:p>
          </table:table-cell>
          <table:table-cell table:style-name="Table44.A1" office:value-type="string">
            <text:p text:style-name="P3"><text:span text:style-name="T14">4</text:span></text:p>
          </table:table-cell>
        </table:table-row>
        <table:table-row table:style-name="Table44.1">
          <table:table-cell table:style-name="Table44.A1" office:value-type="string">
            <text:p text:style-name="P3"><text:span text:style-name="T14">[1, 2, 3, 4, 5, 6, 7, 8, 9, 10]</text:span></text:p>
          </table:table-cell>
          <table:table-cell table:style-name="Table44.A1" office:value-type="string">
            <text:p text:style-name="P3"><text:span text:style-name="T14">5</text:span></text:p>
          </table:table-cell>
        </table:table-row>
        <table:table-row table:style-name="Table44.1">
          <table:table-cell table:style-name="Table44.A1" office:value-type="string">
            <text:p text:style-name="P3"><text:span text:style-name="T14">range(1, 10001)</text:span></text:p>
          </table:table-cell>
          <table:table-cell table:style-name="Table44.A1" office:value-type="string">
            <text:p text:style-name="P3"><text:span text:style-name="T14">5000</text:span></text:p>
          </table:table-cell>
        </table:table-row>
        <table:table-row table:style-name="Table44.1">
          <table:table-cell table:style-name="Table44.A1" office:value-type="string">
            <text:p text:style-name="P3"><text:span text:style-name="T14">[1000] + list(range(1, 1000))</text:span></text:p>
          </table:table-cell>
          <table:table-cell table:style-name="Table44.A1" office:value-type="string">
            <text:p text:style-name="P3"><text:span text:style-name="T14">1</text:span></text:p>
          </table:table-cell>
        </table:table-row>
      </table:table>
      <text:p text:style-name="P2"/>
      <text:p text:style-name="P1"><text:span text:style-name="T3">The bottleneck of the running time is computing the new list that results from removing two elements from it. Try to think up some way to solve this problem that alleviates this expensive operation.</text:span></text:p>
      <text:p text:style-name="P17"><text:bookmark text:name="_m5t1eis0cit"/><text:span text:style-name="T1">What do you hear, what do you say?</text:span></text:p>
      <text:p text:style-name="P2"/>
      <text:p text:style-name="P1"><text:span text:style-name="T14">def count_and_say(digits):</text:span></text:p>
      <text:p text:style-name="P2"/>
      <text:p text:style-name="P1"><text:span text:style-name="T3">Given a string of digits that is guaranteed to contain only digit characters from </text:span><text:span text:style-name="T14">'0123456789'</text:span><text:span text:style-name="T3">, read that string "out loud" by saying how many times each digit occurs consecutively in the current bunch of digits, and then return the string of digits that you just said out loud. For example, given the digits </text:span><text:span text:style-name="T14">'222274444499966'</text:span><text:span text:style-name="T3">, we would read it out loud as "four twos, one seven, five fours, three nines, two sixes" for the result string </text:span><text:span text:style-name="T14">'4217543926'</text:span><text:span text:style-name="T3">.</text:span></text:p>
      <text:p text:style-name="P2"/>
      <table:table table:name="Table45" table:style-name="Table45">
        <table:table-column table:style-name="Table45.A"/>
        <table:table-column table:style-name="Table45.B"/>
        <table:table-row table:style-name="Table45.1">
          <table:table-cell table:style-name="Table45.A1" office:value-type="string">
            <text:p text:style-name="P7"><text:span text:style-name="T14">digits</text:span></text:p>
          </table:table-cell>
          <table:table-cell table:style-name="Table45.A1" office:value-type="string">
            <text:p text:style-name="P7"><text:span text:style-name="T3">Expected result</text:span></text:p>
          </table:table-cell>
        </table:table-row>
        <table:table-row table:style-name="Table45.1">
          <table:table-cell table:style-name="Table45.A1" office:value-type="string">
            <text:p text:style-name="P7"><text:span text:style-name="T14">'333388822211177'</text:span></text:p>
          </table:table-cell>
          <table:table-cell table:style-name="Table45.A1" office:value-type="string">
            <text:p text:style-name="P7"><text:span text:style-name="T14">'4338323127'</text:span></text:p>
          </table:table-cell>
        </table:table-row>
        <table:table-row table:style-name="Table45.1">
          <table:table-cell table:style-name="Table45.A1" office:value-type="string">
            <text:p text:style-name="P7"><text:span text:style-name="T14">'11221122'</text:span></text:p>
          </table:table-cell>
          <table:table-cell table:style-name="Table45.A1" office:value-type="string">
            <text:p text:style-name="P7"><text:span text:style-name="T14">'21222122'</text:span></text:p>
          </table:table-cell>
        </table:table-row>
        <table:table-row table:style-name="Table45.1">
          <table:table-cell table:style-name="Table45.A1" office:value-type="string">
            <text:p text:style-name="P7"><text:span text:style-name="T14">'123456789'</text:span></text:p>
          </table:table-cell>
          <table:table-cell table:style-name="Table45.A1" office:value-type="string">
            <text:p text:style-name="P7"><text:span text:style-name="T14">'111213141516171819'</text:span></text:p>
          </table:table-cell>
        </table:table-row>
        <table:table-row table:style-name="Table45.1">
          <table:table-cell table:style-name="Table45.A1" office:value-type="string">
            <text:p text:style-name="P7"><text:span text:style-name="T14">'777777777777777'</text:span></text:p>
          </table:table-cell>
          <table:table-cell table:style-name="Table45.A1" office:value-type="string">
            <text:p text:style-name="P7"><text:span text:style-name="T14">'157'</text:span></text:p>
          </table:table-cell>
        </table:table-row>
        <table:table-row table:style-name="Table45.1">
          <table:table-cell table:style-name="Table45.A1" office:value-type="string">
            <text:p text:style-name="P7"><text:span text:style-name="T14">''</text:span></text:p>
          </table:table-cell>
          <table:table-cell table:style-name="Table45.A1" office:value-type="string">
            <text:p text:style-name="P7"><text:span text:style-name="T14">''</text:span></text:p>
          </table:table-cell>
        </table:table-row>
        <table:table-row table:style-name="Table45.1">
          <table:table-cell table:style-name="Table45.A1" office:value-type="string">
            <text:p text:style-name="P7"><text:span text:style-name="T14">'1'</text:span></text:p>
          </table:table-cell>
          <table:table-cell table:style-name="Table45.A1" office:value-type="string">
            <text:p text:style-name="P7"><text:span text:style-name="T14">'11'</text:span></text:p>
          </table:table-cell>
        </table:table-row>
      </table:table>
      <text:p text:style-name="P2"/>
      <text:p text:style-name="P1"><text:span text:style-name="T3">(This particular operation, when executed on a list of items instead of a string, is usually called "</text:span><text:a xlink:type="simple" xlink:href="https://en.wikipedia.org/wiki/Run-length_encoding" text:style-name="ListLabel_20_37" text:visited-style-name="ListLabel_20_37"><text:span text:style-name="T10">run-length encoding</text:span></text:a><text:span text:style-name="T3">". When executed on a string of numerical digits, it also has the following cute little puzzle associated with it. Given the empty string, this function returns an empty string, and given the string </text:span><text:span text:style-name="T14">'22'</text:span><text:span text:style-name="T3"> that contains two twos, this function returns the same string </text:span><text:span text:style-name="T14">'22'</text:span><text:span text:style-name="T3">. Are there any other strings of digits for which this function returns the exact same string as it was given? Either find another such digit string, or prove that no such digit string can exist.)</text:span></text:p>
      <text:p text:style-name="P17"><text:bookmark text:name="_jrvusxq969a7"/><text:span text:style-name="T1">Bishops on a binge</text:span></text:p>
      <text:p text:style-name="P2"/>
      <text:p text:style-name="P1"><text:span text:style-name="T14">def safe_squares_bishops(n, bishops):</text:span></text:p>
      <text:p text:style-name="P2"/>
      <text:p text:style-name="P1"><text:span text:style-name="T3">On a generalized </text:span><text:span text:style-name="T5">n</text:span><text:span text:style-name="T3">-by-</text:span><text:span text:style-name="T5">n</text:span><text:span text:style-name="T3"> chessboard, there are some number of </text:span><text:span text:style-name="T4">bishops</text:span><text:span text:style-name="T3">, each bishop represented as a tuple </text:span><text:span text:style-name="T14">(row, column)</text:span><text:span text:style-name="T3"> of the row and the column of the square that contains that bishop. (The rows and columns are numbered from 0 to </text:span><text:span text:style-name="T5">n</text:span><text:span text:style-name="T3"> - 1.) A chess bishop covers all squares that are on the same diagonal with that bishop arbitrarily far into any of the four diagonal compass directions. Given the board size </text:span><text:span text:style-name="T14">n</text:span><text:span text:style-name="T3"> and the list of </text:span><text:span text:style-name="T14">bishops</text:span><text:span text:style-name="T3"> on that board, count the number of empty squares that are safe, that is, are not covered by any bishop.</text:span></text:p>
      <text:p text:style-name="P2"/>
      <text:p text:style-name="P1"><text:span text:style-name="T3">To quickly check whether two squares </text:span><text:span text:style-name="T14">(r1, c1)</text:span><text:span text:style-name="T3"> and </text:span><text:span text:style-name="T14">(r2, c2)</text:span><text:span text:style-name="T3"> are in some diagonal with each other, you can use the test </text:span><text:span text:style-name="T14">abs(r1-r2) == abs(c1-c2)</text:span><text:span text:style-name="T3"> to determine whether the horizontal distance of those squares equals their vertical distance, which is both necessary and sufficient for those squares to lie on the same diagonal. This way you don't need to write the logic separately for each of the four diagonal directions, but one test handles all four diagonals in one swoop.</text:span></text:p>
      <text:p text:style-name="P2"/>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3"><text:span text:style-name="T14">n</text:span></text:p>
          </table:table-cell>
          <table:table-cell table:style-name="Table46.A1" office:value-type="string">
            <text:p text:style-name="P3"><text:span text:style-name="T14">bishops</text:span></text:p>
          </table:table-cell>
          <table:table-cell table:style-name="Table46.A1" office:value-type="string">
            <text:p text:style-name="P3"><text:span text:style-name="T3">Expected result</text:span></text:p>
          </table:table-cell>
        </table:table-row>
        <table:table-row table:style-name="Table46.1">
          <table:table-cell table:style-name="Table46.A1" office:value-type="string">
            <text:p text:style-name="P3"><text:span text:style-name="T14">10</text:span></text:p>
          </table:table-cell>
          <table:table-cell table:style-name="Table46.A1" office:value-type="string">
            <text:p text:style-name="P3"><text:span text:style-name="T14">[]</text:span></text:p>
          </table:table-cell>
          <table:table-cell table:style-name="Table46.A1" office:value-type="string">
            <text:p text:style-name="P3"><text:span text:style-name="T14">100</text:span></text:p>
          </table:table-cell>
        </table:table-row>
        <table:table-row table:style-name="Table46.1">
          <table:table-cell table:style-name="Table46.A1" office:value-type="string">
            <text:p text:style-name="P3"><text:span text:style-name="T14">4</text:span></text:p>
          </table:table-cell>
          <table:table-cell table:style-name="Table46.A1" office:value-type="string">
            <text:p text:style-name="P3"><text:span text:style-name="T14">[(2, 3), (0, 1)]</text:span></text:p>
          </table:table-cell>
          <table:table-cell table:style-name="Table46.A1" office:value-type="string">
            <text:p text:style-name="P3"><text:span text:style-name="T14">11</text:span></text:p>
          </table:table-cell>
        </table:table-row>
        <table:table-row table:style-name="Table46.1">
          <table:table-cell table:style-name="Table46.A1" office:value-type="string">
            <text:p text:style-name="P3"><text:span text:style-name="T14">8</text:span></text:p>
          </table:table-cell>
          <table:table-cell table:style-name="Table46.A1" office:value-type="string">
            <text:p text:style-name="P3"><text:span text:style-name="T14">[(1, 1), (3, 5), (7, 0), (7, 6)]</text:span></text:p>
          </table:table-cell>
          <table:table-cell table:style-name="Table46.A1" office:value-type="string">
            <text:p text:style-name="P3"><text:span text:style-name="T14">29</text:span></text:p>
          </table:table-cell>
        </table:table-row>
        <table:table-row table:style-name="Table46.1">
          <table:table-cell table:style-name="Table46.A1" office:value-type="string">
            <text:p text:style-name="P3"><text:span text:style-name="T14">2</text:span></text:p>
          </table:table-cell>
          <table:table-cell table:style-name="Table46.A1" office:value-type="string">
            <text:p text:style-name="P3"><text:span text:style-name="T14">[(1, 1)]</text:span></text:p>
          </table:table-cell>
          <table:table-cell table:style-name="Table46.A1" office:value-type="string">
            <text:p text:style-name="P3"><text:span text:style-name="T14">2</text:span></text:p>
          </table:table-cell>
        </table:table-row>
        <table:table-row table:style-name="Table46.1">
          <table:table-cell table:style-name="Table46.A1" office:value-type="string">
            <text:p text:style-name="P3"><text:span text:style-name="T14">6</text:span></text:p>
          </table:table-cell>
          <table:table-cell table:style-name="Table46.A1" office:value-type="string">
            <text:p text:style-name="P3"><text:span text:style-name="T14">[(0, 0), (1, 1), (2, 2), (3, 3), (4, 4), (5, 5)]</text:span></text:p>
          </table:table-cell>
          <table:table-cell table:style-name="Table46.A1" office:value-type="string">
            <text:p text:style-name="P3"><text:span text:style-name="T14">18</text:span></text:p>
          </table:table-cell>
        </table:table-row>
        <table:table-row table:style-name="Table46.1">
          <table:table-cell table:style-name="Table46.A1" office:value-type="string">
            <text:p text:style-name="P3"><text:span text:style-name="T14">100</text:span></text:p>
          </table:table-cell>
          <table:table-cell table:style-name="Table46.A1" office:value-type="string">
            <text:p text:style-name="P3"><text:span text:style-name="T14">[(row, (row*row) % 100) for row in range(100)]</text:span></text:p>
          </table:table-cell>
          <table:table-cell table:style-name="Table46.A1" office:value-type="string">
            <text:p text:style-name="P3"><text:span text:style-name="T14">6666</text:span></text:p>
          </table:table-cell>
        </table:table-row>
      </table:table>
      <text:p text:style-name="P2"/>
      <text:p text:style-name="P17"><text:bookmark text:name="_ccn8sem4x887"/><text:span text:style-name="T1">Up for the count</text:span></text:p>
      <text:p text:style-name="P1"/>
      <text:p text:style-name="P1"><text:span text:style-name="T14">def counting_series(n):</text:span></text:p>
      <text:p text:style-name="P2"/>
      <text:p text:style-name="P1"><text:span text:style-name="T3">The </text:span><text:span text:style-name="T4">counting series</text:span><text:span text:style-name="T3"> </text:span><text:span text:style-name="T14">"1234567891011121314151617181920212223"</text:span><text:span text:style-name="T3">... <text:s/>is an infinitely long string of digits </text:span><text:span text:style-name="T14">0-9</text:span><text:span text:style-name="T3"> that consists of the positive integers written in ascending order without any separators between the individual numbers. This function should return the integer digit that is in the position </text:span><text:span text:style-name="T14">n</text:span><text:span text:style-name="T3"> of the counting series, with positions starting from 0 as usual in computing.</text:span></text:p>
      <text:p text:style-name="P2"/>
      <text:p text:style-name="P1"><text:span text:style-name="T3">Of course, the automated tester will again try out values of </text:span><text:span text:style-name="T14">n</text:span><text:span text:style-name="T3"> large enough that anybody trying to solve this problem by constructing the counting series as an explicit string would run out of time and space long before receiving the answer. Instead, you should observe that the structure of this infinite sequence is quite straightforward, as it starts with 9 single-digit numbers, followed by 90 two-digit numbers, followed by 900 three-digit numbers, and so on. Such a regular and predictable structure allows you to skip prefixes of this series in exponentially widening leaps and bounds, until you reach the position </text:span><text:span text:style-name="T14">n</text:span><text:span text:style-name="T3"> and find out the digit that is waiting for you there.</text:span></text:p>
      <text:p text:style-name="P2"/>
      <table:table table:name="Table47" table:style-name="Table47">
        <table:table-column table:style-name="Table47.A"/>
        <table:table-column table:style-name="Table47.B"/>
        <table:table-row table:style-name="Table47.1">
          <table:table-cell table:style-name="Table47.A1" office:value-type="string">
            <text:p text:style-name="P3"><text:span text:style-name="T14">n</text:span></text:p>
          </table:table-cell>
          <table:table-cell table:style-name="Table47.A1" office:value-type="string">
            <text:p text:style-name="P3"><text:span text:style-name="T3">Expected result</text:span></text:p>
          </table:table-cell>
        </table:table-row>
        <table:table-row table:style-name="Table47.1">
          <table:table-cell table:style-name="Table47.A1" office:value-type="string">
            <text:p text:style-name="P3"><text:span text:style-name="T14">0</text:span></text:p>
          </table:table-cell>
          <table:table-cell table:style-name="Table47.A1" office:value-type="string">
            <text:p text:style-name="P3"><text:span text:style-name="T14">1</text:span></text:p>
          </table:table-cell>
        </table:table-row>
        <table:table-row table:style-name="Table47.1">
          <table:table-cell table:style-name="Table47.A1" office:value-type="string">
            <text:p text:style-name="P3"><text:span text:style-name="T14">100</text:span></text:p>
          </table:table-cell>
          <table:table-cell table:style-name="Table47.A1" office:value-type="string">
            <text:p text:style-name="P3"><text:span text:style-name="T14">5</text:span></text:p>
          </table:table-cell>
        </table:table-row>
        <table:table-row table:style-name="Table47.1">
          <table:table-cell table:style-name="Table47.A1" office:value-type="string">
            <text:p text:style-name="P3"><text:span text:style-name="T14">10000</text:span></text:p>
          </table:table-cell>
          <table:table-cell table:style-name="Table47.A1" office:value-type="string">
            <text:p text:style-name="P3"><text:span text:style-name="T14">7</text:span></text:p>
          </table:table-cell>
        </table:table-row>
        <table:table-row table:style-name="Table47.1">
          <table:table-cell table:style-name="Table47.A1" office:value-type="string">
            <text:p text:style-name="P3"><text:span text:style-name="T14">10**100</text:span></text:p>
          </table:table-cell>
          <table:table-cell table:style-name="Table47.A1" office:value-type="string">
            <text:p text:style-name="P3"><text:span text:style-name="T14">6</text:span></text:p>
          </table:table-cell>
        </table:table-row>
      </table:table>
      <text:p text:style-name="P2"/>
      <text:p text:style-name="P1"><text:span text:style-name="T3">Has the digit that is waiting for you in position </text:span><text:span text:style-name="T14">n</text:span><text:span text:style-name="T3"> been there waiting for you since the dawn of time, or did it come to existence the moment that somebody first solved this problem up to the position </text:span><text:span text:style-name="T14">n</text:span><text:span text:style-name="T3">? What is your preferred stance on this thorny and ancient philosophical issue? Do all mathematical structures and the answers to all possible questions about these structures already exist in the static and timeless Platonic plane of perfect forms for us to discover by means of reason? Or are some mathematical truths created by social agreement the same way that, say, the characters of Donald Duck and James Bond were brought into existence by the conscious choices of their creators? Something to ponder before you come back to the practical plane of solving these problems.</text:span></text:p>
      <text:p text:style-name="P2"/>
      <text:p text:style-name="P17"><text:bookmark text:name="_8iiocerq46u"/><text:span text:style-name="T1">Revorse the vewels</text:span></text:p>
      <text:p text:style-name="P4"/>
      <text:p text:style-name="P1"><text:span text:style-name="T14">def reverse_vowels(text):</text:span></text:p>
      <text:p text:style-name="P2"/>
      <text:p text:style-name="P1"><text:span text:style-name="T3">Given a </text:span><text:span text:style-name="T14">text</text:span><text:span text:style-name="T3"> string, create and return a new string constructed by finding all its </text:span><text:span text:style-name="T4">vowels</text:span><text:span text:style-name="T3"> (for simplicity, in this problem vowels are the letters found in the string </text:span><text:span text:style-name="T14">'aeiouAEIOU'</text:span><text:span text:style-name="T3">) and reversing their order, while keeping all other characters exactly as they were in their original positions. However, to make the result look prettier, the capitalization of each moved vowel must be the same as that of the vowel that was originally in that same position. For example, reversing the vowels of </text:span><text:span text:style-name="T14">'Ilkka'</text:span><text:span text:style-name="T3"> should produce </text:span><text:span text:style-name="T14">'Alkki'</text:span><text:span text:style-name="T3"> instead of </text:span><text:span text:style-name="T14">'alkkI'</text:span><text:span text:style-name="T3">.</text:span></text:p>
      <text:p text:style-name="P2"/>
      <text:p text:style-name="P1"><text:span text:style-name="T3">(Hint: one straightforward way to solve this starts with collecting all vowels of </text:span><text:span text:style-name="T14">text</text:span><text:span text:style-name="T3"> into a separate list. After that, iterate through all positions of the original </text:span><text:span text:style-name="T14">text</text:span><text:span text:style-name="T3">. Whenever the current position contains a vowel, take one from the end of the list of the vowels. Convert that vowel to either upper- or lowercase depending on the case of the vowel that was originally in that position. Otherwise, take the character from the same position of the original </text:span><text:span text:style-name="T14">text</text:span><text:span text:style-name="T3">. ) <text:s/></text:span></text:p>
      <text:p text:style-name="P1"/>
      <table:table table:name="Table48" table:style-name="Table48">
        <table:table-column table:style-name="Table48.A"/>
        <table:table-column table:style-name="Table48.B"/>
        <table:table-row table:style-name="Table48.1">
          <table:table-cell table:style-name="Table48.A1" office:value-type="string">
            <text:p text:style-name="P7"><text:span text:style-name="T14">text</text:span></text:p>
          </table:table-cell>
          <table:table-cell table:style-name="Table48.A1" office:value-type="string">
            <text:p text:style-name="P7"><text:span text:style-name="T3">Expected result</text:span></text:p>
          </table:table-cell>
        </table:table-row>
        <table:table-row table:style-name="Table48.1">
          <table:table-cell table:style-name="Table48.A1" office:value-type="string">
            <text:p text:style-name="P7"><text:span text:style-name="T14">'Ilkka Markus Kokkarinen'</text:span></text:p>
          </table:table-cell>
          <table:table-cell table:style-name="Table48.A1" office:value-type="string">
            <text:p text:style-name="P7"><text:span text:style-name="T14">'Elkki Markos Kukkaranin'</text:span></text:p>
          </table:table-cell>
        </table:table-row>
        <table:table-row table:style-name="Table48.1">
          <table:table-cell table:style-name="Table48.A1" office:value-type="string">
            <text:p text:style-name="P7"><text:span text:style-name="T14">'Hello world'</text:span></text:p>
          </table:table-cell>
          <table:table-cell table:style-name="Table48.A1" office:value-type="string">
            <text:p text:style-name="P7"><text:span text:style-name="T14">'Hollo werld'</text:span></text:p>
          </table:table-cell>
        </table:table-row>
        <table:table-row table:style-name="Table48.1">
          <table:table-cell table:style-name="Table48.A1" office:value-type="string">
            <text:p text:style-name="P7"><text:span text:style-name="T14">'abcdefghijklmnopqrstuvwxyz'</text:span></text:p>
          </table:table-cell>
          <table:table-cell table:style-name="Table48.A1" office:value-type="string">
            <text:p text:style-name="P7"><text:span text:style-name="T14">'ubcdofghijklmnepqrstavwxyz'</text:span></text:p>
          </table:table-cell>
        </table:table-row>
        <table:table-row table:style-name="Table48.1">
          <table:table-cell table:style-name="Table48.A1" office:value-type="string">
            <text:p text:style-name="P7"><text:span text:style-name="T14">'This is Computer Science I!'</text:span></text:p>
          </table:table-cell>
          <table:table-cell table:style-name="Table48.A1" office:value-type="string">
            <text:p text:style-name="P7"><text:span text:style-name="T14">'This es Cempiter Scuonci I!'</text:span></text:p>
          </table:table-cell>
        </table:table-row>
      </table:table>
      <text:p text:style-name="P15"><text:bookmark text:name="_cmlich2uoozz"/></text:p>
      <text:p text:style-name="P17"><text:bookmark text:name="_wrwdipt0oia4"/><text:span text:style-name="T1">Everybody do the Scrooge Shuffle</text:span></text:p>
      <text:p text:style-name="P1"/>
      <text:p text:style-name="P1"><text:span text:style-name="T14">def spread_the_coins(piles, left, right):</text:span></text:p>
      <text:p text:style-name="P2"/>
      <text:p text:style-name="P1"><text:span text:style-name="T3">Some identical coins have been placed on the integer number line (this time infinite both ways to both positive and negative direction) so that position </text:span><text:span text:style-name="T14">i</text:span><text:span text:style-name="T3"> initially contains </text:span><text:span text:style-name="T14">piles[i]</text:span><text:span text:style-name="T3"> coins for the positions </text:span><text:span text:style-name="T14">i</text:span><text:span text:style-name="T3"> inside the list that satisfy </text:span><text:span text:style-name="T14">0 &lt;= i &lt; len(piles)</text:span><text:span text:style-name="T3">, and all other positions initially contain zero coins. After this, any position </text:span><text:span text:style-name="T14">i</text:span><text:span text:style-name="T3"> that still contains at least </text:span><text:span text:style-name="T14">left + right</text:span><text:span text:style-name="T3"> coins is said to be </text:span><text:span text:style-name="T4">unstable</text:span><text:span text:style-name="T3">, and to rectify that, exactly </text:span><text:span text:style-name="T14">left</text:span><text:span text:style-name="T3"> coins from that pile spill into position </text:span><text:span text:style-name="T14">i-1</text:span><text:span text:style-name="T3">, and exactly </text:span><text:span text:style-name="T14">right</text:span><text:span text:style-name="T3"> coins spill into the position </text:span><text:span text:style-name="T14">i+1</text:span><text:span text:style-name="T3">. Total number of coins in this system therefore never changes as these coins merely spill into other positions along the integer line (including negative positions) until the coins have spread far and wide enough to stabilize everywhere.</text:span></text:p>
      <text:p text:style-name="P2"/>
      <text:p text:style-name="P1"><text:span text:style-name="T3">The unique end state of this back-and-forth dance where all positions are finally stable will be reached independently of the order in which the unstable positions are processed. This function should return the final position as the tuple </text:span><text:span text:style-name="T14">(start, coins)</text:span><text:span text:style-name="T3"> so that </text:span><text:span text:style-name="T14">start</text:span><text:span text:style-name="T3"> is the smallest position index that contains at least one coin, and coins is the list of coins starting from position </text:span><text:span text:style-name="T14">start</text:span><text:span text:style-name="T3"> up to the highest position that contains at least one coin.</text:span></text:p>
      <text:p text:style-name="P2"/>
      <text:p text:style-name="P1"><text:span text:style-name="T3">To make this function faster, note how whenever some pile contains </text:span><text:span text:style-name="T14">k*(left+right)</text:span><text:span text:style-name="T3"> coins for some </text:span><text:span text:style-name="T14">k &gt; 0</text:span><text:span text:style-name="T3">, you might as well scoop </text:span><text:span text:style-name="T14">k*left</text:span><text:span text:style-name="T3"> coins into the previous pile and </text:span><text:span text:style-name="T14">k*right</text:span><text:span text:style-name="T3"> coins into the next pile in one move. This will be much faster than sloughing through </text:span><text:span text:style-name="T14">k</text:span><text:span text:style-name="T3"> separate little moves that individually move only </text:span><text:span text:style-name="T14">(left + right)</text:span><text:span text:style-name="T3"> coins each time to achieve the same end result. The difficulty of this problem is handling the counts for negative positions. A list can be </text:span><text:span text:style-name="T4">prepended</text:span><text:span text:style-name="T3"> from the front, yes, but that operation can get rather inefficient since it has to make room for the new element with a linear time reorganization. However, ordinary lists are basically special cases of dictionaries with indices restricted to consecutive natural numbers... </text:span></text:p>
      <text:p text:style-name="P2"/>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3"><text:span text:style-name="T14">piles</text:span></text:p>
          </table:table-cell>
          <table:table-cell table:style-name="Table49.A1" office:value-type="string">
            <text:p text:style-name="P3"><text:span text:style-name="T14">left</text:span></text:p>
          </table:table-cell>
          <table:table-cell table:style-name="Table49.A1" office:value-type="string">
            <text:p text:style-name="P3"><text:span text:style-name="T14">right</text:span></text:p>
          </table:table-cell>
          <table:table-cell table:style-name="Table49.A1" office:value-type="string">
            <text:p text:style-name="P3"><text:span text:style-name="T3">Expected result</text:span></text:p>
          </table:table-cell>
        </table:table-row>
        <table:table-row table:style-name="Table49.1">
          <table:table-cell table:style-name="Table49.A1" office:value-type="string">
            <text:p text:style-name="P3"><text:span text:style-name="T14">[20]</text:span></text:p>
          </table:table-cell>
          <table:table-cell table:style-name="Table49.A1" office:value-type="string">
            <text:p text:style-name="P3"><text:span text:style-name="T14">3</text:span></text:p>
          </table:table-cell>
          <table:table-cell table:style-name="Table49.A1" office:value-type="string">
            <text:p text:style-name="P3"><text:span text:style-name="T14">2</text:span></text:p>
          </table:table-cell>
          <table:table-cell table:style-name="Table49.A1" office:value-type="string">
            <text:p text:style-name="P3"><text:span text:style-name="T14">(-3, [5, 3, 3, 3, 6])</text:span></text:p>
          </table:table-cell>
        </table:table-row>
        <table:table-row table:style-name="Table49.1">
          <table:table-cell table:style-name="Table49.A1" office:value-type="string">
            <text:p text:style-name="P3"><text:span text:style-name="T14">[8, 4]</text:span></text:p>
          </table:table-cell>
          <table:table-cell table:style-name="Table49.A1" office:value-type="string">
            <text:p text:style-name="P3"><text:span text:style-name="T14">3</text:span></text:p>
          </table:table-cell>
          <table:table-cell table:style-name="Table49.A1" office:value-type="string">
            <text:p text:style-name="P3"><text:span text:style-name="T14">2</text:span></text:p>
          </table:table-cell>
          <table:table-cell table:style-name="Table49.A1" office:value-type="string">
            <text:p text:style-name="P3"><text:span text:style-name="T14">(-2, [3, 1, 3, 3, 2])</text:span></text:p>
          </table:table-cell>
        </table:table-row>
        <table:table-row table:style-name="Table49.1">
          <table:table-cell table:style-name="Table49.A1" office:value-type="string">
            <text:p text:style-name="P3"><text:span text:style-name="T14">[111, 12, 12]</text:span></text:p>
          </table:table-cell>
          <table:table-cell table:style-name="Table49.A1" office:value-type="string">
            <text:p text:style-name="P3"><text:span text:style-name="T14">19</text:span></text:p>
          </table:table-cell>
          <table:table-cell table:style-name="Table49.A1" office:value-type="string">
            <text:p text:style-name="P3"><text:span text:style-name="T14">6</text:span></text:p>
          </table:table-cell>
          <table:table-cell table:style-name="Table49.A1" office:value-type="string">
            <text:p text:style-name="P3"><text:span text:style-name="T14">(-6, [19, 13, 13, 13, 13, 13, 10, 23, 18])</text:span></text:p>
          </table:table-cell>
        </table:table-row>
      </table:table>
      <text:p text:style-name="P2"/>
      <text:p text:style-name="P17"><text:bookmark text:name="_hwnucu1tfjo1"/><text:span text:style-name="T1">Calkin-Wilf sequence</text:span></text:p>
      <text:p text:style-name="P2"/>
      <text:p text:style-name="P1"><text:span text:style-name="T14">def calkin_wilf(n)</text:span></text:p>
      <text:p text:style-name="P2"/>
      <text:p text:style-name="P1"><text:span text:style-name="T3">The levels of the </text:span><text:a xlink:type="simple" xlink:href="https://en.wikipedia.org/wiki/Calkin%E2%80%93Wilf_tree" text:style-name="ListLabel_20_37" text:visited-style-name="ListLabel_20_37"><text:span text:style-name="T10">Calkin-Wilf tree</text:span></text:a><text:span text:style-name="T3"> in </text:span><text:span text:style-name="T4">level order</text:span><text:span text:style-name="T3">, when each level is read from left to right, produces the linear sequence of all possible </text:span><text:span text:style-name="T4">positive integer fractions</text:span><text:span text:style-name="T3"> so that almost as if by magic, every positive integer fraction appears exactly once in this sequence. Even more wonderfully, each fraction is guaranteed to appear in its simplest reduced form! To perform the following calculations, you need to </text:span><text:span text:style-name="T14">import</text:span><text:span text:style-name="T3"> the handy data types </text:span><text:span text:style-name="T14">Fraction</text:span><text:span text:style-name="T3"> and </text:span><text:a xlink:type="simple" xlink:href="https://docs.python.org/3.3/library/collections.html#collections.deque" text:style-name="ListLabel_20_39" text:visited-style-name="ListLabel_20_39"><text:span text:style-name="T13">deque</text:span></text:a><text:span text:style-name="T3"> from the standard library modules </text:span><text:a xlink:type="simple" xlink:href="https://docs.python.org/3/library/fractions.html" text:style-name="ListLabel_20_39" text:visited-style-name="ListLabel_20_39"><text:span text:style-name="T13">fractions</text:span></text:a><text:span text:style-name="T3"> and </text:span><text:a xlink:type="simple" xlink:href="https://docs.python.org/3.3/library/collections.html" text:style-name="ListLabel_20_39" text:visited-style-name="ListLabel_20_39"><text:span text:style-name="T13">collections</text:span></text:a><text:span text:style-name="T3">. </text:span></text:p>
      <text:p text:style-name="P2"/>
      <text:p text:style-name="P1"><text:span text:style-name="T3">Your function should return the </text:span><text:span text:style-name="T14">n</text:span><text:span text:style-name="T3">:th element of this sequence. First, create a new instance of </text:span><text:span text:style-name="T14">deque</text:span><text:span text:style-name="T3"> and </text:span><text:span text:style-name="T14">append</text:span><text:span text:style-name="T3"> the first fraction </text:span><text:span text:style-name="T14">1/1</text:span><text:span text:style-name="T3"> to "prime the pump", so to speak, to initiate the production of the values of this sequence. Then, repeat the following procedure </text:span><text:span text:style-name="T14">n</text:span><text:span text:style-name="T3"> times. Pop the fraction currently in front of the queue using the </text:span><text:span text:style-name="T14">deque</text:span><text:span text:style-name="T3"> method </text:span><text:span text:style-name="T14">popleft</text:span><text:span text:style-name="T3">, extract its numerator and denominator </text:span><text:span text:style-name="T14">p</text:span><text:span text:style-name="T3"> and </text:span><text:span text:style-name="T14">q</text:span><text:span text:style-name="T3">, and push the two new fractions </text:span><text:span text:style-name="T14">p / (p + q)</text:span><text:span text:style-name="T3"> and </text:span><text:span text:style-name="T14">(p + q) / q</text:span><text:span text:style-name="T3"> to the back of the queue. Return the fraction object that was popped in the final round. (Actually, once you reach </text:span><text:span text:style-name="T14">n//2+1</text:span><text:span text:style-name="T3">, you could stop pushing in any new values and save some significant memory, since at that point the queue already contains the final result for you to pop out...)</text:span></text:p>
      <text:p text:style-name="P2"/>
      <table:table table:name="Table50" table:style-name="Table50">
        <table:table-column table:style-name="Table50.A"/>
        <table:table-column table:style-name="Table50.B"/>
        <table:table-row table:style-name="Table50.1">
          <table:table-cell table:style-name="Table50.A1" office:value-type="string">
            <text:p text:style-name="P3"><text:span text:style-name="T14">n</text:span></text:p>
          </table:table-cell>
          <table:table-cell table:style-name="Table50.A1" office:value-type="string">
            <text:p text:style-name="P3"><text:span text:style-name="T3">Expected result</text:span></text:p>
          </table:table-cell>
        </table:table-row>
        <table:table-row table:style-name="Table50.1">
          <table:table-cell table:style-name="Table50.A1" office:value-type="string">
            <text:p text:style-name="P3"><text:span text:style-name="T14">10</text:span></text:p>
          </table:table-cell>
          <table:table-cell table:style-name="Table50.A1" office:value-type="string">
            <text:p text:style-name="P3"><text:span text:style-name="T14">3/5</text:span></text:p>
          </table:table-cell>
        </table:table-row>
        <table:table-row table:style-name="Table50.3">
          <table:table-cell table:style-name="Table50.A1" office:value-type="string">
            <text:p text:style-name="P3"><text:span text:style-name="T14">1000</text:span></text:p>
          </table:table-cell>
          <table:table-cell table:style-name="Table50.A1" office:value-type="string">
            <text:p text:style-name="P3"><text:span text:style-name="T14">11/39</text:span></text:p>
          </table:table-cell>
        </table:table-row>
        <table:table-row table:style-name="Table50.1">
          <table:table-cell table:style-name="Table50.A1" office:value-type="string">
            <text:p text:style-name="P3"><text:span text:style-name="T14">100000</text:span></text:p>
          </table:table-cell>
          <table:table-cell table:style-name="Table50.A1" office:value-type="string">
            <text:p text:style-name="P3"><text:span text:style-name="T14">127/713</text:span></text:p>
          </table:table-cell>
        </table:table-row>
      </table:table>
      <text:p text:style-name="P2"/>
      <text:p text:style-name="P17"><text:bookmark text:name="_oqebe5gpq1pq"/><text:span text:style-name="T1">Kempner series</text:span></text:p>
      <text:p text:style-name="P2"/>
      <text:p text:style-name="P1"><text:span text:style-name="T14">def kempner(n):</text:span></text:p>
      <text:p text:style-name="P2"/>
      <text:p text:style-name="P1"><text:span text:style-name="T3">As we have learned in various math courses, the </text:span><text:span text:style-name="T5">n</text:span><text:span text:style-name="T3">:th </text:span><text:a xlink:type="simple" xlink:href="https://en.wikipedia.org/wiki/Harmonic_number" text:style-name="ListLabel_20_37" text:visited-style-name="ListLabel_20_37"><text:span text:style-name="T10">harmonic number</text:span></text:a><text:span text:style-name="T3"> is equal to the sum of the reciprocals of the first </text:span><text:span text:style-name="T5">n</text:span><text:span text:style-name="T3"> positive integers, that is, H</text:span><text:span text:style-name="T29">n</text:span><text:span text:style-name="T3"> = 1/1 + 1/2 + 1/3 + ... + 1/</text:span><text:span text:style-name="T5">n</text:span><text:span text:style-name="T3">. As </text:span><text:span text:style-name="T5">n</text:span><text:span text:style-name="T3"> approaches infinity, so does the harmonic number H</text:span><text:span text:style-name="T29">n</text:span><text:span text:style-name="T3"> without limit, although only with logarithmic order of growth. It is not even necessary to include all positive integers to this series to make it diverge without bound, but various infinite subsets of positive integers such as the prime numbers will still make this sum grow without limit.</text:span></text:p>
      <text:p text:style-name="P1"><text:span text:style-name="T3"><text:s/></text:span></text:p>
      <text:p text:style-name="P1"><text:span text:style-name="T3">A whimsical variation known as </text:span><text:a xlink:type="simple" xlink:href="https://en.wikipedia.org/wiki/Kempner_series" text:style-name="ListLabel_20_37" text:visited-style-name="ListLabel_20_37"><text:span text:style-name="T10">Kempner series</text:span></text:a><text:span text:style-name="T3"> adds up only those fractions that </text:span><text:span text:style-name="T4">do not contain the digit nine</text:span><text:span text:style-name="T3"> anywhere in them. This rule eliminates enough terms from the infinite sum to make it converge to a finite limit, since terms that do not contain the digit nine get exponentially rare as </text:span><text:span text:style-name="T5">n</text:span><text:span text:style-name="T3"> increases. Your function should compute and return K</text:span><text:span text:style-name="T29">n</text:span><text:span text:style-name="T3">, the </text:span><text:span text:style-name="T5">n</text:span><text:span text:style-name="T3">:th term of the Kempner series by adding up the reciprocals of the first </text:span><text:span text:style-name="T5">n</text:span><text:span text:style-name="T3"> positive integers that do not contain the digit nine. For example, to compute K</text:span><text:span text:style-name="T28">10</text:span><text:span text:style-name="T3">, you would need to add up 1/1 + 1/2 + 1/3 + 1/4 + 1/5 + 1/6 + 1/7 + 1/8 + 1/10 + 1/11, the first ten such reciprocals.</text:span></text:p>
      <text:p text:style-name="P2"/>
      <text:p text:style-name="P1"><text:span text:style-name="T3">Instead of approximating the result inaccurately with fixed precision </text:span><text:span text:style-name="T4">floating point</text:span><text:span text:style-name="T3"> numbers, you must perform this computation with perfect accuracy using </text:span><text:span text:style-name="T14">Fraction</text:span><text:span text:style-name="T3"> objects from the </text:span><text:a xlink:type="simple" xlink:href="https://docs.python.org/3/library/fractions.html" text:style-name="ListLabel_20_39" text:visited-style-name="ListLabel_20_39"><text:span text:style-name="T13">fractions</text:span></text:a><text:span text:style-name="T3"> module. However, since the numerators and denominators of these fractions grow pretty quickly as </text:span><text:span text:style-name="T5">n</text:span><text:span text:style-name="T3"> increases, the result should be returned as a </text:span><text:span text:style-name="T14">Fraction</text:span><text:span text:style-name="T3"> object given by the approximation produced by calling the method </text:span><text:span text:style-name="T14">limit_denominator(1000)</text:span><text:span text:style-name="T3"> to approximate the true value of the result as the nearest fraction whose denominator is less than one thousand.</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7"><text:span text:style-name="T14">n</text:span></text:p>
          </table:table-cell>
          <table:table-cell table:style-name="Table51.A1" office:value-type="string">
            <text:p text:style-name="P7"><text:span text:style-name="T3">Expected result (as </text:span><text:span text:style-name="T14">Fraction</text:span><text:span text:style-name="T3">)</text:span></text:p>
          </table:table-cell>
        </table:table-row>
        <table:table-row table:style-name="Table51.1">
          <table:table-cell table:style-name="Table51.A1" office:value-type="string">
            <text:p text:style-name="P7"><text:span text:style-name="T14">4</text:span></text:p>
          </table:table-cell>
          <table:table-cell table:style-name="Table51.A1" office:value-type="string">
            <text:p text:style-name="P7"><text:span text:style-name="T14">25/12</text:span></text:p>
          </table:table-cell>
        </table:table-row>
        <table:table-row table:style-name="Table51.1">
          <table:table-cell table:style-name="Table51.A1" office:value-type="string">
            <text:p text:style-name="P7"><text:span text:style-name="T14">100</text:span></text:p>
          </table:table-cell>
          <table:table-cell table:style-name="Table51.A1" office:value-type="string">
            <text:p text:style-name="P7"><text:span text:style-name="T14">431/87</text:span></text:p>
          </table:table-cell>
        </table:table-row>
        <table:table-row table:style-name="Table51.1">
          <table:table-cell table:style-name="Table51.A1" office:value-type="string">
            <text:p text:style-name="P7"><text:span text:style-name="T14">500</text:span></text:p>
          </table:table-cell>
          <table:table-cell table:style-name="Table51.A1" office:value-type="string">
            <text:p text:style-name="P7"><text:span text:style-name="T14">5743/914</text:span></text:p>
          </table:table-cell>
        </table:table-row>
        <table:table-row table:style-name="Table51.1">
          <table:table-cell table:style-name="Table51.A1" office:value-type="string">
            <text:p text:style-name="P7"><text:span text:style-name="T14">1000</text:span></text:p>
          </table:table-cell>
          <table:table-cell table:style-name="Table51.A1" office:value-type="string">
            <text:p text:style-name="P7"><text:span text:style-name="T14">6723/98</text:span></text:p>
          </table:table-cell>
        </table:table-row>
      </table:table>
      <text:p text:style-name="P2"/>
      <text:p text:style-name="P17"><text:bookmark text:name="_g14ktjwi0ocf"/><text:span text:style-name="T1">Hippity hoppity, abolish loopity</text:span></text:p>
      <text:p text:style-name="P1"/>
      <text:p text:style-name="P1"><text:span text:style-name="T14">def frog_collision_time(frog1, frog2):</text:span></text:p>
      <text:p text:style-name="P2"/>
      <text:p text:style-name="P1"><text:span text:style-name="T3">A frog moving on the infinite two-dimensional grid of integers is represented as a 4-tuple of the form </text:span><text:span text:style-name="T14">(sx, sy, dx, dy)</text:span><text:span text:style-name="T3"> where </text:span><text:span text:style-name="T14">(sx, sy)</text:span><text:span text:style-name="T3"> is its </text:span><text:span text:style-name="T4">starting position</text:span><text:span text:style-name="T3"> at time zero, and </text:span><text:span text:style-name="T14">(dx, dy)</text:span><text:span text:style-name="T3"> is its constant </text:span><text:span text:style-name="T4">direction vector</text:span><text:span text:style-name="T3"> for each hop. Time advances in discrete integer steps 0, 1, 2, 3, ... so that each frog makes one hop exactly at every tick of the clock. At time </text:span><text:span text:style-name="T14">t</text:span><text:span text:style-name="T3">, the position of that frog is given by the formula </text:span><text:span text:style-name="T14">(sx + t*dx, sy + t*dy)</text:span><text:span text:style-name="T3"> that can be nimbly evaluated even for large </text:span><text:span text:style-name="T14">t</text:span><text:span text:style-name="T3">.</text:span></text:p>
      <text:p text:style-name="P2"/>
      <text:p text:style-name="P1"><text:span text:style-name="T3">Given two frogs </text:span><text:span text:style-name="T14">frog1</text:span><text:span text:style-name="T3"> and </text:span><text:span text:style-name="T14">frog2</text:span><text:span text:style-name="T3"> that are guaranteed to initially stand on different squares, return the time when both frogs hop into the same position. If these frogs never jump into the same square, return </text:span><text:span text:style-name="T14">None</text:span><text:span text:style-name="T3">.</text:span></text:p>
      <text:p text:style-name="P2"/>
      <text:p text:style-name="P1"><text:span text:style-name="T4">This function should not contain any loops whatsoever</text:span><text:span text:style-name="T3">, but the result should be calculated using conditional statements and integer arithmetic. Perhaps the best way to get started is by first solving a simpler version of this problem with one-dimensional frogs restricted to hop along the one-dimensional line of integers. Once you get that function working correctly even for all the possible edge cases, use it to solve for </text:span><text:span text:style-name="T14">t</text:span><text:span text:style-name="T3"> separately for the </text:span><text:span text:style-name="T5">x</text:span><text:span text:style-name="T3">- and </text:span><text:span text:style-name="T5">y</text:span><text:span text:style-name="T3">-dimensions in the original problem, and combine those two one-dimensional answers into the final answer.</text:span></text:p>
      <text:p text:style-name="P2"/>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3"><text:span text:style-name="T14">frog1</text:span></text:p>
          </table:table-cell>
          <table:table-cell table:style-name="Table52.A1" office:value-type="string">
            <text:p text:style-name="P3"><text:span text:style-name="T14">frog2</text:span></text:p>
          </table:table-cell>
          <table:table-cell table:style-name="Table52.A1" office:value-type="string">
            <text:p text:style-name="P3"><text:span text:style-name="T3">Expected result</text:span></text:p>
          </table:table-cell>
        </table:table-row>
        <table:table-row table:style-name="Table52.1">
          <table:table-cell table:style-name="Table52.A1" office:value-type="string">
            <text:p text:style-name="P3"><text:span text:style-name="T14">(0, 0, 0, 2)</text:span></text:p>
          </table:table-cell>
          <table:table-cell table:style-name="Table52.A1" office:value-type="string">
            <text:p text:style-name="P3"><text:span text:style-name="T14">(0, 10, 0, 1)</text:span></text:p>
          </table:table-cell>
          <table:table-cell table:style-name="Table52.A1" office:value-type="string">
            <text:p text:style-name="P3"><text:span text:style-name="T14">10</text:span></text:p>
          </table:table-cell>
        </table:table-row>
        <table:table-row table:style-name="Table52.1">
          <table:table-cell table:style-name="Table52.A1" office:value-type="string">
            <text:p text:style-name="P3"><text:span text:style-name="T14">(10, 10, -1, 0)</text:span></text:p>
          </table:table-cell>
          <table:table-cell table:style-name="Table52.A1" office:value-type="string">
            <text:p text:style-name="P3"><text:span text:style-name="T14">(0, 1, 0, 1)</text:span></text:p>
          </table:table-cell>
          <table:table-cell table:style-name="Table52.A1" office:value-type="string">
            <text:p text:style-name="P3"><text:span text:style-name="T14">None</text:span></text:p>
          </table:table-cell>
        </table:table-row>
        <table:table-row table:style-name="Table52.1">
          <table:table-cell table:style-name="Table52.A1" office:value-type="string">
            <text:p text:style-name="P3"><text:span text:style-name="T14">(0, -7, 1, -1)</text:span></text:p>
          </table:table-cell>
          <table:table-cell table:style-name="Table52.A1" office:value-type="string">
            <text:p text:style-name="P3"><text:span text:style-name="T14">(-9, -16, 4, 2)</text:span></text:p>
          </table:table-cell>
          <table:table-cell table:style-name="Table52.A1" office:value-type="string">
            <text:p text:style-name="P3"><text:span text:style-name="T14">3</text:span></text:p>
          </table:table-cell>
        </table:table-row>
        <table:table-row table:style-name="Table52.1">
          <table:table-cell table:style-name="Table52.A1" office:value-type="string">
            <text:p text:style-name="P3"><text:span text:style-name="T14">(-28, 9, 9, -4)</text:span></text:p>
          </table:table-cell>
          <table:table-cell table:style-name="Table52.A1" office:value-type="string">
            <text:p text:style-name="P3"><text:span text:style-name="T14">(-26, -5, 8, -2)</text:span></text:p>
          </table:table-cell>
          <table:table-cell table:style-name="Table52.A1" office:value-type="string">
            <text:p text:style-name="P3"><text:span text:style-name="T14">None</text:span></text:p>
          </table:table-cell>
        </table:table-row>
        <table:table-row table:style-name="Table52.1">
          <table:table-cell table:style-name="Table52.A1" office:value-type="string">
            <text:p text:style-name="P3"><text:span text:style-name="T14">(-28, -6, 5, 1)</text:span></text:p>
          </table:table-cell>
          <table:table-cell table:style-name="Table52.A1" office:value-type="string">
            <text:p text:style-name="P3"><text:span text:style-name="T14">(-56, -55, 9, 8)</text:span></text:p>
          </table:table-cell>
          <table:table-cell table:style-name="Table52.A1" office:value-type="string">
            <text:p text:style-name="P3"><text:span text:style-name="T14">7</text:span></text:p>
          </table:table-cell>
        </table:table-row>
        <table:table-row table:style-name="Table52.1">
          <table:table-cell table:style-name="Table52.A1" office:value-type="string">
            <text:p text:style-name="P3"><text:span text:style-name="T14">(620775675217287, -1862327025651882, -3, 9)</text:span></text:p>
          </table:table-cell>
          <table:table-cell table:style-name="Table52.A1" office:value-type="string">
            <text:p text:style-name="P3"><text:span text:style-name="T14">(413850450144856, 2069252250724307, -2, -10)</text:span></text:p>
          </table:table-cell>
          <table:table-cell table:style-name="Table52.A1" office:value-type="string">
            <text:p text:style-name="P3"><text:span text:style-name="T14">206925225072431</text:span></text:p>
          </table:table-cell>
        </table:table-row>
      </table:table>
      <text:p text:style-name="P2"/>
      <text:p text:style-name="P17"><text:bookmark text:name="_s775qtxkejli"/><text:span text:style-name="T1">Double trouble</text:span></text:p>
      <text:p text:style-name="P2"/>
      <text:p text:style-name="P1"><text:span text:style-name="T14">def double_trouble(items, n):</text:span></text:p>
      <text:p text:style-name="P2"/>
      <text:p text:style-name="P1"><text:span text:style-name="T3">Given a list of </text:span><text:span text:style-name="T14">items</text:span><text:span text:style-name="T3">, suppose that you repeated the following operation </text:span><text:span text:style-name="T14">n</text:span><text:span text:style-name="T3"> times: remove the first element from </text:span><text:span text:style-name="T14">items</text:span><text:span text:style-name="T3">, and append that same element twice to the end of </text:span><text:span text:style-name="T14">items</text:span><text:span text:style-name="T3">. Which one of the </text:span><text:span text:style-name="T14">items</text:span><text:span text:style-name="T3"> would be removed and copied in the last operation that we perform?</text:span></text:p>
      <text:p text:style-name="P2"/>
      <text:p text:style-name="P1"><text:span text:style-name="T3">Sure, this problem could be solved by actually performing that operation </text:span><text:span text:style-name="T14">n</text:span><text:span text:style-name="T3"> times, but the point of this question is to come up with an analytical solution to compute the result much faster than going through that whole rigmarole. Of course, the automated tester is designed so that anybody trying to </text:span><text:span text:style-name="T4">brute force</text:span><text:span text:style-name="T3"> their way through this problem by actually performing all </text:span><text:span text:style-name="T14">n</text:span><text:span text:style-name="T3"> operations one by one will run out of time and memory long before receiving the answer. To come up with this analytical solution, tabulate some small cases (you can implement the brute force function to compute these) and try to spot the pattern that generalizes to arbitrarily large values of </text:span><text:span text:style-name="T14">n</text:span><text:span text:style-name="T3">.</text:span></text:p>
      <text:p text:style-name="P2"/>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7"><text:span text:style-name="T14">items</text:span></text:p>
          </table:table-cell>
          <table:table-cell table:style-name="Table53.A1" office:value-type="string">
            <text:p text:style-name="P7"><text:span text:style-name="T14">n</text:span></text:p>
          </table:table-cell>
          <table:table-cell table:style-name="Table53.A1" office:value-type="string">
            <text:p text:style-name="P7"><text:span text:style-name="T3">Expected result</text:span></text:p>
          </table:table-cell>
        </table:table-row>
        <table:table-row table:style-name="Table53.1">
          <table:table-cell table:style-name="Table53.A1" office:value-type="string">
            <text:p text:style-name="P7"><text:span text:style-name="T14">['joe', 'bob', 42]</text:span></text:p>
          </table:table-cell>
          <table:table-cell table:style-name="Table53.A1" office:value-type="string">
            <text:p text:style-name="P7"><text:span text:style-name="T14">10</text:span></text:p>
          </table:table-cell>
          <table:table-cell table:style-name="Table53.A1" office:value-type="string">
            <text:p text:style-name="P7"><text:span text:style-name="T14">'joe'</text:span></text:p>
          </table:table-cell>
        </table:table-row>
        <table:table-row table:style-name="Table53.1">
          <table:table-cell table:style-name="Table53.A1" office:value-type="string">
            <text:p text:style-name="P7"><text:span text:style-name="T14">[17, 42, 99]</text:span></text:p>
          </table:table-cell>
          <table:table-cell table:style-name="Table53.A1" office:value-type="string">
            <text:p text:style-name="P7"><text:span text:style-name="T14">1000</text:span></text:p>
          </table:table-cell>
          <table:table-cell table:style-name="Table53.A1" office:value-type="string">
            <text:p text:style-name="P7"><text:span text:style-name="T14">17</text:span></text:p>
          </table:table-cell>
        </table:table-row>
        <table:table-row table:style-name="Table53.1">
          <table:table-cell table:style-name="Table53.A1" office:value-type="string">
            <text:p text:style-name="P3"><text:span text:style-name="T14">[17, 42, 99]</text:span></text:p>
          </table:table-cell>
          <table:table-cell table:style-name="Table53.A1" office:value-type="string">
            <text:p text:style-name="P7"><text:span text:style-name="T14">10**20</text:span></text:p>
          </table:table-cell>
          <table:table-cell table:style-name="Table53.A1" office:value-type="string">
            <text:p text:style-name="P7"><text:span text:style-name="T14">99</text:span></text:p>
          </table:table-cell>
        </table:table-row>
        <table:table-row table:style-name="Table53.1">
          <table:table-cell table:style-name="Table53.A1" office:value-type="string">
            <text:p text:style-name="P7"><text:span text:style-name="T14">['only', 'the', 'number', 'of', 'items', 'matters']</text:span></text:p>
          </table:table-cell>
          <table:table-cell table:style-name="Table53.A1" office:value-type="string">
            <text:p text:style-name="P7"><text:span text:style-name="T14">10**1000</text:span></text:p>
          </table:table-cell>
          <table:table-cell table:style-name="Table53.A1" office:value-type="string">
            <text:p text:style-name="P7"><text:span text:style-name="T14">'the'</text:span></text:p>
          </table:table-cell>
        </table:table-row>
      </table:table>
      <text:p text:style-name="P2"/>
      <text:p text:style-name="P1"><text:span text:style-name="T3">(The real reason why you take courses on discrete math and combinatorics is to become familiar with techniques to derive analytical solutions to problems of this nature so that you don't have to brute force their answers in a time that is prohibitively long to be feasible.)</text:span></text:p>
      <text:p text:style-name="P17"><text:bookmark text:name="_um9sl87akig9"/><text:span text:style-name="T1">Nearest polygonal number</text:span></text:p>
      <text:p text:style-name="P1"/>
      <text:p text:style-name="P1"><text:span text:style-name="T14">def nearest_polygonal_number(n, s):</text:span></text:p>
      <text:p text:style-name="P2"/>
      <text:p text:style-name="P1"><text:span text:style-name="T3">Any positive integer </text:span><text:span text:style-name="T5">s</text:span><text:span text:style-name="T3"> &gt; 2 defines an infinite sequence of </text:span><text:span text:style-name="T6">s</text:span><text:span text:style-name="T4">-gonal numbers</text:span><text:span text:style-name="T3"> whose </text:span><text:span text:style-name="T5">i</text:span><text:span text:style-name="T3">:th element is given by the formula ((</text:span><text:span text:style-name="T5">s </text:span><text:span text:style-name="T3">- 2) </text:span><text:span text:style-name="T5">i</text:span><text:span text:style-name="T27">2</text:span><text:span text:style-name="T3"> + (</text:span><text:span text:style-name="T5">s </text:span><text:span text:style-name="T3">- 4) </text:span><text:span text:style-name="T5">i</text:span><text:span text:style-name="T3">) / 2, as explained on the Wikipedia page "</text:span><text:a xlink:type="simple" xlink:href="https://en.wikipedia.org/wiki/Polygonal_number" text:style-name="ListLabel_20_37" text:visited-style-name="ListLabel_20_37"><text:span text:style-name="T10">Polygonal Number</text:span></text:a><text:span text:style-name="T3">". (In this formula, positions start from 1, not 0.) For example, the sequence of "</text:span><text:a xlink:type="simple" xlink:href="https://en.wikipedia.org/wiki/Octagonal_number" text:style-name="ListLabel_20_37" text:visited-style-name="ListLabel_20_37"><text:span text:style-name="T10">octagonal numbers</text:span></text:a><text:span text:style-name="T3">" that springs forth from </text:span><text:span text:style-name="T5">s</text:span><text:span text:style-name="T3"> = 8 starts with 1, 8, 21, 40, 65, 96, 133, 176... </text:span></text:p>
      <text:p text:style-name="P2"/>
      <text:p text:style-name="P1"><text:span text:style-name="T3">Given the number of sides </text:span><text:span text:style-name="T14">s</text:span><text:span text:style-name="T3"> and an arbitrary integer </text:span><text:span text:style-name="T14">n</text:span><text:span text:style-name="T3">, this function should find and return the </text:span><text:span text:style-name="T5">s</text:span><text:span text:style-name="T3">-gonal integer that is closest to </text:span><text:span text:style-name="T14">n</text:span><text:span text:style-name="T3">. If </text:span><text:span text:style-name="T14">n</text:span><text:span text:style-name="T3"> falls exactly halfway between two </text:span><text:span text:style-name="T5">s</text:span><text:span text:style-name="T3">-gonal numbers, return the smaller one. This function must be efficient even for gargantuan values of </text:span><text:span text:style-name="T14">n</text:span><text:span text:style-name="T3">.</text:span></text:p>
      <text:p text:style-name="P2"/>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3"><text:span text:style-name="T14">n</text:span></text:p>
          </table:table-cell>
          <table:table-cell table:style-name="Table54.A1" office:value-type="string">
            <text:p text:style-name="P3"><text:span text:style-name="T14">s</text:span></text:p>
          </table:table-cell>
          <table:table-cell table:style-name="Table54.A1" office:value-type="string">
            <text:p text:style-name="P3"><text:span text:style-name="T3">Expected result</text:span></text:p>
          </table:table-cell>
        </table:table-row>
        <table:table-row table:style-name="Table54.1">
          <table:table-cell table:style-name="Table54.A1" office:value-type="string">
            <text:p text:style-name="P3"><text:span text:style-name="T14">5</text:span></text:p>
          </table:table-cell>
          <table:table-cell table:style-name="Table54.A1" office:value-type="string">
            <text:p text:style-name="P3"><text:span text:style-name="T14">3</text:span></text:p>
          </table:table-cell>
          <table:table-cell table:style-name="Table54.A1" office:value-type="string">
            <text:p text:style-name="P3"><text:span text:style-name="T14">6</text:span></text:p>
          </table:table-cell>
        </table:table-row>
        <table:table-row table:style-name="Table54.1">
          <table:table-cell table:style-name="Table54.A1" office:value-type="string">
            <text:p text:style-name="P3"><text:span text:style-name="T14">27</text:span></text:p>
          </table:table-cell>
          <table:table-cell table:style-name="Table54.A1" office:value-type="string">
            <text:p text:style-name="P3"><text:span text:style-name="T14">4</text:span></text:p>
          </table:table-cell>
          <table:table-cell table:style-name="Table54.A1" office:value-type="string">
            <text:p text:style-name="P3"><text:span text:style-name="T14">25</text:span></text:p>
          </table:table-cell>
        </table:table-row>
        <table:table-row table:style-name="Table54.1">
          <table:table-cell table:style-name="Table54.A1" office:value-type="string">
            <text:p text:style-name="P3"><text:span text:style-name="T14">450</text:span></text:p>
          </table:table-cell>
          <table:table-cell table:style-name="Table54.A1" office:value-type="string">
            <text:p text:style-name="P3"><text:span text:style-name="T14">9</text:span></text:p>
          </table:table-cell>
          <table:table-cell table:style-name="Table54.A1" office:value-type="string">
            <text:p text:style-name="P3"><text:span text:style-name="T14">474</text:span></text:p>
          </table:table-cell>
        </table:table-row>
        <table:table-row table:style-name="Table54.1">
          <table:table-cell table:style-name="Table54.A1" office:value-type="string">
            <text:p text:style-name="P3"><text:span text:style-name="T14">10**10</text:span></text:p>
          </table:table-cell>
          <table:table-cell table:style-name="Table54.A1" office:value-type="string">
            <text:p text:style-name="P3"><text:span text:style-name="T14">42</text:span></text:p>
          </table:table-cell>
          <table:table-cell table:style-name="Table54.A1" office:value-type="string">
            <text:p text:style-name="P3"><text:span text:style-name="T14">9999861561</text:span></text:p>
          </table:table-cell>
        </table:table-row>
        <table:table-row table:style-name="Table54.1">
          <table:table-cell table:style-name="Table54.A1" office:value-type="string">
            <text:p text:style-name="P3"><text:span text:style-name="T14">10**100</text:span></text:p>
          </table:table-cell>
          <table:table-cell table:style-name="Table54.A1" office:value-type="string">
            <text:p text:style-name="P3"><text:span text:style-name="T14">91</text:span></text:p>
          </table:table-cell>
          <table:table-cell table:style-name="Table54.A1" office:value-type="string">
            <text:p text:style-name="P3"><text:span text:style-name="T14">10000000000000000000000000000000000000000000000000416332753518329478897755794704334003003544212420356</text:span></text:p>
          </table:table-cell>
        </table:table-row>
      </table:table>
      <text:p text:style-name="P2"/>
      <text:p text:style-name="P1"><text:span text:style-name="T3">The simplest way to make this function efficient is to harness the power of </text:span><text:span text:style-name="T4">repeated halving</text:span><text:span text:style-name="T3"> to pull your wagon with an application of </text:span><text:span text:style-name="T4">binary search</text:span><text:span text:style-name="T3">. Start with two integers </text:span><text:span text:style-name="T14">a</text:span><text:span text:style-name="T3"> and </text:span><text:span text:style-name="T14">b</text:span><text:span text:style-name="T3"> wide enough that they satisfy </text:span><text:span text:style-name="T14">a &lt;= i &lt;= b</text:span><text:span text:style-name="T3"> for the currently unknown position </text:span><text:span text:style-name="T14">i</text:span><text:span text:style-name="T3"> that the nearest polygonal number is stored in. (Just initialize these two with </text:span><text:span text:style-name="T14">a = 1</text:span><text:span text:style-name="T3"> and </text:span><text:span text:style-name="T14">b = 2</text:span><text:span text:style-name="T3">, and keep squaring </text:span><text:span text:style-name="T14">b</text:span><text:span text:style-name="T3"> until the number in that position is too big. It's not like these initial bounds need to be accurate.) From there, compute the midpoint position </text:span><text:span text:style-name="T14">(a + b) // 2</text:span><text:span text:style-name="T3">, and look at the element in that position. Depending on how that midpoint element compares to </text:span><text:span text:style-name="T14">n</text:span><text:span text:style-name="T3">, bring either </text:span><text:span text:style-name="T14">b</text:span><text:span text:style-name="T3"> or </text:span><text:span text:style-name="T14">a</text:span><text:span text:style-name="T3"> to the midpoint position. Continue this until the gap has become small enough so that </text:span><text:span text:style-name="T14">b-a &lt; 2</text:span><text:span text:style-name="T3">, at which point one more final tells you which element is the correct answer.</text:span></text:p>
      <text:p text:style-name="P17"><text:bookmark text:name="_kzgzhar8dsps"/><text:span text:style-name="T1">Postfix interpreter</text:span></text:p>
      <text:p text:style-name="P2"/>
      <text:p text:style-name="P1"><text:span text:style-name="T14">def postfix_evaluate(items):</text:span></text:p>
      <text:p text:style-name="P2"/>
      <text:p text:style-name="P1"><text:span text:style-name="T3">When arithmetic expressions are given in the familiar infix notation 2 + 3 * 4, we need to use parentheses to force a different evaluation order than the usual </text:span><text:span text:style-name="T4">PEMDAS</text:span><text:span text:style-name="T3"> order determined by </text:span><text:span text:style-name="T5">precedence</text:span><text:span text:style-name="T3"> and </text:span><text:span text:style-name="T5">associativity</text:span><text:span text:style-name="T3">. Writing arithmetic expressions in </text:span><text:span text:style-name="T5">postfix</text:span><text:span text:style-name="T3"> notation (also known as </text:span><text:a xlink:type="simple" xlink:href="https://en.wikipedia.org/wiki/Reverse_Polish_notation" text:style-name="ListLabel_20_37" text:visited-style-name="ListLabel_20_37"><text:span text:style-name="T10">Reverse Polish Notation</text:span></text:a><text:span text:style-name="T3">) may look strange to us humans accustomed to the conventional </text:span><text:span text:style-name="T5">infix</text:span><text:span text:style-name="T3"> notation, but is computationally far easier to handle, since postfix notation allows any evaluation order to be expressed unambiguously without using any parentheses at all! A postfix expression is given as a list of </text:span><text:span text:style-name="T14">items</text:span><text:span text:style-name="T3"> that can be either individual integers or one of the strings </text:span><text:span text:style-name="T14">'+'</text:span><text:span text:style-name="T3">, </text:span><text:span text:style-name="T14">'-'</text:span><text:span text:style-name="T3">, </text:span><text:span text:style-name="T14">'*'</text:span><text:span text:style-name="T3"> and </text:span><text:span text:style-name="T14">'/'</text:span><text:span text:style-name="T3"> for the four possible arithmetic operators.</text:span></text:p>
      <text:p text:style-name="P2"/>
      <text:p text:style-name="P1"><text:span text:style-name="T3">To evaluate a postfix expression using a simple linear loop, use a list as a </text:span><text:span text:style-name="T4">stack</text:span><text:span text:style-name="T3"> that is initially empty. Loop through the </text:span><text:span text:style-name="T14">items</text:span><text:span text:style-name="T3">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4">items</text:span><text:span text:style-name="T3">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3">To avoid the intricacies of floating point arithmetic, you should perform the division operation using the Python integer division operator </text:span><text:span text:style-name="T14">//</text:span><text:span text:style-name="T3">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text:span text:style-name="T14">items</text:span></text:p>
          </table:table-cell>
          <table:table-cell table:style-name="Table55.A1" office:value-type="string">
            <text:p text:style-name="P3"><text:span text:style-name="T3">(Equivalent infix)</text:span></text:p>
          </table:table-cell>
          <table:table-cell table:style-name="Table55.A1" office:value-type="string">
            <text:p text:style-name="P3"><text:span text:style-name="T3">Expected result</text:span></text:p>
          </table:table-cell>
        </table:table-row>
        <table:table-row table:style-name="Table55.1">
          <table:table-cell table:style-name="Table55.A1" office:value-type="string">
            <text:p text:style-name="P3"><text:span text:style-name="T14">[2, 3, '+', 4, '*']</text:span><text:span text:style-name="T3"> </text:span></text:p>
          </table:table-cell>
          <table:table-cell table:style-name="Table55.A1" office:value-type="string">
            <text:p text:style-name="P3"><text:span text:style-name="T3">(2+3) * 4 </text:span></text:p>
          </table:table-cell>
          <table:table-cell table:style-name="Table55.A1" office:value-type="string">
            <text:p text:style-name="P3"><text:span text:style-name="T14">20</text:span></text:p>
          </table:table-cell>
        </table:table-row>
        <table:table-row table:style-name="Table55.1">
          <table:table-cell table:style-name="Table55.A1" office:value-type="string">
            <text:p text:style-name="P3"><text:span text:style-name="T14">[2, 3, 4, '*', '+']</text:span></text:p>
          </table:table-cell>
          <table:table-cell table:style-name="Table55.A1" office:value-type="string">
            <text:p text:style-name="P3"><text:span text:style-name="T3">2 + (3*4)</text:span></text:p>
          </table:table-cell>
          <table:table-cell table:style-name="Table55.A1" office:value-type="string">
            <text:p text:style-name="P3"><text:span text:style-name="T14">14</text:span></text:p>
          </table:table-cell>
        </table:table-row>
        <table:table-row table:style-name="Table55.1">
          <table:table-cell table:style-name="Table55.A1" office:value-type="string">
            <text:p text:style-name="P3"><text:span text:style-name="T14">[3, 3, 3, '-', '/'] </text:span></text:p>
          </table:table-cell>
          <table:table-cell table:style-name="Table55.A1" office:value-type="string">
            <text:p text:style-name="P3"><text:span text:style-name="T3">3 / (3 - 3)</text:span></text:p>
          </table:table-cell>
          <table:table-cell table:style-name="Table55.A1" office:value-type="string">
            <text:p text:style-name="P3"><text:span text:style-name="T14">0</text:span></text:p>
          </table:table-cell>
        </table:table-row>
        <table:table-row table:style-name="Table55.1">
          <table:table-cell table:style-name="Table55.A1" office:value-type="string">
            <text:p text:style-name="P3"><text:span text:style-name="T14">[7, 3, '/']</text:span></text:p>
          </table:table-cell>
          <table:table-cell table:style-name="Table55.A1" office:value-type="string">
            <text:p text:style-name="P3"><text:span text:style-name="T3">7 / 3</text:span></text:p>
          </table:table-cell>
          <table:table-cell table:style-name="Table55.A1" office:value-type="string">
            <text:p text:style-name="P3"><text:span text:style-name="T14">2</text:span></text:p>
          </table:table-cell>
        </table:table-row>
        <table:table-row table:style-name="Table55.1">
          <table:table-cell table:style-name="Table55.A1" office:value-type="string">
            <text:p text:style-name="P3"><text:span text:style-name="T14">[1, 2, 3, 4, 5, 6, '*', '*', '*', '*', '*']</text:span></text:p>
          </table:table-cell>
          <table:table-cell table:style-name="Table55.A1" office:value-type="string">
            <text:p text:style-name="P3"><text:span text:style-name="T3">1 * 2 * 3 * 4 * 5 * 6</text:span></text:p>
          </table:table-cell>
          <table:table-cell table:style-name="Table55.A1" office:value-type="string">
            <text:p text:style-name="P3"><text:span text:style-name="T14">720</text:span></text:p>
          </table:table-cell>
        </table:table-row>
      </table:table>
      <text:p text:style-name="P2"/>
      <text:p text:style-name="P1"><text:span text:style-name="T3">(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10">Forth</text:span></text:a><text:span text:style-name="T3">", if interested.)</text:span></text:p>
      <text:p text:style-name="P2"/>
      <text:p text:style-name="P15"><text:bookmark text:name="_c5sh0uplb4uj"/><text:span text:style-name="T1">Fractran interpreter</text:span></text:p>
      <text:p text:style-name="P2"/>
      <text:p text:style-name="P1"><text:span text:style-name="T14">def fractran(n, prog, giveup = 1000):</text:span></text:p>
      <text:p text:style-name="P2"/>
      <text:p text:style-name="P1"><text:a xlink:type="simple" xlink:href="https://en.wikipedia.org/wiki/John_Horton_Conway" text:style-name="ListLabel_20_37" text:visited-style-name="ListLabel_20_37"><text:span text:style-name="T10">John Conway,</text:span></text:a><text:span text:style-name="T3"> who was quite a character among mathematicians and computer scientists, is best known for </text:span><text:a xlink:type="simple" xlink:href="https://en.wikipedia.org/wiki/Conway%27s_Game_of_Life" text:style-name="ListLabel_20_37" text:visited-style-name="ListLabel_20_37"><text:span text:style-name="T10">The Game of Life</text:span></text:a><text:span text:style-name="T3">, not to be confused with the board game of the same name, and in reality an automaton, not even a puzzle or a game. (Puzzles have one player who gets to make all decisions, games have more than one player, whereas automata make no decisions but follow their hardcoded rules.) That one achievement eclipsed basically all other wacky and original creations of Conway (and then some), so we should do our best to give his less appreciated creations at least an occasional turn in the limelight and paparazzi cameras.</text:span></text:p>
      <text:p text:style-name="P2"/>
      <text:p text:style-name="P1"><text:span text:style-name="T3">This lab asks you to write a simple interpreter for the </text:span><text:a xlink:type="simple" xlink:href="https://en.wikipedia.org/wiki/Esoteric_programming_language" text:style-name="ListLabel_20_37" text:visited-style-name="ListLabel_20_37"><text:span text:style-name="T10">esoteric programming language</text:span></text:a><text:span text:style-name="T3"> called </text:span><text:a xlink:type="simple" xlink:href="https://en.wikipedia.org/wiki/FRACTRAN" text:style-name="ListLabel_20_37" text:visited-style-name="ListLabel_20_37"><text:span text:style-name="T10">FRACTRAN</text:span></text:a><text:span text:style-name="T3">, named as a pun of the word "fraction" and the FORTRAN programming language. (Everything used to be upper case back in the old days, with occasional dollar signs interspersed.) A program written in such mysterious and hard-to-decipher form consists of nothing but a list of positive integer fractions, in this problem given as tuples of the numerator and the denominator. Of course, you are not merely allowed but encouraged to use the </text:span><text:span text:style-name="T14">Fraction</text:span><text:span text:style-name="T3"> data type of the Python </text:span><text:span text:style-name="T14">fractions</text:span><text:span text:style-name="T3"> module to simplify the computations inside your function.</text:span></text:p>
      <text:p text:style-name="P2"/>
      <text:p text:style-name="P1"><text:span text:style-name="T3">Given a positive integer </text:span><text:span text:style-name="T14">n</text:span><text:span text:style-name="T3"> as the starting state, the next state is the product </text:span><text:span text:style-name="T14">n*f</text:span><text:span text:style-name="T3"> for the first fraction listed in </text:span><text:span text:style-name="T14">prog</text:span><text:span text:style-name="T3"> for which </text:span><text:span text:style-name="T14">n*f</text:span><text:span text:style-name="T3"> is an exact integer. That integer then becomes the new state for the next round. If </text:span><text:span text:style-name="T14">n*f</text:span><text:span text:style-name="T3"> is not an integer for any of the fractions </text:span><text:span text:style-name="T14">f</text:span><text:span text:style-name="T3"> listed in </text:span><text:span text:style-name="T14">prog</text:span><text:span text:style-name="T3">, the execution terminates. Your function should compute and return the sequence of integers produced by the given FRACTRAN program, with a forced termination... or I guess we should say </text:span><text:span text:style-name="T5">halting</text:span><text:span text:style-name="T3"> (considering that Conway was British) taking place after </text:span><text:span text:style-name="T14">giveup</text:span><text:span text:style-name="T3"> steps, if the execution has not halted by then.</text:span></text:p>
      <text:p text:style-name="P2"/>
      <table:table table:name="Table56" table:style-name="Table56">
        <table:table-column table:style-name="Table56.A"/>
        <table:table-column table:style-name="Table56.B"/>
        <table:table-column table:style-name="Table56.C"/>
        <table:table-column table:style-name="Table56.D"/>
        <text:soft-page-break/>
        <table:table-row table:style-name="Table56.1">
          <table:table-cell table:style-name="Table56.A1" office:value-type="string">
            <text:p text:style-name="P7"><text:span text:style-name="T14">n</text:span></text:p>
          </table:table-cell>
          <table:table-cell table:style-name="Table56.A1" office:value-type="string">
            <text:p text:style-name="P7"><text:span text:style-name="T14">prog</text:span></text:p>
          </table:table-cell>
          <table:table-cell table:style-name="Table56.A1" office:value-type="string">
            <text:p text:style-name="P7"><text:span text:style-name="T14">giveup</text:span></text:p>
          </table:table-cell>
          <table:table-cell table:style-name="Table56.A1" office:value-type="string">
            <text:p text:style-name="P7"><text:span text:style-name="T3">Expected result</text:span></text:p>
          </table:table-cell>
        </table:table-row>
        <table:table-row table:style-name="Table56.1">
          <table:table-cell table:style-name="Table56.A1" office:value-type="string">
            <text:p text:style-name="P7"><text:span text:style-name="T14">2</text:span></text:p>
          </table:table-cell>
          <table:table-cell table:style-name="Table56.A1" office:value-type="string">
            <text:p text:style-name="P7"><text:span text:style-name="T14">[(17, 91), (78, 85), (19, 51), (23, 38), (29, 33), (77, 29), (95, 23), (77, 19), (1, 17), (11, 13), (13, 11), (15, 2), (1, 7), (55, 1)]</text:span></text:p>
          </table:table-cell>
          <table:table-cell table:style-name="Table56.A1" office:value-type="string">
            <text:p text:style-name="P7"><text:span text:style-name="T14">20</text:span></text:p>
          </table:table-cell>
          <table:table-cell table:style-name="Table56.A1" office:value-type="string">
            <text:p text:style-name="P7"><text:span text:style-name="T14">[2, 15, 825, 725, 1925, 2275, 425, 390, 330, 290, 770, 910, 170, 156, 132, 116, 308, 364, 68, 4, 30]</text:span></text:p>
          </table:table-cell>
        </table:table-row>
        <table:table-row table:style-name="Table56.1">
          <table:table-cell table:style-name="Table56.A1" office:value-type="string">
            <text:p text:style-name="P7"><text:span text:style-name="T14">9</text:span></text:p>
          </table:table-cell>
          <table:table-cell table:style-name="Table56.A1" office:value-type="string">
            <text:p text:style-name="P7"><text:span text:style-name="T3">(same as above)</text:span></text:p>
          </table:table-cell>
          <table:table-cell table:style-name="Table56.A1" office:value-type="string">
            <text:p text:style-name="P7"><text:span text:style-name="T14">20</text:span></text:p>
          </table:table-cell>
          <table:table-cell table:style-name="Table56.A1" office:value-type="string">
            <text:p text:style-name="P7"><text:span text:style-name="T14">[9, 495, 435, 1155, 1015, 2695, 3185, 595, 546, 102, 38, 23, 95, 385, 455, 85, 78, 66, 58, 154, 182]</text:span></text:p>
          </table:table-cell>
        </table:table-row>
      </table:table>
      <text:p text:style-name="P15"><text:bookmark text:name="_isw9vao9a6lk"/><text:span text:style-name="T1">Power wash those floors!</text:span></text:p>
      <text:p text:style-name="P1"/>
      <text:p text:style-name="P1"><text:span text:style-name="T14">def floor_power_solve(n, k):</text:span></text:p>
      <text:p text:style-name="P2"/>
      <text:p text:style-name="P1"><text:span text:style-name="T3">For positive integers </text:span><text:span text:style-name="T14">a</text:span><text:span text:style-name="T3"> and </text:span><text:span text:style-name="T14">b</text:span><text:span text:style-name="T3">, the operation </text:span><text:span text:style-name="T14">a**b</text:span><text:span text:style-name="T3"> can be implemented as repeated multiplication. Start with </text:span><text:span text:style-name="T14">result=1</text:span><text:span text:style-name="T3">, and multiply </text:span><text:span text:style-name="T14">a</text:span><text:span text:style-name="T3"> into the </text:span><text:span text:style-name="T14">result</text:span><text:span text:style-name="T3"> for a total of </text:span><text:span text:style-name="T14">b</text:span><text:span text:style-name="T3"> times. No problemo. In the variation of </text:span><text:span text:style-name="T4">floor power</text:span><text:span text:style-name="T3">, the result of each multiplication is immediately truncated to its </text:span><text:span text:style-name="T4">floor</text:span><text:span text:style-name="T3">, which for positive numbers equals its whole integer part. This makes no difference when </text:span><text:span text:style-name="T14">a</text:span><text:span text:style-name="T3"> is an integer, but such intermediate </text:span><text:span text:style-name="T4">quantization error</text:span><text:span text:style-name="T3"> matters greatly when </text:span><text:span text:style-name="T14">a</text:span><text:span text:style-name="T3"> is some </text:span><text:span text:style-name="T14">Fraction</text:span><text:span text:style-name="T3">. For example, </text:span><text:span text:style-name="T14">Fraction(7,3)**3</text:span><text:span text:style-name="T3"> equals </text:span><text:span text:style-name="T14">343/27</text:span><text:span text:style-name="T3">, whereas </text:span><text:span text:style-name="T14">floor_power(Fraction(7,3),3)</text:span><text:span text:style-name="T3"> equals </text:span><text:span text:style-name="T14">28/3</text:span><text:span text:style-name="T3"> once you implement that function. (The same phenomenon can be observed with computations that have to round their intermediate results to integers instead of using a wider type to contain the decimal places that will make a difference in the future.)</text:span></text:p>
      <text:p text:style-name="P2"/>
      <text:p text:style-name="P1"><text:span text:style-name="T3">This function should solve the equation </text:span><text:span text:style-name="T14">n == floor_power(x, k)</text:span><text:span text:style-name="T3"> for positive unknown </text:span><text:span text:style-name="T14">x</text:span><text:span text:style-name="T3">, given the positive integers </text:span><text:span text:style-name="T14">n</text:span><text:span text:style-name="T3"> and </text:span><text:span text:style-name="T14">k</text:span><text:span text:style-name="T3">. Since these solutions are in general irrational numbers (just like they already are for solving roots of ordinary powers), this function should return the integer </text:span><text:span text:style-name="T4">floor</text:span><text:span text:style-name="T3"> of the solution. This function has to work correctly and efficiently for arbitrarily large values of </text:span><text:span text:style-name="T14">n</text:span><text:span text:style-name="T3">, so don't even dream about using floating point arithmetic anywhere in these computations, but do all computations using exact </text:span><text:span text:style-name="T14">Fraction</text:span><text:span text:style-name="T3"> objects. You should again use the principle of </text:span><text:span text:style-name="T4">repeated halving</text:span><text:span text:style-name="T3"> to maintain two </text:span><text:span text:style-name="T14">Fraction</text:span><text:span text:style-name="T3"> values </text:span><text:span text:style-name="T14">a</text:span><text:span text:style-name="T3"> and </text:span><text:span text:style-name="T14">b</text:span><text:span text:style-name="T3"> as lower and upper bounds for the unknown value of </text:span><text:span text:style-name="T14">x</text:span><text:span text:style-name="T3"> so that <text:s/></text:span><text:span text:style-name="T14">a &lt;= x &lt;= b</text:span><text:span text:style-name="T3">. Compute the midpoint </text:span><text:span text:style-name="T14">m</text:span><text:span text:style-name="T3"> as the average of </text:span><text:span text:style-name="T14">a</text:span><text:span text:style-name="T3"> and </text:span><text:span text:style-name="T14">b</text:span><text:span text:style-name="T3">, and <text:s/>compute </text:span><text:span text:style-name="T14">floor_power(m, k)</text:span><text:span text:style-name="T3"> at that midpoint. Compare the result to </text:span><text:span text:style-name="T14">n</text:span><text:span text:style-name="T3">, and move either endpoint </text:span><text:span text:style-name="T14">a</text:span><text:span text:style-name="T3"> or </text:span><text:span text:style-name="T14">b</text:span><text:span text:style-name="T3"> to the middle depending on the result. Once </text:span><text:span text:style-name="T14">floor(b)-floor(a) &lt; 2</text:span><text:span text:style-name="T3">, at most one more comparison tells you which one of </text:span><text:span text:style-name="T14">floor(a)</text:span><text:span text:style-name="T3"> and </text:span><text:span text:style-name="T14">floor(b)</text:span><text:span text:style-name="T3"> is the correct answer. </text:span></text:p>
      <text:p text:style-name="P2"/>
      <table:table table:name="Table57" table:style-name="Table57">
        <table:table-column table:style-name="Table57.A" table:number-columns-repeated="3"/>
        <table:table-row table:style-name="Table57.1">
          <table:table-cell table:style-name="Table57.A1" office:value-type="string">
            <text:p text:style-name="P3"><text:span text:style-name="T14">n</text:span></text:p>
          </table:table-cell>
          <table:table-cell table:style-name="Table57.A1" office:value-type="string">
            <text:p text:style-name="P3"><text:span text:style-name="T14">k</text:span></text:p>
          </table:table-cell>
          <table:table-cell table:style-name="Table57.A1" office:value-type="string">
            <text:p text:style-name="P3"><text:span text:style-name="T3">Expected result</text:span></text:p>
          </table:table-cell>
        </table:table-row>
        <table:table-row table:style-name="Table57.1">
          <table:table-cell table:style-name="Table57.A1" office:value-type="string">
            <text:p text:style-name="P3"><text:span text:style-name="T14">100</text:span></text:p>
          </table:table-cell>
          <table:table-cell table:style-name="Table57.A1" office:value-type="string">
            <text:p text:style-name="P3"><text:span text:style-name="T14">2</text:span></text:p>
          </table:table-cell>
          <table:table-cell table:style-name="Table57.A1" office:value-type="string">
            <text:p text:style-name="P3"><text:span text:style-name="T14">10</text:span></text:p>
          </table:table-cell>
        </table:table-row>
        <table:table-row table:style-name="Table57.1">
          <table:table-cell table:style-name="Table57.A1" office:value-type="string">
            <text:p text:style-name="P3"><text:span text:style-name="T14">1399</text:span></text:p>
          </table:table-cell>
          <table:table-cell table:style-name="Table57.A1" office:value-type="string">
            <text:p text:style-name="P3"><text:span text:style-name="T14">4</text:span></text:p>
          </table:table-cell>
          <table:table-cell table:style-name="Table57.A1" office:value-type="string">
            <text:p text:style-name="P3"><text:span text:style-name="T14">6</text:span></text:p>
          </table:table-cell>
        </table:table-row>
        <table:table-row table:style-name="Table57.1">
          <table:table-cell table:style-name="Table57.A1" office:value-type="string">
            <text:p text:style-name="P3"><text:span text:style-name="T14">2018</text:span></text:p>
          </table:table-cell>
          <table:table-cell table:style-name="Table57.A1" office:value-type="string">
            <text:p text:style-name="P3"><text:span text:style-name="T14">4</text:span></text:p>
          </table:table-cell>
          <table:table-cell table:style-name="Table57.A1" office:value-type="string">
            <text:p text:style-name="P3"><text:span text:style-name="T14">6</text:span><text:span text:style-name="T30"> </text:span><text:span text:style-name="T3">(</text:span><text:a xlink:type="simple" xlink:href="https://math.stackexchange.com/questions/3371577/if-x-big-lfloor-x-big-lfloor-x-lfloor-x-rfloor-big-rfloor-big-rfloor-2018" text:style-name="ListLabel_20_37" text:visited-style-name="ListLabel_20_37"><text:span text:style-name="T10">inspiration</text:span></text:a><text:span text:style-name="T3">)</text:span></text:p>
          </table:table-cell>
        </table:table-row>
        <table:table-row table:style-name="Table57.1">
          <table:table-cell table:style-name="Table57.A1" office:value-type="string">
            <text:p text:style-name="P3"><text:span text:style-name="T14">10**100</text:span></text:p>
          </table:table-cell>
          <table:table-cell table:style-name="Table57.A1" office:value-type="string">
            <text:p text:style-name="P3"><text:span text:style-name="T14">37</text:span></text:p>
          </table:table-cell>
          <table:table-cell table:style-name="Table57.A1" office:value-type="string">
            <text:p text:style-name="P3"><text:span text:style-name="T14">504</text:span></text:p>
          </table:table-cell>
        </table:table-row>
      </table:table>
      <text:p text:style-name="P14"><text:bookmark text:name="_g5pu8ribqzjf"/></text:p>
      <text:p text:style-name="P17"><text:bookmark text:name="_tzial8vyhub2"/><text:span text:style-name="T1">Squaring off</text:span></text:p>
      <text:p text:style-name="P1"/>
      <text:p text:style-name="P1"><text:span text:style-name="T14">def subtract_square(queries):</text:span></text:p>
      <text:p text:style-name="P2"/>
      <text:p text:style-name="P1"><text:span text:style-name="T3">Two players play a game called "</text:span><text:a xlink:type="simple" xlink:href="https://en.wikipedia.org/wiki/Subtract_a_square" text:style-name="ListLabel_20_37" text:visited-style-name="ListLabel_20_37"><text:span text:style-name="T10">Subtract a square</text:span></text:a><text:span text:style-name="T3">" with a positive integer. On their turn to play, each player can subtract any square number (1, 4, 9, 16, 25, 36, 49, ...) from the current number as long as the result would not become negative. Under the </text:span><text:span text:style-name="T4">normal play convention</text:span><text:span text:style-name="T3">, the player who makes the last move by moving to zero wins, leaving his opponent stuck with no possible moves. (In the </text:span><text:span text:style-name="T4">misère</text:span><text:span text:style-name="T3"> version of the game that has otherwise the same rules but you win by losing the original game, these definitions would be adjusted accordingly.) </text:span></text:p>
      <text:p text:style-name="P2"/>
      <text:p text:style-name="P1"><text:span text:style-name="T3">These kinds of </text:span><text:a xlink:type="simple" xlink:href="https://en.wikipedia.org/wiki/Combinatorial_game_theory" text:style-name="ListLabel_20_37" text:visited-style-name="ListLabel_20_37"><text:span text:style-name="T10">combinatorial games</text:span></text:a><text:span text:style-name="T3"> can be modelled with recursive equations. This game is an example of an </text:span><text:a xlink:type="simple" xlink:href="https://en.wikipedia.org/wiki/Impartial_game" text:style-name="ListLabel_20_37" text:visited-style-name="ListLabel_20_37"><text:span text:style-name="T10">impartial game</text:span></text:a><text:span text:style-name="T3"> since the moves available to both players are exactly the same, as opposed to "partisan games" such as chess where each player can only move pieces of one colour. A game state is therefore determined by the remaining number but not on which player has to make the next move. A state is called "hot" ("winning") if the current player can make a move that guarantees the win regardless of the opponent's response, under the natural assumption that the current player will then also continue making the best moves for the rest of the game. The game state is "cold" ("losing") if no such move exists.</text:span></text:p>
      <text:p text:style-name="P2"/>
      <text:p text:style-name="P1"><text:span text:style-name="T3">Since the possible states of this game are the nonnegative integers, the base case for the recursion is that zero is cold. The state </text:span><text:span text:style-name="T14">n</text:span><text:span text:style-name="T3"> is hot if there exists at least one move </text:span><text:span text:style-name="T14">m</text:span><text:span text:style-name="T3"> so that </text:span><text:span text:style-name="T14">n-m*m</text:span><text:span text:style-name="T3"> is cold, otherwise </text:span><text:span text:style-name="T14">n</text:span><text:span text:style-name="T3"> is cold. Since the heat of each state </text:span><text:span text:style-name="T14">n</text:span><text:span text:style-name="T3"> depends on heats of states lower than </text:span><text:span text:style-name="T14">n</text:span><text:span text:style-name="T3">, we might as well combine the computations of states to be as a "batch job". Given a list of </text:span><text:span text:style-name="T14">queries</text:span><text:span text:style-name="T3"> so that each element is a state this function should return a list of results for those queries so that </text:span><text:span text:style-name="T14">True</text:span><text:span text:style-name="T3"> means hot and </text:span><text:span text:style-name="T14">False</text:span><text:span text:style-name="T3"> means cold. You should compute the heat values of states as a single list that you build up from left to right, so that the computation of the heat value of each state can simply read from this list the heat values of previous states that it needs.</text:span></text:p>
      <text:p text:style-name="P2"/>
      <table:table table:name="Table58" table:style-name="Table58">
        <table:table-column table:style-name="Table58.A"/>
        <table:table-column table:style-name="Table58.B"/>
        <table:table-row table:style-name="Table58.1">
          <table:table-cell table:style-name="Table58.A1" office:value-type="string">
            <text:p text:style-name="P3"><text:span text:style-name="T14">queries</text:span></text:p>
          </table:table-cell>
          <table:table-cell table:style-name="Table58.A1" office:value-type="string">
            <text:p text:style-name="P3"><text:span text:style-name="T3">Expected result</text:span></text:p>
          </table:table-cell>
        </table:table-row>
        <table:table-row table:style-name="Table58.1">
          <table:table-cell table:style-name="Table58.A1" office:value-type="string">
            <text:p text:style-name="P3"><text:span text:style-name="T14">[7, 12, 17, 24]</text:span></text:p>
          </table:table-cell>
          <table:table-cell table:style-name="Table58.A1" office:value-type="string">
            <text:p text:style-name="P3"><text:span text:style-name="T14">[False, False, False, True]</text:span></text:p>
          </table:table-cell>
        </table:table-row>
        <table:table-row table:style-name="Table58.1">
          <table:table-cell table:style-name="Table58.A1" office:value-type="string">
            <text:p text:style-name="P3"><text:span text:style-name="T14">[2, 3, 6, 10, 14, 20, 29, 39, 57, 83, 111, 149, 220, 304, 455, 681]</text:span></text:p>
          </table:table-cell>
          <table:table-cell table:style-name="Table58.A1" office:value-type="string">
            <text:p text:style-name="P3"><text:span text:style-name="T14">[False, True, True, False, True, False, True, False, False, True, True, True, True, True, True, True]</text:span></text:p>
          </table:table-cell>
        </table:table-row>
        <table:table-row table:style-name="Table58.1">
          <table:table-cell table:style-name="Table58.A1" office:value-type="string">
            <text:p text:style-name="P3"><text:span text:style-name="T14">[7, 12, 17, 23, 32, 45, 61, 84, 120, 172, 251, 345, 510, 722, 966, 1301, 1766, 2582, 3523, 5095, 7812, 10784, 14426, 20741]</text:span></text:p>
          </table:table-cell>
          <table:table-cell table:style-name="Table58.A1" office:value-type="string">
            <text:p text:style-name="P3"><text:span text:style-name="T14">[False, False, False, True, True, True, True, True, True, True, True, False, False, True, True, True, True, True, True, True, True, True, True, True]</text:span></text:p>
          </table:table-cell>
        </table:table-row>
      </table:table>
      <text:p text:style-name="P15"><text:bookmark text:name="_tyolxjlx19jo"/><text:span text:style-name="T1">ztalloc ecneuqes</text:span></text:p>
      <text:p text:style-name="P2"/>
      <text:p text:style-name="P1"><text:span text:style-name="T14">def ztalloc(shape):</text:span></text:p>
      <text:p text:style-name="P2"/>
      <text:p text:style-name="P1"><text:span text:style-name="T3">The famous </text:span><text:a xlink:type="simple" xlink:href="https://en.wikipedia.org/wiki/Collatz_conjecture" text:style-name="ListLabel_20_37" text:visited-style-name="ListLabel_20_37"><text:span text:style-name="T10">Collatz sequence</text:span></text:a><text:span text:style-name="T3"> was used in the lectures as an example of a situation that requires the use of a </text:span><text:span text:style-name="T14">while</text:span><text:span text:style-name="T3">-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4">up</text:span><text:span text:style-name="T3"> (3</text:span><text:span text:style-name="T5">x</text:span><text:span text:style-name="T3"> + 1) or </text:span><text:span text:style-name="T4">down</text:span><text:span text:style-name="T3"> (</text:span><text:span text:style-name="T5">x</text:span><text:span text:style-name="T3"> // 2) from the previous value, denoting these steps with letter </text:span><text:span text:style-name="T14">'u'</text:span><text:span text:style-name="T3"> and </text:span><text:span text:style-name="T14">'d'</text:span><text:span text:style-name="T3">, respectively. For example, starting from </text:span><text:span text:style-name="T14">n = 12</text:span><text:span text:style-name="T3">, the sequence </text:span><text:span text:style-name="T14">[12, 6, 3, 10, 5, 16, 8, 4, 2, 1]</text:span><text:span text:style-name="T3"> would have the step shape </text:span><text:span text:style-name="T14">'ddududddd'</text:span><text:span text:style-name="T3">.</text:span></text:p>
      <text:p text:style-name="P2"/>
      <text:p text:style-name="P1"><text:span text:style-name="T3">This function should, given the step </text:span><text:span text:style-name="T14">shape</text:span><text:span text:style-name="T3"> as a string that is guaranteed to consist of only letters </text:span><text:span text:style-name="T14">u</text:span><text:span text:style-name="T3"> and </text:span><text:span text:style-name="T14">d</text:span><text:span text:style-name="T3">, determine which starting value for the Collatz sequence produces that </text:span><text:span text:style-name="T14">shape</text:span><text:span text:style-name="T3">. However, this function must also recognize that some shape strings are impossible as entailed by the transition rules of Collatz problem, and correctly return </text:span><text:span text:style-name="T14">None</text:span><text:span text:style-name="T3"> for all such shapes. (Hint: start from goal 1 and perform the transitions in reverse.)</text:span></text:p>
      <text:p text:style-name="P2"/>
      <table:table table:name="Table59" table:style-name="Table59">
        <table:table-column table:style-name="Table59.A"/>
        <table:table-column table:style-name="Table59.B"/>
        <table:table-row table:style-name="Table59.1">
          <table:table-cell table:style-name="Table59.A1" office:value-type="string">
            <text:p text:style-name="P7"><text:span text:style-name="T14">shape</text:span></text:p>
          </table:table-cell>
          <table:table-cell table:style-name="Table59.A1" office:value-type="string">
            <text:p text:style-name="P7"><text:span text:style-name="T3">Expected result</text:span></text:p>
          </table:table-cell>
        </table:table-row>
        <table:table-row table:style-name="Table59.1">
          <table:table-cell table:style-name="Table59.A1" office:value-type="string">
            <text:p text:style-name="P7"><text:span text:style-name="T14">'ududududddddudddd'</text:span></text:p>
          </table:table-cell>
          <table:table-cell table:style-name="Table59.A1" office:value-type="string">
            <text:p text:style-name="P7"><text:span text:style-name="T14">15</text:span></text:p>
          </table:table-cell>
        </table:table-row>
        <table:table-row table:style-name="Table59.1">
          <table:table-cell table:style-name="Table59.A1" office:value-type="string">
            <text:p text:style-name="P7"><text:span text:style-name="T14">'dudududdudddudddd'</text:span></text:p>
          </table:table-cell>
          <table:table-cell table:style-name="Table59.A1" office:value-type="string">
            <text:p text:style-name="P7"><text:span text:style-name="T14">14</text:span></text:p>
          </table:table-cell>
        </table:table-row>
        <table:table-row table:style-name="Table59.1">
          <table:table-cell table:style-name="Table59.A1" office:value-type="string">
            <text:p text:style-name="P7"><text:span text:style-name="T14">'uduuudddd'</text:span></text:p>
          </table:table-cell>
          <table:table-cell table:style-name="Table59.A1" office:value-type="string">
            <text:p text:style-name="P7"><text:span text:style-name="T14">None</text:span></text:p>
          </table:table-cell>
        </table:table-row>
        <table:table-row table:style-name="Table59.1">
          <table:table-cell table:style-name="Table59.A1" office:value-type="string">
            <text:p text:style-name="P7"><text:span text:style-name="T14">'d'</text:span></text:p>
          </table:table-cell>
          <table:table-cell table:style-name="Table59.A1" office:value-type="string">
            <text:p text:style-name="P7"><text:span text:style-name="T14">2</text:span></text:p>
          </table:table-cell>
        </table:table-row>
        <table:table-row table:style-name="Table59.1">
          <table:table-cell table:style-name="Table59.A1" office:value-type="string">
            <text:p text:style-name="P7"><text:span text:style-name="T14">'uuududdddduuuuuuudddddd'</text:span></text:p>
          </table:table-cell>
          <table:table-cell table:style-name="Table59.A1" office:value-type="string">
            <text:p text:style-name="P7"><text:span text:style-name="T14">None</text:span></text:p>
          </table:table-cell>
        </table:table-row>
        <table:table-row table:style-name="Table59.1">
          <table:table-cell table:style-name="Table59.A1" office:value-type="string">
            <text:p text:style-name="P7"><text:span text:style-name="T14">'duuudddddddd'</text:span></text:p>
          </table:table-cell>
          <table:table-cell table:style-name="Table59.A1" office:value-type="string">
            <text:p text:style-name="P7"><text:span text:style-name="T14">None</text:span></text:p>
          </table:table-cell>
        </table:table-row>
      </table:table>
      <text:p text:style-name="P1"/>
      <text:p text:style-name="P17"><text:bookmark text:name="_xfdmnxmxemj8"/><text:span text:style-name="T1">Reverse ascending sublists</text:span> </text:p>
      <text:p text:style-name="P2"/>
      <text:p text:style-name="P1"><text:span text:style-name="T14">def reverse_ascending_sublists(items):</text:span></text:p>
      <text:p text:style-name="P1"/>
      <text:p text:style-name="P1"><text:span text:style-name="T3">Create and return a new list that contains the same elements as the argument list </text:span><text:span text:style-name="T14">items</text:span><text:span text:style-name="T3">, but reversing the order of the elements inside every maximal </text:span><text:span text:style-name="T4">strictly ascending</text:span><text:span text:style-name="T3"> sublist. Note the modifier "strictly" used there to require each element to be greater than the previous element, not merely equal to it. As is the case with all functions, this function should not modify the contents of the original list, but create and return a new list object that contains the result, no matter how tempting it might be to perform this operation right there in the original list.</text:span></text:p>
      <text:p text:style-name="P2"/>
      <text:p text:style-name="P1"><text:span text:style-name="T3">(In the table below, different colours are used to highlight the strictly ascending sublists for the human reader, and are not part of the actual argument given to the function. It's not like this is </text:span><text:span text:style-name="T5">Mathematica</text:span><text:span text:style-name="T3"> or some symbolic computation system that deals directly with symbolic expressions so that you could do things like that...)</text:span></text:p>
      <text:p text:style-name="P1"/>
      <table:table table:name="Table60" table:style-name="Table60">
        <table:table-column table:style-name="Table60.A"/>
        <table:table-column table:style-name="Table60.B"/>
        <table:table-row table:style-name="Table60.1">
          <table:table-cell table:style-name="Table60.A1" office:value-type="string">
            <text:p text:style-name="P7"><text:span text:style-name="T14">items</text:span></text:p>
          </table:table-cell>
          <table:table-cell table:style-name="Table60.A1" office:value-type="string">
            <text:p text:style-name="P7"><text:span text:style-name="T3">Expected result</text:span></text:p>
          </table:table-cell>
        </table:table-row>
        <table:table-row table:style-name="Table60.1">
          <table:table-cell table:style-name="Table60.A1" office:value-type="string">
            <text:p text:style-name="P7"><text:span text:style-name="T14">[</text:span><text:span text:style-name="T17">1, 2, 3, 4, 5</text:span><text:span text:style-name="T14">]</text:span></text:p>
          </table:table-cell>
          <table:table-cell table:style-name="Table60.A1" office:value-type="string">
            <text:p text:style-name="P7"><text:span text:style-name="T14">[</text:span><text:span text:style-name="T17">5, 4, 3, 2, 1</text:span><text:span text:style-name="T14">]</text:span></text:p>
          </table:table-cell>
        </table:table-row>
        <table:table-row table:style-name="Table60.1">
          <table:table-cell table:style-name="Table60.A1" office:value-type="string">
            <text:p text:style-name="P7"><text:span text:style-name="T14">[</text:span><text:span text:style-name="T17">5, 7, 10</text:span><text:span text:style-name="T14">, </text:span><text:span text:style-name="T22">4</text:span><text:span text:style-name="T14">, </text:span><text:span text:style-name="T23">2, 7, 8</text:span><text:span text:style-name="T14">, </text:span><text:span text:style-name="T18">1, 3</text:span><text:span text:style-name="T14">]</text:span></text:p>
          </table:table-cell>
          <table:table-cell table:style-name="Table60.A1" office:value-type="string">
            <text:p text:style-name="P7"><text:span text:style-name="T14">[</text:span><text:span text:style-name="T17">10, 7, 5</text:span><text:span text:style-name="T14">, </text:span><text:span text:style-name="T22">4</text:span><text:span text:style-name="T14">, </text:span><text:span text:style-name="T23">8, 7, 2</text:span><text:span text:style-name="T14">, </text:span><text:span text:style-name="T18">3, 1</text:span><text:span text:style-name="T14">]</text:span></text:p>
          </table:table-cell>
        </table:table-row>
        <table:table-row table:style-name="Table60.1">
          <table:table-cell table:style-name="Table60.A1" office:value-type="string">
            <text:p text:style-name="P7"><text:span text:style-name="T14">[</text:span><text:span text:style-name="T17">5</text:span><text:span text:style-name="T14">, </text:span><text:span text:style-name="T22">4</text:span><text:span text:style-name="T14">, </text:span><text:span text:style-name="T23">3</text:span><text:span text:style-name="T14">, </text:span><text:span text:style-name="T18">2</text:span><text:span text:style-name="T14">, </text:span><text:span text:style-name="T19">1</text:span><text:span text:style-name="T14">]</text:span></text:p>
          </table:table-cell>
          <table:table-cell table:style-name="Table60.A1" office:value-type="string">
            <text:p text:style-name="P7"><text:span text:style-name="T14">[</text:span><text:span text:style-name="T17">5</text:span><text:span text:style-name="T14">, </text:span><text:span text:style-name="T22">4</text:span><text:span text:style-name="T14">, </text:span><text:span text:style-name="T23">3</text:span><text:span text:style-name="T14">, </text:span><text:span text:style-name="T18">2</text:span><text:span text:style-name="T14">, </text:span><text:span text:style-name="T19">1</text:span><text:span text:style-name="T14">]</text:span></text:p>
          </table:table-cell>
        </table:table-row>
        <table:table-row table:style-name="Table60.1">
          <table:table-cell table:style-name="Table60.A1" office:value-type="string">
            <text:p text:style-name="P3"><text:span text:style-name="T14">[</text:span><text:span text:style-name="T17">5</text:span><text:span text:style-name="T14">, </text:span><text:span text:style-name="T22">5</text:span><text:span text:style-name="T14">, </text:span><text:span text:style-name="T23">5</text:span><text:span text:style-name="T14">, </text:span><text:span text:style-name="T18">5</text:span><text:span text:style-name="T14">, </text:span><text:span text:style-name="T19">5</text:span><text:span text:style-name="T14">]</text:span></text:p>
          </table:table-cell>
          <table:table-cell table:style-name="Table60.A1" office:value-type="string">
            <text:p text:style-name="P3"><text:span text:style-name="T14">[</text:span><text:span text:style-name="T17">5</text:span><text:span text:style-name="T14">, </text:span><text:span text:style-name="T22">5</text:span><text:span text:style-name="T14">, </text:span><text:span text:style-name="T23">5</text:span><text:span text:style-name="T14">, </text:span><text:span text:style-name="T18">5</text:span><text:span text:style-name="T14">, </text:span><text:span text:style-name="T19">5</text:span><text:span text:style-name="T14">]</text:span></text:p>
          </table:table-cell>
        </table:table-row>
        <table:table-row table:style-name="Table60.1">
          <table:table-cell table:style-name="Table60.A1" office:value-type="string">
            <text:p text:style-name="P7"><text:span text:style-name="T14">[</text:span><text:span text:style-name="T17">1, 2</text:span><text:span text:style-name="T14">, </text:span><text:span text:style-name="T22">2, 3</text:span><text:span text:style-name="T14">]</text:span></text:p>
          </table:table-cell>
          <table:table-cell table:style-name="Table60.A1" office:value-type="string">
            <text:p text:style-name="P7"><text:span text:style-name="T14">[</text:span><text:span text:style-name="T17">2, 1</text:span><text:span text:style-name="T14">, </text:span><text:span text:style-name="T22">3, 2</text:span><text:span text:style-name="T14">]</text:span></text:p>
          </table:table-cell>
        </table:table-row>
      </table:table>
      <text:p text:style-name="P15"><text:bookmark text:name="_1qd8ethoebg7"/></text:p>
      <text:p text:style-name="P17"><text:bookmark text:name="_wqp9jxf6afd"/><text:span text:style-name="T1">Brangelina</text:span></text:p>
      <text:p text:style-name="P2"/>
      <text:p text:style-name="P1"><text:span text:style-name="T14">def brangelina(first, second):</text:span></text:p>
      <text:p text:style-name="P2"/>
      <text:p text:style-name="P1"><text:span text:style-name="T3">The task of combining the first names of celebrity couples into a catchy shorthand for media consumption turns out to be surprisingly simple to automate. Start by counting how many </text:span><text:span text:style-name="T4">groups</text:span><text:span text:style-name="T3"> of consecutive vowels (</text:span><text:span text:style-name="T5">aeiou</text:span><text:span text:style-name="T3">, since to keep this problem simple, the letter </text:span><text:span text:style-name="T5">y</text:span><text:span text:style-name="T3"> is always a consonant) there are inside the first name. For example, </text:span><text:span text:style-name="T14">'br</text:span><text:span text:style-name="T17">a</text:span><text:span text:style-name="T14">d'</text:span><text:span text:style-name="T3"> and </text:span><text:span text:style-name="T14">'b</text:span><text:span text:style-name="T17">e</text:span><text:span text:style-name="T14">n'</text:span><text:span text:style-name="T3"> have one group, </text:span><text:span text:style-name="T14">'sh</text:span><text:span text:style-name="T17">e</text:span><text:span text:style-name="T14">ld</text:span><text:span text:style-name="T17">o</text:span><text:span text:style-name="T14">n'</text:span><text:span text:style-name="T3"> and </text:span><text:span text:style-name="T14">'br</text:span><text:span text:style-name="T17">i</text:span><text:span text:style-name="T14">t</text:span><text:span text:style-name="T17">ai</text:span><text:span text:style-name="T14">n'</text:span><text:span text:style-name="T3"> have two, and </text:span><text:span text:style-name="T14">'</text:span><text:span text:style-name="T17">a</text:span><text:span text:style-name="T14">ng</text:span><text:span text:style-name="T17">e</text:span><text:span text:style-name="T14">l</text:span><text:span text:style-name="T17">i</text:span><text:span text:style-name="T14">n</text:span><text:span text:style-name="T17">a</text:span><text:span text:style-name="T14">'</text:span><text:span text:style-name="T3"> and </text:span><text:span text:style-name="T14">'</text:span><text:span text:style-name="T17">a</text:span><text:span text:style-name="T14">l</text:span><text:span text:style-name="T17">e</text:span><text:span text:style-name="T14">x</text:span><text:span text:style-name="T17">a</text:span><text:span text:style-name="T14">nd</text:span><text:span text:style-name="T17">e</text:span><text:span text:style-name="T14">r'</text:span><text:span text:style-name="T3"> have four. Note that a vowel group can contain more than one vowel, as in </text:span><text:span text:style-name="T14">'j</text:span><text:span text:style-name="T17">ua</text:span><text:span text:style-name="T14">n'</text:span><text:span text:style-name="T3"> or </text:span><text:span text:style-name="T14">'q</text:span><text:span text:style-name="T17">ueuei</text:span><text:span text:style-name="T14">ng'</text:span><text:span text:style-name="T3">.</text:span></text:p>
      <text:p text:style-name="P2"/>
      <text:p text:style-name="P1"><text:span text:style-name="T3">If the first name has only one vowel group, keep only the consonants before that group and throw away everything else. For example, </text:span><text:span text:style-name="T14">'ben'</text:span><text:span text:style-name="T3"> becomes </text:span><text:span text:style-name="T14">'b'</text:span><text:span text:style-name="T3">, and </text:span><text:span text:style-name="T14">'brad'</text:span><text:span text:style-name="T3"> becomes </text:span><text:span text:style-name="T14">'br'</text:span><text:span text:style-name="T3">. Otherwise, if the first word has </text:span><text:span text:style-name="T5">n</text:span><text:span text:style-name="T3"> &gt; 1 vowel groups, keep everything before the </text:span><text:span text:style-name="T4">second last</text:span><text:span text:style-name="T3"> vowel group </text:span><text:span text:style-name="T5">n</text:span><text:span text:style-name="T3"> - 1. For example, </text:span><text:span text:style-name="T14">'angelina'</text:span><text:span text:style-name="T3"> becomes </text:span><text:span text:style-name="T14">'angel'</text:span><text:span text:style-name="T3"> and </text:span><text:span text:style-name="T14">'alexander'</text:span><text:span text:style-name="T3"> becomes </text:span><text:span text:style-name="T14">'alex'</text:span><text:span text:style-name="T3">. Concatenate that with the string you get by removing all consonants at the beginning of the second name.</text:span></text:p>
      <text:p text:style-name="P2"/>
      <text:p text:style-name="P1"><text:span text:style-name="T3">All names given to this function are guaranteed to consist of the 26 lowercase English letters only, and each name will have at least one vowel and one consonant somewhere in it.</text:span></text:p>
      <text:p text:style-name="P2"/>
      <table:table table:name="Table61" table:style-name="Table61">
        <table:table-column table:style-name="Table61.A" table:number-columns-repeated="3"/>
        <table:table-row table:style-name="Table61.1">
          <table:table-cell table:style-name="Table61.A1" office:value-type="string">
            <text:p text:style-name="P7"><text:span text:style-name="T14">first</text:span></text:p>
          </table:table-cell>
          <table:table-cell table:style-name="Table61.A1" office:value-type="string">
            <text:p text:style-name="P7"><text:span text:style-name="T14">second</text:span></text:p>
          </table:table-cell>
          <table:table-cell table:style-name="Table61.A1" office:value-type="string">
            <text:p text:style-name="P7"><text:span text:style-name="T3">Expected result</text:span></text:p>
          </table:table-cell>
        </table:table-row>
        <table:table-row table:style-name="Table61.1">
          <table:table-cell table:style-name="Table61.A1" office:value-type="string">
            <text:p text:style-name="P7"><text:span text:style-name="T14">'brad'</text:span></text:p>
          </table:table-cell>
          <table:table-cell table:style-name="Table61.A1" office:value-type="string">
            <text:p text:style-name="P7"><text:span text:style-name="T14">'angelina'</text:span></text:p>
          </table:table-cell>
          <table:table-cell table:style-name="Table61.A1" office:value-type="string">
            <text:p text:style-name="P7"><text:span text:style-name="T14">'brangelina'</text:span></text:p>
          </table:table-cell>
        </table:table-row>
        <table:table-row table:style-name="Table61.1">
          <table:table-cell table:style-name="Table61.A1" office:value-type="string">
            <text:p text:style-name="P7"><text:span text:style-name="T14">'angelina'</text:span></text:p>
          </table:table-cell>
          <table:table-cell table:style-name="Table61.A1" office:value-type="string">
            <text:p text:style-name="P7"><text:span text:style-name="T14">'brad'</text:span></text:p>
          </table:table-cell>
          <table:table-cell table:style-name="Table61.A1" office:value-type="string">
            <text:p text:style-name="P7"><text:span text:style-name="T14">'angelad'</text:span></text:p>
          </table:table-cell>
        </table:table-row>
        <table:table-row table:style-name="Table61.1">
          <table:table-cell table:style-name="Table61.A1" office:value-type="string">
            <text:p text:style-name="P7"><text:span text:style-name="T14">'sheldon'</text:span></text:p>
          </table:table-cell>
          <table:table-cell table:style-name="Table61.A1" office:value-type="string">
            <text:p text:style-name="P7"><text:span text:style-name="T14">'amy'</text:span></text:p>
          </table:table-cell>
          <table:table-cell table:style-name="Table61.A1" office:value-type="string">
            <text:p text:style-name="P7"><text:span text:style-name="T14">'shamy'</text:span></text:p>
          </table:table-cell>
        </table:table-row>
        <table:table-row table:style-name="Table61.1">
          <table:table-cell table:style-name="Table61.A1" office:value-type="string">
            <text:p text:style-name="P7"><text:span text:style-name="T14">'amy'</text:span></text:p>
          </table:table-cell>
          <table:table-cell table:style-name="Table61.A1" office:value-type="string">
            <text:p text:style-name="P7"><text:span text:style-name="T14">'sheldon'</text:span></text:p>
          </table:table-cell>
          <table:table-cell table:style-name="Table61.A1" office:value-type="string">
            <text:p text:style-name="P7"><text:span text:style-name="T14">'eldon'</text:span></text:p>
          </table:table-cell>
        </table:table-row>
        <table:table-row table:style-name="Table61.1">
          <table:table-cell table:style-name="Table61.A1" office:value-type="string">
            <text:p text:style-name="P7"><text:span text:style-name="T14">'frank'</text:span></text:p>
          </table:table-cell>
          <table:table-cell table:style-name="Table61.A1" office:value-type="string">
            <text:p text:style-name="P7"><text:span text:style-name="T14">'ava'</text:span></text:p>
          </table:table-cell>
          <table:table-cell table:style-name="Table61.A1" office:value-type="string">
            <text:p text:style-name="P7"><text:span text:style-name="T14">'frava'</text:span></text:p>
          </table:table-cell>
        </table:table-row>
        <table:table-row table:style-name="Table61.1">
          <table:table-cell table:style-name="Table61.A1" office:value-type="string">
            <text:p text:style-name="P7"><text:span text:style-name="T14">'britain'</text:span></text:p>
          </table:table-cell>
          <table:table-cell table:style-name="Table61.A1" office:value-type="string">
            <text:p text:style-name="P7"><text:span text:style-name="T14">'exit'</text:span></text:p>
          </table:table-cell>
          <table:table-cell table:style-name="Table61.A1" office:value-type="string">
            <text:p text:style-name="P7"><text:span text:style-name="T14">'brexit'</text:span></text:p>
          </table:table-cell>
        </table:table-row>
      </table:table>
      <text:p text:style-name="P2"/>
      <text:p text:style-name="P1"><text:span text:style-name="T3">(These simple rules do not always produce the best possible result. For example, </text:span><text:span text:style-name="T14">'ross'</text:span><text:span text:style-name="T3"> and </text:span><text:span text:style-name="T14">'rachel'</text:span><text:span text:style-name="T3"> meld into </text:span><text:span text:style-name="T14">'rachel'</text:span><text:span text:style-name="T3"> instead of </text:span><text:span text:style-name="T14">'rochel'</text:span><text:span text:style-name="T3">, and </text:span><text:span text:style-name="T14">'joey'</text:span><text:span text:style-name="T3"> and </text:span><text:span text:style-name="T14">'phoebe'</text:span><text:span text:style-name="T3"> meld into </text:span><text:span text:style-name="T14">'joebe'</text:span><text:span text:style-name="T3"> instead of </text:span><text:span text:style-name="T14">'joeybe'</text:span><text:span text:style-name="T3">. The reader is invited to think up more advanced rules that would cover a wider variety of name combinations and special cases. Some truly advanced set of rules that recognizes the semantic content of words would even combine </text:span><text:span text:style-name="T14">'donald'</text:span><text:span text:style-name="T3"> and </text:span><text:span text:style-name="T14">'hillary'</text:span><text:span text:style-name="T3"> into </text:span><text:span text:style-name="T14">'dollary'</text:span><text:span text:style-name="T3"> instead of </text:span><text:span text:style-name="T14">'dillary'</text:span><text:span text:style-name="T3">...)</text:span></text:p>
      <text:p text:style-name="P2"/>
      <text:p text:style-name="P17"><text:bookmark text:name="_bo47rx9c118k"/><text:span text:style-name="T1">Line with most points</text:span></text:p>
      <text:p text:style-name="P1"/>
      <text:p text:style-name="P1"><text:span text:style-name="T14">def line_with_most_points(points):</text:span></text:p>
      <text:p text:style-name="P1"/>
      <text:p text:style-name="P1"><text:span text:style-name="T3">A point on the two-dimensional grid of integers is given as a two-element tuple of </text:span><text:span text:style-name="T5">x</text:span><text:span text:style-name="T3">- and </text:span><text:span text:style-name="T5">y</text:span><text:span text:style-name="T3">-coordinates, for example </text:span><text:span text:style-name="T14">(2, 5)</text:span><text:span text:style-name="T3"> or </text:span><text:span text:style-name="T14">(10, 1)</text:span><text:span text:style-name="T3">. </text:span><text:a xlink:type="simple" xlink:href="http://mathworld.wolfram.com/EuclidsPostulates.html" text:style-name="ListLabel_20_37" text:visited-style-name="ListLabel_20_37"><text:span text:style-name="T10">As originally postulated by Euclid</text:span></text:a><text:span text:style-name="T3">, for any two distinct points on the plane, there exists </text:span><text:span text:style-name="T4">exactly one</text:span><text:span text:style-name="T3"> straight line that goes through both points. (In other spaces that have very different overall shapes, </text:span><text:a xlink:type="simple" xlink:href="https://en.wikipedia.org/wiki/Non-Euclidean_geometry" text:style-name="ListLabel_20_37" text:visited-style-name="ListLabel_20_37"><text:span text:style-name="T10">different rules and their consequences apply</text:span></text:a><text:span text:style-name="T3">.) Of course, this same line, being infinite in both directions, will also go through an infinity of other points on the plane. </text:span></text:p>
      <text:p text:style-name="P2"/>
      <text:p text:style-name="P1"><text:span text:style-name="T3">Given a list of </text:span><text:span text:style-name="T14">points</text:span><text:span text:style-name="T3">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4">points</text:span><text:span text:style-name="T3"> lie on that line. The list of </text:span><text:span text:style-name="T14">points</text:span><text:span text:style-name="T3"> is guaranteed to contain at least two points and all points in the list are distinct, but the points are otherwise not given in any sorted order.</text:span></text:p>
      <text:p text:style-name="P1"/>
      <table:table table:name="Table62" table:style-name="Table62">
        <table:table-column table:style-name="Table62.A"/>
        <table:table-column table:style-name="Table62.B"/>
        <table:table-row table:style-name="Table62.1">
          <table:table-cell table:style-name="Table62.A1" office:value-type="string">
            <text:p text:style-name="P7"><text:span text:style-name="T14">points</text:span></text:p>
          </table:table-cell>
          <table:table-cell table:style-name="Table62.A1" office:value-type="string">
            <text:p text:style-name="P7"><text:span text:style-name="T3">Expected result</text:span></text:p>
          </table:table-cell>
        </table:table-row>
        <table:table-row table:style-name="Table62.1">
          <table:table-cell table:style-name="Table62.A1" office:value-type="string">
            <text:p text:style-name="P7"><text:span text:style-name="T14">[(42, 1), (7, 5)]</text:span></text:p>
          </table:table-cell>
          <table:table-cell table:style-name="Table62.A1" office:value-type="string">
            <text:p text:style-name="P7"><text:span text:style-name="T14">2</text:span></text:p>
          </table:table-cell>
        </table:table-row>
        <table:table-row table:style-name="Table62.1">
          <table:table-cell table:style-name="Table62.A1" office:value-type="string">
            <text:p text:style-name="P7"><text:span text:style-name="T14">[(1, 4), (2, 6), (3, 2), (4, 10)]</text:span></text:p>
          </table:table-cell>
          <table:table-cell table:style-name="Table62.A1" office:value-type="string">
            <text:p text:style-name="P7"><text:span text:style-name="T14">3</text:span></text:p>
          </table:table-cell>
        </table:table-row>
        <table:table-row table:style-name="Table62.1">
          <table:table-cell table:style-name="Table62.A1" office:value-type="string">
            <text:p text:style-name="P7"><text:span text:style-name="T14">[(x, y) for x in range(10) for y in range(10)]</text:span></text:p>
          </table:table-cell>
          <table:table-cell table:style-name="Table62.A1" office:value-type="string">
            <text:p text:style-name="P7"><text:span text:style-name="T14">10</text:span></text:p>
          </table:table-cell>
        </table:table-row>
        <table:table-row table:style-name="Table62.1">
          <table:table-cell table:style-name="Table62.A1" office:value-type="string">
            <text:p text:style-name="P7"><text:span text:style-name="T14">[(3, 5), (1, 4), (2, 6), (7, 7), (3, 8)]</text:span></text:p>
          </table:table-cell>
          <table:table-cell table:style-name="Table62.A1" office:value-type="string">
            <text:p text:style-name="P7"><text:span text:style-name="T14">3</text:span></text:p>
          </table:table-cell>
        </table:table-row>
        <table:table-row table:style-name="Table62.1">
          <table:table-cell table:style-name="Table62.A1" office:value-type="string">
            <text:p text:style-name="P7"><text:span text:style-name="T14">[(5, 6), (7, 3), (7, 1), (2, 1), (7, 4), (2, 6), (7, 7)]</text:span></text:p>
          </table:table-cell>
          <table:table-cell table:style-name="Table62.A1" office:value-type="string">
            <text:p text:style-name="P7"><text:span text:style-name="T14">4</text:span></text:p>
          </table:table-cell>
        </table:table-row>
      </table:table>
      <text:p text:style-name="P1"/>
      <text:p text:style-name="P1"><text:span text:style-name="T3">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39" text:visited-style-name="ListLabel_20_39"><text:span text:style-name="T13">geometry.py</text:span></text:a><text:span text:style-name="T3"> for the </text:span><text:span text:style-name="T4">cross product</text:span><text:span text:style-name="T3"> function that can be used to quickly check whether three points are collinear. </text:span></text:p>
      <text:p text:style-name="P2"/>
      <text:p text:style-name="P17"><text:bookmark text:name="_kcaiqr5mjuf0"/><text:span text:style-name="T1">Wythoff array</text:span></text:p>
      <text:p text:style-name="P1"/>
      <text:p text:style-name="P1"><text:span text:style-name="T14">def wythoff_array(n):</text:span></text:p>
      <text:p text:style-name="P2"/>
      <text:p text:style-name="P1"><text:a xlink:type="simple" xlink:href="https://mathworld.wolfram.com/WythoffArray.html" text:style-name="ListLabel_20_37" text:visited-style-name="ListLabel_20_37"><text:span text:style-name="T10">Wythoff array</text:span></text:a><text:span text:style-name="T3"> (see </text:span><text:a xlink:type="simple" xlink:href="https://en.wikipedia.org/wiki/Wythoff_array" text:style-name="ListLabel_20_37" text:visited-style-name="ListLabel_20_37"><text:span text:style-name="T10">the Wikipedia article</text:span></text:a><text:span text:style-name="T3">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3">The first element of each later row is </text:span><text:span text:style-name="T4">the smallest integer </text:span><text:span text:style-name="T24">c</text:span><text:span text:style-name="T4"> that does not appear anywhere in the previous rows</text:span><text:span text:style-name="T3">. (Since each row is strictly ascending, you can find this out without having to compute an infinite number of elements.) To compute the second element of that row, let </text:span><text:span text:style-name="T14">(a, b)</text:span><text:span text:style-name="T3"> be the first two elements of the previous row. If the difference </text:span><text:span text:style-name="T14">c-a</text:span><text:span text:style-name="T3"> equals two, the second element of that row equals </text:span><text:span text:style-name="T14">b+3</text:span><text:span text:style-name="T3">, and otherwise that element equals </text:span><text:span text:style-name="T14">b+5</text:span><text:span text:style-name="T3">. This construction, all by itself, guarantees that the Wythoff array is an </text:span><text:span text:style-name="T4">interspersion</text:span><text:span text:style-name="T3"> of positive integers; every positive integer will appear </text:span><text:span text:style-name="T4">exactly once</text:span><text:span text:style-name="T3"> in this infinite grid, with no gaps or duplicates! (This result, as many other combinatorial problems, highlights nicely the deeper combinatorial importance of the deceptively simple Fibonacci numbers as building blocks of other numbers and sequences.)</text:span></text:p>
      <text:p text:style-name="P2"/>
      <text:p text:style-name="P1"><text:span text:style-name="T3">The difficulty in this problem is determining the first two elements in each row after the first row, since once you know those first two values, the rest of the row is utterly trivial to generate as far as you need. This function should return the position of </text:span><text:span text:style-name="T14">n</text:span><text:span text:style-name="T3"> inside the Wythoff array as a tuple of form </text:span><text:span text:style-name="T14">(row, column)</text:span><text:span text:style-name="T3">, both the row and column numbers starting from zero. </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3"><text:span text:style-name="T14">n</text:span></text:p>
          </table:table-cell>
          <table:table-cell table:style-name="Table63.A1" office:value-type="string">
            <text:p text:style-name="P3"><text:span text:style-name="T3">Expected result</text:span></text:p>
          </table:table-cell>
        </table:table-row>
        <table:table-row table:style-name="Table63.1">
          <table:table-cell table:style-name="Table63.A1" office:value-type="string">
            <text:p text:style-name="P3"><text:span text:style-name="T14">21</text:span></text:p>
          </table:table-cell>
          <table:table-cell table:style-name="Table63.A1" office:value-type="string">
            <text:p text:style-name="P3"><text:span text:style-name="T14">(0, 6)</text:span></text:p>
          </table:table-cell>
        </table:table-row>
        <table:table-row table:style-name="Table63.1">
          <table:table-cell table:style-name="Table63.A1" office:value-type="string">
            <text:p text:style-name="P3"><text:span text:style-name="T14">47</text:span></text:p>
          </table:table-cell>
          <table:table-cell table:style-name="Table63.A1" office:value-type="string">
            <text:p text:style-name="P3"><text:span text:style-name="T14">(1, 5)</text:span></text:p>
          </table:table-cell>
        </table:table-row>
        <table:table-row table:style-name="Table63.1">
          <table:table-cell table:style-name="Table63.A1" office:value-type="string">
            <text:p text:style-name="P3"><text:span text:style-name="T14">1042</text:span></text:p>
          </table:table-cell>
          <table:table-cell table:style-name="Table63.A1" office:value-type="string">
            <text:p text:style-name="P3"><text:span text:style-name="T14">(8, 8)</text:span></text:p>
          </table:table-cell>
        </table:table-row>
        <table:table-row table:style-name="Table63.1">
          <table:table-cell table:style-name="Table63.A1" office:value-type="string">
            <text:p text:style-name="P3"><text:span text:style-name="T14">424242</text:span></text:p>
          </table:table-cell>
          <table:table-cell table:style-name="Table63.A1" office:value-type="string">
            <text:p text:style-name="P3"><text:span text:style-name="T14">(9030, 6)</text:span></text:p>
          </table:table-cell>
        </table:table-row>
        <table:table-row table:style-name="Table63.1">
          <table:table-cell table:style-name="Table63.A1" office:value-type="string">
            <text:p text:style-name="P3"><text:span text:style-name="T14">39088169</text:span></text:p>
          </table:table-cell>
          <table:table-cell table:style-name="Table63.A1" office:value-type="string">
            <text:p text:style-name="P3"><text:span text:style-name="T14">(0, 36)</text:span></text:p>
          </table:table-cell>
        </table:table-row>
        <table:table-row table:style-name="Table63.1">
          <table:table-cell table:style-name="Table63.A1" office:value-type="string">
            <text:p text:style-name="P3"><text:span text:style-name="T14">39088170</text:span></text:p>
          </table:table-cell>
          <table:table-cell table:style-name="Table63.A1" office:value-type="string">
            <text:p text:style-name="P3"><text:span text:style-name="T14">(14930352, 0)</text:span></text:p>
          </table:table-cell>
        </table:table-row>
      </table:table>
      <text:p text:style-name="P1"/>
      <text:p text:style-name="P17"><text:bookmark text:name="_crjuecxatk87"/><text:span text:style-name="T1">Sevens rule, zeros drool</text:span></text:p>
      <text:p text:style-name="P4"/>
      <text:p text:style-name="P1"><text:span text:style-name="T14">def seven_zero(n):</text:span></text:p>
      <text:p text:style-name="P2"/>
      <text:p text:style-name="P1"><text:span text:style-name="T3">Seven is considered a lucky number in Western cultures, whereas </text:span><text:a xlink:type="simple" xlink:href="https://vimeo.com/6748255" text:style-name="ListLabel_20_37" text:visited-style-name="ListLabel_20_37"><text:span text:style-name="T10">zero is what nobody wants to be</text:span></text:a><text:span text:style-name="T3">. To bring these two opposites briefly together, let us look at positive integers that consist of some solid sequence of sevens, followed by some (possibly empty) solid sequence of zeros. For example 7, 77777, 7700000, 77777700, or 70000000000000000. A surprising theorem proves for any positive integer </text:span><text:span text:style-name="T14">n</text:span><text:span text:style-name="T3">, there exists an infinity of integers restricted to this seven-zero form that are divisible by </text:span><text:span text:style-name="T14">n</text:span><text:span text:style-name="T3">, that is, equal </text:span><text:span text:style-name="T14">k*n</text:span><text:span text:style-name="T3"> for some positive integer </text:span><text:span text:style-name="T14">k</text:span><text:span text:style-name="T3">. This function should find and return the </text:span><text:span text:style-name="T4">smallest</text:span><text:span text:style-name="T3"> such seven-zero integer for the given </text:span><text:span text:style-name="T14">n</text:span><text:span text:style-name="T3">.</text:span></text:p>
      <text:p text:style-name="P2"/>
      <text:p text:style-name="P1"><text:span text:style-name="T3">This exercise is all about efficiently generating and iterating through the numbers of the constrained form of sevens and zeros, doing so in strictly ascending order to guarantee finding the smallest possible working number. Your outer loop should iterate through the number of digits in the current number. For the current digit length </text:span><text:span text:style-name="T14">d</text:span><text:span text:style-name="T3">, the inner loop should then go through all possible ways over </text:span><text:span text:style-name="T14">k</text:span><text:span text:style-name="T3"> to create a number that starts with </text:span><text:span text:style-name="T14">k</text:span><text:span text:style-name="T3"> sevens, followed by </text:span><text:span text:style-name="T14">d-k</text:span><text:span text:style-name="T3"> zeroes.</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7"><text:span text:style-name="T14">n</text:span></text:p>
          </table:table-cell>
          <table:table-cell table:style-name="Table64.A1" office:value-type="string">
            <text:p text:style-name="P7"><text:span text:style-name="T3">Expected result</text:span></text:p>
          </table:table-cell>
        </table:table-row>
        <table:table-row table:style-name="Table64.1">
          <table:table-cell table:style-name="Table64.A1" office:value-type="string">
            <text:p text:style-name="P7"><text:span text:style-name="T14">17</text:span></text:p>
          </table:table-cell>
          <table:table-cell table:style-name="Table64.A1" office:value-type="string">
            <text:p text:style-name="P7"><text:span text:style-name="T14">7777777777777777</text:span></text:p>
          </table:table-cell>
        </table:table-row>
        <table:table-row table:style-name="Table64.1">
          <table:table-cell table:style-name="Table64.A1" office:value-type="string">
            <text:p text:style-name="P7"><text:span text:style-name="T14">42</text:span></text:p>
          </table:table-cell>
          <table:table-cell table:style-name="Table64.A1" office:value-type="string">
            <text:p text:style-name="P7"><text:span text:style-name="T14">7770</text:span></text:p>
          </table:table-cell>
        </table:table-row>
        <table:table-row table:style-name="Table64.1">
          <table:table-cell table:style-name="Table64.A1" office:value-type="string">
            <text:p text:style-name="P7"><text:span text:style-name="T14">101</text:span></text:p>
          </table:table-cell>
          <table:table-cell table:style-name="Table64.A1" office:value-type="string">
            <text:p text:style-name="P7"><text:span text:style-name="T14">7777</text:span></text:p>
          </table:table-cell>
        </table:table-row>
        <table:table-row table:style-name="Table64.1">
          <table:table-cell table:style-name="Table64.A1" office:value-type="string">
            <text:p text:style-name="P7"><text:span text:style-name="T14">103</text:span></text:p>
          </table:table-cell>
          <table:table-cell table:style-name="Table64.A1" office:value-type="string">
            <text:p text:style-name="P7"><text:span text:style-name="T14">7777777777777777777777777777777777</text:span></text:p>
          </table:table-cell>
        </table:table-row>
        <table:table-row table:style-name="Table64.1">
          <table:table-cell table:style-name="Table64.A1" office:value-type="string">
            <text:p text:style-name="P7"><text:span text:style-name="T14">2**50</text:span></text:p>
          </table:table-cell>
          <table:table-cell table:style-name="Table64.A1" office:value-type="string">
            <text:p text:style-name="P7"><text:span text:style-name="T14">700000000000000000000000000000000000000000000000000</text:span></text:p>
          </table:table-cell>
        </table:table-row>
        <table:table-row table:style-name="Table64.1">
          <table:table-cell table:style-name="Table64.A1" office:value-type="string">
            <text:p text:style-name="P7"><text:span text:style-name="T14">12345</text:span></text:p>
          </table:table-cell>
          <table:table-cell table:style-name="Table64.A1" office:value-type="string">
            <text:p text:style-name="P7"><text:span text:style-name="T3">(a behemoth that consists of a total of 822 sevens, followed by a single zero)</text:span></text:p>
          </table:table-cell>
        </table:table-row>
      </table:table>
      <text:p text:style-name="P2"/>
      <text:p text:style-name="P1"><text:span text:style-name="T3">This problem is adapted from the excellent </text:span><text:a xlink:type="simple" xlink:href="https://ocw.mit.edu/index.htm" text:style-name="ListLabel_20_37" text:visited-style-name="ListLabel_20_37"><text:span text:style-name="T10">MIT Open Courseware</text:span></text:a><text:span text:style-name="T3"> online textbook "</text:span><text:span text:style-name="T5">Mathematics for Computer Science</text:span><text:span text:style-name="T3">" (</text:span><text:a xlink:type="simple" xlink:href="https://courses.csail.mit.edu/6.042/spring18/mcs.pdf" text:style-name="ListLabel_20_37" text:visited-style-name="ListLabel_20_37"><text:span text:style-name="T10">PDF link</text:span></text:a><text:span text:style-name="T3"> to the 2018 version for anybody interested) that, like so many other </text:span><text:span text:style-name="T4">non-constructive</text:span><text:span text:style-name="T3"> combinatorial proofs, uses the </text:span><text:a xlink:type="simple" xlink:href="https://en.wikipedia.org/wiki/Pigeonhole_principle" text:style-name="ListLabel_20_37" text:visited-style-name="ListLabel_20_37"><text:span text:style-name="T10">pigeonhole principle</text:span></text:a><text:span text:style-name="T3"> to prove that </text:span><text:span text:style-name="T5">some</text:span><text:span text:style-name="T3"> solution must exist for any integer </text:span><text:span text:style-name="T14">n</text:span><text:span text:style-name="T3">, but provides no clue about the value of such solution. Furthermore, as proven in that same book, whenever </text:span><text:span text:style-name="T14">n</text:span><text:span text:style-name="T3"> is not divisible by either 2 or 5, the smallest such number will always consist of a solid sequence of sevens with no zero digits after them. This handy fact can speed up your search massively for such friendly values of </text:span><text:span text:style-name="T14">n</text:span><text:span text:style-name="T3">.</text:span></text:p>
      <text:p text:style-name="P17"><text:bookmark text:name="_pscg7z2lihnd"/><text:span text:style-name="T1">Om nom nom</text:span></text:p>
      <text:p text:style-name="P1"/>
      <text:p text:style-name="P1"><text:span text:style-name="T14">def cookie(piles):</text:span></text:p>
      <text:p text:style-name="P2"/>
      <text:p text:style-name="P1"><text:span text:style-name="T3">The beloved Sesame Street character </text:span><text:a xlink:type="simple" xlink:href="https://en.wikipedia.org/wiki/Cookie_Monster" text:style-name="ListLabel_20_37" text:visited-style-name="ListLabel_20_37"><text:span text:style-name="T10">Cookie Monster</text:span></text:a><text:span text:style-name="T3"> has stumbled upon a table with </text:span><text:span text:style-name="T14">piles</text:span><text:span text:style-name="T3"> of cookies, each pile a positive integer. However, the monomaniacal obsessiveness of </text:span><text:a xlink:type="simple" xlink:href="https://en.wikipedia.org/wiki/Count_von_Count" text:style-name="ListLabel_20_37" text:visited-style-name="ListLabel_20_37"><text:span text:style-name="T10">The Count</text:span></text:a><text:span text:style-name="T3"> who has set up this feast has recently escalated to a whole new level of severity. To allow the Cookie Monster to scarf down his crumbly fill, The Count insists that The Cookie Monster must eat these cookies in the shortest possible sequence of moves. Each move consists of the Cookie Monster choosing an integer </text:span><text:span text:style-name="T14">p</text:span><text:span text:style-name="T3"> that must be one of the remaining pile sizes. The chosen move removes </text:span><text:span text:style-name="T14">p</text:span><text:span text:style-name="T3"> cookies from every pile that contains at least </text:span><text:span text:style-name="T14">p</text:span><text:span text:style-name="T3"> cookies, and leaves all the smaller piles as they were before the move. This function should compute and return </text:span><text:span text:style-name="T4">the smallest number of moves</text:span><text:span text:style-name="T3"> that allows Cookie Monster to eat these cookies. </text:span></text:p>
      <text:p text:style-name="P2"/>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3"><text:span text:style-name="T14">piles</text:span></text:p>
          </table:table-cell>
          <table:table-cell table:style-name="Table65.A1" office:value-type="string">
            <text:p text:style-name="P3"><text:span text:style-name="T3">Expected result</text:span></text:p>
          </table:table-cell>
          <table:table-cell table:style-name="Table65.A1" office:value-type="string">
            <text:p text:style-name="P3"><text:span text:style-name="T3"><text:s/>(optimal moves)</text:span></text:p>
          </table:table-cell>
        </table:table-row>
        <table:table-row table:style-name="Table65.1">
          <table:table-cell table:style-name="Table65.A1" office:value-type="string">
            <text:p text:style-name="P3"><text:span text:style-name="T14">[1, 2, 3, 4, 5, 6]</text:span></text:p>
          </table:table-cell>
          <table:table-cell table:style-name="Table65.A1" office:value-type="string">
            <text:p text:style-name="P3"><text:span text:style-name="T14">3</text:span></text:p>
          </table:table-cell>
          <table:table-cell table:style-name="Table65.A1" office:value-type="string">
            <text:p text:style-name="P3"><text:span text:style-name="T14">[4, 2, 1]</text:span></text:p>
          </table:table-cell>
        </table:table-row>
        <table:table-row table:style-name="Table65.1">
          <table:table-cell table:style-name="Table65.A1" office:value-type="string">
            <text:p text:style-name="P3"><text:span text:style-name="T14">[2, 3, 5, 8, 13, 21, 34, 55, 89]</text:span></text:p>
          </table:table-cell>
          <table:table-cell table:style-name="Table65.A1" office:value-type="string">
            <text:p text:style-name="P3"><text:span text:style-name="T14">5 </text:span></text:p>
          </table:table-cell>
          <table:table-cell table:style-name="Table65.A1" office:value-type="string">
            <text:p text:style-name="P3"><text:span text:style-name="T14">[55, 21, 8, 3, 2]</text:span></text:p>
          </table:table-cell>
        </table:table-row>
        <table:table-row table:style-name="Table65.1">
          <table:table-cell table:style-name="Table65.A1" office:value-type="string">
            <text:p text:style-name="P3"><text:span text:style-name="T14">[1, 10, 17, 34, 43, 46]</text:span></text:p>
          </table:table-cell>
          <table:table-cell table:style-name="Table65.A1" office:value-type="string">
            <text:p text:style-name="P3"><text:span text:style-name="T14">5</text:span></text:p>
          </table:table-cell>
          <table:table-cell table:style-name="Table65.A1" office:value-type="string">
            <text:p text:style-name="P3"><text:span text:style-name="T14">[34, 9, 8, 3, 1]</text:span></text:p>
          </table:table-cell>
        </table:table-row>
        <table:table-row table:style-name="Table65.1">
          <table:table-cell table:style-name="Table65.A1" office:value-type="string">
            <text:p text:style-name="P3"><text:span text:style-name="T14">[11, 26, 37, 44, 49, 52, 68, 75, 87, 102]</text:span></text:p>
          </table:table-cell>
          <table:table-cell table:style-name="Table65.A1" office:value-type="string">
            <text:p text:style-name="P3"><text:span text:style-name="T14">6</text:span></text:p>
          </table:table-cell>
          <table:table-cell table:style-name="Table65.A1" office:value-type="string">
            <text:p text:style-name="P3"><text:span text:style-name="T14">[37, 31, 15, 12, 7, 4]</text:span></text:p>
          </table:table-cell>
        </table:table-row>
        <table:table-row table:style-name="Table65.1">
          <table:table-cell table:style-name="Table65.A1" office:value-type="string">
            <text:p text:style-name="P3"><text:span text:style-name="T14">[2**n for n in range(10)]</text:span></text:p>
          </table:table-cell>
          <table:table-cell table:style-name="Table65.A1" office:value-type="string">
            <text:p text:style-name="P3"><text:span text:style-name="T14">10</text:span></text:p>
          </table:table-cell>
          <table:table-cell table:style-name="Table65.A1" office:value-type="string">
            <text:p text:style-name="P3"><text:span text:style-name="T14">[512, 256, 128, 64, 32, 16, 8, 4, 2, 1]</text:span></text:p>
          </table:table-cell>
        </table:table-row>
      </table:table>
      <text:p text:style-name="P15"><text:bookmark text:name="_aa7vzj701s0g"/><text:span text:style-name="T7">This problem has a curious property that the moves in the optimal solution can be performed in any order, which is rare for combinatorial problems of this spirit. Without loss of generality, it suffices to examine only strictly descending move sequences. Even then, </text:span><text:a xlink:type="simple" xlink:href="https://arxiv.org/pdf/1309.5985.pdf" text:style-name="ListLabel_20_40" text:visited-style-name="ListLabel_20_40"><text:span text:style-name="T12">this problem is far deeper than it might initially seem</text:span></text:a><text:span text:style-name="T7">. Various </text:span><text:span text:style-name="T8">greedy strategies</text:span><text:span text:style-name="T7"> that would seem natural for the poor addiction-riddled brain of the Cookie Monster such as "choose </text:span><text:span text:style-name="T25">p</text:span><text:span text:style-name="T7"> to maximize the number of cookies eaten at the current move" or "choose </text:span><text:span text:style-name="T25">p</text:span><text:span text:style-name="T7"> to eliminate the largest possible number of piles" do not always lead to the shortest possible sequence of moves.</text:span></text:p>
      <text:p text:style-name="P17"><text:bookmark text:name="_352b94z785sb"/><text:span text:style-name="T1">Autocorrect for stubby fingers</text:span></text:p>
      <text:p text:style-name="P2"/>
      <text:p text:style-name="P1"><text:span text:style-name="T14">def autocorrect_word(word, words, df):</text:span></text:p>
      <text:p text:style-name="P2"/>
      <text:p text:style-name="P1"><text:span text:style-name="T3">In this day and age all you whippersnappers are surely familiar with </text:span><text:span text:style-name="T4">autocorrect</text:span><text:span text:style-name="T3"> that replaces a non-word with the "closest" real word in the dictionary. Many techniques exist to guess more accurately what the user intended to write. Since many people, such as your instructor, have stubby fingers, many typos are caused by the user pressing a virtual key next to the intended key. For example, when the non-existent word is </text:span><text:span text:style-name="T14">"cst"</text:span><text:span text:style-name="T3">, the intended word is far more likely to be </text:span><text:span text:style-name="T14">"cat"</text:span><text:span text:style-name="T3"> than </text:span><text:span text:style-name="T14">"cut"</text:span><text:span text:style-name="T3">, assuming that the text was entered with an ordinary QWERTY keyboard.</text:span></text:p>
      <text:p text:style-name="P2"/>
      <text:p text:style-name="P1"><text:span text:style-name="T3">Given a </text:span><text:span text:style-name="T14">word</text:span><text:span text:style-name="T3">, a list of </text:span><text:span text:style-name="T14">words</text:span><text:span text:style-name="T3">, and a </text:span><text:span text:style-name="T4">distance</text:span><text:span text:style-name="T3"> function </text:span><text:span text:style-name="T14">df</text:span><text:span text:style-name="T3"> that tells how "far" the first argument is from the second (for example, </text:span><text:span text:style-name="T14">df('a','s') == 1</text:span><text:span text:style-name="T3"> and </text:span><text:span text:style-name="T14">df('a', 'a') == 0</text:span><text:span text:style-name="T3">), <text:s/>find and return the word in the list of </text:span><text:span text:style-name="T14">words</text:span><text:span text:style-name="T3"> that have the same number of letters and whose distance, measured as the sum of the distances of the characters in the same position, is the smallest. If there exist <text:s/>several equidistant words, return the first word in the dictionary order.</text:span></text:p>
      <text:p text:style-name="P2"/>
      <table:table table:name="Table66" table:style-name="Table66">
        <table:table-column table:style-name="Table66.A"/>
        <table:table-column table:style-name="Table66.B"/>
        <table:table-row table:style-name="Table66.1">
          <table:table-cell table:style-name="Table66.A1" office:value-type="string">
            <text:p text:style-name="P7"><text:span text:style-name="T14">word</text:span></text:p>
          </table:table-cell>
          <table:table-cell table:style-name="Table66.A1" office:value-type="string">
            <text:p text:style-name="P7"><text:span text:style-name="T3">Expected result</text:span></text:p>
          </table:table-cell>
        </table:table-row>
        <table:table-row table:style-name="Table66.1">
          <table:table-cell table:style-name="Table66.A1" office:value-type="string">
            <text:p text:style-name="P7"><text:span text:style-name="T14">'qrc'</text:span></text:p>
          </table:table-cell>
          <table:table-cell table:style-name="Table66.A1" office:value-type="string">
            <text:p text:style-name="P7"><text:span text:style-name="T14">'arc'</text:span></text:p>
          </table:table-cell>
        </table:table-row>
        <table:table-row table:style-name="Table66.1">
          <table:table-cell table:style-name="Table66.A1" office:value-type="string">
            <text:p text:style-name="P7"><text:span text:style-name="T14">'jqmbo'</text:span></text:p>
          </table:table-cell>
          <table:table-cell table:style-name="Table66.A1" office:value-type="string">
            <text:p text:style-name="P7"><text:span text:style-name="T14">'jambo'</text:span></text:p>
          </table:table-cell>
        </table:table-row>
        <table:table-row table:style-name="Table66.1">
          <table:table-cell table:style-name="Table66.A1" office:value-type="string">
            <text:p text:style-name="P7"><text:span text:style-name="T14">'hello'</text:span></text:p>
          </table:table-cell>
          <table:table-cell table:style-name="Table66.A1" office:value-type="string">
            <text:p text:style-name="P7"><text:span text:style-name="T14">'hello'</text:span></text:p>
          </table:table-cell>
        </table:table-row>
        <table:table-row table:style-name="Table66.1">
          <table:table-cell table:style-name="Table66.A1" office:value-type="string">
            <text:p text:style-name="P7"><text:span text:style-name="T14">'interokay'</text:span></text:p>
          </table:table-cell>
          <table:table-cell table:style-name="Table66.A1" office:value-type="string">
            <text:p text:style-name="P7"><text:span text:style-name="T14">'interplay'</text:span></text:p>
          </table:table-cell>
        </table:table-row>
      </table:table>
      <text:p text:style-name="P2"/>
      <text:p text:style-name="P1"><text:span text:style-name="T3">Advanced autocorrect algorithms use statistical techniques based on the surrounding context to suggest the best replacement, since not all words are equally likely to be the intended word, given the rest of the sentence. For example, the misspelling </text:span><text:span text:style-name="T14">'urc'</text:span><text:span text:style-name="T3"> should probably be corrected very differently in the sentence "The gateway consists of an urc of curved blocks" than in "The brave little hobbit swung his sword at the smelly urc.)</text:span></text:p>
      <text:p text:style-name="P17"><text:bookmark text:name="_bb72umic9uwj"/><text:span text:style-name="T1">Uambcsrlne the wrod</text:span></text:p>
      <text:p text:style-name="P2"/>
      <text:p text:style-name="P1"><text:span text:style-name="T14">def unscramble(words, word):</text:span></text:p>
      <text:p text:style-name="P2"/>
      <text:p text:style-name="P1"><text:span text:style-name="T3">Smdboeoy nteoicd a few yreas ago taht the lretets isndie Eisgnlh wdors can be ronmaldy slmecbrad wouhtit antifecfg tiehr rlaibdiatey too mcuh, piovredd that you keep the frsit and the last lteters as tehy were. Gevin a lsit of </text:span><text:span text:style-name="T14">words</text:span><text:span text:style-name="T3"> gtuaraened to be soterd, and one serlcmbad </text:span><text:span text:style-name="T14">wrod</text:span><text:span text:style-name="T3">,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67" table:style-name="Table67">
        <table:table-column table:style-name="Table67.A"/>
        <table:table-column table:style-name="Table67.B"/>
        <table:table-row table:style-name="Table67.1">
          <table:table-cell table:style-name="Table67.A1" office:value-type="string">
            <text:p text:style-name="P7"><text:span text:style-name="T14">wrod</text:span></text:p>
          </table:table-cell>
          <table:table-cell table:style-name="Table67.A1" office:value-type="string">
            <text:p text:style-name="P7"><text:span text:style-name="T3">Etecxepd rssuelt (unsig the wrosldit </text:span><text:span text:style-name="T14">words_sorted.txt</text:span><text:span text:style-name="T3">)</text:span></text:p>
          </table:table-cell>
        </table:table-row>
        <table:table-row table:style-name="Table67.1">
          <table:table-cell table:style-name="Table67.A1" office:value-type="string">
            <text:p text:style-name="P7"><text:span text:style-name="T14">'tartnaas'</text:span></text:p>
          </table:table-cell>
          <table:table-cell table:style-name="Table67.A1" office:value-type="string">
            <text:p text:style-name="P7"><text:span text:style-name="T14">['tantaras', 'tarantas', 'tartanas']</text:span></text:p>
          </table:table-cell>
        </table:table-row>
        <table:table-row table:style-name="Table67.1">
          <table:table-cell table:style-name="Table67.A1" office:value-type="string">
            <text:p text:style-name="P7"><text:span text:style-name="T14">'aierotsd'</text:span></text:p>
          </table:table-cell>
          <table:table-cell table:style-name="Table67.A1" office:value-type="string">
            <text:p text:style-name="P7"><text:span text:style-name="T14">['asteroid']</text:span></text:p>
          </table:table-cell>
        </table:table-row>
        <table:table-row table:style-name="Table67.1">
          <table:table-cell table:style-name="Table67.A1" office:value-type="string">
            <text:p text:style-name="P7"><text:span text:style-name="T14">'ksmrseah'</text:span></text:p>
          </table:table-cell>
          <table:table-cell table:style-name="Table67.A1" office:value-type="string">
            <text:p text:style-name="P7"><text:span text:style-name="T14">['kersmash']</text:span></text:p>
          </table:table-cell>
        </table:table-row>
        <table:table-row table:style-name="Table67.1">
          <table:table-cell table:style-name="Table67.A1" office:value-type="string">
            <text:p text:style-name="P7"><text:span text:style-name="T14">'bttilele'</text:span></text:p>
          </table:table-cell>
          <table:table-cell table:style-name="Table67.A1" office:value-type="string">
            <text:p text:style-name="P3"><text:span text:style-name="T14">['belittle', 'billette']</text:span></text:p>
          </table:table-cell>
        </table:table-row>
      </table:table>
      <text:p text:style-name="P2"/>
      <text:p text:style-name="P1"><text:span text:style-name="T3">(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text:span></text:p>
      <text:p text:style-name="P17"><text:bookmark text:name="_tdathqte9ljy"/><text:span text:style-name="T1">Substitution words</text:span></text:p>
      <text:p text:style-name="P4"/>
      <text:p text:style-name="P1"><text:span text:style-name="T14">def substitution_words(pattern, words):</text:span></text:p>
      <text:p text:style-name="P2"/>
      <text:p text:style-name="P1"><text:span text:style-name="T3">Given a list of </text:span><text:span text:style-name="T14">words</text:span><text:span text:style-name="T3"> (once again, guaranteed to be in sorted order and each consist of the 26 lowercase English letters only) and a </text:span><text:span text:style-name="T14">pattern</text:span><text:span text:style-name="T3"> that consists of uppercase English characters, this function should find and return a list of precisely those words that match the </text:span><text:span text:style-name="T14">pattern</text:span><text:span text:style-name="T3"> in the sense that there exists a substitution from uppercase letters to lowercase letters that turns the </text:span><text:span text:style-name="T14">pattern</text:span><text:span text:style-name="T3"> into the word. Furthermore, this substitution must be </text:span><text:span text:style-name="T4">injective</text:span><text:span text:style-name="T3">, meaning that no two different uppercase letters in the pattern are mapped to the same lowercase letter in that word.</text:span></text:p>
      <text:p text:style-name="P2"/>
      <text:p text:style-name="P1"><text:span text:style-name="T3">For example, the word </text:span><text:span text:style-name="T14">'akin'</text:span><text:span text:style-name="T3"> matches the pattern </text:span><text:span text:style-name="T14">'ABCD'</text:span><text:span text:style-name="T3"> with the substitutions </text:span><text:span text:style-name="T14">A→a</text:span><text:span text:style-name="T3">, </text:span><text:span text:style-name="T14">B</text:span><text:span text:style-name="T24">→</text:span><text:span text:style-name="T14">k</text:span><text:span text:style-name="T3">, </text:span><text:span text:style-name="T14">C</text:span><text:span text:style-name="T24">→</text:span><text:span text:style-name="T14">i</text:span><text:span text:style-name="T3"> and </text:span><text:span text:style-name="T14">D</text:span><text:span text:style-name="T24">→</text:span><text:span text:style-name="T14">n</text:span><text:span text:style-name="T3">. However, the word </text:span><text:span text:style-name="T14">'area'</text:span><text:span text:style-name="T3"> would not match that same pattern, since the pattern characters </text:span><text:span text:style-name="T14">A</text:span><text:span text:style-name="T3"> and </text:span><text:span text:style-name="T14">D</text:span><text:span text:style-name="T3"> would both have to be mapped to the same letter </text:span><text:span text:style-name="T14">a</text:span><text:span text:style-name="T3">, against the rules.</text:span></text:p>
      <text:p text:style-name="P2"/>
      <table:table table:name="Table68" table:style-name="Table68">
        <table:table-column table:style-name="Table68.A"/>
        <table:table-column table:style-name="Table68.B"/>
        <table:table-row table:style-name="Table68.1">
          <table:table-cell table:style-name="Table68.A1" office:value-type="string">
            <text:p text:style-name="P7"><text:span text:style-name="T14">pattern</text:span></text:p>
          </table:table-cell>
          <table:table-cell table:style-name="Table68.A1" office:value-type="string">
            <text:p text:style-name="P7"><text:span text:style-name="T3">Expected result (using the wordlist </text:span><text:span text:style-name="T14">words_sorted.txt</text:span><text:span text:style-name="T3">)</text:span></text:p>
          </table:table-cell>
        </table:table-row>
        <table:table-row table:style-name="Table68.1">
          <table:table-cell table:style-name="Table68.A1" office:value-type="string">
            <text:p text:style-name="P7"><text:span text:style-name="T14">'ABBA'</text:span></text:p>
          </table:table-cell>
          <table:table-cell table:style-name="Table68.A1" office:value-type="string">
            <text:p text:style-name="P7"><text:span text:style-name="T14">['abba', 'acca', 'adda', 'affa', 'akka', 'amma', 'anna', 'atta', 'boob', 'deed', 'ecce', 'elle', 'esse', 'goog', 'immi', 'keek', 'kook', 'maam', 'noon', 'otto', 'peep', 'poop', 'sees', 'teet', 'toot']</text:span></text:p>
          </table:table-cell>
        </table:table-row>
        <table:table-row table:style-name="Table68.1">
          <table:table-cell table:style-name="Table68.A1" office:value-type="string">
            <text:p text:style-name="P7"><text:span text:style-name="T14">'ABABA'</text:span></text:p>
          </table:table-cell>
          <table:table-cell table:style-name="Table68.A1" office:value-type="string">
            <text:p text:style-name="P7"><text:span text:style-name="T14">['ajaja', 'alala', 'anana', 'arara', 'ululu']</text:span></text:p>
          </table:table-cell>
        </table:table-row>
        <table:table-row table:style-name="Table68.1">
          <table:table-cell table:style-name="Table68.A1" office:value-type="string">
            <text:p text:style-name="P7"><text:span text:style-name="T14">'CEECEE'</text:span></text:p>
          </table:table-cell>
          <table:table-cell table:style-name="Table68.A1" office:value-type="string">
            <text:p text:style-name="P7"><text:span text:style-name="T14">['beebee', 'booboo', 'muumuu', 'seesee', 'soosoo', 'teetee', 'weewee', 'zoozoo']</text:span></text:p>
          </table:table-cell>
        </table:table-row>
        <table:table-row table:style-name="Table68.1">
          <table:table-cell table:style-name="Table68.A1" office:value-type="string">
            <text:p text:style-name="P7"><text:span text:style-name="T14">'ABCDCBA'</text:span></text:p>
          </table:table-cell>
          <table:table-cell table:style-name="Table68.A1" office:value-type="string">
            <text:p text:style-name="P7"><text:span text:style-name="T14">['adinida', 'deified', 'hagigah', 'murdrum', 'reifier', 'repaper', 'reviver', 'rotator', 'senones']</text:span></text:p>
          </table:table-cell>
        </table:table-row>
        <table:table-row table:style-name="Table68.1">
          <table:table-cell table:style-name="Table68.A1" office:value-type="string">
            <text:p text:style-name="P7"><text:span text:style-name="T14">'DEFDEF'</text:span></text:p>
          </table:table-cell>
          <table:table-cell table:style-name="Table68.A1" office:value-type="string">
            <text:p text:style-name="P7"><text:span text:style-name="T3">76 words, first three of which are </text:span><text:span text:style-name="T14">['akeake', 'atlatl', 'barbar']</text:span></text:p>
          </table:table-cell>
        </table:table-row>
        <table:table-row table:style-name="Table68.1">
          <table:table-cell table:style-name="Table68.A1" office:value-type="string">
            <text:p text:style-name="P7"><text:span text:style-name="T14">'ABCDEFGIJKLM'</text:span></text:p>
          </table:table-cell>
          <table:table-cell table:style-name="Table68.A1" office:value-type="string">
            <text:p text:style-name="P7"><text:span text:style-name="T3">243 words, first three of which are </text:span><text:span text:style-name="T14">['absorptively', 'adjunctively', 'adsorptively']</text:span></text:p>
          </table:table-cell>
        </table:table-row>
      </table:table>
      <text:p text:style-name="P2"/>
      <text:p text:style-name="P1"><text:span text:style-name="T3">(Extra math problem for the readers who are into combinatorics and discrete math: can you construct an encoding function from strings to natural numbers so that two strings map into the same number if and only if these two strings both match the same </text:span><text:span text:style-name="T14">pattern</text:span><text:span text:style-name="T3">?)</text:span></text:p>
      <text:p text:style-name="P17"><text:bookmark text:name="_o2pd1s8zk2ku"/><text:span text:style-name="T1">Manhattan skyline</text:span></text:p>
      <text:p text:style-name="P2"/>
      <text:p text:style-name="P1"><text:span text:style-name="T14">def manhattan_skyline(towers): </text:span></text:p>
      <text:p text:style-name="P2"/>
      <text:p text:style-name="P1"><text:span text:style-name="T3">This classic problem in </text:span><text:a xlink:type="simple" xlink:href="https://en.wikipedia.org/wiki/Computational_geometry" text:style-name="ListLabel_20_37" text:visited-style-name="ListLabel_20_37"><text:span text:style-name="T10">computational geometry</text:span></text:a><text:span text:style-name="T3"> (essentially, geometry that can be done using only integer arithmetic; yes, that is an actual thing) is best illustrated by pictures and animations such as those on the page "</text:span><text:a xlink:type="simple" xlink:href="https://briangordon.github.io/2014/08/the-skyline-problem.html" text:style-name="ListLabel_20_37" text:visited-style-name="ListLabel_20_37"><text:span text:style-name="T10">The Skyline problem</text:span></text:a><text:span text:style-name="T3">", so you can first check that it out to get an idea of what is going on. Given a list of rectangular </text:span><text:span text:style-name="T14">towers</text:span><text:span text:style-name="T3"> as tuples </text:span><text:span text:style-name="T14">(s, e, h)</text:span><text:span text:style-name="T3"> where </text:span><text:span text:style-name="T14">s</text:span><text:span text:style-name="T3"> and </text:span><text:span text:style-name="T14">e</text:span><text:span text:style-name="T3"> are the start and end </text:span><text:span text:style-name="T5">x</text:span><text:span text:style-name="T3">-coordinates (</text:span><text:span text:style-name="T14">e &gt; s</text:span><text:span text:style-name="T3">) and </text:span><text:span text:style-name="T14">h</text:span><text:span text:style-name="T3"> is the height of that tower, compute and return the </text:span><text:span text:style-name="T4">total visible area of the towers</text:span><text:span text:style-name="T3">, being careful not to double count two or more towers that are partially overlapping. All towers share the same flat ground baseline at height zero.</text:span></text:p>
      <text:p text:style-name="P2"/>
      <text:p text:style-name="P1"><text:span text:style-name="T3">The classic solution illustrates the important </text:span><text:a xlink:type="simple" xlink:href="https://en.wikipedia.org/wiki/Sweep_line_algorithm" text:style-name="ListLabel_20_37" text:visited-style-name="ListLabel_20_37"><text:span text:style-name="T10">sweep line technique</text:span></text:a><text:span text:style-name="T3"> that starts by creating a list of precisely those </text:span><text:span text:style-name="T5">x</text:span><text:span text:style-name="T3">-coordinate values where something relevant to the problem takes place. In this problem, the relevant </text:span><text:span text:style-name="T5">x</text:span><text:span text:style-name="T3">-coordinates are those where some tower either starts or ends. Next, loop through this list in ascending order, updating your computation for the interval between the current relevant </text:span><text:span text:style-name="T5">x</text:span><text:span text:style-name="T3">-coordinate and the previous one. In this particular problem, you need to maintain a </text:span><text:span text:style-name="T4">list of active towers</text:span><text:span text:style-name="T3"> so that tower </text:span><text:span text:style-name="T14">(s, e, h)</text:span><text:span text:style-name="T3"> becomes active when </text:span><text:span text:style-name="T14">x == s</text:span><text:span text:style-name="T3">, and becomes inactive again when </text:span><text:span text:style-name="T14">x == e</text:span><text:span text:style-name="T3">. During each interval, only the tallest active tower has any effect on the computation.</text:span></text:p>
      <text:p text:style-name="P2"/>
      <table:table table:name="Table69" table:style-name="Table69">
        <table:table-column table:style-name="Table69.A"/>
        <table:table-column table:style-name="Table69.B"/>
        <table:table-row table:style-name="Table69.1">
          <table:table-cell table:style-name="Table69.A1" office:value-type="string">
            <text:p text:style-name="P7"><text:span text:style-name="T14">towers</text:span></text:p>
          </table:table-cell>
          <table:table-cell table:style-name="Table69.A1" office:value-type="string">
            <text:p text:style-name="P7"><text:span text:style-name="T3">Expected result</text:span></text:p>
          </table:table-cell>
        </table:table-row>
        <table:table-row table:style-name="Table69.1">
          <table:table-cell table:style-name="Table69.A1" office:value-type="string">
            <text:p text:style-name="P7"><text:span text:style-name="T14">[(2, 3, 39)]</text:span></text:p>
          </table:table-cell>
          <table:table-cell table:style-name="Table69.A1" office:value-type="string">
            <text:p text:style-name="P7"><text:span text:style-name="T14">39</text:span></text:p>
          </table:table-cell>
        </table:table-row>
        <table:table-row table:style-name="Table69.1">
          <table:table-cell table:style-name="Table69.A1" office:value-type="string">
            <text:p text:style-name="P7"><text:span text:style-name="T14">[(6, 8, 56), (5, 14, 81), (3, 13, 71)]</text:span></text:p>
          </table:table-cell>
          <table:table-cell table:style-name="Table69.A1" office:value-type="string">
            <text:p text:style-name="P7"><text:span text:style-name="T14">871</text:span></text:p>
          </table:table-cell>
        </table:table-row>
        <table:table-row table:style-name="Table69.1">
          <table:table-cell table:style-name="Table69.A1" office:value-type="string">
            <text:p text:style-name="P7"><text:span text:style-name="T14">[(6, 18, 95), (3, 20, 95), (14, 31, 22), (5, 12, 93)]</text:span></text:p>
          </table:table-cell>
          <table:table-cell table:style-name="Table69.A1" office:value-type="string">
            <text:p text:style-name="P7"><text:span text:style-name="T14">1857</text:span></text:p>
          </table:table-cell>
        </table:table-row>
        <table:table-row table:style-name="Table69.1">
          <table:table-cell table:style-name="Table69.A1" office:value-type="string">
            <text:p text:style-name="P7"><text:span text:style-name="T14">[(16, 88, 20), (11, 75, 22), (43, 73, 27), (21, 42, 37), (20, 89, 12), (67, 68, 19), (1, 65, 24), (78, 91, 34), (65, 117, 9)]</text:span></text:p>
          </table:table-cell>
          <table:table-cell table:style-name="Table69.A1" office:value-type="string">
            <text:p text:style-name="P7"><text:span text:style-name="T14">2871</text:span></text:p>
          </table:table-cell>
        </table:table-row>
      </table:table>
      <text:p text:style-name="P2"/>
      <text:p text:style-name="P1"><text:span text:style-name="T3">(The more complex versions of this classic chestnut ask for the silhouette outline as a list of polygons, as on the linked page, and also lose the restriction that all towers must lie on the same ground level line, or even be </text:span><text:span text:style-name="T4">axis-aligned</text:span><text:span text:style-name="T3">.)</text:span></text:p>
      <text:p text:style-name="P13"/>
      <text:p text:style-name="P15"><text:bookmark text:name="_kpwnxgppvwjt"/><text:span text:style-name="T1">Count overlapping disks</text:span></text:p>
      <text:p text:style-name="P2"/>
      <text:p text:style-name="P1"><text:span text:style-name="T14">def count_overlapping_disks(disks): </text:span></text:p>
      <text:p text:style-name="P2"/>
      <text:p text:style-name="P1"><text:span text:style-name="T3">Right on the heels of the previous Manhattan skyline problem, here is another classic of similar spirit for us to solve efficiently with a </text:span><text:span text:style-name="T4">sweep line algorithm</text:span><text:span text:style-name="T3">. Given a list of </text:span><text:span text:style-name="T14">disks</text:span><text:span text:style-name="T3"> on the two-dimensional plane as tuples </text:span><text:span text:style-name="T14">(x, y, r)</text:span><text:span text:style-name="T3"> so that </text:span><text:span text:style-name="T14">(x, y)</text:span><text:span text:style-name="T3"> is the center point and </text:span><text:span text:style-name="T14">r</text:span><text:span text:style-name="T3"> is the radius of that disk, count how many pairs of disks </text:span><text:span text:style-name="T4">intersect</text:span><text:span text:style-name="T3"> each other in that their areas have at least one point in common. To test whether disks </text:span><text:span text:style-name="T14">(x1, y1, r1)</text:span><text:span text:style-name="T3"> and </text:span><text:span text:style-name="T14">(x2, y2, r2)</text:span><text:span text:style-name="T3"> intersect, use the Pythagorean formula </text:span><text:span text:style-name="T14">(x2-x1)**2 + (y2-y1)**2 &lt;= (r1+r2)**2</text:span><text:span text:style-name="T3">. (Note again how this precise formula uses only integer arithmetic whenever all individual components are integers. And no square roots or some other nasty irrational numbers.)</text:span></text:p>
      <text:p text:style-name="P2"/>
      <text:p text:style-name="P1"><text:span text:style-name="T3">For this problem, crudely looping through all possible pairs of disks would work but be horrendously inefficient as the list grows larger. However, a </text:span><text:span text:style-name="T4">sweep line algorithm</text:span><text:span text:style-name="T3"> can solve this problem by looking at a far fewer pairs of disks. Again, sweep through the space from left to right for all relevant </text:span><text:span text:style-name="T5">x</text:span><text:span text:style-name="T3">-coordinate values and maintain </text:span><text:span text:style-name="T4">the set of active disks</text:span><text:span text:style-name="T3"> at the moment. Each individual disk </text:span><text:span text:style-name="T14">(x, y, r)</text:span><text:span text:style-name="T3"> enters the active set when the sweep line reaches the </text:span><text:span text:style-name="T5">x</text:span><text:span text:style-name="T3">-coordinate </text:span><text:span text:style-name="T14">x-r</text:span><text:span text:style-name="T3">, and leaves the active set when the sweep line reaches </text:span><text:span text:style-name="T14">x+r</text:span><text:span text:style-name="T3">. When a disk enters the active set, check for an intersection between that disk and only the disks presently in the active set.</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7"><text:span text:style-name="T14">disks</text:span></text:p>
          </table:table-cell>
          <table:table-cell table:style-name="Table70.A1" office:value-type="string">
            <text:p text:style-name="P7"><text:span text:style-name="T3">Expected result</text:span></text:p>
          </table:table-cell>
        </table:table-row>
        <table:table-row table:style-name="Table70.1">
          <table:table-cell table:style-name="Table70.A1" office:value-type="string">
            <text:p text:style-name="P7"><text:span text:style-name="T14">[(0, 0, 3), (6, 0, 3), (6, 6, 3), (0, 6, 3)]</text:span></text:p>
          </table:table-cell>
          <table:table-cell table:style-name="Table70.A1" office:value-type="string">
            <text:p text:style-name="P7"><text:span text:style-name="T14">4</text:span></text:p>
          </table:table-cell>
        </table:table-row>
        <table:table-row table:style-name="Table70.1">
          <table:table-cell table:style-name="Table70.A1" office:value-type="string">
            <text:p text:style-name="P7"><text:span text:style-name="T14">[(4, -1, 3), (-3, 3, 2), (-3, 4, 2), (3, 1, 4)]</text:span></text:p>
          </table:table-cell>
          <table:table-cell table:style-name="Table70.A1" office:value-type="string">
            <text:p text:style-name="P7"><text:span text:style-name="T14">2</text:span></text:p>
          </table:table-cell>
        </table:table-row>
        <table:table-row table:style-name="Table70.1">
          <table:table-cell table:style-name="Table70.A1" office:value-type="string">
            <text:p text:style-name="P7"><text:span text:style-name="T14">[(-10, 6, 2), (6, -4, 5), (6, 3, 5), (-9, -8, 1), (1, -5, 3)]</text:span></text:p>
          </table:table-cell>
          <table:table-cell table:style-name="Table70.A1" office:value-type="string">
            <text:p text:style-name="P7"><text:span text:style-name="T14">2</text:span></text:p>
          </table:table-cell>
        </table:table-row>
        <table:table-row table:style-name="Table70.1">
          <table:table-cell table:style-name="Table70.A1" office:value-type="string">
            <text:p text:style-name="P7"><text:span text:style-name="T14">[(x, x, x // 2) for x in range(2, 101)]</text:span></text:p>
          </table:table-cell>
          <table:table-cell table:style-name="Table70.A1" office:value-type="string">
            <text:p text:style-name="P7"><text:span text:style-name="T14">2563</text:span></text:p>
          </table:table-cell>
        </table:table-row>
      </table:table>
      <text:p text:style-name="P2"/>
      <text:p text:style-name="P17"><text:bookmark text:name="_lrdv1h7w2bq3"/><text:span text:style-name="T1">An unordinary ordering of ordinals</text:span></text:p>
      <text:p text:style-name="P2"/>
      <text:p text:style-name="P1"><text:span text:style-name="T14">def sort_by_digit_count(items):</text:span></text:p>
      <text:p text:style-name="P2"/>
      <text:p text:style-name="P1"><text:span text:style-name="T3">Sorting can be done using arbitrary comparison criteria, as long as they satisfy the mathematical requirements of a </text:span><text:span text:style-name="T4">total ordering</text:span><text:span text:style-name="T3">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7">1000</text:span><text:span text:style-name="T3">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7"><text:span text:style-name="T14">items</text:span></text:p>
          </table:table-cell>
          <table:table-cell table:style-name="Table71.A1" office:value-type="string">
            <text:p text:style-name="P7"><text:span text:style-name="T3">Expected result</text:span></text:p>
          </table:table-cell>
        </table:table-row>
        <table:table-row table:style-name="Table71.1">
          <table:table-cell table:style-name="Table71.A1" office:value-type="string">
            <text:p text:style-name="P7"><text:span text:style-name="T14">[9876, 19, 4321, 99, 73, 241, 111111, 563, 33]</text:span></text:p>
          </table:table-cell>
          <table:table-cell table:style-name="Table71.A1" office:value-type="string">
            <text:p text:style-name="P7"><text:span text:style-name="T14">[111111, 33, 241, 4321, 563, 73, 19, 9876, 99]</text:span></text:p>
          </table:table-cell>
        </table:table-row>
        <table:table-row table:style-name="Table71.1">
          <table:table-cell table:style-name="Table71.A1" office:value-type="string">
            <text:p text:style-name="P7"><text:span text:style-name="T14">[111, 19, 919, 1199, 911, 999]</text:span></text:p>
          </table:table-cell>
          <table:table-cell table:style-name="Table71.A1" office:value-type="string">
            <text:p text:style-name="P7"><text:span text:style-name="T14">[111, 19, 911, 919, 1199, 999]</text:span></text:p>
          </table:table-cell>
        </table:table-row>
        <table:table-row table:style-name="Table71.1">
          <table:table-cell table:style-name="Table71.A1" office:value-type="string">
            <text:p text:style-name="P7"><text:span text:style-name="T14">[1234, 4321, 3214, 2413]</text:span></text:p>
          </table:table-cell>
          <table:table-cell table:style-name="Table71.A1" office:value-type="string">
            <text:p text:style-name="P7"><text:span text:style-name="T14">[1234, 2413, 3214, 4321]</text:span></text:p>
          </table:table-cell>
        </table:table-row>
        <table:table-row table:style-name="Table71.1">
          <table:table-cell table:style-name="Table71.A1" office:value-type="string">
            <text:p text:style-name="P7"><text:span text:style-name="T14">list(range(100000))</text:span></text:p>
          </table:table-cell>
          <table:table-cell table:style-name="Table71.A1" office:value-type="string">
            <text:p text:style-name="P7"><text:span text:style-name="T3">(a list of 100,000 elements whose first five elements are </text:span><text:span text:style-name="T14">[0, 1, 10, 100, 1000]</text:span><text:span text:style-name="T3"> and the last five are </text:span><text:span text:style-name="T14">[98999, 99899, 99989, 99998, 99999]</text:span><text:span text:style-name="T3"> )</text:span></text:p>
          </table:table-cell>
        </table:table-row>
      </table:table>
      <text:p text:style-name="P2"/>
      <text:p text:style-name="P1"><text:span text:style-name="T3">As will be explained in the discrete math course, the above relation is transitive and antisymmetric, and therefore a completely legal ordering relation for integers. Outside its entertainment valu it is very nearly useless, though, since it is hard to imagine any useful integer arithmetic operation that would preserve equal values as equals under our wacky equivalence. The ordinary ordering for ordinals (how is that for a name for a hipster indie band?) that we unthinkingly take as some sort of law of nature is useful because it is compatible with useful arithmetic operations in the previous sense, and makes these operations therefore immensely more powerful. </text:span></text:p>
      <text:p text:style-name="P17"><text:bookmark text:name="_ppeasdpfpa6j"/><text:span text:style-name="T1">Count divisibles in range</text:span></text:p>
      <text:p text:style-name="P2"/>
      <text:p text:style-name="P1"><text:span text:style-name="T14">def count_divisibles_in_range(start, end, n):</text:span></text:p>
      <text:p text:style-name="P2"/>
      <text:p text:style-name="P1"><text:span text:style-name="T3">Let us take a breather and tackle a problem so simple that its solution needs only a couple of conditions, but not even any loops, let alone anything even more fancy. The difficulty is coming up with the conditions that cover all possible cases of this problem exactly right, including all of the potentially tricksy </text:span><text:span text:style-name="T4">edge and corner cases</text:span><text:span text:style-name="T3">, without being </text:span><text:span text:style-name="T4">off-by-one</text:span><text:span text:style-name="T3">. Given three integers </text:span><text:span text:style-name="T14">start</text:span><text:span text:style-name="T3">, </text:span><text:span text:style-name="T14">end</text:span><text:span text:style-name="T3"> and </text:span><text:span text:style-name="T14">n</text:span><text:span text:style-name="T3"> so that </text:span><text:span text:style-name="T14">start &lt;= end</text:span><text:span text:style-name="T3">, count and return how many integers between </text:span><text:span text:style-name="T14">start</text:span><text:span text:style-name="T3"> and </text:span><text:span text:style-name="T14">end</text:span><text:span text:style-name="T3">, inclusive, are divisible by </text:span><text:span text:style-name="T14">n</text:span><text:span text:style-name="T3">. Sure, you </text:span><text:span text:style-name="T5">could</text:span><text:span text:style-name="T3"> solve this problem with the list comprehension</text:span></text:p>
      <text:p text:style-name="P2"/>
      <text:p text:style-name="P1"><text:span text:style-name="T14">return len([x for x in range(start, end+1) if x % n == 0])</text:span></text:p>
      <text:p text:style-name="P2"/>
      <text:p text:style-name="P1"><text:span text:style-name="T3">but of course the automated tester is designed so that anybody trying to solve this problem in such a blunt and brutish way will soon run out of both time and space! So you should use no loops but integer arithmetic and conditional statements only, and be careful with various edge cases and off-by-one pitfalls lurking in the bushes. Note that either </text:span><text:span text:style-name="T14">start</text:span><text:span text:style-name="T3"> or </text:span><text:span text:style-name="T14">end</text:span><text:span text:style-name="T3"> can be negative or zero, but </text:span><text:span text:style-name="T14">n</text:span><text:span text:style-name="T3"> is guaranteed to be greater than zero.</text:span></text:p>
      <text:p text:style-name="P2"/>
      <table:table table:name="Table72" table:style-name="Table72">
        <table:table-column table:style-name="Table72.A" table:number-columns-repeated="3"/>
        <table:table-column table:style-name="Table72.D"/>
        <table:table-row table:style-name="Table72.1">
          <table:table-cell table:style-name="Table72.A1" office:value-type="string">
            <text:p text:style-name="P7"><text:span text:style-name="T14">start</text:span></text:p>
          </table:table-cell>
          <table:table-cell table:style-name="Table72.A1" office:value-type="string">
            <text:p text:style-name="P7"><text:span text:style-name="T14">end</text:span></text:p>
          </table:table-cell>
          <table:table-cell table:style-name="Table72.A1" office:value-type="string">
            <text:p text:style-name="P7"><text:span text:style-name="T14">n</text:span></text:p>
          </table:table-cell>
          <table:table-cell table:style-name="Table72.A1" office:value-type="string">
            <text:p text:style-name="P7"><text:span text:style-name="T3">Expected result</text:span></text:p>
          </table:table-cell>
        </table:table-row>
        <table:table-row table:style-name="Table72.1">
          <table:table-cell table:style-name="Table72.A1" office:value-type="string">
            <text:p text:style-name="P7"><text:span text:style-name="T14">7</text:span></text:p>
          </table:table-cell>
          <table:table-cell table:style-name="Table72.A1" office:value-type="string">
            <text:p text:style-name="P7"><text:span text:style-name="T14">28</text:span></text:p>
          </table:table-cell>
          <table:table-cell table:style-name="Table72.A1" office:value-type="string">
            <text:p text:style-name="P7"><text:span text:style-name="T14">4</text:span></text:p>
          </table:table-cell>
          <table:table-cell table:style-name="Table72.A1" office:value-type="string">
            <text:p text:style-name="P7"><text:span text:style-name="T14">6</text:span></text:p>
          </table:table-cell>
        </table:table-row>
        <table:table-row table:style-name="Table72.1">
          <table:table-cell table:style-name="Table72.A1" office:value-type="string">
            <text:p text:style-name="P7"><text:span text:style-name="T14">-77</text:span></text:p>
          </table:table-cell>
          <table:table-cell table:style-name="Table72.A1" office:value-type="string">
            <text:p text:style-name="P7"><text:span text:style-name="T14">19</text:span></text:p>
          </table:table-cell>
          <table:table-cell table:style-name="Table72.A1" office:value-type="string">
            <text:p text:style-name="P7"><text:span text:style-name="T14">10</text:span></text:p>
          </table:table-cell>
          <table:table-cell table:style-name="Table72.A1" office:value-type="string">
            <text:p text:style-name="P7"><text:span text:style-name="T14">9</text:span></text:p>
          </table:table-cell>
        </table:table-row>
        <table:table-row table:style-name="Table72.1">
          <table:table-cell table:style-name="Table72.A1" office:value-type="string">
            <text:p text:style-name="P7"><text:span text:style-name="T14">-19</text:span></text:p>
          </table:table-cell>
          <table:table-cell table:style-name="Table72.A1" office:value-type="string">
            <text:p text:style-name="P7"><text:span text:style-name="T14">-13</text:span></text:p>
          </table:table-cell>
          <table:table-cell table:style-name="Table72.A1" office:value-type="string">
            <text:p text:style-name="P7"><text:span text:style-name="T14">10</text:span></text:p>
          </table:table-cell>
          <table:table-cell table:style-name="Table72.A1" office:value-type="string">
            <text:p text:style-name="P7"><text:span text:style-name="T14">0</text:span></text:p>
          </table:table-cell>
        </table:table-row>
        <table:table-row table:style-name="Table72.1">
          <table:table-cell table:style-name="Table72.A1" office:value-type="string">
            <text:p text:style-name="P7"><text:span text:style-name="T14">1</text:span></text:p>
          </table:table-cell>
          <table:table-cell table:style-name="Table72.A1" office:value-type="string">
            <text:p text:style-name="P7"><text:span text:style-name="T14">10**12 - 1</text:span></text:p>
          </table:table-cell>
          <table:table-cell table:style-name="Table72.A1" office:value-type="string">
            <text:p text:style-name="P7"><text:span text:style-name="T14">5</text:span></text:p>
          </table:table-cell>
          <table:table-cell table:style-name="Table72.A1" office:value-type="string">
            <text:p text:style-name="P7"><text:span text:style-name="T14">199999999999</text:span></text:p>
          </table:table-cell>
        </table:table-row>
        <table:table-row table:style-name="Table72.1">
          <table:table-cell table:style-name="Table72.A1" office:value-type="string">
            <text:p text:style-name="P7"><text:span text:style-name="T14">0</text:span></text:p>
          </table:table-cell>
          <table:table-cell table:style-name="Table72.A1" office:value-type="string">
            <text:p text:style-name="P7"><text:span text:style-name="T14">10**12 - 1</text:span></text:p>
          </table:table-cell>
          <table:table-cell table:style-name="Table72.A1" office:value-type="string">
            <text:p text:style-name="P7"><text:span text:style-name="T14">5</text:span></text:p>
          </table:table-cell>
          <table:table-cell table:style-name="Table72.A1" office:value-type="string">
            <text:p text:style-name="P7"><text:span text:style-name="T14">200000000000</text:span></text:p>
          </table:table-cell>
        </table:table-row>
        <table:table-row table:style-name="Table72.1">
          <table:table-cell table:style-name="Table72.A1" office:value-type="string">
            <text:p text:style-name="P7"><text:span text:style-name="T14">0</text:span></text:p>
          </table:table-cell>
          <table:table-cell table:style-name="Table72.A1" office:value-type="string">
            <text:p text:style-name="P7"><text:span text:style-name="T14">10**12</text:span></text:p>
          </table:table-cell>
          <table:table-cell table:style-name="Table72.A1" office:value-type="string">
            <text:p text:style-name="P7"><text:span text:style-name="T14">5</text:span></text:p>
          </table:table-cell>
          <table:table-cell table:style-name="Table72.A1" office:value-type="string">
            <text:p text:style-name="P7"><text:span text:style-name="T14">200000000001</text:span></text:p>
          </table:table-cell>
        </table:table-row>
        <table:table-row table:style-name="Table72.1">
          <table:table-cell table:style-name="Table72.A1" office:value-type="string">
            <text:p text:style-name="P7"><text:span text:style-name="T14">-10**12</text:span></text:p>
          </table:table-cell>
          <table:table-cell table:style-name="Table72.A1" office:value-type="string">
            <text:p text:style-name="P7"><text:span text:style-name="T14">10**12</text:span></text:p>
          </table:table-cell>
          <table:table-cell table:style-name="Table72.A1" office:value-type="string">
            <text:p text:style-name="P7"><text:span text:style-name="T14">12345</text:span></text:p>
          </table:table-cell>
          <table:table-cell table:style-name="Table72.A1" office:value-type="string">
            <text:p text:style-name="P7"><text:span text:style-name="T14">162008911</text:span></text:p>
          </table:table-cell>
        </table:table-row>
      </table:table>
      <text:p text:style-name="P2"/>
      <text:p text:style-name="P15"><text:bookmark text:name="_11c53lj8vzmz"/></text:p>
      <text:p text:style-name="P17"><text:bookmark text:name="_qg803d265ve0"/><text:span text:style-name="T1">Bridge hand shape</text:span></text:p>
      <text:p text:style-name="P2"/>
      <text:p text:style-name="P1"><text:span text:style-name="T14">def bridge_hand_shape(hand):</text:span></text:p>
      <text:p text:style-name="P2"/>
      <text:p text:style-name="P1"><text:span text:style-name="T3">In the card game of </text:span><text:a xlink:type="simple" xlink:href="https://en.wikipedia.org/wiki/Contract_bridge" text:style-name="ListLabel_20_37" text:visited-style-name="ListLabel_20_37"><text:span text:style-name="T10">bridge</text:span></text:a><text:span text:style-name="T3">, each player receives a hand of exactly thirteen cards. The </text:span><text:span text:style-name="T5">shape</text:span><text:span text:style-name="T3"> of the hand is the distribution of these cards into the four suits </text:span><text:span text:style-name="T4">in the exact order</text:span><text:span text:style-name="T3"> of </text:span><text:span text:style-name="T4">spades, hearts, diamonds, and clubs.</text:span><text:span text:style-name="T3"> Given a bridge </text:span><text:span text:style-name="T14">hand</text:span><text:span text:style-name="T3"> encoded as in the example script </text:span><text:a xlink:type="simple" xlink:href="https://github.com/ikokkari/PythonExamples/blob/master/cardproblems.py" text:style-name="ListLabel_20_39" text:visited-style-name="ListLabel_20_39"><text:span text:style-name="T13">cardproblems.py</text:span></text:a><text:span text:style-name="T3">, return the list of these four numbers. For example, given a </text:span><text:span text:style-name="T14">hand</text:span><text:span text:style-name="T3"> that contains five spades, no hearts, five diamonds and three clubs, this function should return </text:span><text:span text:style-name="T14">[5, 0, 5, 3]</text:span><text:span text:style-name="T3">. Note that the cards in </text:span><text:span text:style-name="T14">hand</text:span><text:span text:style-name="T3"> can be given to your function in any order, since in this question the player has not yet manually sorted his hand. Your answer still has to list the suits in the required order.</text:span></text:p>
      <text:p text:style-name="P2"/>
      <table:table table:name="Table73" table:style-name="Table73">
        <table:table-column table:style-name="Table73.A"/>
        <table:table-column table:style-name="Table73.B"/>
        <table:table-row table:style-name="Table73.1">
          <table:table-cell table:style-name="Table73.A1" office:value-type="string">
            <text:p text:style-name="P7"><text:span text:style-name="T14">hand</text:span></text:p>
          </table:table-cell>
          <table:table-cell table:style-name="Table73.A1" office:value-type="string">
            <text:p text:style-name="P7"><text:span text:style-name="T3">Expected result</text:span></text:p>
          </table:table-cell>
        </table:table-row>
        <table:table-row table:style-name="Table73.1">
          <table:table-cell table:style-name="Table73.A1" office:value-type="string">
            <text:p text:style-name="P7"><text:span text:style-name="T14">[('eight', 'spades'), ('king', 'diamonds'), ('ten', 'diamonds'), ('trey', 'diamonds'), ('seven', 'spades'), ('five', 'diamonds'), ('deuce', 'hearts'), ('king', 'spades'), ('jack', 'spades'), ('ten', 'clubs'), ('ace', 'clubs'), ('six', 'diamonds'), ('trey', 'hearts')]</text:span></text:p>
          </table:table-cell>
          <table:table-cell table:style-name="Table73.A1" office:value-type="string">
            <text:p text:style-name="P7"><text:span text:style-name="T14">[4, 2, 5, 2]</text:span></text:p>
          </table:table-cell>
        </table:table-row>
        <table:table-row table:style-name="Table73.1">
          <table:table-cell table:style-name="Table73.A1" office:value-type="string">
            <text:p text:style-name="P7"><text:span text:style-name="T14">[('ace', 'spades'), ('six', 'hearts'), ('nine', 'spades'), ('nine', 'diamonds'), ('ace', 'diamonds'), ('trey', 'diamonds'), ('five', 'spades'), ('four', 'hearts'), ('trey', 'spades'), ('seven', 'diamonds'), ('jack', 'diamonds'), ('queen', 'spades'), ('king', 'diamonds')]</text:span></text:p>
          </table:table-cell>
          <table:table-cell table:style-name="Table73.A1" office:value-type="string">
            <text:p text:style-name="P3"><text:span text:style-name="T14">[5, 2, 6, 0]</text:span></text:p>
            <text:p text:style-name="P8"/>
          </table:table-cell>
        </table:table-row>
      </table:table>
      <text:p text:style-name="P2"/>
      <text:p text:style-name="P2"/>
      <text:p text:style-name="P17"><text:bookmark text:name="_ue5ilp3ncp6j"/><text:span text:style-name="T1">Milton Work point count</text:span></text:p>
      <text:p text:style-name="P2"/>
      <text:p text:style-name="P1"><text:span text:style-name="T14">def milton_work_point_count(hand, trump = 'notrump'):</text:span></text:p>
      <text:p text:style-name="P2"/>
      <text:p text:style-name="P1"><text:span text:style-name="T3">Playing cards are again represented as tuples of form </text:span><text:span text:style-name="T14">(rank, suit)</text:span><text:span text:style-name="T3"> as in the </text:span><text:a xlink:type="simple" xlink:href="https://github.com/ikokkari/PythonExamples/blob/master/cardproblems.py" text:style-name="ListLabel_20_39" text:visited-style-name="ListLabel_20_39"><text:span text:style-name="T13">cardproblems.py</text:span></text:a><text:span text:style-name="T3"> example program. The trick taking power of a bridge hand is estimated with </text:span><text:a xlink:type="simple" xlink:href="https://en.wikipedia.org/wiki/Hand_evaluation" text:style-name="ListLabel_20_37" text:visited-style-name="ListLabel_20_37"><text:span text:style-name="T10">Milton Work point count</text:span></text:a><text:span text:style-name="T3">,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4">raw point count</text:span><text:span text:style-name="T3"> is then adjusted with the following rules:</text:span></text:p>
      <text:p text:style-name="P2"/>
      <text:list xml:id="list3419478512" text:style-name="WWNum3">
        <text:list-item>
          <text:p text:style-name="P10"><text:span text:style-name="T3">If the hand contains one four-card suit and three three-card suits, subtract one point for being </text:span><text:span text:style-name="T4">flat</text:span><text:span text:style-name="T3">. (Flat hands rarely play as well as non-flat hands with the same point count.)</text:span></text:p>
        </text:list-item>
        <text:list-item>
          <text:p text:style-name="P10"><text:span text:style-name="T3">Add 1 point for every suit that has five cards, 2 points for every suit that has six cards, and 3 points for every suit with seven cards or longer. (Shape is power in offense.)</text:span></text:p>
        </text:list-item>
        <text:list-item>
          <text:p text:style-name="P10"><text:span text:style-name="T3">If the </text:span><text:span text:style-name="T14">trump</text:span><text:span text:style-name="T3"> suit is anything other than </text:span><text:span text:style-name="T14">'notrump'</text:span><text:span text:style-name="T3">, add 5 points for every </text:span><text:span text:style-name="T4">void</text:span><text:span text:style-name="T3"> (that is, suit without any cards in it) and 3 points for every </text:span><text:span text:style-name="T4">singleton</text:span><text:span text:style-name="T3"> (that is, a suit with exactly one card) for any other suit than the </text:span><text:span text:style-name="T14">trump</text:span><text:span text:style-name="T3"> suit. (Voids and singletons are great when you are playing a suit contract, but very bad when you are playing a notrump contract. Being void in the trump suit is, of course, extremely bad in that suit contract!)</text:span></text:p>
        </text:list-item>
      </text:list>
      <text:p text:style-name="P5"/>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7"><text:span text:style-name="T14">hand</text:span><text:span text:style-name="T3"> (each hand below has been sorted by suits for readability, but your function can receive these 13 cards from the tester in any order)</text:span></text:p>
          </table:table-cell>
          <table:table-cell table:style-name="Table74.A1" office:value-type="string">
            <text:p text:style-name="P7"><text:span text:style-name="T14">trump</text:span></text:p>
          </table:table-cell>
          <table:table-cell table:style-name="Table74.A1" office:value-type="string">
            <text:p text:style-name="P7"><text:span text:style-name="T3">Expected result</text:span></text:p>
          </table:table-cell>
        </table:table-row>
        <table:table-row table:style-name="Table74.1">
          <table:table-cell table:style-name="Table74.A1" office:value-type="string">
            <text:p text:style-name="P7"><text:span text:style-name="T20">[('four', 'spades'), ('five', 'spades'), ('ten', 'hearts'), ('six', 'hearts'), ('queen', 'hearts'), ('jack', 'hearts'), ('four', 'hearts'), ('deuce', 'hearts'), ('trey', 'diamonds'), ('seven', 'diamonds'), ('four', 'diamonds'), ('deuce', 'diamonds'), ('four', 'clubs')]</text:span></text:p>
          </table:table-cell>
          <table:table-cell table:style-name="Table74.A1" office:value-type="string">
            <text:p text:style-name="P7"><text:span text:style-name="T20">'diamonds'</text:span></text:p>
          </table:table-cell>
          <table:table-cell table:style-name="Table74.A1" office:value-type="string">
            <text:p text:style-name="P7"><text:span text:style-name="T20">8</text:span></text:p>
          </table:table-cell>
        </table:table-row>
        <table:table-row table:style-name="Table74.1">
          <table:table-cell table:style-name="Table74.A1" office:value-type="string">
            <text:p text:style-name="P7"><text:span text:style-name="T20">[('trey', 'spades'), ('queen', 'hearts'), ('jack', 'hearts'), ('eight', 'hearts'), ('six', 'diamonds'), ('nine', 'diamonds'), ('jack', 'diamonds'), ('ace', 'diamonds'), ('nine', 'clubs'), ('king', 'clubs'), ('jack', 'clubs'), ('five', 'clubs'), ('ace', 'clubs')]</text:span></text:p>
          </table:table-cell>
          <table:table-cell table:style-name="Table74.A1" office:value-type="string">
            <text:p text:style-name="P7"><text:span text:style-name="T20">'clubs'</text:span></text:p>
          </table:table-cell>
          <table:table-cell table:style-name="Table74.A1" office:value-type="string">
            <text:p text:style-name="P7"><text:span text:style-name="T20">20</text:span></text:p>
          </table:table-cell>
        </table:table-row>
        <table:table-row table:style-name="Table74.1">
          <table:table-cell table:style-name="Table74.A1" office:value-type="string">
            <text:p text:style-name="P7"><text:span text:style-name="T20">[('trey', 'spades'), ('seven', 'spades'), ('deuce', 'spades'), ('trey', 'hearts'), ('queen', 'hearts'), ('nine', 'hearts'), ('ten', 'diamonds'), ('six', 'diamonds'), ('queen', 'diamonds'), ('ace', 'diamonds'), ('nine', 'clubs'), ('four', 'clubs'), ('five', 'clubs')]</text:span></text:p>
          </table:table-cell>
          <table:table-cell table:style-name="Table74.A1" office:value-type="string">
            <text:p text:style-name="P7"><text:span text:style-name="T20">'notrump'</text:span></text:p>
          </table:table-cell>
          <table:table-cell table:style-name="Table74.A1" office:value-type="string">
            <text:p text:style-name="P7"><text:span text:style-name="T20">7</text:span></text:p>
          </table:table-cell>
        </table:table-row>
      </table:table>
      <text:p text:style-name="P5"/>
      <text:p text:style-name="P17"><text:bookmark text:name="_aim5xa6cv16f"/><text:span text:style-name="T1">Next higher zigzag</text:span></text:p>
      <text:p text:style-name="P1"/>
      <text:p text:style-name="P1"><text:span text:style-name="T14">def next_zigzag(n):</text:span></text:p>
      <text:p text:style-name="P2"/>
      <text:p text:style-name="P1"><text:span text:style-name="T3">The definition of </text:span><text:span text:style-name="T4">zigzag numbers</text:span><text:span text:style-name="T3"> is exactly the same as in the earlier problem that asked you to identify whether the given number is a zigzag number. In this problem, the function is given a positive integer </text:span><text:span text:style-name="T14">n</text:span><text:span text:style-name="T3"> that </text:span><text:span text:style-name="T4">is guaranteed to be a zigzag number</text:span><text:span text:style-name="T3">. This function should return a positive integer </text:span><text:span text:style-name="T14">m &gt; n</text:span><text:span text:style-name="T3"> that is </text:span><text:span text:style-name="T4">the next higher zigzag number</text:span><text:span text:style-name="T3"> so that none of the numbers strictly between </text:span><text:span text:style-name="T14">n</text:span><text:span text:style-name="T3"> and </text:span><text:span text:style-name="T14">m</text:span><text:span text:style-name="T3"> is a zigzag number.</text:span></text:p>
      <text:p text:style-name="P2"/>
      <text:p text:style-name="P1"><text:span text:style-name="T3">This problem could in principle be solved by counting up from </text:span><text:span text:style-name="T14">n+1</text:span><text:span text:style-name="T3"> and using your earlier </text:span><text:span text:style-name="T14">is_zigzag</text:span><text:span text:style-name="T3"> function to determine whether you have reached the next higher zigzag number. Unfortunately, as you can see in the table below, the gap between two consecutive zigzag numbers can be arbitrarily large, so you need some more analytical approach based on the digit pattern found at the end of the number. Unfortunately, this digit pattern might also be arbitrarily long before it allows you to decide where the next zigzag number lies...</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3"><text:span text:style-name="T14">n</text:span></text:p>
          </table:table-cell>
          <table:table-cell table:style-name="Table75.A1" office:value-type="string">
            <text:p text:style-name="P3"><text:span text:style-name="T3">Expected result</text:span></text:p>
          </table:table-cell>
        </table:table-row>
        <table:table-row table:style-name="Table75.1">
          <table:table-cell table:style-name="Table75.A1" office:value-type="string">
            <text:p text:style-name="P3"><text:span text:style-name="T14">801</text:span></text:p>
          </table:table-cell>
          <table:table-cell table:style-name="Table75.A1" office:value-type="string">
            <text:p text:style-name="P3"><text:span text:style-name="T14">802</text:span></text:p>
          </table:table-cell>
        </table:table-row>
        <table:table-row table:style-name="Table75.1">
          <table:table-cell table:style-name="Table75.A1" office:value-type="string">
            <text:p text:style-name="P3"><text:span text:style-name="T14">1082845</text:span></text:p>
          </table:table-cell>
          <table:table-cell table:style-name="Table75.A1" office:value-type="string">
            <text:p text:style-name="P3"><text:span text:style-name="T14">1082846</text:span></text:p>
          </table:table-cell>
        </table:table-row>
        <table:table-row table:style-name="Table75.1">
          <table:table-cell table:style-name="Table75.A1" office:value-type="string">
            <text:p text:style-name="P3"><text:span text:style-name="T14">92398</text:span></text:p>
          </table:table-cell>
          <table:table-cell table:style-name="Table75.A1" office:value-type="string">
            <text:p text:style-name="P3"><text:span text:style-name="T14">92401</text:span></text:p>
          </table:table-cell>
        </table:table-row>
        <table:table-row table:style-name="Table75.1">
          <table:table-cell table:style-name="Table75.A1" office:value-type="string">
            <text:p text:style-name="P3"><text:span text:style-name="T14">27398</text:span></text:p>
          </table:table-cell>
          <table:table-cell table:style-name="Table75.A1" office:value-type="string">
            <text:p text:style-name="P3"><text:span text:style-name="T14">27450</text:span></text:p>
          </table:table-cell>
        </table:table-row>
        <table:table-row table:style-name="Table75.1">
          <table:table-cell table:style-name="Table75.A1" office:value-type="string">
            <text:p text:style-name="P3"><text:span text:style-name="T14">89292523198989898</text:span></text:p>
          </table:table-cell>
          <table:table-cell table:style-name="Table75.A1" office:value-type="string">
            <text:p text:style-name="P3"><text:span text:style-name="T14">89292523230101010</text:span></text:p>
          </table:table-cell>
        </table:table-row>
      </table:table>
      <text:p text:style-name="P2"/>
      <text:p text:style-name="P17"><text:bookmark text:name="_3qs2pihn25ix"/><text:span text:style-name="T1">Count consecutive summers</text:span></text:p>
      <text:p text:style-name="P2"/>
      <text:p text:style-name="P1"><text:span text:style-name="T14">def count_consecutive_summers(n):</text:span></text:p>
      <text:p text:style-name="P2"/>
      <text:p text:style-name="P1"><text:span text:style-name="T3">Positive integers can be expressed as sums of </text:span><text:span text:style-name="T4">consecutive</text:span><text:span text:style-name="T3">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4">singleton sum</text:span><text:span text:style-name="T3"> that consists of that integer alone. Given a positive integer </text:span><text:span text:style-name="T14">n</text:span><text:span text:style-name="T3">, determine how many different ways it can be expressed as a sum of consecutive positive integers, and return that count.</text:span></text:p>
      <text:p text:style-name="P2"/>
      <text:p text:style-name="P1"><text:span text:style-name="T3">The count of how many different ways a positive integer </text:span><text:span text:style-name="T5">n</text:span><text:span text:style-name="T3"> can be represented as a sum of consecutive integers is also called its </text:span><text:a xlink:type="simple" xlink:href="https://en.wikipedia.org/wiki/Polite_number" text:style-name="ListLabel_20_37" text:visited-style-name="ListLabel_20_37"><text:span text:style-name="T10">politeness</text:span></text:a><text:span text:style-name="T3">, and can be alternatively computed by counting how many odd divisors that number has. However, note that the linked Wikipedia definition includes only sums that consist of at least two components, so according to their definition, the politeness of 42 equals 3 due to its odd divisors being 3, 7 and 21.</text:span></text:p>
      <text:p text:style-name="P2"/>
      <table:table table:name="Table76" table:style-name="Table76">
        <table:table-column table:style-name="Table76.A"/>
        <table:table-column table:style-name="Table76.B"/>
        <table:table-row table:style-name="Table76.1">
          <table:table-cell table:style-name="Table76.A1" office:value-type="string">
            <text:p text:style-name="P7"><text:span text:style-name="T14">n</text:span></text:p>
          </table:table-cell>
          <table:table-cell table:style-name="Table76.A1" office:value-type="string">
            <text:p text:style-name="P7"><text:span text:style-name="T3">Expected result</text:span></text:p>
          </table:table-cell>
        </table:table-row>
        <table:table-row table:style-name="Table76.1">
          <table:table-cell table:style-name="Table76.A1" office:value-type="string">
            <text:p text:style-name="P7"><text:span text:style-name="T14">42</text:span></text:p>
          </table:table-cell>
          <table:table-cell table:style-name="Table76.A1" office:value-type="string">
            <text:p text:style-name="P7"><text:span text:style-name="T14">4</text:span></text:p>
          </table:table-cell>
        </table:table-row>
        <table:table-row table:style-name="Table76.1">
          <table:table-cell table:style-name="Table76.A1" office:value-type="string">
            <text:p text:style-name="P7"><text:span text:style-name="T14">99</text:span></text:p>
          </table:table-cell>
          <table:table-cell table:style-name="Table76.A1" office:value-type="string">
            <text:p text:style-name="P7"><text:span text:style-name="T14">6</text:span></text:p>
          </table:table-cell>
        </table:table-row>
        <table:table-row table:style-name="Table76.1">
          <table:table-cell table:style-name="Table76.A1" office:value-type="string">
            <text:p text:style-name="P7"><text:span text:style-name="T14">92</text:span></text:p>
          </table:table-cell>
          <table:table-cell table:style-name="Table76.A1" office:value-type="string">
            <text:p text:style-name="P7"><text:span text:style-name="T14">2</text:span></text:p>
          </table:table-cell>
        </table:table-row>
      </table:table>
      <text:p text:style-name="P2"/>
      <text:p text:style-name="P1"><text:span text:style-name="T3">(Powers of two are therefore the least polite of all numbers. How would one characterize the "most polite" numbers that allow more ways to represent as sums of consecutive integers than any number less than them?)</text:span></text:p>
      <text:p text:style-name="P17"><text:bookmark text:name="_6fh4x548g659"/><text:span text:style-name="T1">Hitting integer powers</text:span></text:p>
      <text:p text:style-name="P4"/>
      <text:p text:style-name="P1"><text:span text:style-name="T14">def hitting_integer_powers(a, b, tolerance = 100):</text:span></text:p>
      <text:p text:style-name="P2"/>
      <text:p text:style-name="P1"><text:span text:style-name="T3">The integer powers of the given base such as 7 in the series 7, 49, 393, 2401, 16807, 117649, ... quickly become too large to be useful for our daily lives. Outside time and space, all alone with no human mind to watch over them, these sequences of powers probe through the infinite space of positive integers with exponentially increasing gaps that eventually contain entire universes inside them. Python lets us play around with integer powers whose millions of digits make them unimaginable for us and yet its mechanical binary decisions inerrantly probe through and dissect these behemoths that our minds could not begin to visualize.</text:span></text:p>
      <text:p text:style-name="P2"/>
      <text:p text:style-name="P1"><text:span text:style-name="T3">Except when one of the numbers </text:span><text:span text:style-name="T14">a</text:span><text:span text:style-name="T3"> and </text:span><text:span text:style-name="T14">b</text:span><text:span text:style-name="T3"> is already a power of the other, the </text:span><text:a xlink:type="simple" xlink:href="https://en.wikipedia.org/wiki/Fundamental_theorem_of_arithmetic" text:style-name="ListLabel_20_37" text:visited-style-name="ListLabel_20_37"><text:span text:style-name="T10">Fundamental Theorem of Arithmetic</text:span></text:a><text:span text:style-name="T3"> dictates with its iron hand that never the twain shall meet: the integer powers </text:span><text:span text:style-name="T14">a**pa</text:span><text:span text:style-name="T3"> and </text:span><text:span text:style-name="T14">b**pb</text:span><text:span text:style-name="T3"> can never be equal for any integer exponents </text:span><text:span text:style-name="T14">pa</text:span><text:span text:style-name="T3"> and </text:span><text:span text:style-name="T14">pb</text:span><text:span text:style-name="T3">. However, in spirit of "close enough for government work", such powers "hit" if their absolute difference </text:span><text:span text:style-name="T14">abs(a**pa - b**bp)</text:span><text:span text:style-name="T3"> multiplied by the desired </text:span><text:span text:style-name="T14">tolerance</text:span><text:span text:style-name="T3"> is at most equal to the smaller of those two powers. For example, </text:span><text:span text:style-name="T14">tolerance=100</text:span><text:span text:style-name="T3"> requires their difference to be at most 1%. (This definition intentionally uses no division, so that everything happens with integer arithmetic.)</text:span></text:p>
      <text:p text:style-name="P2"/>
      <text:p text:style-name="P1"><text:span text:style-name="T3">Given the positive integers </text:span><text:span text:style-name="T14">a</text:span><text:span text:style-name="T3"> and </text:span><text:span text:style-name="T14">b</text:span><text:span text:style-name="T3"> and your desired </text:span><text:span text:style-name="T14">tolerance</text:span><text:span text:style-name="T3">, find and return the tuple of the smallest integer exponents </text:span><text:span text:style-name="T14">(p1, p2)</text:span><text:span text:style-name="T3"> that satisfy the above requirement.</text:span></text:p>
      <text:p text:style-name="P2"/>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3"><text:span text:style-name="T14">a</text:span></text:p>
          </table:table-cell>
          <table:table-cell table:style-name="Table77.A1" office:value-type="string">
            <text:p text:style-name="P3"><text:span text:style-name="T14">b</text:span></text:p>
          </table:table-cell>
          <table:table-cell table:style-name="Table77.A1" office:value-type="string">
            <text:p text:style-name="P3"><text:span text:style-name="T14">tolerance</text:span></text:p>
          </table:table-cell>
          <table:table-cell table:style-name="Table77.A1" office:value-type="string">
            <text:p text:style-name="P3"><text:span text:style-name="T3">Expected result</text:span></text:p>
          </table:table-cell>
        </table:table-row>
        <table:table-row table:style-name="Table77.1">
          <table:table-cell table:style-name="Table77.A1" office:value-type="string">
            <text:p text:style-name="P3"><text:span text:style-name="T14">2</text:span></text:p>
          </table:table-cell>
          <table:table-cell table:style-name="Table77.A1" office:value-type="string">
            <text:p text:style-name="P3"><text:span text:style-name="T14">4</text:span></text:p>
          </table:table-cell>
          <table:table-cell table:style-name="Table77.A1" office:value-type="string">
            <text:p text:style-name="P3"><text:span text:style-name="T14">100</text:span></text:p>
          </table:table-cell>
          <table:table-cell table:style-name="Table77.A1" office:value-type="string">
            <text:p text:style-name="P3"><text:span text:style-name="T14">(2, 1)</text:span></text:p>
          </table:table-cell>
        </table:table-row>
        <table:table-row table:style-name="Table77.1">
          <table:table-cell table:style-name="Table77.A1" office:value-type="string">
            <text:p text:style-name="P3"><text:span text:style-name="T14">2</text:span></text:p>
          </table:table-cell>
          <table:table-cell table:style-name="Table77.A1" office:value-type="string">
            <text:p text:style-name="P3"><text:span text:style-name="T14">7</text:span></text:p>
          </table:table-cell>
          <table:table-cell table:style-name="Table77.A1" office:value-type="string">
            <text:p text:style-name="P3"><text:span text:style-name="T14">100</text:span></text:p>
          </table:table-cell>
          <table:table-cell table:style-name="Table77.A1" office:value-type="string">
            <text:p text:style-name="P3"><text:span text:style-name="T14">(73, 26)</text:span></text:p>
          </table:table-cell>
        </table:table-row>
        <table:table-row table:style-name="Table77.1">
          <table:table-cell table:style-name="Table77.A1" office:value-type="string">
            <text:p text:style-name="P3"><text:span text:style-name="T14">3</text:span></text:p>
          </table:table-cell>
          <table:table-cell table:style-name="Table77.A1" office:value-type="string">
            <text:p text:style-name="P3"><text:span text:style-name="T14">6</text:span></text:p>
          </table:table-cell>
          <table:table-cell table:style-name="Table77.A1" office:value-type="string">
            <text:p text:style-name="P3"><text:span text:style-name="T14">100</text:span></text:p>
          </table:table-cell>
          <table:table-cell table:style-name="Table77.A1" office:value-type="string">
            <text:p text:style-name="P3"><text:span text:style-name="T14">(137, 84)</text:span></text:p>
          </table:table-cell>
        </table:table-row>
        <table:table-row table:style-name="Table77.1">
          <table:table-cell table:style-name="Table77.A1" office:value-type="string">
            <text:p text:style-name="P3"><text:span text:style-name="T14">4</text:span></text:p>
          </table:table-cell>
          <table:table-cell table:style-name="Table77.A1" office:value-type="string">
            <text:p text:style-name="P3"><text:span text:style-name="T14">5</text:span></text:p>
          </table:table-cell>
          <table:table-cell table:style-name="Table77.A1" office:value-type="string">
            <text:p text:style-name="P3"><text:span text:style-name="T14">1000</text:span></text:p>
          </table:table-cell>
          <table:table-cell table:style-name="Table77.A1" office:value-type="string">
            <text:p text:style-name="P3"><text:span text:style-name="T14">(916, 789)</text:span></text:p>
          </table:table-cell>
        </table:table-row>
        <table:table-row table:style-name="Table77.1">
          <table:table-cell table:style-name="Table77.A1" office:value-type="string">
            <text:p text:style-name="P3"><text:span text:style-name="T14">10</text:span></text:p>
          </table:table-cell>
          <table:table-cell table:style-name="Table77.A1" office:value-type="string">
            <text:p text:style-name="P3"><text:span text:style-name="T14">11</text:span></text:p>
          </table:table-cell>
          <table:table-cell table:style-name="Table77.A1" office:value-type="string">
            <text:p text:style-name="P3"><text:span text:style-name="T14">1000</text:span></text:p>
          </table:table-cell>
          <table:table-cell table:style-name="Table77.A1" office:value-type="string">
            <text:p text:style-name="P3"><text:span text:style-name="T14">(151, 145)</text:span></text:p>
          </table:table-cell>
        </table:table-row>
        <table:table-row table:style-name="Table77.1">
          <table:table-cell table:style-name="Table77.A1" office:value-type="string">
            <text:p text:style-name="P3"><text:span text:style-name="T14">42</text:span></text:p>
          </table:table-cell>
          <table:table-cell table:style-name="Table77.A1" office:value-type="string">
            <text:p text:style-name="P3"><text:span text:style-name="T14">99</text:span></text:p>
          </table:table-cell>
          <table:table-cell table:style-name="Table77.A1" office:value-type="string">
            <text:p text:style-name="P3"><text:span text:style-name="T14">100000</text:span></text:p>
          </table:table-cell>
          <table:table-cell table:style-name="Table77.A1" office:value-type="string">
            <text:p text:style-name="P3"><text:span text:style-name="T14">(33896, 27571)</text:span></text:p>
          </table:table-cell>
        </table:table-row>
      </table:table>
      <text:p text:style-name="P2"/>
      <text:p text:style-name="P1"><text:span text:style-name="T3">(This problem was inspired by the Riddler Express problem in "</text:span><text:a xlink:type="simple" xlink:href="https://fivethirtyeight.com/features/can-you-get-another-haircut-already/" text:style-name="ListLabel_20_37" text:visited-style-name="ListLabel_20_37"><text:span text:style-name="T10">Can you get another haircut already?</text:span></text:a><text:span text:style-name="T3">" of </text:span><text:a xlink:type="simple" xlink:href="https://fivethirtyeight.com/tag/the-riddler/" text:style-name="ListLabel_20_37" text:visited-style-name="ListLabel_20_37"><text:span text:style-name="T10">Riddler</text:span></text:a><text:span text:style-name="T3">, an excellent source of problems of this general kind of spirit.)</text:span></text:p>
      <text:p text:style-name="P15"><text:bookmark text:name="_2jx6le5oqdkj"/><text:span text:style-name="T1">Expand positive integer intervals</text:span> </text:p>
      <text:p text:style-name="P2"/>
      <text:p text:style-name="P1"><text:span text:style-name="T14">def expand_intervals(intervals):</text:span></text:p>
      <text:p text:style-name="P2"/>
      <text:p text:style-name="P1"><text:span text:style-name="T3">An </text:span><text:span text:style-name="T4">interval</text:span><text:span text:style-name="T3">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4">'5-9'</text:span><text:span text:style-name="T3">. Multiple intervals can be described together by separating their descriptions with commas. An interval that contains only one value is given as only that value.</text:span></text:p>
      <text:p text:style-name="P2"/>
      <text:p text:style-name="P1"><text:span text:style-name="T3">Given a string that contains one or more such comma-separated interval descriptions, guaranteed <text:s/>to be given in sorted ascending order and never overlap with each other, create and return the list that contains all the integers contained inside these intervals. In solving this problem the same as any other problems, it is always best not to reinvent the wheel, but check out first whether the string objects have useful methods to make your job easier...</text:span></text:p>
      <text:p text:style-name="P2"/>
      <table:table table:name="Table78" table:style-name="Table78">
        <table:table-column table:style-name="Table78.A"/>
        <table:table-column table:style-name="Table78.B"/>
        <text:soft-page-break/>
        <table:table-row table:style-name="Table78.1">
          <table:table-cell table:style-name="Table78.A1" office:value-type="string">
            <text:p text:style-name="P3"><text:span text:style-name="T14">intervals</text:span></text:p>
          </table:table-cell>
          <table:table-cell table:style-name="Table78.A1" office:value-type="string">
            <text:p text:style-name="P3"><text:span text:style-name="T3">Expected result</text:span></text:p>
          </table:table-cell>
        </table:table-row>
        <table:table-row table:style-name="Table78.1">
          <table:table-cell table:style-name="Table78.A1" office:value-type="string">
            <text:p text:style-name="P3"><text:span text:style-name="T14">''</text:span></text:p>
          </table:table-cell>
          <table:table-cell table:style-name="Table78.A1" office:value-type="string">
            <text:p text:style-name="P3"><text:span text:style-name="T14">[]</text:span></text:p>
          </table:table-cell>
        </table:table-row>
        <table:table-row table:style-name="Table78.1">
          <table:table-cell table:style-name="Table78.A1" office:value-type="string">
            <text:p text:style-name="P3"><text:span text:style-name="T14">'42'</text:span></text:p>
          </table:table-cell>
          <table:table-cell table:style-name="Table78.A1" office:value-type="string">
            <text:p text:style-name="P3"><text:span text:style-name="T14">[42]</text:span></text:p>
          </table:table-cell>
        </table:table-row>
        <table:table-row table:style-name="Table78.1">
          <table:table-cell table:style-name="Table78.A1" office:value-type="string">
            <text:p text:style-name="P3"><text:span text:style-name="T14">'4-6,10-12,16'</text:span></text:p>
          </table:table-cell>
          <table:table-cell table:style-name="Table78.A1" office:value-type="string">
            <text:p text:style-name="P3"><text:span text:style-name="T14">[4, 5, 6, 10, 11, 12, 16]</text:span></text:p>
          </table:table-cell>
        </table:table-row>
        <table:table-row table:style-name="Table78.1">
          <table:table-cell table:style-name="Table78.A1" office:value-type="string">
            <text:p text:style-name="P3"><text:span text:style-name="T14">'1,3-9,12-14,9999'</text:span></text:p>
          </table:table-cell>
          <table:table-cell table:style-name="Table78.A1" office:value-type="string">
            <text:p text:style-name="P3"><text:span text:style-name="T14">[1, 3, 4, 5, 6, 7, 8, 9, 12, 13, 14, 9999]</text:span></text:p>
          </table:table-cell>
        </table:table-row>
      </table:table>
      <text:p text:style-name="P2"/>
      <text:p text:style-name="P2"/>
      <text:p text:style-name="P2"/>
      <text:p text:style-name="P17"><text:bookmark text:name="_c41vgr5t5cho"/><text:span text:style-name="T1">Bridge hand shorthand form</text:span></text:p>
      <text:p text:style-name="P2"/>
      <text:p text:style-name="P1"><text:span text:style-name="T14">def bridge_hand_shorthand(hand):</text:span></text:p>
      <text:p text:style-name="P2"/>
      <text:p text:style-name="P1"><text:span text:style-name="T3">In contract bridge literature, hands are often given in abbreviated form that makes them easier to visualize at a glance. In this abbreviated shorthand form, suits are always listed</text:span><text:span text:style-name="T4"> in the exact order of spades, hearts, diamonds and clubs</text:span><text:span text:style-name="T3">, so no special symbols are needed to show which suit is which. The ranks in each suit are listed as letters from </text:span><text:span text:style-name="T14">'AKQJ'</text:span><text:span text:style-name="T3"> for </text:span><text:span text:style-name="T4">aces and faces</text:span><text:span text:style-name="T3">, and all </text:span><text:span text:style-name="T4">spot cards</text:span><text:span text:style-name="T3"> lower than jack are written out as the same letter </text:span><text:span text:style-name="T14">'x'</text:span><text:span text:style-name="T3"> to indicate that its exact spot value is irrelevant for the play mechanics of that hand. These letters must be listed in descending order of ranks </text:span><text:span text:style-name="T14">AKQJx</text:span><text:span text:style-name="T3">. If some suit is </text:span><text:span text:style-name="T4">void</text:span><text:span text:style-name="T3">, that is, the hand contains no cards of that suit, that suit is abbreviated with a single minus sign character </text:span><text:span text:style-name="T14">'-'</text:span><text:span text:style-name="T3">. The shorthand forms for the individual suits are separated using single spaces in the result string, without any trailing whitespace in the end. </text:span></text:p>
      <text:p text:style-name="P2"/>
      <table:table table:name="Table79" table:style-name="Table79">
        <table:table-column table:style-name="Table79.A"/>
        <table:table-column table:style-name="Table79.B"/>
        <table:table-row>
          <table:table-cell table:style-name="Table79.A1" office:value-type="string">
            <text:p text:style-name="P3"><text:span text:style-name="T14">hand</text:span><text:span text:style-name="T3"> (each hand below is sorted by suits for readability, but your function can receive these 13 cards from the tester in any order)</text:span></text:p>
          </table:table-cell>
          <table:table-cell table:style-name="Table79.A1" office:value-type="string">
            <text:p text:style-name="P3"><text:span text:style-name="T3">Expected result</text:span></text:p>
          </table:table-cell>
        </table:table-row>
        <table:table-row>
          <table:table-cell table:style-name="Table79.A1" office:value-type="string">
            <text:p text:style-name="P3"><text:span text:style-name="T20">[('four', 'spades'), ('five', 'spades'), ('ten', 'hearts'), ('six', 'hearts'), ('queen', 'hearts'), ('jack', 'hearts'), ('four', 'hearts'), ('deuce', 'hearts'), ('trey', 'diamonds'), ('seven', 'diamonds'), ('four', 'diamonds'), ('deuce', 'diamonds'), ('four', 'clubs')]</text:span></text:p>
          </table:table-cell>
          <table:table-cell table:style-name="Table79.A1" office:value-type="string">
            <text:p text:style-name="P3"><text:span text:style-name="T20">'xx QJxxxx xxxx x'</text:span></text:p>
          </table:table-cell>
        </table:table-row>
        <table:table-row>
          <table:table-cell table:style-name="Table79.A1" office:value-type="string">
            <text:p text:style-name="P3"><text:span text:style-name="T20">[('trey', 'spades'), ('queen', 'hearts'), ('jack', 'hearts'), ('eight', 'hearts'), ('six', 'diamonds'), ('nine', 'diamonds'), ('jack', 'diamonds'), ('ace', 'diamonds'), ('nine', 'clubs'), ('king', 'clubs'), ('jack', 'clubs'), ('five', 'clubs'), ('ace', 'clubs')]</text:span></text:p>
          </table:table-cell>
          <table:table-cell table:style-name="Table79.A1" office:value-type="string">
            <text:p text:style-name="P3"><text:span text:style-name="T20">'x QJx AJxx AKJxx'</text:span></text:p>
          </table:table-cell>
        </table:table-row>
        <table:table-row>
          <table:table-cell table:style-name="Table79.A1" office:value-type="string">
            <text:p text:style-name="P3"><text:span text:style-name="T20">[('trey', 'spades'), ('seven', 'spades'), ('deuce', 'spades'), ('trey', 'hearts'), ('queen', 'hearts'), ('nine', 'hearts'), ('ten', 'diamonds'), ('six', 'diamonds'), ('queen', 'diamonds'), ('ace', 'diamonds'), ('nine', 'clubs'), ('four', 'clubs'), ('five', 'clubs')]</text:span></text:p>
          </table:table-cell>
          <table:table-cell table:style-name="Table79.A1" office:value-type="string">
            <text:p text:style-name="P3"><text:span text:style-name="T20">'xxx Qxx AQxx xxx'</text:span></text:p>
          </table:table-cell>
        </table:table-row>
        <table:table-row>
          <table:table-cell table:style-name="Table79.A1" office:value-type="string">
            <text:p text:style-name="P3"><text:span text:style-name="T20">[('ace', 'spades'), ('king', 'spades'), ('queen', 'spades'), ('jack', 'spades'), ('ten', 'spades'), ('nine', 'spades'), ('eight', 'spades'), (seven, 'spades'), ('six', 'spades'), ('five', 'spades'), ('four', 'spades'), ('trey', 'spades'), ('deuce', 'diamonds')]</text:span></text:p>
          </table:table-cell>
          <table:table-cell table:style-name="Table79.A1" office:value-type="string">
            <text:p text:style-name="P3"><text:span text:style-name="T20">'AKQJxxxxxxxx - x -'</text:span></text:p>
          </table:table-cell>
        </table:table-row>
      </table:table>
      <text:p text:style-name="P15"><text:bookmark text:name="_vy11q7tqatyg"/></text:p>
      <text:p text:style-name="P17"><text:bookmark text:name="_l45213gnwqbv"/><text:span text:style-name="T1">Losing trick count of a bridge hand</text:span></text:p>
      <text:p text:style-name="P4"/>
      <text:p text:style-name="P1"><text:span text:style-name="T14">def losing_trick_count(hand):</text:span></text:p>
      <text:p text:style-name="P2"/>
      <text:p text:style-name="P1"><text:span text:style-name="T3">The </text:span><text:a xlink:type="simple" xlink:href="https://en.wikipedia.org/wiki/Hand_evaluation" text:style-name="ListLabel_20_37" text:visited-style-name="ListLabel_20_37"><text:span text:style-name="T10">Milton Work point count</text:span></text:a><text:span text:style-name="T3"> that we saw in the earlier problem is the first baby step in estimating the playing power of a bridge hand. Once the partnership has found out that they have a good trump fit, hand evaluation continues more accurately using some system of </text:span><text:a xlink:type="simple" xlink:href="https://en.wikipedia.org/wiki/Losing-Trick_Count" text:style-name="ListLabel_20_37" text:visited-style-name="ListLabel_20_37"><text:span text:style-name="T10">losing trick count</text:span></text:a><text:span text:style-name="T3">. For example, a small slam in spades with hands </text:span><text:span text:style-name="T14">'AKxxxxx - Kxxx xx'</text:span><text:span text:style-name="T3"> and </text:span><text:span text:style-name="T14">'xxxx xxxxx AQx -'</text:span><text:span text:style-name="T3"> is a lock despite possessing only 16 of the 40 high card points in the deck, whereas any slam is hopeless with the hands </text:span><text:span text:style-name="T14">'QJxxx xx AKx QJx'</text:span><text:span text:style-name="T3"> against </text:span><text:span text:style-name="T14">'AKxxx QJ QJx AKx'</text:span><text:span text:style-name="T3"> despite the combined powerhouse of "quacky" 33 points with a horrendous duplication of useful cards.</text:span></text:p>
      <text:p text:style-name="P2"/>
      <text:p text:style-name="P1"><text:span text:style-name="T3">In this problem, we compute the basic losing trick count as given in step 1 of "</text:span><text:a xlink:type="simple" xlink:href="https://en.wikipedia.org/wiki/Losing-Trick_Count#Methodology" text:style-name="ListLabel_20_37" text:visited-style-name="ListLabel_20_37"><text:span text:style-name="T10">Methodology</text:span></text:a><text:span text:style-name="T3">" section of the Wikipedia page "</text:span><text:a xlink:type="simple" xlink:href="https://en.wikipedia.org/wiki/Losing-Trick_Count" text:style-name="ListLabel_20_37" text:visited-style-name="ListLabel_20_37"><text:span text:style-name="T10">Losing Trick Count</text:span></text:a><text:span text:style-name="T3">" without any finer refinements. Keep in mind that a suit cannot have more losers than there are cards in that suit, and never more than three losers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4">J</text:span><text:span text:style-name="T3"> of the shorthand form into an </text:span><text:span text:style-name="T14">x</text:span><text:span text:style-name="T3"> :</text:span></text:p>
      <text:p text:style-name="P2"/>
      <text:p text:style-name="P1"><text:span text:style-name="T14">{'-':0,'A':0,'x':1,'Q':1,'K':1,'AK':0,'AQ':1,'Ax':1,'KQ':1,'Kx':1,'Qx':2,'xx':2, 'AKQ':0, 'AKx':1, 'AQx':1,'Axx':2, 'Kxx':2, 'KQx':1, 'Qxx':2, 'xxx':3}</text:span></text:p>
      <text:p text:style-name="P2"/>
      <table:table table:name="Table80" table:style-name="Table80">
        <table:table-column table:style-name="Table80.A"/>
        <table:table-column table:style-name="Table80.B"/>
        <table:table-row table:style-name="Table80.1">
          <table:table-cell table:style-name="Table80.A1" office:value-type="string">
            <text:p text:style-name="P3"><text:span text:style-name="T14">hand</text:span></text:p>
          </table:table-cell>
          <table:table-cell table:style-name="Table80.A1" office:value-type="string">
            <text:p text:style-name="P3"><text:span text:style-name="T3">Expected result</text:span></text:p>
          </table:table-cell>
        </table:table-row>
        <table:table-row table:style-name="Table80.1">
          <table:table-cell table:style-name="Table80.A1" office:value-type="string">
            <text:p text:style-name="P3"><text:span text:style-name="T20">[('ten', 'clubs'), ('deuce', 'clubs'), ('five', 'clubs'), ('queen', 'hearts'), ('four', 'spades'), ('trey', 'spades'), ('ten', 'diamonds'), ('king', 'spades'), ('five', 'diamonds'), ('nine', 'hearts'), ('ace', 'spades'), ('queen', 'spades'), ('six', 'spades')]</text:span></text:p>
          </table:table-cell>
          <table:table-cell table:style-name="Table80.A1" office:value-type="string">
            <text:p text:style-name="P3"><text:span text:style-name="T20">7</text:span></text:p>
          </table:table-cell>
        </table:table-row>
        <table:table-row table:style-name="Table80.1">
          <table:table-cell table:style-name="Table80.A1" office:value-type="string">
            <text:p text:style-name="P3"><text:span text:style-name="T20">[('eight', 'hearts'), ('queen', 'spades'), ('jack', 'hearts'), ('queen', 'hearts'), ('six', 'spades'), ('ten', 'hearts'), ('five', 'clubs'), ('jack', 'spades'), ('five', 'diamonds'), ('queen', 'diamonds'), ('six', 'diamonds'), ('trey', 'spades'), ('nine', 'clubs')]</text:span></text:p>
          </table:table-cell>
          <table:table-cell table:style-name="Table80.A1" office:value-type="string">
            <text:p text:style-name="P3"><text:span text:style-name="T20">8</text:span></text:p>
          </table:table-cell>
        </table:table-row>
      </table:table>
      <text:p text:style-name="P2"/>
      <text:p text:style-name="P17"><text:bookmark text:name="_q9p4lro4ewgn"/><text:span text:style-name="T1">Bulls and cows</text:span></text:p>
      <text:p text:style-name="P2"/>
      <text:p text:style-name="P1"><text:span text:style-name="T14">def bulls_and_cows(guesses):</text:span></text:p>
      <text:p text:style-name="P2"/>
      <text:p text:style-name="P1"><text:span text:style-name="T3">In the old two-player game of "</text:span><text:a xlink:type="simple" xlink:href="https://en.wikipedia.org/wiki/Bulls_and_Cows" text:style-name="ListLabel_20_37" text:visited-style-name="ListLabel_20_37"><text:span text:style-name="T10">Bulls and Cows</text:span></text:a><text:span text:style-name="T3">" (reincarnated in the seventies with pretty colours under the name "</text:span><text:a xlink:type="simple" xlink:href="https://en.wikipedia.org/wiki/Mastermind_(board_game)" text:style-name="ListLabel_20_37" text:visited-style-name="ListLabel_20_37"><text:span text:style-name="T10">Mastermind</text:span></text:a><text:span text:style-name="T3">") the first player thinks up a four-digit secret number whose each digit must be different, for example 8723 or 9425. (For simplicity, we will not use the digit zero in this problem.) The second player tries to guess this secret number by repeatedly guessing a four-digit number, the first player responding to each guess with how many "bulls", the right digit in the right position, and "cows", the right digit but in the wrong position, that guess contains. For example, if the secret number is 1729, the guess 5791 contains one bull (the digit 7) and two cows (the digits 9 and 1). The guess 4385, on the other hand, contains zero bulls and zero cows. </text:span></text:p>
      <text:p text:style-name="P2"/>
      <text:p text:style-name="P1"><text:span text:style-name="T3">Given a list of </text:span><text:span text:style-name="T14">guesses</text:span><text:span text:style-name="T3"> that have been completed so far, each individual guess given as a three-tuple </text:span><text:span text:style-name="T14">(guess, bulls, cows)</text:span><text:span text:style-name="T3">, create and return the list of four-digit numbers that are consistent with all these guesses, sorted in ascending order. Note that it is very much possible for the result list to be empty, if no four-digit integer is consistent with all of the </text:span><text:span text:style-name="T14">guesses</text:span><text:span text:style-name="T3">.</text:span></text:p>
      <text:p text:style-name="P2"/>
      <text:p text:style-name="P1"><text:span text:style-name="T3">(Hint: 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jolly well then, old chap, "</text:span><text:span text:style-name="T5">When you have eliminated all which is impossible, then whatever remains, however improbable, must be the truth.</text:span><text:span text:style-name="T3">" —Sherlock Holmes)</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7"><text:span text:style-name="T14">guesses</text:span></text:p>
          </table:table-cell>
          <table:table-cell table:style-name="Table81.A1" office:value-type="string">
            <text:p text:style-name="P7"><text:span text:style-name="T3">Expected result</text:span></text:p>
          </table:table-cell>
        </table:table-row>
        <table:table-row table:style-name="Table81.1">
          <table:table-cell table:style-name="Table81.A1" office:value-type="string">
            <text:p text:style-name="P7"><text:span text:style-name="T14">[(1234, 2, 2)]</text:span></text:p>
          </table:table-cell>
          <table:table-cell table:style-name="Table81.A1" office:value-type="string">
            <text:p text:style-name="P7"><text:span text:style-name="T14">[1243, 1324, 1432, 2134, 3214, 4231]</text:span></text:p>
          </table:table-cell>
        </table:table-row>
        <table:table-row table:style-name="Table81.1">
          <table:table-cell table:style-name="Table81.A1" office:value-type="string">
            <text:p text:style-name="P7"><text:span text:style-name="T14">[(8765, 1, 0), (1234, 2, 1)]</text:span></text:p>
          </table:table-cell>
          <table:table-cell table:style-name="Table81.A1" office:value-type="string">
            <text:p text:style-name="P7"><text:span text:style-name="T14">[1245, 1263, 1364, 1435, 1724, 1732, 2734, 3264, 4235, 8134, 8214, 8231]</text:span></text:p>
          </table:table-cell>
        </table:table-row>
        <table:table-row table:style-name="Table81.4">
          <table:table-cell table:style-name="Table81.A1" office:value-type="string">
            <text:p text:style-name="P7"><text:span text:style-name="T14">[(1234, 2, 2), (4321, 1, 3)]</text:span></text:p>
          </table:table-cell>
          <table:table-cell table:style-name="Table81.A1" office:value-type="string">
            <text:p text:style-name="P7"><text:span text:style-name="T14">[]</text:span></text:p>
          </table:table-cell>
        </table:table-row>
        <table:table-row table:style-name="Table81.4">
          <table:table-cell table:style-name="Table81.A1" office:value-type="string">
            <text:p text:style-name="P7"><text:span text:style-name="T14">[(3127, 0, 1), (5723, 1, 0), (7361, 0, 2), (1236, 1, 0)]</text:span></text:p>
          </table:table-cell>
          <table:table-cell table:style-name="Table81.A1" office:value-type="string">
            <text:p text:style-name="P7"><text:span text:style-name="T14">[4786, 4796, 8746, 8796, 9746, 9786]</text:span></text:p>
          </table:table-cell>
        </table:table-row>
      </table:table>
      <text:p text:style-name="P2"/>
      <text:p text:style-name="P1"><text:span text:style-name="T3">This problem and its myriad generalizations (for example, </text:span><text:a xlink:type="simple" xlink:href="https://github.com/ikokkari/BullsAndCows" text:style-name="ListLabel_20_37" text:visited-style-name="ListLabel_20_37"><text:span text:style-name="T10">the same game played with English words</text:span></text:a><text:span text:style-name="T3">) can be solved in more clever and efficient ways than the above </text:span><text:span text:style-name="T4">brute force</text:span><text:span text:style-name="T3"> enumeration, but that would be a topic for a later, more advanced algorithms course.</text:span></text:p>
      <text:p text:style-name="P17"><text:bookmark text:name="_s853qzqi90lm"/><text:span text:style-name="T1">Sort list by element frequency</text:span></text:p>
      <text:p text:style-name="P2"/>
      <text:p text:style-name="P1"><text:span text:style-name="T14">def frequency_sort(elems):</text:span></text:p>
      <text:p text:style-name="P2"/>
      <text:p text:style-name="P1"><text:span text:style-name="T3">Sort the given list of integer </text:span><text:span text:style-name="T14">elems</text:span><text:span text:style-name="T3"> so that its elements end up in the order of </text:span><text:span text:style-name="T4">decreasing</text:span><text:span text:style-name="T3"> </text:span><text:span text:style-name="T4">frequency</text:span><text:span text:style-name="T3">, that is, the number of times that they appear in </text:span><text:span text:style-name="T14">elems</text:span><text:span text:style-name="T3">. If two elements occur with the same frequency, they should end up in the </text:span><text:span text:style-name="T4">ascending</text:span><text:span text:style-name="T3"> order of their element values with respect to each other, as is the standard practice in sorting things.</text:span></text:p>
      <text:p text:style-name="P2"/>
      <text:p text:style-name="P1"><text:span text:style-name="T3">The best way to solve this problem would be to render to Caesar what is Caesar's, or "Let George do it", or whichever way you wish to put it by having the Python </text:span><text:span text:style-name="T14">sort</text:span><text:span text:style-name="T3"> function perform the sorting against custom sorting criterion, as done in the example script </text:span><text:a xlink:type="simple" xlink:href="https://github.com/ikokkari/PythonExamples/blob/master/countries.py" text:style-name="ListLabel_20_39" text:visited-style-name="ListLabel_20_39"><text:span text:style-name="T13">countries.py</text:span></text:a><text:span text:style-name="T3">. Create a dictionary to keep track of how many times each element occurs inside the array, and then use the counts stored in that dictionary as the </text:span><text:span text:style-name="T4">sorting key</text:span><text:span text:style-name="T3"> of the array elements, breaking ties on the frequency by using the actual element value. (If you happen to remember that the order comparison of Python tuples is lexicographic, you don't even need to do any of this tie-breaking work yourself...)</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7"><text:span text:style-name="T14">elems</text:span></text:p>
          </table:table-cell>
          <table:table-cell table:style-name="Table82.A1" office:value-type="string">
            <text:p text:style-name="P7"><text:span text:style-name="T3">Expected result</text:span></text:p>
          </table:table-cell>
        </table:table-row>
        <table:table-row table:style-name="Table82.1">
          <table:table-cell table:style-name="Table82.A1" office:value-type="string">
            <text:p text:style-name="P7"><text:span text:style-name="T14">[4, 6, 2, 2, 6, 4, 4, 4]</text:span></text:p>
          </table:table-cell>
          <table:table-cell table:style-name="Table82.A1" office:value-type="string">
            <text:p text:style-name="P7"><text:span text:style-name="T14">[4, 4, 4, 4, 2, 2, 6, 6]</text:span></text:p>
          </table:table-cell>
        </table:table-row>
        <table:table-row table:style-name="Table82.1">
          <table:table-cell table:style-name="Table82.A1" office:value-type="string">
            <text:p text:style-name="P7"><text:span text:style-name="T14">[4, 6, 1, 2, 2, 1, 1, 6, 1, 1, 6, 4, 4, 1]</text:span></text:p>
          </table:table-cell>
          <table:table-cell table:style-name="Table82.A1" office:value-type="string">
            <text:p text:style-name="P7"><text:span text:style-name="T14">[1, 1, 1, 1, 1, 1, 4, 4, 4, 6, 6, 6, 2, 2]</text:span></text:p>
          </table:table-cell>
        </table:table-row>
        <table:table-row table:style-name="Table82.1">
          <table:table-cell table:style-name="Table82.A1" office:value-type="string">
            <text:p text:style-name="P7"><text:span text:style-name="T14">[17, 99, 42]</text:span></text:p>
          </table:table-cell>
          <table:table-cell table:style-name="Table82.A1" office:value-type="string">
            <text:p text:style-name="P7"><text:span text:style-name="T14">[17, 42, 99]</text:span></text:p>
          </table:table-cell>
        </table:table-row>
        <table:table-row table:style-name="Table82.1">
          <table:table-cell table:style-name="Table82.A1" office:value-type="string">
            <text:p text:style-name="P7"><text:span text:style-name="T14">['bob','bob','carl','alex','bob']</text:span></text:p>
          </table:table-cell>
          <table:table-cell table:style-name="Table82.A1" office:value-type="string">
            <text:p text:style-name="P7"><text:span text:style-name="T14">['bob','bob','bob','alex','carl']</text:span></text:p>
          </table:table-cell>
        </table:table-row>
      </table:table>
      <text:p text:style-name="P2"/>
      <text:p text:style-name="P17"><text:bookmark text:name="_j10cpdg5cz4w"/><text:span text:style-name="T1">Calling all units, B-and-E in progress</text:span></text:p>
      <text:p text:style-name="P2"/>
      <text:p text:style-name="P1"><text:span text:style-name="T14">def is_perfect_power(n):</text:span></text:p>
      <text:p text:style-name="P2"/>
      <text:p text:style-name="P1"><text:span text:style-name="T3">A positive integer </text:span><text:span text:style-name="T14">n</text:span><text:span text:style-name="T3"> is said to be a </text:span><text:a xlink:type="simple" xlink:href="https://en.wikipedia.org/wiki/Perfect_power" text:style-name="ListLabel_20_37" text:visited-style-name="ListLabel_20_37"><text:span text:style-name="T10">perfect power</text:span></text:a><text:span text:style-name="T3"> if it can be expressed as the power </text:span><text:span text:style-name="T14">b**e</text:span><text:span text:style-name="T3"> for some two integers </text:span><text:span text:style-name="T14">b</text:span><text:span text:style-name="T3"> and </text:span><text:span text:style-name="T14">e</text:span><text:span text:style-name="T3"> that are both </text:span><text:span text:style-name="T4">greater than one</text:span><text:span text:style-name="T3">. (Any positive integer </text:span><text:span text:style-name="T14">n</text:span><text:span text:style-name="T3"> can always be expressed as the trivial power </text:span><text:span text:style-name="T14">n**1</text:span><text:span text:style-name="T3">, so we don't care about that.) For example, the integers 32, 125 and 441 are perfect powers since they equal </text:span><text:span text:style-name="T14">2**5</text:span><text:span text:style-name="T3">, </text:span><text:span text:style-name="T14">5**3</text:span><text:span text:style-name="T3"> and </text:span><text:span text:style-name="T14">21**2</text:span><text:span text:style-name="T3">, respectively. This function should determine whether the positive integer </text:span><text:span text:style-name="T14">n</text:span><text:span text:style-name="T3"> given as argument is some perfect power. To do this, your code needs to somehow iterate through a sufficient number of possible combinations of </text:span><text:span text:style-name="T14">b</text:span><text:span text:style-name="T3"> and </text:span><text:span text:style-name="T14">e</text:span><text:span text:style-name="T3"> that could work, returning </text:span><text:span text:style-name="T14">True</text:span><text:span text:style-name="T3"> as soon as it finds some </text:span><text:span text:style-name="T14">b</text:span><text:span text:style-name="T3"> and </text:span><text:span text:style-name="T14">e</text:span><text:span text:style-name="T3"> that satisfy </text:span><text:span text:style-name="T14">b**e == n</text:span><text:span text:style-name="T3">.</text:span></text:p>
      <text:p text:style-name="P2"/>
      <text:p text:style-name="P1"><text:span text:style-name="T3">Since </text:span><text:span text:style-name="T14">n</text:span><text:span text:style-name="T3"> can get pretty large, your function should not examine too many combinations of </text:span><text:span text:style-name="T14">b</text:span><text:span text:style-name="T3"> and </text:span><text:span text:style-name="T14">e</text:span><text:span text:style-name="T3"> above and beyond those that are both necessary and sufficient to determine the answer. Achieving this efficiency is the central educational point of this particular problem.</text:span></text:p>
      <text:p text:style-name="P2"/>
      <table:table table:name="Table83" table:style-name="Table83">
        <table:table-column table:style-name="Table83.A"/>
        <table:table-column table:style-name="Table83.B"/>
        <table:table-row table:style-name="Table83.1">
          <table:table-cell table:style-name="Table83.A1" office:value-type="string">
            <text:p text:style-name="P7"><text:span text:style-name="T14">n</text:span></text:p>
          </table:table-cell>
          <table:table-cell table:style-name="Table83.A1" office:value-type="string">
            <text:p text:style-name="P7"><text:span text:style-name="T3">Expected result</text:span></text:p>
          </table:table-cell>
        </table:table-row>
        <table:table-row table:style-name="Table83.1">
          <table:table-cell table:style-name="Table83.A1" office:value-type="string">
            <text:p text:style-name="P7"><text:span text:style-name="T14">42</text:span></text:p>
          </table:table-cell>
          <table:table-cell table:style-name="Table83.A1" office:value-type="string">
            <text:p text:style-name="P7"><text:span text:style-name="T14">False</text:span></text:p>
          </table:table-cell>
        </table:table-row>
        <table:table-row table:style-name="Table83.1">
          <table:table-cell table:style-name="Table83.A1" office:value-type="string">
            <text:p text:style-name="P7"><text:span text:style-name="T14">441</text:span></text:p>
          </table:table-cell>
          <table:table-cell table:style-name="Table83.A1" office:value-type="string">
            <text:p text:style-name="P7"><text:span text:style-name="T14">True</text:span></text:p>
          </table:table-cell>
        </table:table-row>
        <table:table-row table:style-name="Table83.1">
          <table:table-cell table:style-name="Table83.A1" office:value-type="string">
            <text:p text:style-name="P7"><text:span text:style-name="T14">469097433</text:span></text:p>
          </table:table-cell>
          <table:table-cell table:style-name="Table83.A1" office:value-type="string">
            <text:p text:style-name="P7"><text:span text:style-name="T14">True</text:span></text:p>
          </table:table-cell>
        </table:table-row>
        <table:table-row table:style-name="Table83.1">
          <table:table-cell table:style-name="Table83.A1" office:value-type="string">
            <text:p text:style-name="P7"><text:span text:style-name="T14">12**34</text:span></text:p>
          </table:table-cell>
          <table:table-cell table:style-name="Table83.A1" office:value-type="string">
            <text:p text:style-name="P7"><text:span text:style-name="T14">True</text:span></text:p>
          </table:table-cell>
        </table:table-row>
        <table:table-row table:style-name="Table83.1">
          <table:table-cell table:style-name="Table83.A1" office:value-type="string">
            <text:p text:style-name="P7"><text:span text:style-name="T14">12**34 - 1</text:span></text:p>
          </table:table-cell>
          <table:table-cell table:style-name="Table83.A1" office:value-type="string">
            <text:p text:style-name="P7"><text:span text:style-name="T14">False</text:span></text:p>
          </table:table-cell>
        </table:table-row>
      </table:table>
      <text:p text:style-name="P2"/>
      <text:p text:style-name="P1"><text:span text:style-name="T3">(The automated tester for this problem is based on the mathematical theorem about perfect powers that says that after the special case of two consecutive perfect powers 8 and 9, whenever the positive integer </text:span><text:span text:style-name="T14">n</text:span><text:span text:style-name="T3"> is a perfect power, </text:span><text:span text:style-name="T14">n-1</text:span><text:span text:style-name="T3"> cannot be a perfect power. This theorem makes it easy to generate pseudorandom test cases with known answers, both positive and negative. For example, we would not need to try out all possible ways to express the number as an integer power to know right away that the behemoth </text:span><text:span text:style-name="T14">1234**5678 - 1</text:span><text:span text:style-name="T3"> is not a perfect power.)</text:span></text:p>
      <text:p text:style-name="P17"><text:bookmark text:name="_vaar2teio19x"/><text:span text:style-name="T1">The MD problem</text:span></text:p>
      <text:p text:style-name="P1"/>
      <text:p text:style-name="P1"><text:span text:style-name="T14">def md(a, b, n):</text:span></text:p>
      <text:p text:style-name="P2"/>
      <text:p text:style-name="P1"><text:span text:style-name="T3">Consider an infinite series that starts with the value 1 at position 0. (In this problem we are again wearing the hats of computer scientists and our counting from zero, instead of starting counting from one like those dastardly mathematicians.) Let </text:span><text:span text:style-name="T14">v</text:span><text:span text:style-name="T3"> be the most recent element in the sequence. If the value of the integer division </text:span><text:span text:style-name="T14">v // a</text:span><text:span text:style-name="T3"> is nonzero and has not appeared in the sequence so far, the next element of the sequence equals </text:span><text:span text:style-name="T14">v // a</text:span><text:span text:style-name="T3">. Otherwise the next element equals </text:span><text:span text:style-name="T14">b * v</text:span><text:span text:style-name="T3">. For example, when trying out parameter values </text:span><text:span text:style-name="T14">a = 2</text:span><text:span text:style-name="T3"> and </text:span><text:span text:style-name="T14">b = 3</text:span><text:span text:style-name="T3"> in spirit of the Collatz sequence, this sequence would start off as </text:span><text:span text:style-name="T14">[1, 3, 9, 4, 2, 6, 18, 54]</text:span><text:span text:style-name="T3">. </text:span></text:p>
      <text:p text:style-name="P2"/>
      <text:p text:style-name="P1"><text:span text:style-name="T3">Whenever the parameters </text:span><text:span text:style-name="T14">a</text:span><text:span text:style-name="T3"> and </text:span><text:span text:style-name="T14">b</text:span><text:span text:style-name="T3">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4">n</text:span><text:span text:style-name="T3"> makes its appearance.</text:span></text:p>
      <text:p text:style-name="P2"/>
      <table:table table:name="Table84" table:style-name="Table84">
        <table:table-column table:style-name="Table84.A"/>
        <table:table-column table:style-name="Table84.B"/>
        <table:table-column table:style-name="Table84.A"/>
        <table:table-column table:style-name="Table84.D"/>
        <table:table-row table:style-name="Table84.1">
          <table:table-cell table:style-name="Table84.A1" office:value-type="string">
            <text:p text:style-name="P3"><text:span text:style-name="T14">a</text:span></text:p>
          </table:table-cell>
          <table:table-cell table:style-name="Table84.A1" office:value-type="string">
            <text:p text:style-name="P3"><text:span text:style-name="T14">b</text:span></text:p>
          </table:table-cell>
          <table:table-cell table:style-name="Table84.A1" office:value-type="string">
            <text:p text:style-name="P3"><text:span text:style-name="T14">n</text:span></text:p>
          </table:table-cell>
          <table:table-cell table:style-name="Table84.A1" office:value-type="string">
            <text:p text:style-name="P3"><text:span text:style-name="T3">Expected result</text:span></text:p>
          </table:table-cell>
        </table:table-row>
        <table:table-row table:style-name="Table84.1">
          <table:table-cell table:style-name="Table84.A1" office:value-type="string">
            <text:p text:style-name="P3"><text:span text:style-name="T14">2</text:span></text:p>
          </table:table-cell>
          <table:table-cell table:style-name="Table84.A1" office:value-type="string">
            <text:p text:style-name="P3"><text:span text:style-name="T14">3</text:span></text:p>
          </table:table-cell>
          <table:table-cell table:style-name="Table84.A1" office:value-type="string">
            <text:p text:style-name="P3"><text:span text:style-name="T14">1</text:span></text:p>
          </table:table-cell>
          <table:table-cell table:style-name="Table84.A1" office:value-type="string">
            <text:p text:style-name="P3"><text:span text:style-name="T14">0</text:span></text:p>
          </table:table-cell>
        </table:table-row>
        <table:table-row table:style-name="Table84.1">
          <table:table-cell table:style-name="Table84.A1" office:value-type="string">
            <text:p text:style-name="P3"><text:span text:style-name="T14">2</text:span></text:p>
          </table:table-cell>
          <table:table-cell table:style-name="Table84.A1" office:value-type="string">
            <text:p text:style-name="P3"><text:span text:style-name="T14">3</text:span></text:p>
          </table:table-cell>
          <table:table-cell table:style-name="Table84.A1" office:value-type="string">
            <text:p text:style-name="P3"><text:span text:style-name="T14">18</text:span></text:p>
          </table:table-cell>
          <table:table-cell table:style-name="Table84.A1" office:value-type="string">
            <text:p text:style-name="P3"><text:span text:style-name="T14">6</text:span></text:p>
          </table:table-cell>
        </table:table-row>
        <table:table-row table:style-name="Table84.1">
          <table:table-cell table:style-name="Table84.A1" office:value-type="string">
            <text:p text:style-name="P3"><text:span text:style-name="T14">3</text:span></text:p>
          </table:table-cell>
          <table:table-cell table:style-name="Table84.A1" office:value-type="string">
            <text:p text:style-name="P3"><text:span text:style-name="T14">2</text:span></text:p>
          </table:table-cell>
          <table:table-cell table:style-name="Table84.A1" office:value-type="string">
            <text:p text:style-name="P3"><text:span text:style-name="T14">18</text:span></text:p>
          </table:table-cell>
          <table:table-cell table:style-name="Table84.A1" office:value-type="string">
            <text:p text:style-name="P3"><text:span text:style-name="T14">20</text:span></text:p>
          </table:table-cell>
        </table:table-row>
        <table:table-row table:style-name="Table84.1">
          <table:table-cell table:style-name="Table84.A1" office:value-type="string">
            <text:p text:style-name="P3"><text:span text:style-name="T14">3</text:span></text:p>
          </table:table-cell>
          <table:table-cell table:style-name="Table84.A1" office:value-type="string">
            <text:p text:style-name="P3"><text:span text:style-name="T14">13</text:span></text:p>
          </table:table-cell>
          <table:table-cell table:style-name="Table84.A1" office:value-type="string">
            <text:p text:style-name="P3"><text:span text:style-name="T14">231</text:span></text:p>
          </table:table-cell>
          <table:table-cell table:style-name="Table84.A1" office:value-type="string">
            <text:p text:style-name="P3"><text:span text:style-name="T14">181</text:span></text:p>
          </table:table-cell>
        </table:table-row>
        <table:table-row table:style-name="Table84.1">
          <table:table-cell table:style-name="Table84.A1" office:value-type="string">
            <text:p text:style-name="P3"><text:span text:style-name="T14">2</text:span></text:p>
          </table:table-cell>
          <table:table-cell table:style-name="Table84.A1" office:value-type="string">
            <text:p text:style-name="P3"><text:span text:style-name="T14">3</text:span></text:p>
          </table:table-cell>
          <table:table-cell table:style-name="Table84.A1" office:value-type="string">
            <text:p text:style-name="P3"><text:span text:style-name="T14">100000</text:span></text:p>
          </table:table-cell>
          <table:table-cell table:style-name="Table84.A1" office:value-type="string">
            <text:p text:style-name="P3"><text:span text:style-name="T14">175221</text:span></text:p>
          </table:table-cell>
        </table:table-row>
      </table:table>
      <text:p text:style-name="P2"/>
      <text:p text:style-name="P1"><text:span text:style-name="T3">This problem was taken from the page "</text:span><text:a xlink:type="simple" xlink:href="https://faculty.evansville.edu/ck6/integer/unsolved.html" text:style-name="ListLabel_20_37" text:visited-style-name="ListLabel_20_37"><text:span text:style-name="T10">Unsolved Problems and Rewards</text:span></text:a><text:span text:style-name="T3">"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text:span><text:span text:style-name="T4">no problem would ever need to be solved twice</text:span><text:span text:style-name="T3">. Once some thorny problem has been successfully solved by somebody, it is sufficient to </text:span><text:span text:style-name="T4">reduce</text:span><text:span text:style-name="T3"> your current problem into that problem to also declare your problem now solved. Furthermore, even the same problem can be solved any number of times, instead of merely once, by putting a sufficiently strong for-loop around the code to solve it once...</text:span></text:p>
      <text:p text:style-name="P17"><text:bookmark text:name="_nvmjbnauwy47"/><text:span text:style-name="T1">Collapse positive integer intervals</text:span> </text:p>
      <text:p text:style-name="P2"/>
      <text:p text:style-name="P1"><text:span text:style-name="T14">def collapse_intervals(items):</text:span></text:p>
      <text:p text:style-name="P2"/>
      <text:p text:style-name="P1"><text:span text:style-name="T3">This function is the inverse of the earlier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4">first-last</text:span><text:span text:style-name="T3">. If some maximal sublist consists of a single integer, it must be included in the result string just by itself without the minus sign separating it from the now redundant </text:span><text:span text:style-name="T14">last</text:span><text:span text:style-name="T3"> number. Make sure that the string returned by your function does not contain any whitespace characters, and does not have a redundant comma in the end.</text:span></text:p>
      <text:p text:style-name="P2"/>
      <table:table table:name="Table85" table:style-name="Table85">
        <table:table-column table:style-name="Table85.A"/>
        <table:table-column table:style-name="Table85.B"/>
        <table:table-row table:style-name="Table85.1">
          <table:table-cell table:style-name="Table85.A1" office:value-type="string">
            <text:p text:style-name="P7"><text:span text:style-name="T14">items</text:span></text:p>
          </table:table-cell>
          <table:table-cell table:style-name="Table85.A1" office:value-type="string">
            <text:p text:style-name="P7"><text:span text:style-name="T3">Expected result</text:span></text:p>
          </table:table-cell>
        </table:table-row>
        <table:table-row table:style-name="Table85.1">
          <table:table-cell table:style-name="Table85.A1" office:value-type="string">
            <text:p text:style-name="P7"><text:span text:style-name="T14">[1, 2, 4, 6, 7, 8, 9, 10, 12, 13]</text:span></text:p>
          </table:table-cell>
          <table:table-cell table:style-name="Table85.A1" office:value-type="string">
            <text:p text:style-name="P7"><text:span text:style-name="T14">'1-2,4,6-10,12-13'</text:span></text:p>
          </table:table-cell>
        </table:table-row>
        <table:table-row table:style-name="Table85.1">
          <table:table-cell table:style-name="Table85.A1" office:value-type="string">
            <text:p text:style-name="P7"><text:span text:style-name="T14">[42]</text:span></text:p>
          </table:table-cell>
          <table:table-cell table:style-name="Table85.A1" office:value-type="string">
            <text:p text:style-name="P7"><text:span text:style-name="T14">'42'</text:span></text:p>
          </table:table-cell>
        </table:table-row>
        <table:table-row table:style-name="Table85.1">
          <table:table-cell table:style-name="Table85.A1" office:value-type="string">
            <text:p text:style-name="P7"><text:span text:style-name="T14">[3, 5, 6, 7, 9, 11, 12, 13]</text:span></text:p>
          </table:table-cell>
          <table:table-cell table:style-name="Table85.A1" office:value-type="string">
            <text:p text:style-name="P7"><text:span text:style-name="T14">'3,5-7,9,11-13'</text:span></text:p>
          </table:table-cell>
        </table:table-row>
        <table:table-row table:style-name="Table85.1">
          <table:table-cell table:style-name="Table85.A1" office:value-type="string">
            <text:p text:style-name="P7"><text:span text:style-name="T14">[]</text:span></text:p>
          </table:table-cell>
          <table:table-cell table:style-name="Table85.A1" office:value-type="string">
            <text:p text:style-name="P7"><text:span text:style-name="T14">''</text:span></text:p>
          </table:table-cell>
        </table:table-row>
        <table:table-row table:style-name="Table85.1">
          <table:table-cell table:style-name="Table85.A1" office:value-type="string">
            <text:p text:style-name="P7"><text:span text:style-name="T14">range(1, 1000001)</text:span></text:p>
          </table:table-cell>
          <table:table-cell table:style-name="Table85.A1" office:value-type="string">
            <text:p text:style-name="P7"><text:span text:style-name="T14">'1-1000000'</text:span></text:p>
          </table:table-cell>
        </table:table-row>
      </table:table>
      <text:p text:style-name="P15"><text:bookmark text:name="_brl3p9vgi6md"/></text:p>
      <text:p text:style-name="P17"><text:bookmark text:name="_n7ub97z5zcat"/><text:span text:style-name="T1">Distribution of abstract bridge hand shapes</text:span></text:p>
      <text:p text:style-name="P2"/>
      <text:p text:style-name="P1"><text:span text:style-name="T14">def hand_shape_distribution(hands):</text:span></text:p>
      <text:p text:style-name="P2"/>
      <text:p text:style-name="P1"><text:span text:style-name="T3">This is a continuation of the earlier "Bridge hand shape" problem that asked you to compute the shape of one given bridge hand. In that problem, the shapes </text:span><text:span text:style-name="T14">[6, 3, 2, 2]</text:span><text:span text:style-name="T3"> and </text:span><text:span text:style-name="T14">[2, 3, 6, 2]</text:span><text:span text:style-name="T3"> were considered different, as they very much would be in the actual bidding and play of the hand. However, in this combinatorial generalized version of this problem, we shall consider two hand shapes like these two to be the same </text:span><text:span text:style-name="T5">abstract shape</text:span><text:span text:style-name="T3"> if they are equal when we care only about the sorted counts of the suits, but don't care which particular suits they happen to be.</text:span></text:p>
      <text:p text:style-name="P2"/>
      <text:p text:style-name="P1"><text:span text:style-name="T3">Given a list of bridge </text:span><text:span text:style-name="T14">hands</text:span><text:span text:style-name="T3">, each hand given as a list of 13 cards encoded the same way as in all of the previous card problems, create and return a Python dictionary that contains all abstract shapes that occur within </text:span><text:span text:style-name="T14">hands</text:span><text:span text:style-name="T3">, each shape mapped to its count of occurrences in </text:span><text:span text:style-name="T14">hands</text:span><text:span text:style-name="T3">. Note that Python dictionary keys cannot be lists (Python lists are mutable, and changing the contents of a dictionary key would break the internal ordering of the dictionary) so you need to represent the abstract hand shapes as immutable </text:span><text:span text:style-name="T4">tuples</text:span><text:span text:style-name="T3"> that can be used as keys inside your dictionary.</text:span></text:p>
      <text:p text:style-name="P2"/>
      <text:p text:style-name="P1"><text:span text:style-name="T3">As tabulated on "</text:span><text:a xlink:type="simple" xlink:href="http://www.durangobill.com/BrSuitStats.html" text:style-name="ListLabel_20_37" text:visited-style-name="ListLabel_20_37"><text:span text:style-name="T10">Suit distributions</text:span></text:a><text:span text:style-name="T3">" in "</text:span><text:a xlink:type="simple" xlink:href="http://www.durangobill.com/Bridge.html" text:style-name="ListLabel_20_37" text:visited-style-name="ListLabel_20_37"><text:span text:style-name="T10">Durango Bill's Bridge Probabilities and Combinatorics</text:span></text:a><text:span text:style-name="T3">",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10">Understanding why randomness tends to produce variance rather than converging to complete uniformity</text:span></text:a><text:span text:style-name="T3"> is a great aid in understanding many other counterintuitive truths about the behaviour of random processes in computer science and mathematics.)</text:span></text:p>
      <text:p text:style-name="P2"/>
      <text:p text:style-name="P1"><text:span text:style-name="T3">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4">(4,3,3,3):66905856160</text:span><text:span text:style-name="T3"> and </text:span><text:span text:style-name="T14">(6,5,1,1):4478821776</text:span><text:span text:style-name="T3">.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10">the percentage proportions really ought not be that different</text:span></text:a><text:span text:style-name="T3"> from the exact answers if measured over a sufficiently large number of random hands.)</text:span></text:p>
      <text:p text:style-name="P17"><text:bookmark text:name="_k3jlu8zlenx"/><text:span text:style-name="T1">Flip of time</text:span></text:p>
      <text:p text:style-name="P1"/>
      <text:p text:style-name="P1"><text:span text:style-name="T14">def hourglass_flips(glasses, t):</text:span></text:p>
      <text:p text:style-name="P2"/>
      <text:p text:style-name="P1"><text:span text:style-name="T3">An hourglass is given as a tuple </text:span><text:span text:style-name="T14">(u, l)</text:span><text:span text:style-name="T3"> (the second character is the lowercase letter </text:span><text:span text:style-name="T14">L</text:span><text:span text:style-name="T3">, not the digit one) for the number of minutes in the upper and lower chamber. After </text:span><text:span text:style-name="T14">m</text:span><text:span text:style-name="T3"> minutes elapse, the state of that hourglass will be </text:span><text:span text:style-name="T14">(u-min(u,m), l+min(u,m))</text:span><text:span text:style-name="T3"> so that the total amount of sand </text:span><text:span text:style-name="T14">u+l</text:span><text:span text:style-name="T3"> remains constant inside the same hourglass and neither chamber can ever become negative. Flipping the hourglass </text:span><text:span text:style-name="T14">(u, l)</text:span><text:span text:style-name="T3"> produces the hourglass </text:span><text:span text:style-name="T14">(l, u)</text:span><text:span text:style-name="T3">, of course.</text:span></text:p>
      <text:p text:style-name="P2"/>
      <text:p text:style-name="P1"><text:span text:style-name="T3">Given a list of </text:span><text:span text:style-name="T14">glasses</text:span><text:span text:style-name="T3">, each of form </text:span><text:span text:style-name="T14">(u, 0)</text:span><text:span text:style-name="T3"> so that all sand is initially in the upper chamber, and the amount of time </text:span><text:span text:style-name="T14">t</text:span><text:span text:style-name="T3"> to be measured, you can only wait for the first hourglass to run out of time after its </text:span><text:span text:style-name="T14">u</text:span><text:span text:style-name="T3"> minutes, since any eyeball estimation of hourglasses during the measurement is not allowed. Once the time in the chosen hourglass runs out, you may instantaneously flip </text:span><text:span text:style-name="T4">any subset</text:span><text:span text:style-name="T3"> of these glasses (note that you don't have to flip any glasses, not even the one that just ran out of sand) to continue to measure the remaining time </text:span><text:span text:style-name="T14">t-u</text:span><text:span text:style-name="T3">.</text:span></text:p>
      <text:p text:style-name="P2"/>
      <text:p text:style-name="P1"><text:span text:style-name="T3">This function should return </text:span><text:span text:style-name="T4">the smallest possible number of individual hourglass flips</text:span><text:span text:style-name="T3"> that can exactly measure </text:span><text:span text:style-name="T14">t</text:span><text:span text:style-name="T3"> minutes, or </text:span><text:span text:style-name="T14">None</text:span><text:span text:style-name="T3"> if this task is impossible. The base cases of recursion are when </text:span><text:span text:style-name="T14">t</text:span><text:span text:style-name="T3"> equals zero or exactly </text:span><text:span text:style-name="T14">t</text:span><text:span text:style-name="T3"> minutes remain in some hourglass (no flips are needed), or when </text:span><text:span text:style-name="T14">t</text:span><text:span text:style-name="T3"> is smaller than the time remaining in any hourglass (no solution is possible). Otherwise, wait for the first hourglass to run out after its </text:span><text:span text:style-name="T14">u</text:span><text:span text:style-name="T3"> minutes, and loop through all possible subsets of your hourglasses, recursively trying each flipped subset to best measure the remaining </text:span><text:span text:style-name="T14">t-u</text:span><text:span text:style-name="T3"> minutes.</text:span></text:p>
      <text:p text:style-name="P2"/>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3"><text:span text:style-name="T14">glasses</text:span></text:p>
          </table:table-cell>
          <table:table-cell table:style-name="Table86.A1" office:value-type="string">
            <text:p text:style-name="P3"><text:span text:style-name="T14">t</text:span></text:p>
          </table:table-cell>
          <table:table-cell table:style-name="Table86.A1" office:value-type="string">
            <text:p text:style-name="P3"><text:span text:style-name="T3">Expected result</text:span></text:p>
          </table:table-cell>
        </table:table-row>
        <table:table-row table:style-name="Table86.1">
          <table:table-cell table:style-name="Table86.A1" office:value-type="string">
            <text:p text:style-name="P3"><text:span text:style-name="T14">[(7, 0), (11, 0)]</text:span></text:p>
          </table:table-cell>
          <table:table-cell table:style-name="Table86.A1" office:value-type="string">
            <text:p text:style-name="P3"><text:span text:style-name="T14">15</text:span></text:p>
          </table:table-cell>
          <table:table-cell table:style-name="Table86.A1" office:value-type="string">
            <text:p text:style-name="P3"><text:span text:style-name="T14">2</text:span><text:span text:style-name="T3"> (</text:span><text:a xlink:type="simple" xlink:href="https://www.popularmechanics.com/science/math/a27496/riddle-of-the-week-33-the-hourglass-problem/" text:style-name="ListLabel_20_37" text:visited-style-name="ListLabel_20_37"><text:span text:style-name="T10">see here</text:span></text:a><text:span text:style-name="T3">)</text:span></text:p>
          </table:table-cell>
        </table:table-row>
        <table:table-row table:style-name="Table86.1">
          <table:table-cell table:style-name="Table86.A1" office:value-type="string">
            <text:p text:style-name="P3"><text:span text:style-name="T14">[(7, 0), (4, 0)]</text:span></text:p>
          </table:table-cell>
          <table:table-cell table:style-name="Table86.A1" office:value-type="string">
            <text:p text:style-name="P3"><text:span text:style-name="T14">9</text:span></text:p>
          </table:table-cell>
          <table:table-cell table:style-name="Table86.A1" office:value-type="string">
            <text:p text:style-name="P3"><text:span text:style-name="T14">2</text:span><text:span text:style-name="T3"> (</text:span><text:a xlink:type="simple" xlink:href="https://curiosity.com/topics/can-you-solve-the-hourglass-logic-puzzle-curiosity/" text:style-name="ListLabel_20_37" text:visited-style-name="ListLabel_20_37"><text:span text:style-name="T10">see here</text:span></text:a><text:span text:style-name="T3">)</text:span></text:p>
          </table:table-cell>
        </table:table-row>
        <table:table-row table:style-name="Table86.1">
          <table:table-cell table:style-name="Table86.A1" office:value-type="string">
            <text:p text:style-name="P3"><text:span text:style-name="T14">[(4, 0), (6, 0)]</text:span></text:p>
          </table:table-cell>
          <table:table-cell table:style-name="Table86.A1" office:value-type="string">
            <text:p text:style-name="P3"><text:span text:style-name="T14">11</text:span></text:p>
          </table:table-cell>
          <table:table-cell table:style-name="Table86.A1" office:value-type="string">
            <text:p text:style-name="P3"><text:span text:style-name="T14">None</text:span></text:p>
          </table:table-cell>
        </table:table-row>
        <table:table-row table:style-name="Table86.1">
          <table:table-cell table:style-name="Table86.A1" office:value-type="string">
            <text:p text:style-name="P3"><text:span text:style-name="T14">[(7, 0), (4, 0), (11, 0)]</text:span></text:p>
          </table:table-cell>
          <table:table-cell table:style-name="Table86.A1" office:value-type="string">
            <text:p text:style-name="P3"><text:span text:style-name="T14">20</text:span></text:p>
          </table:table-cell>
          <table:table-cell table:style-name="Table86.A1" office:value-type="string">
            <text:p text:style-name="P3"><text:span text:style-name="T14">3</text:span></text:p>
          </table:table-cell>
        </table:table-row>
        <table:table-row table:style-name="Table86.1">
          <table:table-cell table:style-name="Table86.A1" office:value-type="string">
            <text:p text:style-name="P3"><text:span text:style-name="T14">[(16, 0), (21, 0)]</text:span></text:p>
          </table:table-cell>
          <table:table-cell table:style-name="Table86.A1" office:value-type="string">
            <text:p text:style-name="P3"><text:span text:style-name="T14">36</text:span></text:p>
          </table:table-cell>
          <table:table-cell table:style-name="Table86.A1" office:value-type="string">
            <text:p text:style-name="P3"><text:span text:style-name="T14">6</text:span></text:p>
          </table:table-cell>
        </table:table-row>
        <table:table-row table:style-name="Table86.1">
          <table:table-cell table:style-name="Table86.A1" office:value-type="string">
            <text:p text:style-name="P3"><text:span text:style-name="T14">[(5, 0), (8, 0), (13, 0)]</text:span></text:p>
          </table:table-cell>
          <table:table-cell table:style-name="Table86.A1" office:value-type="string">
            <text:p text:style-name="P3"><text:span text:style-name="T14">89</text:span></text:p>
          </table:table-cell>
          <table:table-cell table:style-name="Table86.A1" office:value-type="string">
            <text:p text:style-name="P3"><text:span text:style-name="T14">7</text:span></text:p>
          </table:table-cell>
        </table:table-row>
      </table:table>
      <text:p text:style-name="P2"/>
      <text:p text:style-name="P1"><text:span text:style-name="T3">(Hint: the handy generator </text:span><text:span text:style-name="T14">itertools.product([0, 1], repeat=n)</text:span><text:span text:style-name="T3"> produces all 2</text:span><text:span text:style-name="T26">n</text:span><text:span text:style-name="T3"> possible </text:span><text:span text:style-name="T14">n</text:span><text:span text:style-name="T3">-element tuples made of </text:span><text:span text:style-name="T14">[0, 1]</text:span><text:span text:style-name="T3"> to represent the possible subsets of </text:span><text:span text:style-name="T14">n</text:span><text:span text:style-name="T3"> individual </text:span><text:span text:style-name="T14">glasses</text:span><text:span text:style-name="T3"> that will be flipped for the recursive call.)</text:span></text:p>
      <text:p text:style-name="P15"><text:bookmark text:name="_a9oi5nm1rwrf"/><text:span text:style-name="T1">Fibonacci sum</text:span></text:p>
      <text:p text:style-name="P2"/>
      <text:p text:style-name="P1"><text:span text:style-name="T14">def fibonacci_sum(n):</text:span></text:p>
      <text:p text:style-name="P2"/>
      <text:p text:style-name="P1"><text:a xlink:type="simple" xlink:href="https://en.wikipedia.org/wiki/Fibonacci_number" text:style-name="ListLabel_20_37" text:visited-style-name="ListLabel_20_37"><text:span text:style-name="T10">Fibonacci numbers</text:span></text:a><text:span text:style-name="T3"> are a cliché in introductory computer science, especially in teaching recursion where this famous combinatorial series is mainly used to reinforce the belief that recursion is silly... but all clichés became clichés in the first place because they were so good that everyone and their brother kept using them! Let us therefore showcase a more amazing property of this famous sequence: </text:span><text:span text:style-name="T4">every positive integer can be expressed exactly one way as a sum of non-repeated Fibonacci numbers</text:span><text:span text:style-name="T3"> so that no two consecutive Fibonacci numbers appear in this sum. (After all, if the sum contains two consecutive Fibonacci numbers </text:span><text:span text:style-name="T5">F</text:span><text:span text:style-name="T29">i</text:span><text:span text:style-name="T3"> and </text:span><text:span text:style-name="T5">F</text:span><text:span text:style-name="T29">i</text:span><text:span text:style-name="T28">+1</text:span><text:span text:style-name="T3">, these two can always be replaced by </text:span><text:span text:style-name="T5">F</text:span><text:span text:style-name="T29">i</text:span><text:span text:style-name="T28">+2</text:span><text:span text:style-name="T3"> without affecting the total. Doing this replacement from highest terms down guarantees that </text:span><text:span text:style-name="T5">F</text:span><text:span text:style-name="T29">i</text:span><text:span text:style-name="T28">+2</text:span><text:span text:style-name="T3"> is not already being used, since with the value </text:span><text:span text:style-name="T5">F</text:span><text:span text:style-name="T29">i</text:span><text:span text:style-name="T28">+1</text:span><text:span text:style-name="T3"> assumed to exist, these two would have been turned into </text:span><text:span text:style-name="T5">F</text:span><text:span text:style-name="T29">i</text:span><text:span text:style-name="T28">+3</text:span><text:span text:style-name="T3"> already and we could not be having the problem that we currently have.) </text:span></text:p>
      <text:p text:style-name="P2"/>
      <text:p text:style-name="P1"><text:span text:style-name="T3">To produce this unique sequence for </text:span><text:span text:style-name="T14">n</text:span><text:span text:style-name="T3">, the simple </text:span><text:span text:style-name="T4">greedy algorithm</text:span><text:span text:style-name="T3"> can be proven to work fine. Always add into the list the largest possible Fibonacci number </text:span><text:span text:style-name="T14">f</text:span><text:span text:style-name="T3"> that is less than or equal to </text:span><text:span text:style-name="T14">n</text:span><text:span text:style-name="T3">. Then convert the rest of the number </text:span><text:span text:style-name="T14">n - f</text:span><text:span text:style-name="T3"> in the same manner, until only zero remains. This list of Fibonacci numbers must be returned in sorted descending order. </text:span></text:p>
      <text:p text:style-name="P2"/>
      <table:table table:name="Table87" table:style-name="Table87">
        <table:table-column table:style-name="Table87.A"/>
        <table:table-column table:style-name="Table87.B"/>
        <text:soft-page-break/>
        <table:table-row table:style-name="Table87.1">
          <table:table-cell table:style-name="Table87.A1" office:value-type="string">
            <text:p text:style-name="P7"><text:span text:style-name="T14">n</text:span></text:p>
          </table:table-cell>
          <table:table-cell table:style-name="Table87.A1" office:value-type="string">
            <text:p text:style-name="P7"><text:span text:style-name="T3">Expected result</text:span></text:p>
          </table:table-cell>
        </table:table-row>
        <table:table-row table:style-name="Table87.1">
          <table:table-cell table:style-name="Table87.A1" office:value-type="string">
            <text:p text:style-name="P7"><text:span text:style-name="T14">10</text:span></text:p>
          </table:table-cell>
          <table:table-cell table:style-name="Table87.A1" office:value-type="string">
            <text:p text:style-name="P7"><text:span text:style-name="T14">[8, 2]</text:span></text:p>
          </table:table-cell>
        </table:table-row>
        <table:table-row table:style-name="Table87.1">
          <table:table-cell table:style-name="Table87.A1" office:value-type="string">
            <text:p text:style-name="P7"><text:span text:style-name="T14">100</text:span></text:p>
          </table:table-cell>
          <table:table-cell table:style-name="Table87.A1" office:value-type="string">
            <text:p text:style-name="P7"><text:span text:style-name="T14">[89, 8, 3]</text:span></text:p>
          </table:table-cell>
        </table:table-row>
        <table:table-row table:style-name="Table87.1">
          <table:table-cell table:style-name="Table87.A1" office:value-type="string">
            <text:p text:style-name="P7"><text:span text:style-name="T14">10**6</text:span></text:p>
          </table:table-cell>
          <table:table-cell table:style-name="Table87.A1" office:value-type="string">
            <text:p text:style-name="P7"><text:span text:style-name="T14">[832040, 121393, 46368, 144, 55]</text:span></text:p>
          </table:table-cell>
        </table:table-row>
      </table:table>
      <text:p text:style-name="P2"/>
      <text:p text:style-name="P17"><text:bookmark text:name="_54yktjwcyx0o"/><text:span text:style-name="T1">Rooks with friends</text:span></text:p>
      <text:p text:style-name="P2"/>
      <text:p text:style-name="P1"><text:span text:style-name="T14">def rooks_with_friends(n, friends, enemies):</text:span></text:p>
      <text:p text:style-name="P2"/>
      <text:p text:style-name="P1"><text:span text:style-name="T3">Those dastardly rooks have again gone on a rampage on a generalized </text:span><text:span text:style-name="T5">n</text:span><text:span text:style-name="T3">-by-</text:span><text:span text:style-name="T5">n</text:span><text:span text:style-name="T3"> chessboard, just like in the earlier problem of counting how many squares were safe from their riotous wrath. Each rook is again represented as a tuple </text:span><text:span text:style-name="T14">(row, column)</text:span><text:span text:style-name="T3"> of the coordinates of the square that it is standing on. However, in this version of the problem, some of these rooks are now your </text:span><text:span text:style-name="T4">friends</text:span><text:span text:style-name="T3"> (same colour as you) while the others are your </text:span><text:span text:style-name="T4">enemies</text:span><text:span text:style-name="T3"> (the opposite colour from you). Friendly rooks protect the chess squares by standing between them and any enemy rooks that might threaten those squares, so that an enemy rook can attack only those squares in the same row or column that do not enjoy the protection of any friendly rook standing between them. Given the board size </text:span><text:span text:style-name="T14">n</text:span><text:span text:style-name="T3"> and the lists of </text:span><text:span text:style-name="T14">friends</text:span><text:span text:style-name="T3"> and </text:span><text:span text:style-name="T14">enemies</text:span><text:span text:style-name="T3">, count how many empty squares on the board are safe from enemy rooks. </text:span></text:p>
      <text:p text:style-name="P2"/>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3"><text:span text:style-name="T14">n</text:span></text:p>
          </table:table-cell>
          <table:table-cell table:style-name="Table88.A1" office:value-type="string">
            <text:p text:style-name="P3"><text:span text:style-name="T14">friends</text:span></text:p>
          </table:table-cell>
          <table:table-cell table:style-name="Table88.A1" office:value-type="string">
            <text:p text:style-name="P3"><text:span text:style-name="T14">enemies</text:span></text:p>
          </table:table-cell>
          <table:table-cell table:style-name="Table88.A1" office:value-type="string">
            <text:p text:style-name="P3"><text:span text:style-name="T3">Expected result</text:span></text:p>
          </table:table-cell>
        </table:table-row>
        <table:table-row table:style-name="Table88.1">
          <table:table-cell table:style-name="Table88.A1" office:value-type="string">
            <text:p text:style-name="P3"><text:span text:style-name="T14">4</text:span></text:p>
          </table:table-cell>
          <table:table-cell table:style-name="Table88.A1" office:value-type="string">
            <text:p text:style-name="P3"><text:span text:style-name="T14">[(2,2), (0,1), (3,1)]</text:span></text:p>
          </table:table-cell>
          <table:table-cell table:style-name="Table88.A1" office:value-type="string">
            <text:p text:style-name="P3"><text:span text:style-name="T14">[(3,0), (1,2), (2,3)]</text:span></text:p>
          </table:table-cell>
          <table:table-cell table:style-name="Table88.A1" office:value-type="string">
            <text:p text:style-name="P3"><text:span text:style-name="T14">2</text:span></text:p>
          </table:table-cell>
        </table:table-row>
        <table:table-row table:style-name="Table88.1">
          <table:table-cell table:style-name="Table88.A1" office:value-type="string">
            <text:p text:style-name="P3"><text:span text:style-name="T14">4</text:span></text:p>
          </table:table-cell>
          <table:table-cell table:style-name="Table88.A1" office:value-type="string">
            <text:p text:style-name="P3"><text:span text:style-name="T14">[(3,0), (1,2), (2,3)]</text:span></text:p>
          </table:table-cell>
          <table:table-cell table:style-name="Table88.A1" office:value-type="string">
            <text:p text:style-name="P3"><text:span text:style-name="T14">[(2,2), (0,1), (3,1)]</text:span></text:p>
          </table:table-cell>
          <table:table-cell table:style-name="Table88.A1" office:value-type="string">
            <text:p text:style-name="P3"><text:span text:style-name="T14">2</text:span></text:p>
          </table:table-cell>
        </table:table-row>
        <table:table-row table:style-name="Table88.1">
          <table:table-cell table:style-name="Table88.A1" office:value-type="string">
            <text:p text:style-name="P3"><text:span text:style-name="T14">8</text:span></text:p>
          </table:table-cell>
          <table:table-cell table:style-name="Table88.A1" office:value-type="string">
            <text:p text:style-name="P3"><text:span text:style-name="T14">[(3,3), (4,4)]</text:span></text:p>
          </table:table-cell>
          <table:table-cell table:style-name="Table88.A1" office:value-type="string">
            <text:p text:style-name="P3"><text:span text:style-name="T14">[(3,4), (4,3)]</text:span></text:p>
          </table:table-cell>
          <table:table-cell table:style-name="Table88.A1" office:value-type="string">
            <text:p text:style-name="P3"><text:span text:style-name="T14">48</text:span></text:p>
          </table:table-cell>
        </table:table-row>
        <table:table-row table:style-name="Table88.1">
          <table:table-cell table:style-name="Table88.A1" office:value-type="string">
            <text:p text:style-name="P3"><text:span text:style-name="T14">100</text:span></text:p>
          </table:table-cell>
          <table:table-cell table:style-name="Table88.A1" office:value-type="string">
            <text:p text:style-name="P3"><text:span text:style-name="T14">[(r, (3*r+5) % 100) for r in range(1, 100, 2)]</text:span></text:p>
          </table:table-cell>
          <table:table-cell table:style-name="Table88.A1" office:value-type="string">
            <text:p text:style-name="P3"><text:span text:style-name="T14">[(r, (4*r+32) % 100) for r in range(0, 100, 2)]</text:span></text:p>
          </table:table-cell>
          <table:table-cell table:style-name="Table88.A1" office:value-type="string">
            <text:p text:style-name="P3"><text:span text:style-name="T14">3200</text:span></text:p>
          </table:table-cell>
        </table:table-row>
      </table:table>
      <text:p text:style-name="P1"><text:span text:style-name="T3"><text:s/></text:span></text:p>
      <text:p text:style-name="P17"><text:bookmark text:name="_d6wpy7fixkef"/><text:span text:style-name="T1">Possible words in Hangman</text:span></text:p>
      <text:p text:style-name="P2"/>
      <text:p text:style-name="P1"><text:span text:style-name="T14">def possible_words(words, pattern):</text:span></text:p>
      <text:p text:style-name="P2"/>
      <text:p text:style-name="P1"><text:span text:style-name="T3">Given a list of possible </text:span><text:span text:style-name="T14">words</text:span><text:span text:style-name="T3">, and a </text:span><text:span text:style-name="T14">pattern</text:span><text:span text:style-name="T3"> string that is guaranteed to contain only lowercase English letters </text:span><text:span text:style-name="T5">a</text:span><text:span text:style-name="T3"> to </text:span><text:span text:style-name="T5">z</text:span><text:span text:style-name="T3"> and asterisk characters </text:span><text:span text:style-name="T14">*</text:span><text:span text:style-name="T3">, create and return a list of words that match the </text:span><text:span text:style-name="T14">pattern</text:span><text:span text:style-name="T3"> in the sense of the game of </text:span><text:a xlink:type="simple" xlink:href="https://en.wikipedia.org/wiki/Hangman_(game)" text:style-name="ListLabel_20_37" text:visited-style-name="ListLabel_20_37"><text:span text:style-name="T10">Hangman</text:span></text:a><text:span text:style-name="T3">. First, the word and the </text:span><text:span text:style-name="T14">pattern</text:span><text:span text:style-name="T3"> must be the same length. In places where the </text:span><text:span text:style-name="T14">pattern</text:span><text:span text:style-name="T3"> contains some letter, the word must also contain that exact same letter. In places where the </text:span><text:span text:style-name="T14">pattern</text:span><text:span text:style-name="T3"> contains an asterisk, the word must contain some character that may not be any of the letters that explicitly occur anywhere in the </text:span><text:span text:style-name="T14">pattern</text:span><text:span text:style-name="T3">. (In the game of Hangman, any such letter would have already been revealed in the earlier round when it was the current guess, along with all its other occurrences in </text:span><text:span text:style-name="T14">pattern</text:span><text:span text:style-name="T3">.)</text:span></text:p>
      <text:p text:style-name="P2"/>
      <text:p text:style-name="P1"><text:span text:style-name="T3">For example, the words </text:span><text:span text:style-name="T14">'bridge'</text:span><text:span text:style-name="T3"> and </text:span><text:span text:style-name="T14">'smudge'</text:span><text:span text:style-name="T3"> both match the pattern </text:span><text:span text:style-name="T14">'***dg*'</text:span><text:span text:style-name="T3">. However, the words </text:span><text:span text:style-name="T14">'grudge'</text:span><text:span text:style-name="T3"> and '</text:span><text:span text:style-name="T14">dredge</text:span><text:span text:style-name="T3">' would </text:span><text:span text:style-name="T4">not</text:span><text:span text:style-name="T3"> match that same pattern, since the first asterisk may not be matched with either </text:span><text:span text:style-name="T14">'g'</text:span><text:span text:style-name="T3"> or </text:span><text:span text:style-name="T14">'d'</text:span><text:span text:style-name="T3"> that appears inside the given </text:span><text:span text:style-name="T14">pattern</text:span><text:span text:style-name="T3">.</text:span></text:p>
      <text:p text:style-name="P2"/>
      <table:table table:name="Table89" table:style-name="Table89">
        <table:table-column table:style-name="Table89.A"/>
        <table:table-column table:style-name="Table89.B"/>
        <table:table-row table:style-name="Table89.1">
          <table:table-cell table:style-name="Table89.A1" office:value-type="string">
            <text:p text:style-name="P7"><text:span text:style-name="T14">pattern</text:span></text:p>
          </table:table-cell>
          <table:table-cell table:style-name="Table89.A1" office:value-type="string">
            <text:p text:style-name="P7"><text:span text:style-name="T3">Expected result (using wordlist </text:span><text:span text:style-name="T14">words_sorted.txt</text:span><text:span text:style-name="T3">)</text:span></text:p>
          </table:table-cell>
        </table:table-row>
        <table:table-row table:style-name="Table89.1">
          <table:table-cell table:style-name="Table89.A1" office:value-type="string">
            <text:p text:style-name="P7"><text:span text:style-name="T14">'***dg*'</text:span></text:p>
          </table:table-cell>
          <table:table-cell table:style-name="Table89.A1" office:value-type="string">
            <text:p text:style-name="P7"><text:span text:style-name="T14">['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89.1">
          <table:table-cell table:style-name="Table89.A1" office:value-type="string">
            <text:p text:style-name="P7"><text:span text:style-name="T14">'a**s**a'</text:span></text:p>
          </table:table-cell>
          <table:table-cell table:style-name="Table89.A1" office:value-type="string">
            <text:p text:style-name="P7"><text:span text:style-name="T14">['acystia', 'acushla', 'anosmia']</text:span></text:p>
          </table:table-cell>
        </table:table-row>
        <table:table-row table:style-name="Table89.1">
          <table:table-cell table:style-name="Table89.A1" office:value-type="string">
            <text:p text:style-name="P7"><text:span text:style-name="T14">'*a*e*i*o'</text:span></text:p>
          </table:table-cell>
          <table:table-cell table:style-name="Table89.A1" office:value-type="string">
            <text:p text:style-name="P7"><text:span text:style-name="T14">['patetico']</text:span></text:p>
          </table:table-cell>
        </table:table-row>
      </table:table>
      <text:p text:style-name="P2"/>
      <text:p text:style-name="P17"><text:bookmark text:name="_3g1is3hbq5b8"/><text:span text:style-name="T1">Factoring factorials</text:span></text:p>
      <text:p text:style-name="P2"/>
      <text:p text:style-name="P1"><text:span text:style-name="T14">def factoring_factorial(n):</text:span></text:p>
      <text:p text:style-name="P2"/>
      <text:p text:style-name="P1"><text:span text:style-name="T3">The </text:span><text:a xlink:type="simple" xlink:href="https://en.wikipedia.org/wiki/Fundamental_theorem_of_arithmetic" text:style-name="ListLabel_20_37" text:visited-style-name="ListLabel_20_37"><text:span text:style-name="T10">fundamental theorem of arithmetic</text:span></text:a><text:span text:style-name="T3"> tells us that every positive integer can be broken down to the product of its </text:span><text:span text:style-name="T4">prime factors </text:span><text:span text:style-name="T3">in exactly one way. Given a positive integer </text:span><text:span text:style-name="T14">n &gt; 1</text:span><text:span text:style-name="T3">, create and return a list that contains all prime factors of </text:span><text:span text:style-name="T14">n!</text:span><text:span text:style-name="T3">, the product of all positive integers up to </text:span><text:span text:style-name="T14">n</text:span><text:span text:style-name="T3">, along with their exponents in the prime factorization. These prime factors should be listed in ascending order, each prime factor given as tuple </text:span><text:span text:style-name="T14">(p, e)</text:span><text:span text:style-name="T3"> where </text:span><text:span text:style-name="T14">p</text:span><text:span text:style-name="T3"> is the prime factor and </text:span><text:span text:style-name="T14">e</text:span><text:span text:style-name="T3"> its exponent.</text:span></text:p>
      <text:p text:style-name="P2"/>
      <text:p text:style-name="P1"><text:span text:style-name="T3">Since </text:span><text:span text:style-name="T14">n</text:span><text:span text:style-name="T3"> will get into the thousands in the automated tester, you should accumulate the prime factors of </text:span><text:span text:style-name="T14">n!</text:span><text:span text:style-name="T3"> separately for each individual term of the factorial as you go, rather than first computing the entire </text:span><text:span text:style-name="T14">n!</text:span><text:span text:style-name="T3"> and then afterwards dividing it down into its prime factors.</text:span></text:p>
      <text:p text:style-name="P1"/>
      <table:table table:name="Table90" table:style-name="Table90">
        <table:table-column table:style-name="Table90.A"/>
        <table:table-column table:style-name="Table90.B"/>
        <table:table-row table:style-name="Table90.1">
          <table:table-cell table:style-name="Table90.A1" office:value-type="string">
            <text:p text:style-name="P7"><text:span text:style-name="T14">n</text:span></text:p>
          </table:table-cell>
          <table:table-cell table:style-name="Table90.A1" office:value-type="string">
            <text:p text:style-name="P7"><text:span text:style-name="T3">Expected result</text:span></text:p>
          </table:table-cell>
        </table:table-row>
        <table:table-row table:style-name="Table90.1">
          <table:table-cell table:style-name="Table90.A1" office:value-type="string">
            <text:p text:style-name="P7"><text:span text:style-name="T14">5</text:span></text:p>
          </table:table-cell>
          <table:table-cell table:style-name="Table90.A1" office:value-type="string">
            <text:p text:style-name="P7"><text:span text:style-name="T14">[(2, 3), (3, 1), (5, 1)]</text:span></text:p>
          </table:table-cell>
        </table:table-row>
        <table:table-row table:style-name="Table90.1">
          <table:table-cell table:style-name="Table90.A1" office:value-type="string">
            <text:p text:style-name="P7"><text:span text:style-name="T14">10</text:span></text:p>
          </table:table-cell>
          <table:table-cell table:style-name="Table90.A1" office:value-type="string">
            <text:p text:style-name="P7"><text:span text:style-name="T14">[(2, 8), (3, 4), (5, 2), (7, 1)]</text:span></text:p>
          </table:table-cell>
        </table:table-row>
        <table:table-row table:style-name="Table90.1">
          <table:table-cell table:style-name="Table90.A1" office:value-type="string">
            <text:p text:style-name="P7"><text:span text:style-name="T14">20</text:span></text:p>
          </table:table-cell>
          <table:table-cell table:style-name="Table90.A1" office:value-type="string">
            <text:p text:style-name="P7"><text:span text:style-name="T14">[(2, 18), (3, 8), (5, 4), (7, 2), (11, 1), (13, 1), (17, 1), (19, 1)]</text:span></text:p>
          </table:table-cell>
        </table:table-row>
        <table:table-row table:style-name="Table90.1">
          <table:table-cell table:style-name="Table90.A1" office:value-type="string">
            <text:p text:style-name="P7"><text:span text:style-name="T14">100</text:span></text:p>
          </table:table-cell>
          <table:table-cell table:style-name="Table90.A1" office:value-type="string">
            <text:p text:style-name="P7"><text:span text:style-name="T14">[(2, 97), (3, 48), (5, 24), (7, 16), (11, 9), (13, 7), (17, 5), (19, 5), (23, 4), (29, 3), (31, 3), (37, 2), (41, 2), (43, 2), (47, 2), (53, 1), (59, 1), (61, 1), (67, 1), (71, 1), (73, 1), (79, 1), (83, 1), (89, 1), (97, 1)]</text:span></text:p>
          </table:table-cell>
        </table:table-row>
        <table:table-row table:style-name="Table90.1">
          <table:table-cell table:style-name="Table90.A1" office:value-type="string">
            <text:p text:style-name="P7"><text:span text:style-name="T14">1000</text:span></text:p>
          </table:table-cell>
          <table:table-cell table:style-name="Table90.A1" office:value-type="string">
            <text:p text:style-name="P7"><text:span text:style-name="T3">(a list that contains a total of 168 terms, the first five of which are </text:span><text:span text:style-name="T14">[(2, 994), (3, 498), (5, 249), (7, 164), (11, 98)]</text:span><text:span text:style-name="T3">)</text:span></text:p>
          </table:table-cell>
        </table:table-row>
        <table:table-row table:style-name="Table90.1">
          <table:table-cell table:style-name="Table90.A1" office:value-type="string">
            <text:p text:style-name="P7"><text:span text:style-name="T14">10000</text:span></text:p>
          </table:table-cell>
          <table:table-cell table:style-name="Table90.A1" office:value-type="string">
            <text:p text:style-name="P7"><text:span text:style-name="T3">(a list that contains a total of 1229 terms, the first five of which are </text:span><text:span text:style-name="T14">[(2, 9995), (3, 4996), (5, 2499), (7, 1665), (11, 998)]</text:span><text:span text:style-name="T3"> ) </text:span></text:p>
          </table:table-cell>
        </table:table-row>
      </table:table>
      <text:p text:style-name="P2"/>
      <text:p text:style-name="P17"><text:bookmark text:name="_eyzwnl1p3pg"/><text:span text:style-name="T1">Aliquot sequence</text:span></text:p>
      <text:p text:style-name="P2"/>
      <text:p text:style-name="P1"><text:span text:style-name="T14">def aliquot_sequence(n, giveup = 100):</text:span></text:p>
      <text:p text:style-name="P2"/>
      <text:p text:style-name="P1"><text:span text:style-name="T3">The </text:span><text:span text:style-name="T4">proper divisors</text:span><text:span text:style-name="T3"> of a positive integer </text:span><text:span text:style-name="T14">n</text:span><text:span text:style-name="T3"> are those positive integers that exactly divide </text:span><text:span text:style-name="T14">n</text:span><text:span text:style-name="T3"> and are strictly less than </text:span><text:span text:style-name="T14">n</text:span><text:span text:style-name="T3">. For example, the proper divisors of 12 are 1, 2, 3, 4 and 6. The </text:span><text:a xlink:type="simple" xlink:href="https://en.wikipedia.org/wiki/Aliquot_sequence" text:style-name="ListLabel_20_37" text:visited-style-name="ListLabel_20_37"><text:span text:style-name="T10">Aliquot sequence</text:span></text:a><text:span text:style-name="T3"> for the positive integer </text:span><text:span text:style-name="T14">n</text:span><text:span text:style-name="T3"> starts from </text:span><text:span text:style-name="T14">n</text:span><text:span text:style-name="T3">, after which each term equals the sum of the proper divisors of the previous term. For example, starting from 12, the next term in this sequence would be 1 + 2 + 3 + 4 + 6 = 16. The next term after that is computed by adding up the proper divisors of 16, giving us 1 + 2 + 4 + 8 = 15, and so on.</text:span></text:p>
      <text:p text:style-name="P2"/>
      <text:p text:style-name="P1"><text:span text:style-name="T3">The Aliquot sequence terminates either when it reaches zero, or at the appearance of some term that has already shown up earlier in that same sequence, after which the sequence would simply continue forever in that same cycle. Both possibilities can be achieved with a suitable choice of </text:span><text:span text:style-name="T14">n</text:span><text:span text:style-name="T3">. In the same spirit as the more famous </text:span><text:a xlink:type="simple" xlink:href="https://en.wikipedia.org/wiki/Collatz_conjecture" text:style-name="ListLabel_20_37" text:visited-style-name="ListLabel_20_37"><text:span text:style-name="T10">Collatz sequence</text:span></text:a><text:span text:style-name="T3"> previously seen in the </text:span><text:a xlink:type="simple" xlink:href="https://github.com/ikokkari/PythonExamples/blob/master/mathproblems.py" text:style-name="ListLabel_20_39" text:visited-style-name="ListLabel_20_39"><text:span text:style-name="T13">mathproblems.py</text:span></text:a><text:span text:style-name="T3"> in-class example, it is currently unknown whether there exists some starting number </text:span><text:span text:style-name="T14">n</text:span><text:span text:style-name="T3"> for which this sequence will go on forever without ever repeating itself. So just to be safe, this function should stop once the sequence length becomes equal to </text:span><text:span text:style-name="T14">giveup</text:span><text:span text:style-name="T3">.</text:span></text:p>
      <text:p text:style-name="P2"/>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7"><text:span text:style-name="T14">n</text:span></text:p>
          </table:table-cell>
          <table:table-cell table:style-name="Table91.A1" office:value-type="string">
            <text:p text:style-name="P7"><text:span text:style-name="T14">giveup</text:span></text:p>
          </table:table-cell>
          <table:table-cell table:style-name="Table91.A1" office:value-type="string">
            <text:p text:style-name="P7"><text:span text:style-name="T3">Expected result</text:span></text:p>
          </table:table-cell>
        </table:table-row>
        <table:table-row table:style-name="Table91.1">
          <table:table-cell table:style-name="Table91.A1" office:value-type="string">
            <text:p text:style-name="P7"><text:span text:style-name="T14">12</text:span></text:p>
          </table:table-cell>
          <table:table-cell table:style-name="Table91.A1" office:value-type="string">
            <text:p text:style-name="P7"><text:span text:style-name="T14">100</text:span></text:p>
          </table:table-cell>
          <table:table-cell table:style-name="Table91.A1" office:value-type="string">
            <text:p text:style-name="P7"><text:span text:style-name="T14">[12, 16, 15, 9, 4, 3, 1, 0]</text:span></text:p>
          </table:table-cell>
        </table:table-row>
        <table:table-row table:style-name="Table91.1">
          <table:table-cell table:style-name="Table91.A1" office:value-type="string">
            <text:p text:style-name="P7"><text:span text:style-name="T14">34</text:span></text:p>
          </table:table-cell>
          <table:table-cell table:style-name="Table91.A1" office:value-type="string">
            <text:p text:style-name="P7"><text:span text:style-name="T14">100</text:span></text:p>
          </table:table-cell>
          <table:table-cell table:style-name="Table91.A1" office:value-type="string">
            <text:p text:style-name="P7"><text:span text:style-name="T14">[34, 20, 22, 14, 10, 8, 7, 1, 0]</text:span></text:p>
          </table:table-cell>
        </table:table-row>
        <table:table-row table:style-name="Table91.1">
          <table:table-cell table:style-name="Table91.A1" office:value-type="string">
            <text:p text:style-name="P7"><text:span text:style-name="T14">34</text:span></text:p>
          </table:table-cell>
          <table:table-cell table:style-name="Table91.A1" office:value-type="string">
            <text:p text:style-name="P7"><text:span text:style-name="T14">2</text:span></text:p>
          </table:table-cell>
          <table:table-cell table:style-name="Table91.A1" office:value-type="string">
            <text:p text:style-name="P7"><text:span text:style-name="T14">[34, 20]</text:span></text:p>
          </table:table-cell>
        </table:table-row>
      </table:table>
      <text:p text:style-name="P2"/>
      <text:p text:style-name="P2"/>
      <text:p text:style-name="P17"><text:bookmark text:name="_ps92ypnf5ife"/><text:span text:style-name="T1">Lattice paths</text:span></text:p>
      <text:p text:style-name="P2"/>
      <text:p text:style-name="P1"><text:span text:style-name="T14">def lattice_paths(x, y, tabu):</text:span></text:p>
      <text:p text:style-name="P2"/>
      <text:p text:style-name="P1"><text:span text:style-name="T3">You are standing on the point </text:span><text:span text:style-name="T14">(x, y)</text:span><text:span text:style-name="T3"> in the grid of pairs of nonnegative integers, and wish to make your way to the </text:span><text:span text:style-name="T4">origin</text:span><text:span text:style-name="T3"> point </text:span><text:span text:style-name="T14">(0, 0)</text:span><text:span text:style-name="T3">. At any given point, you are only allowed to move either one step left or one step down at the time. This function should add up the number of different paths that lead from the point </text:span><text:span text:style-name="T14">(x, y)</text:span><text:span text:style-name="T3"> to the origin </text:span><text:span text:style-name="T14">(0, 0)</text:span><text:span text:style-name="T3">, under the constraints that each step must be taken either left or down, and also are not allowed to enter any points included in the </text:span><text:span text:style-name="T14">tabu</text:span><text:span text:style-name="T3"> list.</text:span></text:p>
      <text:p text:style-name="P2"/>
      <text:p text:style-name="P1"><text:span text:style-name="T3">This variation of the classic combinatorial problem turns out to have a reasonably straightforward recursive solution. As the base case, the number of paths from the origin </text:span><text:span text:style-name="T14">(0, 0)</text:span><text:span text:style-name="T3"> to itself </text:span><text:span text:style-name="T14">(0, 0)</text:span><text:span text:style-name="T3"> equals one. If the point </text:span><text:span text:style-name="T14">(x, y)</text:span><text:span text:style-name="T3"> is in the </text:span><text:span text:style-name="T14">tabu</text:span><text:span text:style-name="T3"> list, the number of paths from that point </text:span><text:span text:style-name="T14">(x, y)</text:span><text:span text:style-name="T3"> to the origin equals zero. The same holds for all points whose either coordinate </text:span><text:span text:style-name="T14">x</text:span><text:span text:style-name="T3"> or </text:span><text:span text:style-name="T14">y</text:span><text:span text:style-name="T3"> is negative. Otherwise, the number of paths from the point </text:span><text:span text:style-name="T14">(x, y)</text:span><text:span text:style-name="T3"> to origin </text:span><text:span text:style-name="T14">(0, 0)</text:span><text:span text:style-name="T3"> is the sum of paths from the two neighbours </text:span><text:span text:style-name="T14">(x-1, y)</text:span><text:span text:style-name="T3"> and </text:span><text:span text:style-name="T14">(x, y-1)</text:span><text:span text:style-name="T3">.</text:span></text:p>
      <text:p text:style-name="P2"/>
      <text:p text:style-name="P1"><text:span text:style-name="T3">However, this simple recursion branches into an exponential number of possibilities and would therefore be far too slow for us to execute. Therefore, you should either </text:span><text:span text:style-name="T4">memoize</text:span><text:span text:style-name="T3"> the recursion, or even better, build up a two-dimensional list whose entries are the individual subproblem solutions, and fill this list with two </text:span><text:span text:style-name="T14">for</text:span><text:span text:style-name="T3">-loops instead of recursion, these loops filling the list in order that when computing position </text:span><text:span text:style-name="T14">[x][y]</text:span><text:span text:style-name="T3">, the positions </text:span><text:span text:style-name="T14">[x-1][y]</text:span><text:span text:style-name="T3"> and </text:span><text:span text:style-name="T14">[x][y-1]</text:span><text:span text:style-name="T3"> have already been computed. (This idea to solve recursions with loops is called </text:span><text:span text:style-name="T4">dynamic programming</text:span><text:span text:style-name="T3">.)</text:span></text:p>
      <text:p text:style-name="P2"/>
      <table:table table:name="Table92" table:style-name="Table92">
        <table:table-column table:style-name="Table92.A"/>
        <table:table-column table:style-name="Table92.B"/>
        <table:table-column table:style-name="Table92.C"/>
        <table:table-column table:style-name="Table92.D"/>
        <table:table-row table:style-name="Table92.1">
          <table:table-cell table:style-name="Table92.A1" office:value-type="string">
            <text:p text:style-name="P7"><text:span text:style-name="T14">x</text:span></text:p>
          </table:table-cell>
          <table:table-cell table:style-name="Table92.A1" office:value-type="string">
            <text:p text:style-name="P7"><text:span text:style-name="T14">y</text:span></text:p>
          </table:table-cell>
          <table:table-cell table:style-name="Table92.A1" office:value-type="string">
            <text:p text:style-name="P7"><text:span text:style-name="T14">tabu</text:span></text:p>
          </table:table-cell>
          <table:table-cell table:style-name="Table92.A1" office:value-type="string">
            <text:p text:style-name="P7"><text:span text:style-name="T3">Expected result</text:span></text:p>
          </table:table-cell>
        </table:table-row>
        <table:table-row table:style-name="Table92.1">
          <table:table-cell table:style-name="Table92.A1" office:value-type="string">
            <text:p text:style-name="P7"><text:span text:style-name="T14">3</text:span></text:p>
          </table:table-cell>
          <table:table-cell table:style-name="Table92.A1" office:value-type="string">
            <text:p text:style-name="P7"><text:span text:style-name="T14">3</text:span></text:p>
          </table:table-cell>
          <table:table-cell table:style-name="Table92.A1" office:value-type="string">
            <text:p text:style-name="P7"><text:span text:style-name="T14">[]</text:span></text:p>
          </table:table-cell>
          <table:table-cell table:style-name="Table92.A1" office:value-type="string">
            <text:p text:style-name="P7"><text:span text:style-name="T14">20</text:span></text:p>
          </table:table-cell>
        </table:table-row>
        <table:table-row table:style-name="Table92.1">
          <table:table-cell table:style-name="Table92.A1" office:value-type="string">
            <text:p text:style-name="P7"><text:span text:style-name="T14">3</text:span></text:p>
          </table:table-cell>
          <table:table-cell table:style-name="Table92.A1" office:value-type="string">
            <text:p text:style-name="P7"><text:span text:style-name="T14">4</text:span></text:p>
          </table:table-cell>
          <table:table-cell table:style-name="Table92.A1" office:value-type="string">
            <text:p text:style-name="P7"><text:span text:style-name="T14">[(2,2)]</text:span></text:p>
          </table:table-cell>
          <table:table-cell table:style-name="Table92.A1" office:value-type="string">
            <text:p text:style-name="P7"><text:span text:style-name="T14">17</text:span></text:p>
          </table:table-cell>
        </table:table-row>
        <table:table-row table:style-name="Table92.1">
          <table:table-cell table:style-name="Table92.A1" office:value-type="string">
            <text:p text:style-name="P7"><text:span text:style-name="T14">10</text:span></text:p>
          </table:table-cell>
          <table:table-cell table:style-name="Table92.A1" office:value-type="string">
            <text:p text:style-name="P7"><text:span text:style-name="T14">5</text:span></text:p>
          </table:table-cell>
          <table:table-cell table:style-name="Table92.A1" office:value-type="string">
            <text:p text:style-name="P7"><text:span text:style-name="T14">[(6, 1), (2, 3)]</text:span></text:p>
          </table:table-cell>
          <table:table-cell table:style-name="Table92.A1" office:value-type="string">
            <text:p text:style-name="P7"><text:span text:style-name="T14">2063</text:span></text:p>
          </table:table-cell>
        </table:table-row>
        <table:table-row table:style-name="Table92.1">
          <table:table-cell table:style-name="Table92.A1" office:value-type="string">
            <text:p text:style-name="P7"><text:span text:style-name="T14">6</text:span></text:p>
          </table:table-cell>
          <table:table-cell table:style-name="Table92.A1" office:value-type="string">
            <text:p text:style-name="P7"><text:span text:style-name="T14">8</text:span></text:p>
          </table:table-cell>
          <table:table-cell table:style-name="Table92.A1" office:value-type="string">
            <text:p text:style-name="P7"><text:span text:style-name="T14">[(4,3), (7,3), (7,7), (1,5)]</text:span></text:p>
          </table:table-cell>
          <table:table-cell table:style-name="Table92.A1" office:value-type="string">
            <text:p text:style-name="P7"><text:span text:style-name="T14">1932</text:span></text:p>
          </table:table-cell>
        </table:table-row>
        <table:table-row table:style-name="Table92.1">
          <table:table-cell table:style-name="Table92.A1" office:value-type="string">
            <text:p text:style-name="P7"><text:span text:style-name="T14">10</text:span></text:p>
          </table:table-cell>
          <table:table-cell table:style-name="Table92.A1" office:value-type="string">
            <text:p text:style-name="P7"><text:span text:style-name="T14">10</text:span></text:p>
          </table:table-cell>
          <table:table-cell table:style-name="Table92.A1" office:value-type="string">
            <text:p text:style-name="P7"><text:span text:style-name="T14">[(0,1)]</text:span></text:p>
          </table:table-cell>
          <table:table-cell table:style-name="Table92.A1" office:value-type="string">
            <text:p text:style-name="P7"><text:span text:style-name="T14">92378</text:span></text:p>
          </table:table-cell>
        </table:table-row>
        <table:table-row table:style-name="Table92.1">
          <table:table-cell table:style-name="Table92.A1" office:value-type="string">
            <text:p text:style-name="P7"><text:span text:style-name="T14">100</text:span></text:p>
          </table:table-cell>
          <table:table-cell table:style-name="Table92.A1" office:value-type="string">
            <text:p text:style-name="P7"><text:span text:style-name="T14">100</text:span></text:p>
          </table:table-cell>
          <table:table-cell table:style-name="Table92.A1" office:value-type="string">
            <text:p text:style-name="P7"><text:span text:style-name="T14">[(0,1), (1,0)]</text:span></text:p>
          </table:table-cell>
          <table:table-cell table:style-name="Table92.A1" office:value-type="string">
            <text:p text:style-name="P7"><text:span text:style-name="T14">0</text:span></text:p>
          </table:table-cell>
        </table:table-row>
      </table:table>
      <text:p text:style-name="P2"/>
      <text:p text:style-name="P17"><text:bookmark text:name="_tsprkvh17zis"/><text:span text:style-name="T1">Count squares on integer grid</text:span></text:p>
      <text:p text:style-name="P2"/>
      <text:p text:style-name="P1"><text:span text:style-name="T14">def count_squares(points):</text:span></text:p>
      <text:p text:style-name="P2"/>
      <text:p text:style-name="P1"><text:span text:style-name="T3">This problem is "</text:span><text:a xlink:type="simple" xlink:href="https://challenges.wolfram.com/challenge/count-the-number-of-squares" text:style-name="ListLabel_20_37" text:visited-style-name="ListLabel_20_37"><text:span text:style-name="T10">Count the Number of Squares</text:span></text:a><text:span text:style-name="T3">" adapted from the </text:span><text:a xlink:type="simple" xlink:href="https://challenges.wolfram.com/" text:style-name="ListLabel_20_37" text:visited-style-name="ListLabel_20_37"><text:span text:style-name="T10">Wolfram Challenges</text:span></text:a><text:span text:style-name="T3"> site, so you might first want to check out that page for some illustrative visualizations of this problem.</text:span></text:p>
      <text:p text:style-name="P2"/>
      <text:p text:style-name="P1"><text:span text:style-name="T3">You are given a set of </text:span><text:span text:style-name="T14">points</text:span><text:span text:style-name="T3">, each point a two-tuple </text:span><text:span text:style-name="T14">(x, y)</text:span><text:span text:style-name="T3"> where </text:span><text:span text:style-name="T14">x</text:span><text:span text:style-name="T3"> and </text:span><text:span text:style-name="T14">y</text:span><text:span text:style-name="T3"> are positive integers. This function should count how many </text:span><text:span text:style-name="T4">squares</text:span><text:span text:style-name="T3"> these points define so that all four corners of the square are members of this set of </text:span><text:span text:style-name="T14">points</text:span><text:span text:style-name="T3">, and return this count. Note that the squares don't need to be </text:span><text:span text:style-name="T4">axis-aligned</text:span><text:span text:style-name="T3"> so that their sides would be expected to be horizontal and vertical, as long as all four sides are the exact same length.</text:span></text:p>
      <text:p text:style-name="P2"/>
      <text:p text:style-name="P1"><text:span text:style-name="T3">Hint: every square has </text:span><text:span text:style-name="T4">bottom left corner</text:span><text:span text:style-name="T3"> point </text:span><text:span text:style-name="T14">(x, y)</text:span><text:span text:style-name="T3"> and </text:span><text:span text:style-name="T4">direction vector</text:span><text:span text:style-name="T3"> </text:span><text:span text:style-name="T14">(dx, dy)</text:span><text:span text:style-name="T3"> towards the upper left corner point so that </text:span><text:span text:style-name="T14">dx &gt;= 0</text:span><text:span text:style-name="T3"> and </text:span><text:span text:style-name="T14">dy &gt; 0</text:span><text:span text:style-name="T3">, and the three points </text:span><text:span text:style-name="T14">(x+dx, y+dy)</text:span><text:span text:style-name="T3">, </text:span><text:span text:style-name="T14">(x+dy, y-dx)</text:span><text:span text:style-name="T3"> and </text:span><text:span text:style-name="T14">(x+dx+dy, y-dx+dy)</text:span><text:span text:style-name="T3"> must be the top left, bottom right and top right corners of that square, respectively, all included in </text:span><text:span text:style-name="T14">points</text:span><text:span text:style-name="T3">. You can therefore loop through all possibilities for the bottom left point </text:span><text:span text:style-name="T14">(x, y)</text:span><text:span text:style-name="T3"> and direction vector </text:span><text:span text:style-name="T14">(dx, dy)</text:span><text:span text:style-name="T3"> to find all squares in the grid. Try to again be economical in these loops to make this function fast.</text:span></text:p>
      <text:p text:style-name="P2"/>
      <table:table table:name="Table93" table:style-name="Table93">
        <table:table-column table:style-name="Table93.A"/>
        <table:table-column table:style-name="Table93.B"/>
        <table:table-row table:style-name="Table93.1">
          <table:table-cell table:style-name="Table93.A1" office:value-type="string">
            <text:p text:style-name="P7"><text:span text:style-name="T14">points</text:span></text:p>
          </table:table-cell>
          <table:table-cell table:style-name="Table93.A1" office:value-type="string">
            <text:p text:style-name="P7"><text:span text:style-name="T3">Expected result</text:span></text:p>
          </table:table-cell>
        </table:table-row>
        <table:table-row table:style-name="Table93.1">
          <table:table-cell table:style-name="Table93.A1" office:value-type="string">
            <text:p text:style-name="P7"><text:span text:style-name="T14">[(0,0), (1,0), (2,0), (0,1), (1,1), (2,1), (0,2), (1,2), (2,2)]</text:span></text:p>
          </table:table-cell>
          <table:table-cell table:style-name="Table93.A1" office:value-type="string">
            <text:p text:style-name="P7"><text:span text:style-name="T14">6</text:span></text:p>
          </table:table-cell>
        </table:table-row>
        <table:table-row table:style-name="Table93.1">
          <table:table-cell table:style-name="Table93.A1" office:value-type="string">
            <text:p text:style-name="P7"><text:span text:style-name="T14">[(4,3), (1,1), (5,3), (2,3), (3,2), (3,1), (4,2), (2,1), (3,3), (1,2), (5,2)]</text:span></text:p>
          </table:table-cell>
          <table:table-cell table:style-name="Table93.A1" office:value-type="string">
            <text:p text:style-name="P7"><text:span text:style-name="T14">3</text:span></text:p>
          </table:table-cell>
        </table:table-row>
        <table:table-row table:style-name="Table93.1">
          <table:table-cell table:style-name="Table93.A1" office:value-type="string">
            <text:p text:style-name="P7"><text:span text:style-name="T14">[(x, y) for x in range(1, 10) for y in range(1, 10)]</text:span></text:p>
          </table:table-cell>
          <table:table-cell table:style-name="Table93.A1" office:value-type="string">
            <text:p text:style-name="P7"><text:span text:style-name="T14">540</text:span></text:p>
          </table:table-cell>
        </table:table-row>
        <table:table-row table:style-name="Table93.1">
          <table:table-cell table:style-name="Table93.A1" office:value-type="string">
            <text:p text:style-name="P7"><text:span text:style-name="T14">[(3,4), (1,2), (3,2), (4,5), (4,2), (5,3), (4,1), (5,4), (3, 5), (2,4), (2,2), (1,1), (4,4), (2,5), (1,5), (2,1), (2,3), (4, 3)]</text:span></text:p>
          </table:table-cell>
          <table:table-cell table:style-name="Table93.A1" office:value-type="string">
            <text:p text:style-name="P7"><text:span text:style-name="T14">15</text:span></text:p>
          </table:table-cell>
        </table:table-row>
      </table:table>
      <text:p text:style-name="P2"/>
      <text:p text:style-name="P17"><text:bookmark text:name="_x2wl0vjlrtbs"/><text:span text:style-name="T1">Split within perimeter bound</text:span></text:p>
      <text:p text:style-name="P1"/>
      <text:p text:style-name="P1"><text:span text:style-name="T14">def perimeter_limit_split(a, b, p):</text:span></text:p>
      <text:p text:style-name="P2"/>
      <text:p text:style-name="P1"><text:span text:style-name="T3">Rectangles are represented as tuples </text:span><text:span text:style-name="T14">(a, b)</text:span><text:span text:style-name="T3"> so that </text:span><text:span text:style-name="T14">a</text:span><text:span text:style-name="T3"> and </text:span><text:span text:style-name="T14">b</text:span><text:span text:style-name="T3"> are positive integers. A rectangle can be cut in two smaller rectangles with the same total area with either a straight horizontal or a straight vertical cut along the integer axis of your choice. For example, the rectangle </text:span><text:span text:style-name="T14">(5, 8)</text:span><text:span text:style-name="T3"> might be cut into pieces </text:span><text:span text:style-name="T14">(2, 8)</text:span><text:span text:style-name="T3"> and </text:span><text:span text:style-name="T14">(3, 8)</text:span><text:span text:style-name="T3"> in one direction, or into rectangles </text:span><text:span text:style-name="T14">(5, 4)</text:span><text:span text:style-name="T3"> and </text:span><text:span text:style-name="T14">(5, 4)</text:span><text:span text:style-name="T3"> in the other direction. Many other cuts would also be possible. These smaller pieces can then be cut further into smaller pieces, as long as the side being cut has length of two or more. However, you can only cut one piece at the time, and cannot cut multiple pieces in one swoop, regardless of the shape of these pieces. </text:span></text:p>
      <text:p text:style-name="P2"/>
      <text:p text:style-name="P1"><text:span text:style-name="T3">Your task is to cut the given initial rectangle </text:span><text:span text:style-name="T14">(a, b)</text:span><text:span text:style-name="T3"> into smaller pieces until the </text:span><text:span text:style-name="T4">perimeter</text:span><text:span text:style-name="T3"> of each individual piece </text:span><text:span text:style-name="T14">2*(a+b)</text:span><text:span text:style-name="T3"> is at most equal to </text:span><text:span text:style-name="T14">p</text:span><text:span text:style-name="T3">, the maximum allowed perimeter length. Since the optimal cuts are not generally unique, this function should compute and return the minimum number of cuts that are necessary to achieve this.</text:span></text:p>
      <text:p text:style-name="P2"/>
      <text:p text:style-name="P1"><text:span text:style-name="T3">This problem is best solved with recursion. If the perimeter of the current piece is within the limit </text:span><text:span text:style-name="T14">p</text:span><text:span text:style-name="T3">, return zero. Otherwise, loop through all possible ways to cut this piece into two smaller pieces, and recursively compute the best possible ways to cut up the resulting two pieces with </text:span><text:span text:style-name="T14">m1</text:span><text:span text:style-name="T3"> and </text:span><text:span text:style-name="T14">m2</text:span><text:span text:style-name="T3"> moves, respectively. Return the smallest value that you see for </text:span><text:span text:style-name="T14">1 + m1 + m2</text:span><text:span text:style-name="T3">. Since this branching recursion will visit its subproblems an exponential number of times, you might want to sprinkle some </text:span><text:span text:style-name="T14">@lru_cache</text:span><text:span text:style-name="T3"> memoization on it to rein it in.</text:span></text:p>
      <text:p text:style-name="P2"/>
      <table:table table:name="Table94" table:style-name="Table94">
        <table:table-column table:style-name="Table94.A" table:number-columns-repeated="3"/>
        <table:table-column table:style-name="Table94.D"/>
        <table:table-row table:style-name="Table94.1">
          <table:table-cell table:style-name="Table94.A1" office:value-type="string">
            <text:p text:style-name="P3"><text:span text:style-name="T14">a</text:span></text:p>
          </table:table-cell>
          <table:table-cell table:style-name="Table94.A1" office:value-type="string">
            <text:p text:style-name="P3"><text:span text:style-name="T14">b</text:span></text:p>
          </table:table-cell>
          <table:table-cell table:style-name="Table94.A1" office:value-type="string">
            <text:p text:style-name="P3"><text:span text:style-name="T14">p</text:span></text:p>
          </table:table-cell>
          <table:table-cell table:style-name="Table94.A1" office:value-type="string">
            <text:p text:style-name="P3"><text:span text:style-name="T3">Expected result</text:span></text:p>
          </table:table-cell>
        </table:table-row>
        <table:table-row table:style-name="Table94.1">
          <table:table-cell table:style-name="Table94.A1" office:value-type="string">
            <text:p text:style-name="P3"><text:span text:style-name="T14">11</text:span></text:p>
          </table:table-cell>
          <table:table-cell table:style-name="Table94.A1" office:value-type="string">
            <text:p text:style-name="P3"><text:span text:style-name="T14">1</text:span></text:p>
          </table:table-cell>
          <table:table-cell table:style-name="Table94.A1" office:value-type="string">
            <text:p text:style-name="P3"><text:span text:style-name="T14">12</text:span></text:p>
          </table:table-cell>
          <table:table-cell table:style-name="Table94.A1" office:value-type="string">
            <text:p text:style-name="P3"><text:span text:style-name="T14">2</text:span></text:p>
          </table:table-cell>
        </table:table-row>
        <table:table-row table:style-name="Table94.1">
          <table:table-cell table:style-name="Table94.A1" office:value-type="string">
            <text:p text:style-name="P3"><text:span text:style-name="T14">9</text:span></text:p>
          </table:table-cell>
          <table:table-cell table:style-name="Table94.A1" office:value-type="string">
            <text:p text:style-name="P3"><text:span text:style-name="T14">13</text:span></text:p>
          </table:table-cell>
          <table:table-cell table:style-name="Table94.A1" office:value-type="string">
            <text:p text:style-name="P3"><text:span text:style-name="T14">5</text:span></text:p>
          </table:table-cell>
          <table:table-cell table:style-name="Table94.A1" office:value-type="string">
            <text:p text:style-name="P3"><text:span text:style-name="T14">116</text:span></text:p>
          </table:table-cell>
        </table:table-row>
        <table:table-row table:style-name="Table94.1">
          <table:table-cell table:style-name="Table94.A1" office:value-type="string">
            <text:p text:style-name="P3"><text:span text:style-name="T14">8</text:span></text:p>
          </table:table-cell>
          <table:table-cell table:style-name="Table94.A1" office:value-type="string">
            <text:p text:style-name="P3"><text:span text:style-name="T14">31</text:span></text:p>
          </table:table-cell>
          <table:table-cell table:style-name="Table94.A1" office:value-type="string">
            <text:p text:style-name="P3"><text:span text:style-name="T14">14</text:span></text:p>
          </table:table-cell>
          <table:table-cell table:style-name="Table94.A1" office:value-type="string">
            <text:p text:style-name="P3"><text:span text:style-name="T14">12</text:span></text:p>
          </table:table-cell>
        </table:table-row>
        <table:table-row table:style-name="Table94.1">
          <table:table-cell table:style-name="Table94.A1" office:value-type="string">
            <text:p text:style-name="P3"><text:span text:style-name="T14">91</text:span></text:p>
          </table:table-cell>
          <table:table-cell table:style-name="Table94.A1" office:value-type="string">
            <text:p text:style-name="P3"><text:span text:style-name="T14">21</text:span></text:p>
          </table:table-cell>
          <table:table-cell table:style-name="Table94.A1" office:value-type="string">
            <text:p text:style-name="P3"><text:span text:style-name="T14">54</text:span></text:p>
          </table:table-cell>
          <table:table-cell table:style-name="Table94.A1" office:value-type="string">
            <text:p text:style-name="P3"><text:span text:style-name="T14">11</text:span></text:p>
          </table:table-cell>
        </table:table-row>
        <table:table-row table:style-name="Table94.1">
          <table:table-cell table:style-name="Table94.A1" office:value-type="string">
            <text:p text:style-name="P3"><text:span text:style-name="T14">201</text:span></text:p>
          </table:table-cell>
          <table:table-cell table:style-name="Table94.A1" office:value-type="string">
            <text:p text:style-name="P3"><text:span text:style-name="T14">217</text:span></text:p>
          </table:table-cell>
          <table:table-cell table:style-name="Table94.A1" office:value-type="string">
            <text:p text:style-name="P3"><text:span text:style-name="T14">307</text:span></text:p>
          </table:table-cell>
          <table:table-cell table:style-name="Table94.A1" office:value-type="string">
            <text:p text:style-name="P3"><text:span text:style-name="T14">7</text:span></text:p>
          </table:table-cell>
        </table:table-row>
      </table:table>
      <text:p text:style-name="P2"/>
      <text:p text:style-name="P17"><text:bookmark text:name="_3jn13ur2alqi"/><text:span text:style-name="T1">Sum of distinct cubes</text:span></text:p>
      <text:p text:style-name="P2"/>
      <text:p text:style-name="P1"><text:span text:style-name="T14">def sum_of_distinct_cubes(n):</text:span></text:p>
      <text:p text:style-name="P2"/>
      <text:p text:style-name="P1"><text:span text:style-name="T3">Determine whether it is possible to express the given positive integer </text:span><text:span text:style-name="T14">n</text:span><text:span text:style-name="T3"> as a sum of </text:span><text:span text:style-name="T4">distinct</text:span><text:span text:style-name="T3"> cubes of </text:span><text:span text:style-name="T4">positive</text:span><text:span text:style-name="T3"> integers. If such a feat is possible, return the list that contains the cubed integers in descending order. For example, if </text:span><text:span text:style-name="T14">n = 1456</text:span><text:span text:style-name="T3">, this function would return </text:span><text:span text:style-name="T14">[11, 5]</text:span><text:span text:style-name="T3">, since 11</text:span><text:span text:style-name="T27">3</text:span><text:span text:style-name="T3"> + 5</text:span><text:span text:style-name="T27">3</text:span><text:span text:style-name="T3"> = 1456. If such breakdown of </text:span><text:span text:style-name="T14">n</text:span><text:span text:style-name="T3"> into distinct cubes is impossible, return </text:span><text:span text:style-name="T14">None</text:span><text:span text:style-name="T3">.</text:span></text:p>
      <text:p text:style-name="P2"/>
      <text:p text:style-name="P1"><text:span text:style-name="T3">Unlike in the earlier, far simpler question of expressing an integer as a sum of exactly two squares, the result list can now contain any number of elements as long as they are all distinct and their cubes add up to </text:span><text:span text:style-name="T14">n</text:span><text:span text:style-name="T3">. If the number </text:span><text:span text:style-name="T14">n</text:span><text:span text:style-name="T3"> allows several such breakdowns into sums of distinct cubes, return the </text:span><text:span text:style-name="T4">lexicographically largest</text:span><text:span text:style-name="T3"> list, that is, starting with the largest possible first number </text:span><text:span text:style-name="T14">a</text:span><text:span text:style-name="T3">, followed by the lexicographically largest representation of </text:span><text:span text:style-name="T14">n-a*a*a</text:span><text:span text:style-name="T3">. For example, when called with </text:span><text:span text:style-name="T14">n = 1072</text:span><text:span text:style-name="T3">, this function should return </text:span><text:span text:style-name="T14">[10, 4, 2]</text:span><text:span text:style-name="T3"> instead of </text:span><text:span text:style-name="T14">[9, 7]</text:span><text:span text:style-name="T3">.</text:span></text:p>
      <text:p text:style-name="P2"/>
      <text:p text:style-name="P1"><text:span text:style-name="T3">This problem is best solved with recursion. If </text:span><text:span text:style-name="T14">n</text:span><text:span text:style-name="T3"> itself is a cube, return the singleton list </text:span><text:span text:style-name="T14">[n]</text:span><text:span text:style-name="T3">. Otherwise, loop down through all possible values of the first element </text:span><text:span text:style-name="T14">a</text:span><text:span text:style-name="T3"> in the result list, and for each such </text:span><text:span text:style-name="T14">a</text:span><text:span text:style-name="T3">, break down the remaining number </text:span><text:span text:style-name="T14">n-a*a*a</text:span><text:span text:style-name="T3"> into a sum of distinct cubes using only integers that are smaller than your current </text:span><text:span text:style-name="T14">a</text:span><text:span text:style-name="T3">. Again, to make this function efficient even for large </text:span><text:span text:style-name="T14">n</text:span><text:span text:style-name="T3">, it might be good to prepare something that allows you to quickly determine whether the given integer is a cube, and whenever it is not, to find the largest integer whose cube is smaller...</text:span></text:p>
      <text:p text:style-name="P2"/>
      <table:table table:name="Table95" table:style-name="Table95">
        <table:table-column table:style-name="Table95.A"/>
        <table:table-column table:style-name="Table95.B"/>
        <table:table-row table:style-name="Table95.1">
          <table:table-cell table:style-name="Table95.A1" office:value-type="string">
            <text:p text:style-name="P7"><text:span text:style-name="T14">n</text:span></text:p>
          </table:table-cell>
          <table:table-cell table:style-name="Table95.A1" office:value-type="string">
            <text:p text:style-name="P7"><text:span text:style-name="T3">Expected result</text:span></text:p>
          </table:table-cell>
        </table:table-row>
        <table:table-row table:style-name="Table95.1">
          <table:table-cell table:style-name="Table95.A1" office:value-type="string">
            <text:p text:style-name="P7"><text:span text:style-name="T14">8</text:span></text:p>
          </table:table-cell>
          <table:table-cell table:style-name="Table95.A1" office:value-type="string">
            <text:p text:style-name="P7"><text:span text:style-name="T14">[2]</text:span></text:p>
          </table:table-cell>
        </table:table-row>
        <table:table-row table:style-name="Table95.1">
          <table:table-cell table:style-name="Table95.A1" office:value-type="string">
            <text:p text:style-name="P7"><text:span text:style-name="T14">11</text:span></text:p>
          </table:table-cell>
          <table:table-cell table:style-name="Table95.A1" office:value-type="string">
            <text:p text:style-name="P7"><text:span text:style-name="T14">None</text:span></text:p>
          </table:table-cell>
        </table:table-row>
        <table:table-row table:style-name="Table95.1">
          <table:table-cell table:style-name="Table95.A1" office:value-type="string">
            <text:p text:style-name="P7"><text:span text:style-name="T14">855</text:span></text:p>
          </table:table-cell>
          <table:table-cell table:style-name="Table95.A1" office:value-type="string">
            <text:p text:style-name="P7"><text:span text:style-name="T14">[9, 5, 1]</text:span></text:p>
          </table:table-cell>
        </table:table-row>
        <table:table-row table:style-name="Table95.1">
          <table:table-cell table:style-name="Table95.A1" office:value-type="string">
            <text:p text:style-name="P7"><text:span text:style-name="T14">sum([x*x*x for x in range(11)]</text:span></text:p>
          </table:table-cell>
          <table:table-cell table:style-name="Table95.A1" office:value-type="string">
            <text:p text:style-name="P7"><text:span text:style-name="T14">[14, 6, 4, 1]</text:span></text:p>
          </table:table-cell>
        </table:table-row>
        <table:table-row table:style-name="Table95.1">
          <table:table-cell table:style-name="Table95.A1" office:value-type="string">
            <text:p text:style-name="P3"><text:span text:style-name="T14">sum([x*x*x for x in range(1001)])</text:span></text:p>
          </table:table-cell>
          <table:table-cell table:style-name="Table95.A1" office:value-type="string">
            <text:p text:style-name="P7"><text:span text:style-name="T14">[6303, 457, 75, 14, 9, 7, 5, 4]</text:span></text:p>
          </table:table-cell>
        </table:table-row>
      </table:table>
      <text:p text:style-name="P2"/>
      <text:p text:style-name="P1"><text:span text:style-name="T3">This problem is intentionally restricted to positive integers so that the number of possibilities that we need to iterate through remains finite. Since the cube of a negative number is also negative, such a finite upper bound no longer exists once negative numbers are allowed, and breaking even a small number into a sum of exactly three cubes </text:span><text:a xlink:type="simple" xlink:href="https://www.quantamagazine.org/sum-of-three-cubes-problem-solved-for-stubborn-number-33-20190326/" text:style-name="ListLabel_20_37" text:visited-style-name="ListLabel_20_37"><text:span text:style-name="T10">becomes a highly nontrivial problem</text:span></text:a><text:span text:style-name="T3">.</text:span></text:p>
      <text:p text:style-name="P17"><text:bookmark text:name="_8dvydcmqeo5i"/><text:span text:style-name="T1">Fractional fit</text:span></text:p>
      <text:p text:style-name="P2"/>
      <text:p text:style-name="P1"><text:span text:style-name="T14">def fractional_fit(fs):</text:span></text:p>
      <text:p text:style-name="P2"/>
      <text:p text:style-name="P1"><text:span text:style-name="T3">You are given a list of integer two-tuples </text:span><text:span text:style-name="T14">(a, b)</text:span><text:span text:style-name="T3"> so that </text:span><text:span text:style-name="T14">0 &lt;= a &lt; b</text:span><text:span text:style-name="T3">. When interpreted as an integer fraction from the expression <text:s/></text:span><text:span text:style-name="T14">f = fraction(a, b)</text:span><text:span text:style-name="T3">, these values fall within the unit interval. Given the list </text:span><text:span text:style-name="T14">fs</text:span><text:span text:style-name="T3">, your task is to find the length of the longest possible list that could be constructed from these fractions under the following series of constraints:</text:span></text:p>
      <text:p text:style-name="P2"/>
      <text:list xml:id="list1948304632" text:style-name="WWNum4">
        <text:list-item>
          <text:p text:style-name="P11"><text:span text:style-name="T3">The first </text:span><text:span text:style-name="T5">two</text:span><text:span text:style-name="T3"> fractions must lie in different </text:span><text:span text:style-name="T5">halves</text:span><text:span text:style-name="T3"> of the unit interval. That is, one of them must satisfy </text:span><text:span text:style-name="T14">0 &lt;= f &lt; 1/2</text:span><text:span text:style-name="T3">, and the other one must satisfy </text:span><text:span text:style-name="T14">1/2 &lt;= f &lt; 1</text:span><text:span text:style-name="T3">.</text:span></text:p>
        </text:list-item>
        <text:list-item>
          <text:p text:style-name="P11"><text:span text:style-name="T3">The first </text:span><text:span text:style-name="T5">three</text:span><text:span text:style-name="T3"> fractions must all lie in different </text:span><text:span text:style-name="T5">thirds</text:span><text:span text:style-name="T3"> of the unit interval.</text:span></text:p>
        </text:list-item>
        <text:list-item>
          <text:p text:style-name="P11"><text:span text:style-name="T3">The first </text:span><text:span text:style-name="T5">four</text:span><text:span text:style-name="T3"> fractions must all lie in different </text:span><text:span text:style-name="T5">quarters</text:span><text:span text:style-name="T3"> of the unit interval.</text:span></text:p>
        </text:list-item>
        <text:list-item>
          <text:p text:style-name="P11"><text:span text:style-name="T3">The first </text:span><text:span text:style-name="T5">five</text:span><text:span text:style-name="T3">... and so on!</text:span></text:p>
        </text:list-item>
      </text:list>
      <text:p text:style-name="P2"/>
      <text:p text:style-name="P1"><text:span text:style-name="T3">Your function should return the length of the longest possible such list. Note how the order of your chosen fractions in this list is important. For example, </text:span><text:span text:style-name="T14">[(1, 4), (8, 9), (3, 7)]</text:span><text:span text:style-name="T3"> works, but </text:span><text:span text:style-name="T14">[(3, 7), (1, 4), (8, 9)]</text:span><text:span text:style-name="T3"> does not, since both fractions 3/7 and 1/4 lie on the first half of the unit interval.</text:span></text:p>
      <text:p text:style-name="P6"/>
      <table:table table:name="Table96" table:style-name="Table96">
        <table:table-column table:style-name="Table96.A"/>
        <table:table-column table:style-name="Table96.B"/>
        <table:table-row table:style-name="Table96.1">
          <table:table-cell table:style-name="Table96.A1" office:value-type="string">
            <text:p text:style-name="P7"><text:span text:style-name="T14">fs</text:span></text:p>
          </table:table-cell>
          <table:table-cell table:style-name="Table96.A1" office:value-type="string">
            <text:p text:style-name="P7"><text:span text:style-name="T3">Expected result</text:span></text:p>
          </table:table-cell>
        </table:table-row>
        <table:table-row table:style-name="Table96.1">
          <table:table-cell table:style-name="Table96.A1" office:value-type="string">
            <text:p text:style-name="P7"><text:span text:style-name="T14">[(6, 12), (0, 5), (5, 7), (4, 11)]</text:span></text:p>
          </table:table-cell>
          <table:table-cell table:style-name="Table96.A1" office:value-type="string">
            <text:p text:style-name="P7"><text:span text:style-name="T14">3</text:span></text:p>
          </table:table-cell>
        </table:table-row>
        <table:table-row table:style-name="Table96.1">
          <table:table-cell table:style-name="Table96.A1" office:value-type="string">
            <text:p text:style-name="P7"><text:span text:style-name="T14">[(5, 15), (0, 5), (7, 19), (17, 23), (5, 18), (10, 11)]</text:span></text:p>
          </table:table-cell>
          <table:table-cell table:style-name="Table96.A1" office:value-type="string">
            <text:p text:style-name="P7"><text:span text:style-name="T14">4</text:span></text:p>
          </table:table-cell>
        </table:table-row>
        <table:table-row table:style-name="Table96.1">
          <table:table-cell table:style-name="Table96.A1" office:value-type="string">
            <text:p text:style-name="P7"><text:span text:style-name="T14">[(34, 52), (61, 82), (71, 80), (36, 76), (15, 84), (36, 53), (79, 80), (5, 67), (31, 62), (15, 57)]</text:span></text:p>
          </table:table-cell>
          <table:table-cell table:style-name="Table96.A1" office:value-type="string">
            <text:p text:style-name="P7"><text:span text:style-name="T14">6</text:span></text:p>
          </table:table-cell>
        </table:table-row>
        <table:table-row table:style-name="Table96.1">
          <table:table-cell table:style-name="Table96.A1" office:value-type="string">
            <text:p text:style-name="P7"><text:span text:style-name="T14">[(171, 202), (41, 42), (43, 85), (164, 221), (97, 130), (12, 23), (15, 62), (41, 128), (11, 25), (31, 49), (6, 35), (85, 137), (16, 241), (82, 225), (11, 26), (74, 149), (127, 203)]</text:span></text:p>
          </table:table-cell>
          <table:table-cell table:style-name="Table96.A1" office:value-type="string">
            <text:p text:style-name="P7"><text:span text:style-name="T14">10</text:span></text:p>
          </table:table-cell>
        </table:table-row>
      </table:table>
      <text:p text:style-name="P6"/>
      <text:p text:style-name="P6"><text:span text:style-name="T3">In the Martin Gardner column mentioned in the earlier Bulgarian Solitaire problem, this puzzle was used as an example of an opposite situation: initially seemingly unlimited process where it turns out that even if you were allowed to freely choose your list of fractions, every such sequence will inevitably paint itself into a corner after at most 17 steps. No matter how you twist and turn, some two of these fractions will lie on the same 1/18th of the unit interval, thus making the next chosen fraction, if you pardon a dad joke pun better suited for a "Jumble" newspaper puzzle, a "moot point".</text:span></text:p>
      <text:p text:style-name="P17"><text:bookmark text:name="_w5o2zmn6h1wu"/><text:span text:style-name="T1">Followed by its square</text:span></text:p>
      <text:p text:style-name="P4"/>
      <text:p text:style-name="P1"><text:span text:style-name="T14">def square_follows(it)</text:span>:</text:p>
      <text:p text:style-name="P2"/>
      <text:p text:style-name="P1"><text:span text:style-name="T3">Unlike our previous functions that have received entire lists as parameters, this function receives some Python </text:span><text:span text:style-name="T4">iterator</text:span><text:span text:style-name="T3"> that is guaranteed to produce some finite sequence of </text:span><text:span text:style-name="T4">strictly increasing positive integers</text:span><text:span text:style-name="T3">, but there are no guarantees of how long that sequence will be and how large the numbers inside it or the gaps between them will grow to be. This iterator </text:span><text:span text:style-name="T4">is not a list</text:span><text:span text:style-name="T3"> that would allow you </text:span><text:span text:style-name="T4">random access</text:span><text:span text:style-name="T3">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3">This function should create and return an ordinary Python list that contains, in ascending order, precisely those elements inside the sequence produced by the parameter iterator </text:span><text:span text:style-name="T14">it</text:span><text:span text:style-name="T3"> whose square also appears somewhere later in that sequence. </text:span></text:p>
      <text:p text:style-name="P2"/>
      <table:table table:name="Table97" table:style-name="Table97">
        <table:table-column table:style-name="Table97.A"/>
        <table:table-column table:style-name="Table97.B"/>
        <table:table-row table:style-name="Table97.1">
          <table:table-cell table:style-name="Table97.A1" office:value-type="string">
            <text:p text:style-name="P7"><text:span text:style-name="T14">it</text:span></text:p>
          </table:table-cell>
          <table:table-cell table:style-name="Table97.A1" office:value-type="string">
            <text:p text:style-name="P7"><text:span text:style-name="T3">Expected result</text:span></text:p>
          </table:table-cell>
        </table:table-row>
        <table:table-row table:style-name="Table97.1">
          <table:table-cell table:style-name="Table97.A1" office:value-type="string">
            <text:p text:style-name="P7"><text:span text:style-name="T14">iter([3, 4, 6, 8, 11, 13, 18])</text:span></text:p>
          </table:table-cell>
          <table:table-cell table:style-name="Table97.A1" office:value-type="string">
            <text:p text:style-name="P7"><text:span text:style-name="T14">[]</text:span></text:p>
          </table:table-cell>
        </table:table-row>
        <table:table-row table:style-name="Table97.1">
          <table:table-cell table:style-name="Table97.A1" office:value-type="string">
            <text:p text:style-name="P7"><text:span text:style-name="T14">iter([2, 3, 4, 5, 8, 9, 11, 16])</text:span></text:p>
          </table:table-cell>
          <table:table-cell table:style-name="Table97.A1" office:value-type="string">
            <text:p text:style-name="P7"><text:span text:style-name="T14">[3, 4]</text:span></text:p>
          </table:table-cell>
        </table:table-row>
        <table:table-row table:style-name="Table97.1">
          <table:table-cell table:style-name="Table97.A1" office:value-type="string">
            <text:p text:style-name="P7"><text:span text:style-name="T14">iter(range(1, 10**6))</text:span></text:p>
          </table:table-cell>
          <table:table-cell table:style-name="Table97.A1" office:value-type="string">
            <text:p text:style-name="P7"><text:span text:style-name="T3">(a list that consists of exactly 998 elements, the first five of which are </text:span><text:span text:style-name="T14">[2, 3, 4, 5, 6]</text:span><text:span text:style-name="T3"> and the last five are </text:span><text:span text:style-name="T14">[995, 996, 997, 998, 999]</text:span><text:span text:style-name="T3">)</text:span></text:p>
          </table:table-cell>
        </table:table-row>
        <table:table-row table:style-name="Table97.1">
          <table:table-cell table:style-name="Table97.A1" office:value-type="string">
            <text:p text:style-name="P7"><text:span text:style-name="T14">iter([x*x for x in range(1, 1000)])</text:span></text:p>
          </table:table-cell>
          <table:table-cell table:style-name="Table97.A1" office:value-type="string">
            <text:p text:style-name="P7"><text:span text:style-name="T14">[4, 9, 16, 25, 36, 49, 64, 81, 100, 121, 144, 169, 196, 225, 256, 289, 324, 361, 400, 441, 484, 529, 576, 625, 676, 729, 784, 841, 900, 961]</text:span></text:p>
          </table:table-cell>
        </table:table-row>
        <table:table-row table:style-name="Table97.1">
          <table:table-cell table:style-name="Table97.A1" office:value-type="string">
            <text:p text:style-name="P7"><text:span text:style-name="T14">iter([x**10 for x in range(1, 100)])</text:span></text:p>
          </table:table-cell>
          <table:table-cell table:style-name="Table97.A1" office:value-type="string">
            <text:p text:style-name="P7"><text:span text:style-name="T14">[1024, 59049, 1048576, 9765625, 60466176, 282475249, 1073741824, 3486784401]</text:span></text:p>
          </table:table-cell>
        </table:table-row>
      </table:table>
      <text:p text:style-name="P1"/>
      <text:p text:style-name="P17"><text:bookmark text:name="_adz2e1s3f31q"/><text:span text:style-name="T1">Count maximal layers</text:span></text:p>
      <text:p text:style-name="P1"/>
      <text:p text:style-name="P1"><text:span text:style-name="T14">def count_maximal_layers(points):</text:span></text:p>
      <text:p text:style-name="P1"/>
      <text:p text:style-name="P1"><text:span text:style-name="T3">The point </text:span><text:span text:style-name="T14">(x1, y1)</text:span><text:span text:style-name="T3"> on the two-dimensional plane is said to </text:span><text:span text:style-name="T4">dominate</text:span><text:span text:style-name="T3"> another point </text:span><text:span text:style-name="T14">(x2, y2)</text:span><text:span text:style-name="T3"> if it lies both to the right and above from it, that is, </text:span><text:span text:style-name="T14">x1 &gt; x2</text:span><text:span text:style-name="T3"> and </text:span><text:span text:style-name="T14">y1 &gt; y2</text:span><text:span text:style-name="T3">. A point inside the given list of </text:span><text:span text:style-name="T14">points</text:span><text:span text:style-name="T3"> is defined to be </text:span><text:span text:style-name="T4">maximal</text:span><text:span text:style-name="T3"> if it is not dominated by any other point in the list. Unlike in one dimension, a list of points on the two-dimensional plane can contain any number of maximal points, which then form the </text:span><text:span text:style-name="T4">maximal layer</text:span><text:span text:style-name="T3"> for that particular list of points. For example, the points </text:span><text:span text:style-name="T14">(3, 10)</text:span><text:span text:style-name="T3"> and </text:span><text:span text:style-name="T14">(9, 2)</text:span><text:span text:style-name="T3"> are the maximal layer for the list of points </text:span><text:span text:style-name="T14">[(1, 5), (8, 1), (3, 10), (2, 1), (9, 2)]</text:span><text:span text:style-name="T3">. </text:span></text:p>
      <text:p text:style-name="P2"/>
      <text:p text:style-name="P1"><text:span text:style-name="T3">Given a list of </text:span><text:span text:style-name="T14">points</text:span><text:span text:style-name="T3"> from the upper right quadrant of the two-dimensional plane so that all coordinates are guaranteed to be nonnegative, this function should compute how many times one would need to perform the operation of removing every point in the maximal layer from the list (and then compute the new maximal layer for the remaining points for the next round) for every point to eventually become a maximal point and removed, and return that count.</text:span></text:p>
      <text:p text:style-name="P2"/>
      <table:table table:name="Table98" table:style-name="Table98">
        <table:table-column table:style-name="Table98.A"/>
        <table:table-column table:style-name="Table98.B"/>
        <table:table-row table:style-name="Table98.1">
          <table:table-cell table:style-name="Table98.A1" office:value-type="string">
            <text:p text:style-name="P7"><text:span text:style-name="T14">points</text:span></text:p>
          </table:table-cell>
          <table:table-cell table:style-name="Table98.A1" office:value-type="string">
            <text:p text:style-name="P7"><text:span text:style-name="T3">Expected result</text:span></text:p>
          </table:table-cell>
        </table:table-row>
        <table:table-row table:style-name="Table98.1">
          <table:table-cell table:style-name="Table98.A1" office:value-type="string">
            <text:p text:style-name="P1"><text:span text:style-name="T14">[(1, 3), (2, 2), (3, 1)]</text:span></text:p>
          </table:table-cell>
          <table:table-cell table:style-name="Table98.A1" office:value-type="string">
            <text:p text:style-name="P7"><text:span text:style-name="T14">1</text:span></text:p>
          </table:table-cell>
        </table:table-row>
        <table:table-row table:style-name="Table98.1">
          <table:table-cell table:style-name="Table98.A1" office:value-type="string">
            <text:p text:style-name="P1"><text:span text:style-name="T14">[(1, 5), (3, 10), (2, 1), (9, 2)]</text:span></text:p>
          </table:table-cell>
          <table:table-cell table:style-name="Table98.A1" office:value-type="string">
            <text:p text:style-name="P7"><text:span text:style-name="T14">2</text:span></text:p>
          </table:table-cell>
        </table:table-row>
        <table:table-row table:style-name="Table98.1">
          <table:table-cell table:style-name="Table98.A1" office:value-type="string">
            <text:p text:style-name="P7"><text:span text:style-name="T14">[(x, y) for x in range(10) for y in range(10)]</text:span></text:p>
          </table:table-cell>
          <table:table-cell table:style-name="Table98.A1" office:value-type="string">
            <text:p text:style-name="P7"><text:span text:style-name="T14">10</text:span></text:p>
          </table:table-cell>
        </table:table-row>
        <table:table-row table:style-name="Table98.1">
          <table:table-cell table:style-name="Table98.A1" office:value-type="string">
            <text:p text:style-name="P7"><text:span text:style-name="T14">[(x, x**2) for x in range(100)]</text:span></text:p>
          </table:table-cell>
          <table:table-cell table:style-name="Table98.A1" office:value-type="string">
            <text:p text:style-name="P7"><text:span text:style-name="T14">100</text:span></text:p>
          </table:table-cell>
        </table:table-row>
        <table:table-row table:style-name="Table98.1">
          <table:table-cell table:style-name="Table98.A1" office:value-type="string">
            <text:p text:style-name="P7"><text:span text:style-name="T14">[(x, x**2 % 91) for x in range(1000)]</text:span></text:p>
          </table:table-cell>
          <table:table-cell table:style-name="Table98.A1" office:value-type="string">
            <text:p text:style-name="P7"><text:span text:style-name="T14">28</text:span></text:p>
          </table:table-cell>
        </table:table-row>
        <table:table-row table:style-name="Table98.1">
          <table:table-cell table:style-name="Table98.A1" office:value-type="string">
            <text:p text:style-name="P7"><text:span text:style-name="T14">[((x**3) % 891, (x**2) % 913) for x in range(10000)] </text:span></text:p>
          </table:table-cell>
          <table:table-cell table:style-name="Table98.A1" office:value-type="string">
            <text:p text:style-name="P7"><text:span text:style-name="T14">124</text:span></text:p>
          </table:table-cell>
        </table:table-row>
      </table:table>
      <text:p text:style-name="P2"/>
      <text:p text:style-name="P1"><text:span text:style-name="T3">This is again one of those problems whose actual educational point and motivation is making this function fast enough to finish within a reasonable time even for a big list of points, by not doing too much more work than would be necessary to identify and remove the maximal points. Start by noticing that each point can potentially be dominated only by those points whose distance from the origin (0, 0) is strictly larger. It doesn't even matter which distance metric is used...</text:span></text:p>
      <text:p text:style-name="P17"><text:bookmark text:name="_dn4f7i5wrtzd"/><text:span text:style-name="T1">Maximum checkers capture</text:span></text:p>
      <text:p text:style-name="P1"/>
      <text:p text:style-name="P1"><text:span text:style-name="T14">def max_checkers_capture(n, x, y, pieces):</text:span></text:p>
      <text:p text:style-name="P1"/>
      <text:p text:style-name="P1"><text:span text:style-name="T3">Even though we again find ourselves on a generalized </text:span><text:span text:style-name="T5">n</text:span><text:span text:style-name="T3">-by-</text:span><text:span text:style-name="T5">n</text:span><text:span text:style-name="T3"> chessboard, this time we are playing a variation of </text:span><text:span text:style-name="T4">checkers</text:span><text:span text:style-name="T3"> so that your lone </text:span><text:span text:style-name="T4">king piece</text:span><text:span text:style-name="T3"> currently stands at the coordinates </text:span><text:span text:style-name="T14">(x, y)</text:span><text:span text:style-name="T3">, and the parameter </text:span><text:span text:style-name="T14">pieces</text:span><text:span text:style-name="T3"> is a Python </text:span><text:span text:style-name="T14">set</text:span><text:span text:style-name="T3"> that contains the positions of all of the enemy pieces. This function should compute and return the maximum number of pieces that your king could capture in a single move.</text:span></text:p>
      <text:p text:style-name="P2"/>
      <text:p text:style-name="P1"><text:span text:style-name="T3">In our variant of checkers, a king can capture an opponent's piece that sits one step away from it to any of the four </text:span><text:span text:style-name="T4">diagonal directions</text:span><text:span text:style-name="T3"> (the list </text:span><text:span text:style-name="T14">[(-1, 1), (1, 1), (1, -1), (-1, -1)]</text:span><text:span text:style-name="T3"> might come in handy in your code) so that the square behind the opponent piece in that diagonal direction is vacant. Your king can then capture that opponent piece by jumping into that vacant square, </text:span><text:span text:style-name="T4">immediately removing that opponent piece from the board</text:span><text:span text:style-name="T3">. However, unlike in chess where each move can capture at most one piece, the capturing chain in checkers can and will continue from the square that your piece jumps into, provided that some diagonal neighbour of that square also contains an opponent piece with a vacant square behind it.</text:span></text:p>
      <text:p text:style-name="P2"/>
      <text:p text:style-name="P1"><text:span text:style-name="T3">This problem is best solved recursively. The base case of the problem is when there are no neighbouring opponent pieces that could be captured, returning the answer zero. Otherwise, loop through all four diagonal directions. For each such direction that contains an opponent piece that can be captured, remove that piece from the board and recursively compute the number of pieces that can be captured from the vacant square that your piece jumps into, and add one to that number from the piece that you first captured. Return the largest number that can be achieved this way.</text:span></text:p>
      <text:p text:style-name="P2"/>
      <table:table table:name="Table99" table:style-name="Table99">
        <table:table-column table:style-name="Table99.A"/>
        <table:table-column table:style-name="Table99.B"/>
        <table:table-column table:style-name="Table99.C"/>
        <table:table-column table:style-name="Table99.D"/>
        <table:table-column table:style-name="Table99.E"/>
        <table:table-row table:style-name="Table99.1">
          <table:table-cell table:style-name="Table99.A1" office:value-type="string">
            <text:p text:style-name="P7"><text:span text:style-name="T14">n</text:span></text:p>
          </table:table-cell>
          <table:table-cell table:style-name="Table99.A1" office:value-type="string">
            <text:p text:style-name="P7"><text:span text:style-name="T14">x</text:span></text:p>
          </table:table-cell>
          <table:table-cell table:style-name="Table99.A1" office:value-type="string">
            <text:p text:style-name="P7"><text:span text:style-name="T14">y</text:span></text:p>
          </table:table-cell>
          <table:table-cell table:style-name="Table99.A1" office:value-type="string">
            <text:p text:style-name="P7"><text:span text:style-name="T14">pieces</text:span></text:p>
          </table:table-cell>
          <table:table-cell table:style-name="Table99.A1" office:value-type="string">
            <text:p text:style-name="P7"><text:span text:style-name="T3">Expected result</text:span></text:p>
          </table:table-cell>
        </table:table-row>
        <table:table-row table:style-name="Table99.1">
          <table:table-cell table:style-name="Table99.A1" office:value-type="string">
            <text:p text:style-name="P7"><text:span text:style-name="T14">5</text:span></text:p>
          </table:table-cell>
          <table:table-cell table:style-name="Table99.A1" office:value-type="string">
            <text:p text:style-name="P7"><text:span text:style-name="T14">0</text:span></text:p>
          </table:table-cell>
          <table:table-cell table:style-name="Table99.A1" office:value-type="string">
            <text:p text:style-name="P7"><text:span text:style-name="T14">2</text:span></text:p>
          </table:table-cell>
          <table:table-cell table:style-name="Table99.A1" office:value-type="string">
            <text:p text:style-name="P7"><text:span text:style-name="T14">set([(1,1), (3,1), (1,3)]</text:span></text:p>
          </table:table-cell>
          <table:table-cell table:style-name="Table99.A1" office:value-type="string">
            <text:p text:style-name="P7"><text:span text:style-name="T14">2</text:span></text:p>
          </table:table-cell>
        </table:table-row>
        <table:table-row table:style-name="Table99.1">
          <table:table-cell table:style-name="Table99.A1" office:value-type="string">
            <text:p text:style-name="P7"><text:span text:style-name="T14">7</text:span></text:p>
          </table:table-cell>
          <table:table-cell table:style-name="Table99.A1" office:value-type="string">
            <text:p text:style-name="P7"><text:span text:style-name="T14">0</text:span></text:p>
          </table:table-cell>
          <table:table-cell table:style-name="Table99.A1" office:value-type="string">
            <text:p text:style-name="P7"><text:span text:style-name="T14">0</text:span></text:p>
          </table:table-cell>
          <table:table-cell table:style-name="Table99.A1" office:value-type="string">
            <text:p text:style-name="P7"><text:span text:style-name="T14">set([(1,1), (1,3), (3,3), (2,4), (1,5)])</text:span></text:p>
          </table:table-cell>
          <table:table-cell table:style-name="Table99.A1" office:value-type="string">
            <text:p text:style-name="P7"><text:span text:style-name="T14">3</text:span></text:p>
          </table:table-cell>
        </table:table-row>
        <table:table-row table:style-name="Table99.1">
          <table:table-cell table:style-name="Table99.A1" office:value-type="string">
            <text:p text:style-name="P7"><text:span text:style-name="T14">8</text:span></text:p>
          </table:table-cell>
          <table:table-cell table:style-name="Table99.A1" office:value-type="string">
            <text:p text:style-name="P7"><text:span text:style-name="T14">7</text:span></text:p>
          </table:table-cell>
          <table:table-cell table:style-name="Table99.A1" office:value-type="string">
            <text:p text:style-name="P7"><text:span text:style-name="T14">0</text:span></text:p>
          </table:table-cell>
          <table:table-cell table:style-name="Table99.A1" office:value-type="string">
            <text:p text:style-name="P7"><text:span text:style-name="T14">set([(x, y) for x in range(2, 8, 2) for y in range(1, 7, 2)])</text:span></text:p>
          </table:table-cell>
          <table:table-cell table:style-name="Table99.A1" office:value-type="string">
            <text:p text:style-name="P7"><text:span text:style-name="T14">9</text:span></text:p>
          </table:table-cell>
        </table:table-row>
      </table:table>
      <text:p text:style-name="P1"/>
      <text:p text:style-name="P17"><text:bookmark text:name="_wjwfbqw3f4k3"/><text:span text:style-name="T1">Collatzy distance</text:span></text:p>
      <text:p text:style-name="P2"/>
      <text:p text:style-name="P1"><text:span text:style-name="T14">def collatzy_distance(start, end):</text:span></text:p>
      <text:p text:style-name="P2"/>
      <text:p text:style-name="P1"><text:span text:style-name="T3">Let us make up a rule that says that from a positive integer </text:span><text:span text:style-name="T14">n</text:span><text:span text:style-name="T3">, you are allowed to move in a single step into either integer </text:span><text:span text:style-name="T14">3*n+1</text:span><text:span text:style-name="T3"> or </text:span><text:span text:style-name="T14">n//2</text:span><text:span text:style-name="T3">. Even though these formulas were obviously inspired by the </text:span><text:a xlink:type="simple" xlink:href="https://en.wikipedia.org/wiki/Collatz_conjecture" text:style-name="ListLabel_20_37" text:visited-style-name="ListLabel_20_37"><text:span text:style-name="T10">Collatz conjecture</text:span></text:a><text:span text:style-name="T3"> we have encountered in some earlier problems, in this problem the parity of </text:span><text:span text:style-name="T14">n</text:span><text:span text:style-name="T3"> does not restrict you to deterministically use just one of these formulas, but you may use either formula regardless of whether your current </text:span><text:span text:style-name="T14">n</text:span><text:span text:style-name="T3"> is odd or even. This function should determine how many steps are needed to get from </text:span><text:span text:style-name="T14">start</text:span><text:span text:style-name="T3"> to </text:span><text:span text:style-name="T14">end</text:span><text:span text:style-name="T3">, assuming that you wisely choose each step to minimize the total number of steps in the path.</text:span></text:p>
      <text:p text:style-name="P2"/>
      <text:p text:style-name="P1"><text:span text:style-name="T3">This problem can be solved with </text:span><text:span text:style-name="T4">breadth-first search</text:span><text:span text:style-name="T3"> the following way, given here as a sneaky preview for a later algorithms course that explains such graph traversal algorithms. For the given </text:span><text:span text:style-name="T14">start</text:span><text:span text:style-name="T3"> value, the zeroth </text:span><text:span text:style-name="T4">layer</text:span><text:span text:style-name="T3"> is the singleton list </text:span><text:span text:style-name="T14">[start]</text:span><text:span text:style-name="T3">. Once you have computed layer </text:span><text:span text:style-name="T14">k</text:span><text:span text:style-name="T3">, the next layer </text:span><text:span text:style-name="T14">k+1</text:span><text:span text:style-name="T3"> consists of all integers </text:span><text:span text:style-name="T14">3*n+1</text:span><text:span text:style-name="T3"> and </text:span><text:span text:style-name="T14">n//2</text:span><text:span text:style-name="T3"> where </text:span><text:span text:style-name="T14">n</text:span><text:span text:style-name="T3"> goes through all numbers in the previous layer </text:span><text:span text:style-name="T14">k</text:span><text:span text:style-name="T3">. For example, if </text:span><text:span text:style-name="T14">start = 4</text:span><text:span text:style-name="T3">, the first four layers numbered from zero to three would be </text:span><text:span text:style-name="T14">[4]</text:span><text:span text:style-name="T3">, </text:span><text:span text:style-name="T14">[13, 2]</text:span><text:span text:style-name="T3">, </text:span><text:span text:style-name="T14">[40, 6, 7, 1]</text:span><text:span text:style-name="T3"> and </text:span><text:span text:style-name="T14">[121, 20, 19, 3, 22, 0]</text:span><text:span text:style-name="T3">, the elements inside each layer possibly listed in some other order.</text:span></text:p>
      <text:p text:style-name="P2"/>
      <text:p text:style-name="P1"><text:span text:style-name="T3">Then, keep generating layers from the previous layer inside a while-loop until the goal number </text:span><text:span text:style-name="T14">end</text:span><text:span text:style-name="T3"> appears, at which point you can immediately return the current layer number as the answer.</text:span></text:p>
      <text:p text:style-name="P2"/>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7"><text:span text:style-name="T14">start</text:span></text:p>
          </table:table-cell>
          <table:table-cell table:style-name="Table100.A1" office:value-type="string">
            <text:p text:style-name="P7"><text:span text:style-name="T14">end</text:span></text:p>
          </table:table-cell>
          <table:table-cell table:style-name="Table100.A1" office:value-type="string">
            <text:p text:style-name="P7"><text:span text:style-name="T3">Expected result</text:span></text:p>
          </table:table-cell>
        </table:table-row>
        <table:table-row table:style-name="Table100.1">
          <table:table-cell table:style-name="Table100.A1" office:value-type="string">
            <text:p text:style-name="P7"><text:span text:style-name="T14">10</text:span></text:p>
          </table:table-cell>
          <table:table-cell table:style-name="Table100.A1" office:value-type="string">
            <text:p text:style-name="P7"><text:span text:style-name="T14">20</text:span></text:p>
          </table:table-cell>
          <table:table-cell table:style-name="Table100.A1" office:value-type="string">
            <text:p text:style-name="P7"><text:span text:style-name="T14">7</text:span></text:p>
          </table:table-cell>
        </table:table-row>
        <table:table-row table:style-name="Table100.1">
          <table:table-cell table:style-name="Table100.A1" office:value-type="string">
            <text:p text:style-name="P7"><text:span text:style-name="T14">42</text:span></text:p>
          </table:table-cell>
          <table:table-cell table:style-name="Table100.A1" office:value-type="string">
            <text:p text:style-name="P7"><text:span text:style-name="T14">42</text:span></text:p>
          </table:table-cell>
          <table:table-cell table:style-name="Table100.A1" office:value-type="string">
            <text:p text:style-name="P7"><text:span text:style-name="T14">0</text:span></text:p>
          </table:table-cell>
        </table:table-row>
        <table:table-row table:style-name="Table100.1">
          <table:table-cell table:style-name="Table100.A1" office:value-type="string">
            <text:p text:style-name="P7"><text:span text:style-name="T14">42</text:span></text:p>
          </table:table-cell>
          <table:table-cell table:style-name="Table100.A1" office:value-type="string">
            <text:p text:style-name="P7"><text:span text:style-name="T14">43</text:span></text:p>
          </table:table-cell>
          <table:table-cell table:style-name="Table100.A1" office:value-type="string">
            <text:p text:style-name="P7"><text:span text:style-name="T14">13</text:span></text:p>
          </table:table-cell>
        </table:table-row>
        <table:table-row table:style-name="Table100.1">
          <table:table-cell table:style-name="Table100.A1" office:value-type="string">
            <text:p text:style-name="P7"><text:span text:style-name="T14">76</text:span></text:p>
          </table:table-cell>
          <table:table-cell table:style-name="Table100.A1" office:value-type="string">
            <text:p text:style-name="P7"><text:span text:style-name="T14">93</text:span></text:p>
          </table:table-cell>
          <table:table-cell table:style-name="Table100.A1" office:value-type="string">
            <text:p text:style-name="P7"><text:span text:style-name="T14">23</text:span></text:p>
          </table:table-cell>
        </table:table-row>
        <table:table-row table:style-name="Table100.1">
          <table:table-cell table:style-name="Table100.A1" office:value-type="string">
            <text:p text:style-name="P7"><text:span text:style-name="T14">1000</text:span></text:p>
          </table:table-cell>
          <table:table-cell table:style-name="Table100.A1" office:value-type="string">
            <text:p text:style-name="P7"><text:span text:style-name="T14">10</text:span></text:p>
          </table:table-cell>
          <table:table-cell table:style-name="Table100.A1" office:value-type="string">
            <text:p text:style-name="P7"><text:span text:style-name="T14">9</text:span></text:p>
          </table:table-cell>
        </table:table-row>
      </table:table>
      <text:p text:style-name="P2"/>
      <text:p text:style-name="P1"><text:span text:style-name="T3">Once you get this function to work correctly, you can think up clever ways to speed up its execution. For starters, notice how any integers that have already made an appearance in some earlier layer before the current layer can be ignored while constructing the current layer.</text:span></text:p>
      <text:p text:style-name="P17"><text:bookmark text:name="_thnf7biy5j2a"/><text:span text:style-name="T1">Van Eck sequence</text:span></text:p>
      <text:p text:style-name="P2"/>
      <text:p text:style-name="P1"><text:span text:style-name="T14">def van_eck(n):</text:span></text:p>
      <text:p text:style-name="P2"/>
      <text:p text:style-name="P1"><text:span text:style-name="T3">Compute and return the </text:span><text:span text:style-name="T5">n</text:span><text:span text:style-name="T3">:th term of the </text:span><text:a xlink:type="simple" xlink:href="https://oeis.org/A181391" text:style-name="ListLabel_20_37" text:visited-style-name="ListLabel_20_37"><text:span text:style-name="T10">Van Eck sequence</text:span></text:a><text:span text:style-name="T3">. The first term in the first position </text:span><text:span text:style-name="T5">i</text:span><text:span text:style-name="T3"> = 0 equals zero. The term in later position </text:span><text:span text:style-name="T5">i</text:span><text:span text:style-name="T3"> is determined by the term </text:span><text:span text:style-name="T5">x</text:span><text:span text:style-name="T3"> in the previous position </text:span><text:span text:style-name="T5">i</text:span><text:span text:style-name="T3"> - 1:</text:span></text:p>
      <text:p text:style-name="P2"/>
      <text:list xml:id="list1543321312" text:style-name="WWNum2">
        <text:list-item>
          <text:p text:style-name="P12"><text:span text:style-name="T3">If the position </text:span><text:span text:style-name="T5">i</text:span><text:span text:style-name="T3"> - 1 was the first appearance of that term </text:span><text:span text:style-name="T5">x</text:span><text:span text:style-name="T3">, the term in the current position </text:span><text:span text:style-name="T5">i</text:span><text:span text:style-name="T3"> equals zero.</text:span></text:p>
        </text:list-item>
        <text:list-item>
          <text:p text:style-name="P12"><text:span text:style-name="T3">Otherwise, if the previous term </text:span><text:span text:style-name="T5">x</text:span><text:span text:style-name="T3"> has now appeared at least twice in the sequence, the term in the current position </text:span><text:span text:style-name="T5">i</text:span><text:span text:style-name="T3"> is given by the position difference </text:span><text:span text:style-name="T5">i</text:span><text:span text:style-name="T3"> - 1 - </text:span><text:span text:style-name="T5">j</text:span><text:span text:style-name="T3">, where </text:span><text:span text:style-name="T5">j</text:span><text:span text:style-name="T3"> is the position of the second most recent appearance of the term </text:span><text:span text:style-name="T5">x</text:span><text:span text:style-name="T3">.</text:span></text:p>
        </text:list-item>
      </text:list>
      <text:p text:style-name="P2"/>
      <text:p text:style-name="P1"><text:span text:style-name="T3">The sequence begins with 0, 0, 1, 0, 2, 0, 2, 2, 1, 6, 0, 5, 0, 2, 6, 5, 4, 0, 5, 3, 0, 3, 2, 9, ... so you can see that the terms start making repeated appearances, especially the term zero.</text:span></text:p>
      <text:p text:style-name="P2"/>
      <text:p text:style-name="P1"><text:span text:style-name="T3">In the same spirit as in the earlier problem that asked you to generate terms of the Recaman sequence, unless you want to spend the rest of your day waiting for the automated tester to finish, this function should not repeatedly loop backwards through the generated sequence to look for the most recent occurrence of each term that it generates, but rather use a Python dictionary to remember the terms that have already been seen in the sequence, along with the positions of their most recent appearances. With this dictionary, you don't need to explicitly store the sequence, but only its relevant previous terms.</text:span></text:p>
      <text:p text:style-name="P1"/>
      <table:table table:name="Table101" table:style-name="Table101">
        <table:table-column table:style-name="Table101.A"/>
        <table:table-column table:style-name="Table101.B"/>
        <table:table-row table:style-name="Table101.1">
          <table:table-cell table:style-name="Table101.A1" office:value-type="string">
            <text:p text:style-name="P7"><text:span text:style-name="T14">n</text:span></text:p>
          </table:table-cell>
          <table:table-cell table:style-name="Table101.A1" office:value-type="string">
            <text:p text:style-name="P7"><text:span text:style-name="T3">Expected result</text:span></text:p>
          </table:table-cell>
        </table:table-row>
        <table:table-row table:style-name="Table101.1">
          <table:table-cell table:style-name="Table101.A1" office:value-type="string">
            <text:p text:style-name="P7"><text:span text:style-name="T14">0</text:span></text:p>
          </table:table-cell>
          <table:table-cell table:style-name="Table101.A1" office:value-type="string">
            <text:p text:style-name="P7"><text:span text:style-name="T14">0</text:span></text:p>
          </table:table-cell>
        </table:table-row>
        <table:table-row table:style-name="Table101.1">
          <table:table-cell table:style-name="Table101.A1" office:value-type="string">
            <text:p text:style-name="P7"><text:span text:style-name="T14">10</text:span></text:p>
          </table:table-cell>
          <table:table-cell table:style-name="Table101.A1" office:value-type="string">
            <text:p text:style-name="P7"><text:span text:style-name="T14">0</text:span></text:p>
          </table:table-cell>
        </table:table-row>
        <table:table-row table:style-name="Table101.1">
          <table:table-cell table:style-name="Table101.A1" office:value-type="string">
            <text:p text:style-name="P7"><text:span text:style-name="T14">1000</text:span></text:p>
          </table:table-cell>
          <table:table-cell table:style-name="Table101.A1" office:value-type="string">
            <text:p text:style-name="P7"><text:span text:style-name="T14">61</text:span></text:p>
          </table:table-cell>
        </table:table-row>
        <table:table-row table:style-name="Table101.1">
          <table:table-cell table:style-name="Table101.A1" office:value-type="string">
            <text:p text:style-name="P7"><text:span text:style-name="T14">10**6</text:span></text:p>
          </table:table-cell>
          <table:table-cell table:style-name="Table101.A1" office:value-type="string">
            <text:p text:style-name="P7"><text:span text:style-name="T14">8199</text:span></text:p>
          </table:table-cell>
        </table:table-row>
        <table:table-row table:style-name="Table101.1">
          <table:table-cell table:style-name="Table101.A1" office:value-type="string">
            <text:p text:style-name="P7"><text:span text:style-name="T14">10**8</text:span></text:p>
          </table:table-cell>
          <table:table-cell table:style-name="Table101.A1" office:value-type="string">
            <text:p text:style-name="P7"><text:span text:style-name="T14">5522779</text:span></text:p>
          </table:table-cell>
        </table:table-row>
      </table:table>
      <text:p text:style-name="P1"/>
      <text:p text:style-name="P17"><text:bookmark text:name="_637ktqu3ro6a"/><text:span text:style-name="T1">Reversing the reversed</text:span></text:p>
      <text:p text:style-name="P2"/>
      <text:p text:style-name="P1"><text:span text:style-name="T14">def reverse_reversed(items):</text:span></text:p>
      <text:p text:style-name="P2"/>
      <text:p text:style-name="P1"><text:span text:style-name="T3">Create and return a new list that contains the </text:span><text:span text:style-name="T14">items</text:span><text:span text:style-name="T3"> in reverse, but so that whenever each item is itself a list, its elements are also reversed. This reversal of sublists must keep going on all the way down, no matter how deep the nesting of these lists, so you necessarily have to use </text:span><text:span text:style-name="T5">recursion</text:span><text:span text:style-name="T3"> to solve this problem. The base case handles any argument that is not a list. When the parameter </text:span><text:span text:style-name="T14">items</text:span><text:span text:style-name="T3"> is a list (</text:span><text:a xlink:type="simple" xlink:href="https://stackoverflow.com/questions/1549801/what-are-the-differences-between-type-and-isinstance" text:style-name="ListLabel_20_37" text:visited-style-name="ListLabel_20_37"><text:span text:style-name="T10">use the Python function </text:span></text:a><text:a xlink:type="simple" xlink:href="https://stackoverflow.com/questions/1549801/what-are-the-differences-between-type-and-isinstance" text:style-name="ListLabel_20_39" text:visited-style-name="ListLabel_20_39"><text:span text:style-name="T13">type</text:span></text:a><text:a xlink:type="simple" xlink:href="https://stackoverflow.com/questions/1549801/what-are-the-differences-between-type-and-isinstance" text:style-name="ListLabel_20_37" text:visited-style-name="ListLabel_20_37"><text:span text:style-name="T10"> or the </text:span></text:a><text:a xlink:type="simple" xlink:href="https://stackoverflow.com/questions/1549801/what-are-the-differences-between-type-and-isinstance" text:style-name="ListLabel_20_39" text:visited-style-name="ListLabel_20_39"><text:span text:style-name="T13">isinstance</text:span></text:a><text:a xlink:type="simple" xlink:href="https://stackoverflow.com/questions/1549801/what-are-the-differences-between-type-and-isinstance" text:style-name="ListLabel_20_37" text:visited-style-name="ListLabel_20_37"><text:span text:style-name="T10"> operator to check this</text:span></text:a><text:span text:style-name="T3">), recursively reverse the elements that this nested list contains. (List comprehensions might come handy in doing this part of the problem.)</text:span></text:p>
      <text:p text:style-name="P2"/>
      <text:p text:style-name="P1"><text:span text:style-name="T3">Note that this function must create and return a new list to represent the result, and should not rearrange or otherwise touch the contents of the original list.</text:span></text:p>
      <text:p text:style-name="P2"/>
      <table:table table:name="Table102" table:style-name="Table102">
        <table:table-column table:style-name="Table102.A"/>
        <table:table-column table:style-name="Table102.B"/>
        <table:table-row table:style-name="Table102.1">
          <table:table-cell table:style-name="Table102.A1" office:value-type="string">
            <text:p text:style-name="P3"><text:span text:style-name="T14">items</text:span></text:p>
          </table:table-cell>
          <table:table-cell table:style-name="Table102.A1" office:value-type="string">
            <text:p text:style-name="P3"><text:span text:style-name="T3">Expected result</text:span></text:p>
          </table:table-cell>
        </table:table-row>
        <table:table-row table:style-name="Table102.1">
          <table:table-cell table:style-name="Table102.A1" office:value-type="string">
            <text:p text:style-name="P3"><text:span text:style-name="T14">[1, [2, 3, 4, 'yeah'], 5]</text:span></text:p>
          </table:table-cell>
          <table:table-cell table:style-name="Table102.A1" office:value-type="string">
            <text:p text:style-name="P3"><text:span text:style-name="T14">[5, ['yeah', 4, 3, 2], 1]</text:span></text:p>
          </table:table-cell>
        </table:table-row>
        <table:table-row table:style-name="Table102.1">
          <table:table-cell table:style-name="Table102.A1" office:value-type="string">
            <text:p text:style-name="P3"><text:span text:style-name="T14">[[[[[[1, 2]]]]]]</text:span></text:p>
          </table:table-cell>
          <table:table-cell table:style-name="Table102.A1" office:value-type="string">
            <text:p text:style-name="P3"><text:span text:style-name="T14">[[[[[[2, 1]]]]]]</text:span></text:p>
          </table:table-cell>
        </table:table-row>
        <table:table-row table:style-name="Table102.1">
          <table:table-cell table:style-name="Table102.A1" office:value-type="string">
            <text:p text:style-name="P3"><text:span text:style-name="T14">[42, [99, [17, [33, ['boo!']]]]]</text:span></text:p>
          </table:table-cell>
          <table:table-cell table:style-name="Table102.A1" office:value-type="string">
            <text:p text:style-name="P3"><text:span text:style-name="T14">[[[[['boo!'], 33], 17], 99], 42]</text:span></text:p>
          </table:table-cell>
        </table:table-row>
      </table:table>
      <text:p text:style-name="P2"/>
      <text:p text:style-name="P17"><text:bookmark text:name="_mv4ndvlyj0g5"/><text:span text:style-name="T1">Prime factors of integers</text:span></text:p>
      <text:p text:style-name="P4"/>
      <text:p text:style-name="P1"><text:span text:style-name="T14">def prime_factors(n):</text:span></text:p>
      <text:p text:style-name="P2"/>
      <text:p text:style-name="P1"><text:span text:style-name="T3">As the </text:span><text:a xlink:type="simple" xlink:href="https://en.wikipedia.org/wiki/Fundamental_theorem_of_arithmetic" text:style-name="ListLabel_20_37" text:visited-style-name="ListLabel_20_37"><text:span text:style-name="T10">fundamental theorem of arithmetic</text:span></text:a><text:span text:style-name="T3"> again reminds us, every positive integer can be broken down into the product of its prime factors exactly one way, disregarding the order of listing these factors. Given positive integer </text:span><text:span text:style-name="T14">n &gt; 1</text:span><text:span text:style-name="T3">, return the list of its prime factors in sorted ascending order, each prime factor included in the list as many times as it appears in the prime factorization of </text:span><text:span text:style-name="T14">n</text:span><text:span text:style-name="T3">.</text:span></text:p>
      <text:p text:style-name="P2"/>
      <text:p text:style-name="P1"><text:span text:style-name="T3">During the testing, the automated tester is guaranteed to produce the pseudo-random values of </text:span><text:span text:style-name="T14">n</text:span><text:span text:style-name="T3">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39" text:visited-style-name="ListLabel_20_39"><text:span text:style-name="T13">primes.py</text:span></text:a><text:span text:style-name="T3"> example script, but also </text:span><text:span text:style-name="T4">caching</text:span><text:span text:style-name="T3"> the prime factorization of numbers for quick access later. To be able to quickly reconstruct the prime factorization of </text:span><text:span text:style-name="T14">n</text:span><text:span text:style-name="T3"> that you have already computed earlier, you don't need to cache all of the prime factors of </text:span><text:span text:style-name="T14">n</text:span><text:span text:style-name="T3">. Storing any single one of its prime factors, let's call that one </text:span><text:span text:style-name="T14">p</text:span><text:span text:style-name="T3">, is enough, since the rest of the prime factorization of </text:span><text:span text:style-name="T14">n</text:span><text:span text:style-name="T3"> is the same as the prime factorization of the remaining number </text:span><text:span text:style-name="T14">n//p</text:span><text:span text:style-name="T3">. Furthermore, if the smallest prime factor </text:span><text:span text:style-name="T14">p</text:span><text:span text:style-name="T3"> is small enough that it can be found quickly later anyway, it does not need to be cached at all, and this way save memory for the non-trivial factors of the more difficult values of </text:span><text:span text:style-name="T14">n</text:span><text:span text:style-name="T3">.</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7"><text:span text:style-name="T14">n</text:span></text:p>
          </table:table-cell>
          <table:table-cell table:style-name="Table103.A1" office:value-type="string">
            <text:p text:style-name="P7"><text:span text:style-name="T3">Expected result</text:span></text:p>
          </table:table-cell>
        </table:table-row>
        <table:table-row table:style-name="Table103.1">
          <table:table-cell table:style-name="Table103.A1" office:value-type="string">
            <text:p text:style-name="P7"><text:span text:style-name="T14">42</text:span></text:p>
          </table:table-cell>
          <table:table-cell table:style-name="Table103.A1" office:value-type="string">
            <text:p text:style-name="P7"><text:span text:style-name="T14">[2, 3, 7]</text:span></text:p>
          </table:table-cell>
        </table:table-row>
        <table:table-row table:style-name="Table103.1">
          <table:table-cell table:style-name="Table103.A1" office:value-type="string">
            <text:p text:style-name="P7"><text:span text:style-name="T14">10**6</text:span></text:p>
          </table:table-cell>
          <table:table-cell table:style-name="Table103.A1" office:value-type="string">
            <text:p text:style-name="P7"><text:span text:style-name="T14">[2, 2, 2, 2, 2, 2, 5, 5, 5, 5, 5, 5]</text:span></text:p>
          </table:table-cell>
        </table:table-row>
        <table:table-row table:style-name="Table103.1">
          <table:table-cell table:style-name="Table103.A1" office:value-type="string">
            <text:p text:style-name="P7"><text:span text:style-name="T14">1234567</text:span></text:p>
          </table:table-cell>
          <table:table-cell table:style-name="Table103.A1" office:value-type="string">
            <text:p text:style-name="P7"><text:span text:style-name="T14">[127, 9721]</text:span></text:p>
          </table:table-cell>
        </table:table-row>
        <table:table-row table:style-name="Table103.1">
          <table:table-cell table:style-name="Table103.A1" office:value-type="string">
            <text:p text:style-name="P7"><text:span text:style-name="T14">99887766</text:span></text:p>
          </table:table-cell>
          <table:table-cell table:style-name="Table103.A1" office:value-type="string">
            <text:p text:style-name="P7"><text:span text:style-name="T14">[2, 3, 11, 31, 48821]</text:span></text:p>
          </table:table-cell>
        </table:table-row>
        <table:table-row table:style-name="Table103.1">
          <table:table-cell table:style-name="Table103.A1" office:value-type="string">
            <text:p text:style-name="P7"><text:span text:style-name="T14">10**12 - 1</text:span></text:p>
          </table:table-cell>
          <table:table-cell table:style-name="Table103.A1" office:value-type="string">
            <text:p text:style-name="P7"><text:span text:style-name="T14">[3, 3, 3, 7, 11, 13, 37, 101, 9901]</text:span></text:p>
          </table:table-cell>
        </table:table-row>
        <table:table-row table:style-name="Table103.1">
          <table:table-cell table:style-name="Table103.A1" office:value-type="string">
            <text:p text:style-name="P7"><text:span text:style-name="T14">10**15 - 3</text:span></text:p>
          </table:table-cell>
          <table:table-cell table:style-name="Table103.A1" office:value-type="string">
            <text:p text:style-name="P7"><text:span text:style-name="T14">[599, 2131, 3733, 209861]</text:span></text:p>
          </table:table-cell>
        </table:table-row>
      </table:table>
      <text:p text:style-name="P2"/>
      <text:p text:style-name="P2"/>
      <text:p text:style-name="P17"><text:bookmark text:name="_7ghk7zh7w9iz"/><text:span text:style-name="T1">Balanced ternary</text:span></text:p>
      <text:p text:style-name="P2"/>
      <text:p text:style-name="P1"><text:span text:style-name="T14">def balanced_ternary(n):</text:span></text:p>
      <text:p text:style-name="P2"/>
      <text:p text:style-name="P1"><text:span text:style-name="T3">The integer two and its powers abound all over computing whereas the number three seems to be mostly absent, at least until we get to the </text:span><text:span text:style-name="T4">theory of computation</text:span><text:span text:style-name="T3"> and </text:span><text:span text:style-name="T4">NP-complete problems</text:span><text:span text:style-name="T3"> where the number three turns out to be a very different thing from two not only quantitatively, but qualitatively. Stepping from two to three is where the computational complexity truly begins.</text:span></text:p>
      <text:p text:style-name="P2"/>
      <text:p text:style-name="P1"><text:span text:style-name="T3">We normally represent integers in base 10, each digit giving the coefficient of some power of 10. Since every positive integer can equally well be uniquely represented as a sum of powers of two, computers internally encode those same integers in the simpler (for machines) </text:span><text:span text:style-name="T4">binary</text:span><text:span text:style-name="T3">. Both of these schemes need </text:span><text:a xlink:type="simple" xlink:href="https://en.wikipedia.org/wiki/Two%27s_complement" text:style-name="ListLabel_20_37" text:visited-style-name="ListLabel_20_37"><text:span text:style-name="T10">special tricks to represent negative numbers</text:span></text:a><text:span text:style-name="T3"> since we cannot use an explicit negation sign. The </text:span><text:a xlink:type="simple" xlink:href="https://en.wikipedia.org/wiki/Balanced_ternary" text:style-name="ListLabel_20_37" text:visited-style-name="ListLabel_20_37"><text:span text:style-name="T10">balanced ternary</text:span></text:a><text:span text:style-name="T3"> representation of integers uses the base three instead of two, with </text:span><text:span text:style-name="T4">signed</text:span><text:span text:style-name="T3"> coefficients from -1, 0 and +1. Every integer (positive or negative) can be broken down into a sum of signed powers of three exactly one way. Furthermore, unlike the bases of ten or two, the balanced ternary representation is perfectly symmetric so that the representation for -</text:span><text:span text:style-name="T5">n</text:span><text:span text:style-name="T3"> can be constructed by flipping the signs of the terms of the representation of +</text:span><text:span text:style-name="T5">n</text:span><text:span text:style-name="T3">. (See the examples below.)</text:span></text:p>
      <text:p text:style-name="P2"/>
      <text:p text:style-name="P1"><text:span text:style-name="T3">Given an integer </text:span><text:span text:style-name="T14">n</text:span><text:span text:style-name="T3">, return the unique list of signed powers of three that add up to </text:span><text:span text:style-name="T14">n</text:span><text:span text:style-name="T3">,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10">Balanced ternary</text:span></text:a><text:span text:style-name="T3">" shows one way by first converting the number to unbalanced ternary (base three using coefficients 0, 1 and 2) and converting from there. Another way is to first find </text:span><text:span text:style-name="T5">p</text:span><text:span text:style-name="T3">, the highest power of 3 that is less than equal to </text:span><text:span text:style-name="T5">n</text:span><text:span text:style-name="T3">. Then, depending on the value of </text:span><text:span text:style-name="T5">n</text:span><text:span text:style-name="T3"> - </text:span><text:span text:style-name="T5">p</text:span><text:span text:style-name="T3">, you either take </text:span><text:span text:style-name="T5">p</text:span><text:span text:style-name="T3"> to the result and convert </text:span><text:span text:style-name="T5">n</text:span><text:span text:style-name="T3"> - </text:span><text:span text:style-name="T5">p</text:span><text:span text:style-name="T3"> for the rest, or take 3</text:span><text:span text:style-name="T5">p</text:span><text:span text:style-name="T3"> to the result and convert </text:span><text:span text:style-name="T5">n</text:span><text:span text:style-name="T3"> - </text:span><text:span text:style-name="T5">3p</text:span><text:span text:style-name="T3"> for the rest. All roads lead to Rome.</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7"><text:span text:style-name="T14">n</text:span></text:p>
          </table:table-cell>
          <table:table-cell table:style-name="Table104.A1" office:value-type="string">
            <text:p text:style-name="P7"><text:span text:style-name="T3">Expected result</text:span></text:p>
          </table:table-cell>
        </table:table-row>
        <table:table-row table:style-name="Table104.1">
          <table:table-cell table:style-name="Table104.A1" office:value-type="string">
            <text:p text:style-name="P7"><text:span text:style-name="T14">5</text:span></text:p>
          </table:table-cell>
          <table:table-cell table:style-name="Table104.A1" office:value-type="string">
            <text:p text:style-name="P7"><text:span text:style-name="T14">[9, -3, -1]</text:span></text:p>
          </table:table-cell>
        </table:table-row>
        <table:table-row table:style-name="Table104.1">
          <table:table-cell table:style-name="Table104.A1" office:value-type="string">
            <text:p text:style-name="P7"><text:span text:style-name="T14">-5</text:span></text:p>
          </table:table-cell>
          <table:table-cell table:style-name="Table104.A1" office:value-type="string">
            <text:p text:style-name="P7"><text:span text:style-name="T14">[-9, 3, 1]</text:span></text:p>
          </table:table-cell>
        </table:table-row>
        <table:table-row table:style-name="Table104.1">
          <table:table-cell table:style-name="Table104.A1" office:value-type="string">
            <text:p text:style-name="P7"><text:span text:style-name="T14">42</text:span></text:p>
          </table:table-cell>
          <table:table-cell table:style-name="Table104.A1" office:value-type="string">
            <text:p text:style-name="P7"><text:span text:style-name="T14">[81, -27, -9, -3]</text:span></text:p>
          </table:table-cell>
        </table:table-row>
        <table:table-row table:style-name="Table104.1">
          <table:table-cell table:style-name="Table104.A1" office:value-type="string">
            <text:p text:style-name="P7"><text:span text:style-name="T14">-42</text:span></text:p>
          </table:table-cell>
          <table:table-cell table:style-name="Table104.A1" office:value-type="string">
            <text:p text:style-name="P7"><text:span text:style-name="T14">[-81, 27, 9, 3]</text:span></text:p>
          </table:table-cell>
        </table:table-row>
        <table:table-row table:style-name="Table104.1">
          <table:table-cell table:style-name="Table104.A1" office:value-type="string">
            <text:p text:style-name="P7"><text:span text:style-name="T14">100</text:span></text:p>
          </table:table-cell>
          <table:table-cell table:style-name="Table104.A1" office:value-type="string">
            <text:p text:style-name="P7"><text:span text:style-name="T14">[81, 27, -9, 1]</text:span></text:p>
          </table:table-cell>
        </table:table-row>
        <table:table-row table:style-name="Table104.1">
          <table:table-cell table:style-name="Table104.A1" office:value-type="string">
            <text:p text:style-name="P7"><text:span text:style-name="T14">10**6</text:span></text:p>
          </table:table-cell>
          <table:table-cell table:style-name="Table104.A1" office:value-type="string">
            <text:p text:style-name="P7"><text:span text:style-name="T14">[1594323, -531441, -59049, -6561, 2187, 729, -243, 81, -27, 1]</text:span></text:p>
          </table:table-cell>
        </table:table-row>
      </table:table>
      <text:p text:style-name="P15"><text:bookmark text:name="_bl7u7boilnqn"/><text:span text:style-name="T1">Lords of Midnight</text:span></text:p>
      <text:p text:style-name="P2"/>
      <text:p text:style-name="P1"><text:span text:style-name="T14">def midnight(dice):</text:span></text:p>
      <text:p text:style-name="P2"/>
      <text:p text:style-name="P1"><text:span text:style-name="T4">Midnight</text:span><text:span text:style-name="T3"> (see </text:span><text:a xlink:type="simple" xlink:href="https://en.wikipedia.org/wiki/Midnight_(game)" text:style-name="ListLabel_20_37" text:visited-style-name="ListLabel_20_37"><text:span text:style-name="T10">the Wikipedia page</text:span></text:a><text:span text:style-name="T3"> for the rules) is a dice game where the player has to choose which of the six dice to keep and which to reroll to maximize his final score. However, all your hard work with the previous problems has now mysteriously rewarded you with the gift of perfect foresight (as the French would say, you might be a descendant of </text:span><text:a xlink:type="simple" xlink:href="https://en.wikipedia.org/wiki/Madame_de_Th%C3%A8bes" text:style-name="ListLabel_20_37" text:visited-style-name="ListLabel_20_37"><text:span text:style-name="T10">Madame de Thèbes</text:span></text:a><text:span text:style-name="T3">) that allows you to predict what pip values each individual die will produce in its entire sequence of future rolls, expressed as a sequence such as </text:span><text:span text:style-name="T14">[2, 5, 5, 1, 6, 3]</text:span><text:span text:style-name="T3">. Aided with this foresight, your task is to return the maximum total score that could theoretically be achieved with the given dice rolls.</text:span></text:p>
      <text:p text:style-name="P2"/>
      <text:p text:style-name="P1"><text:span text:style-name="T3">The argument </text:span><text:span text:style-name="T14">dice</text:span><text:span text:style-name="T3"> is a list whose each element is a sequence of the pip values that particular die will produce when rolled. (Since the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test case in the first row of the following table.</text:span></text:p>
      <text:p text:style-name="P2"/>
      <table:table table:name="Table105" table:style-name="Table105">
        <table:table-column table:style-name="Table105.A"/>
        <table:table-column table:style-name="Table105.B"/>
        <text:soft-page-break/>
        <table:table-row table:style-name="Table105.1">
          <table:table-cell table:style-name="Table105.A1" office:value-type="string">
            <text:p text:style-name="P7"><text:span text:style-name="T14">dice</text:span></text:p>
          </table:table-cell>
          <table:table-cell table:style-name="Table105.A1" office:value-type="string">
            <text:p text:style-name="P7"><text:span text:style-name="T3">Expected result</text:span></text:p>
          </table:table-cell>
        </table:table-row>
        <table:table-row table:style-name="Table105.1">
          <table:table-cell table:style-name="Table105.A1" office:value-type="string">
            <text:p text:style-name="P7"><text:span text:style-name="T14">[[3, 4, 6, 6, 6, 2], [3, 2, 6, 2, 3, 3], [2, 2, 2, 2, 2, 3], [6, 1, 4, 2, 2, 2], [2, 2, 2, 3, 2, 3], [2, 3, 3, 3, 3, 2]]</text:span></text:p>
          </table:table-cell>
          <table:table-cell table:style-name="Table105.A1" office:value-type="string">
            <text:p text:style-name="P7"><text:span text:style-name="T14">14</text:span></text:p>
          </table:table-cell>
        </table:table-row>
        <table:table-row table:style-name="Table105.1">
          <table:table-cell table:style-name="Table105.A1" office:value-type="string">
            <text:p text:style-name="P7"><text:span text:style-name="T14">[[2, 6, 2, 5, 2, 5], [5, 3, 3, 2, 5, 3], [2, 2, 2, 2, 5, 2], [3, 6, 3, 2, 2, 5], [6, 2, 2, 6, 3, 2], [2, 2, 3, 2, 2, 2]]</text:span></text:p>
          </table:table-cell>
          <table:table-cell table:style-name="Table105.A1" office:value-type="string">
            <text:p text:style-name="P7"><text:span text:style-name="T14">0</text:span></text:p>
          </table:table-cell>
        </table:table-row>
        <table:table-row table:style-name="Table105.1">
          <table:table-cell table:style-name="Table105.A1" office:value-type="string">
            <text:p text:style-name="P7"><text:span text:style-name="T14">[[2, 6, 2, 1, 3, 3], [2, 2, 2, 2, 2, 3], [2, 2, 4, 3, 6, 6], [4, 5, 6, 3, 2, 5], [2, 4, 2, 6, 5, 3], [2, 2, 2, 2, 2, 3]]</text:span></text:p>
          </table:table-cell>
          <table:table-cell table:style-name="Table105.A1" office:value-type="string">
            <text:p text:style-name="P7"><text:span text:style-name="T14">17</text:span></text:p>
          </table:table-cell>
        </table:table-row>
        <table:table-row table:style-name="Table105.1">
          <table:table-cell table:style-name="Table105.A1" office:value-type="string">
            <text:p text:style-name="P7"><text:span text:style-name="T14">[[3, 4, 6, 6, 6, 2], [3, 2, 6, 2, 3, 3], [2, 2, 2, 2, 2, 3], [6, 1, 4, 2, 2, 2], [2, 2, 2, 3, 2, 3], [2, 3, 3, 3, 3, 2]]</text:span></text:p>
          </table:table-cell>
          <table:table-cell table:style-name="Table105.A1" office:value-type="string">
            <text:p text:style-name="P7"><text:span text:style-name="T14">14</text:span></text:p>
          </table:table-cell>
        </table:table-row>
        <table:table-row table:style-name="Table105.1">
          <table:table-cell table:style-name="Table105.A1" office:value-type="string">
            <text:p text:style-name="P3"><text:span text:style-name="T14">[[2, 3, 5, 3, 2, 2], [1, 3, 2, 3, 6, 4], [3, 2, 3, 3, 3, 5], [3, 6, 4, 6, 2, 3], [2, 3, 3, 2, 3, 2], [3, 5, 3, 5, 1, 2]]</text:span></text:p>
          </table:table-cell>
          <table:table-cell table:style-name="Table105.A1" office:value-type="string">
            <text:p text:style-name="P3"><text:span text:style-name="T14">17</text:span></text:p>
          </table:table-cell>
        </table:table-row>
      </table:table>
      <text:p text:style-name="P1"><text:span text:style-name="T3"><text:s/></text:span></text:p>
      <text:p text:style-name="P1"><text:span text:style-name="T3">(To make the test cases more interesting, the automated tester is programmed to produce fewer random ones, fours and sixes than the probabilities of fair dice would normally give. There is no law of either nature or man against that kind of tomfoolery.)</text:span></text:p>
      <text:p text:style-name="P17"><text:bookmark text:name="_p505mfyy07vn"/><text:span text:style-name="T1">Optimal crag score</text:span></text:p>
      <text:p text:style-name="P2"/>
      <text:p text:style-name="P1"><text:span text:style-name="T14">def optimal_crag_score(rolls):</text:span></text:p>
      <text:p text:style-name="P2"/>
      <text:p text:style-name="P1"><text:span text:style-name="T3">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10">crag</text:span></text:a><text:span text:style-name="T3">. In this problem, we will now play the game for real, again aided with the same gift of perfect foresight as in the previous problem "Lords of Midnight" so that given the knowledge of the entire future sequence of </text:span><text:span text:style-name="T14">rolls</text:span><text:span text:style-name="T3">, this function should return the highest possible score that could be achieved with those rolls under the constraint that </text:span><text:span text:style-name="T4">the same category cannot be used more than once</text:span><text:span text:style-name="T3">.</text:span></text:p>
      <text:p text:style-name="P2"/>
      <text:p text:style-name="P1"><text:span text:style-name="T3">This problem will require recursion to solve, and the techniques that you might come up with to speed up its execution by pruning away search branches that cannot lead to optimal solutions ar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st of the categories that are still available.</text:span></text:p>
      <text:p text:style-name="P2"/>
      <table:table table:name="Table106" table:style-name="Table106">
        <table:table-column table:style-name="Table106.A"/>
        <table:table-column table:style-name="Table106.B"/>
        <table:table-row table:style-name="Table106.1">
          <table:table-cell table:style-name="Table106.A1" office:value-type="string">
            <text:p text:style-name="P7"><text:span text:style-name="T14">rolls</text:span></text:p>
          </table:table-cell>
          <table:table-cell table:style-name="Table106.A1" office:value-type="string">
            <text:p text:style-name="P7"><text:span text:style-name="T3">Expected result</text:span></text:p>
          </table:table-cell>
        </table:table-row>
        <table:table-row table:style-name="Table106.1">
          <table:table-cell table:style-name="Table106.A1" office:value-type="string">
            <text:p text:style-name="P7"><text:span text:style-name="T14">[(1, 6, 6), (2, 5, 6), (4, 5, 6), (2, 3, 5)]</text:span></text:p>
          </table:table-cell>
          <table:table-cell table:style-name="Table106.A1" office:value-type="string">
            <text:p text:style-name="P7"><text:span text:style-name="T14">101</text:span></text:p>
          </table:table-cell>
        </table:table-row>
        <table:table-row table:style-name="Table106.1">
          <table:table-cell table:style-name="Table106.A1" office:value-type="string">
            <text:p text:style-name="P7"><text:span text:style-name="T14">[(3, 1, 2), (1, 4, 2)]</text:span></text:p>
          </table:table-cell>
          <table:table-cell table:style-name="Table106.A1" office:value-type="string">
            <text:p text:style-name="P7"><text:span text:style-name="T14">24</text:span></text:p>
          </table:table-cell>
        </table:table-row>
        <table:table-row table:style-name="Table106.1">
          <table:table-cell table:style-name="Table106.A1" office:value-type="string">
            <text:p text:style-name="P7"><text:span text:style-name="T14">[(5, 1, 1), (3, 5, 2), (2, 3, 2), (4, 3, 6), (6, 4, 6), (4, 5, 2), (6, 4, 5)]</text:span></text:p>
          </table:table-cell>
          <table:table-cell table:style-name="Table106.A1" office:value-type="string">
            <text:p text:style-name="P7"><text:span text:style-name="T14">74</text:span></text:p>
          </table:table-cell>
        </table:table-row>
        <table:table-row table:style-name="Table106.1">
          <table:table-cell table:style-name="Table106.A1" office:value-type="string">
            <text:p text:style-name="P7"><text:span text:style-name="T14">[(3, 1, 2), (1, 4, 2), (5, 2, 3), (5, 5, 3), (2, 6, 3), (1, 1, 1), (5, 2, 5)]</text:span></text:p>
          </table:table-cell>
          <table:table-cell table:style-name="Table106.A1" office:value-type="string">
            <text:p text:style-name="P7"><text:span text:style-name="T14">118</text:span></text:p>
          </table:table-cell>
        </table:table-row>
        <table:table-row table:style-name="Table106.1">
          <table:table-cell table:style-name="Table106.A1" office:value-type="string">
            <text:p text:style-name="P7"><text:span text:style-name="T14">[(1, 5, 1), (5, 5, 6), (3, 2, 4), (4, 6, 1), (4, 4, 1), (3, 2, 4), (3, 4, 5), (1, 2, 2)]</text:span></text:p>
          </table:table-cell>
          <table:table-cell table:style-name="Table106.A1" office:value-type="string">
            <text:p text:style-name="P7"><text:span text:style-name="T14">33</text:span></text:p>
          </table:table-cell>
        </table:table-row>
      </table:table>
      <text:p text:style-name="P2"/>
      <text:p text:style-name="P17"><text:bookmark text:name="_6javimxzuia8"/><text:span text:style-name="T1">Forbidden substrings</text:span></text:p>
      <text:p text:style-name="P2"/>
      <text:p text:style-name="P1"><text:span text:style-name="T14">def forbidden_substrings(letters, n, tabu):</text:span></text:p>
      <text:p text:style-name="P2"/>
      <text:p text:style-name="P1"><text:span text:style-name="T3">This function should construct and return a list of all </text:span><text:span text:style-name="T5">n</text:span><text:span text:style-name="T3">-character strings that consists of given </text:span><text:span text:style-name="T14">letters</text:span><text:span text:style-name="T3"> under the constraint that a string may not contain any of the substrings in the </text:span><text:span text:style-name="T14">tabu</text:span><text:span text:style-name="T3"> list. The list of strings should be returned in sorted alphabetical order. This problem also needs some recursion to work out.</text:span></text:p>
      <text:p text:style-name="P2"/>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7"><text:span text:style-name="T14">letters</text:span></text:p>
          </table:table-cell>
          <table:table-cell table:style-name="Table107.A1" office:value-type="string">
            <text:p text:style-name="P7"><text:span text:style-name="T14">n</text:span></text:p>
          </table:table-cell>
          <table:table-cell table:style-name="Table107.A1" office:value-type="string">
            <text:p text:style-name="P7"><text:span text:style-name="T14">tabu</text:span></text:p>
          </table:table-cell>
          <table:table-cell table:style-name="Table107.A1" office:value-type="string">
            <text:p text:style-name="P3"><text:span text:style-name="T3">Expected result</text:span></text:p>
          </table:table-cell>
        </table:table-row>
        <table:table-row table:style-name="Table107.1">
          <table:table-cell table:style-name="Table107.A1" office:value-type="string">
            <text:p text:style-name="P7"><text:span text:style-name="T14">'AB'</text:span></text:p>
          </table:table-cell>
          <table:table-cell table:style-name="Table107.A1" office:value-type="string">
            <text:p text:style-name="P7"><text:span text:style-name="T14">4</text:span></text:p>
          </table:table-cell>
          <table:table-cell table:style-name="Table107.A1" office:value-type="string">
            <text:p text:style-name="P7"><text:span text:style-name="T14">['AA']</text:span></text:p>
          </table:table-cell>
          <table:table-cell table:style-name="Table107.A1" office:value-type="string">
            <text:p text:style-name="P7"><text:span text:style-name="T14">['ABAB', 'ABBA', 'ABBB', 'BABA', 'BABB', 'BBAB', 'BBBA', 'BBBB']</text:span></text:p>
          </table:table-cell>
        </table:table-row>
        <table:table-row table:style-name="Table107.1">
          <table:table-cell table:style-name="Table107.A1" office:value-type="string">
            <text:p text:style-name="P7"><text:span text:style-name="T14">'ABC'</text:span></text:p>
          </table:table-cell>
          <table:table-cell table:style-name="Table107.A1" office:value-type="string">
            <text:p text:style-name="P7"><text:span text:style-name="T14">3</text:span></text:p>
          </table:table-cell>
          <table:table-cell table:style-name="Table107.A1" office:value-type="string">
            <text:p text:style-name="P7"><text:span text:style-name="T14">['AC', 'AA']</text:span></text:p>
          </table:table-cell>
          <table:table-cell table:style-name="Table107.A1" office:value-type="string">
            <text:p text:style-name="P7"><text:span text:style-name="T14">['ABA', 'ABB', 'ABC', 'BAB', 'BBA', 'BBB', 'BBC', 'BCA', 'BCB', 'BCC', 'CAB', 'CBA', 'CBB', 'CBC', 'CCA', 'CCB', 'CCC']</text:span></text:p>
          </table:table-cell>
        </table:table-row>
        <table:table-row table:style-name="Table107.1">
          <table:table-cell table:style-name="Table107.A1" office:value-type="string">
            <text:p text:style-name="P7"><text:span text:style-name="T14">'ABC'</text:span></text:p>
          </table:table-cell>
          <table:table-cell table:style-name="Table107.A1" office:value-type="string">
            <text:p text:style-name="P7"><text:span text:style-name="T14">6</text:span></text:p>
          </table:table-cell>
          <table:table-cell table:style-name="Table107.A1" office:value-type="string">
            <text:p text:style-name="P7"><text:span text:style-name="T14">['BB', 'CCCA', 'CB', 'CA', 'CBBCC', 'BA']</text:span></text:p>
          </table:table-cell>
          <table:table-cell table:style-name="Table107.A1" office:value-type="string">
            <text:p text:style-name="P7"><text:span text:style-name="T14">['AAAAAA', 'AAAAAB', 'AAAAAC', 'AAAABC', 'AAAACC', 'AAABCC', 'AAACCC', 'AABCCC', 'AACCCC', 'ABCCCC', 'ACCCCC', 'BCCCCC', 'CCCCCC']</text:span></text:p>
          </table:table-cell>
        </table:table-row>
        <table:table-row table:style-name="Table107.1">
          <table:table-cell table:style-name="Table107.A1" office:value-type="string">
            <text:p text:style-name="P7"><text:span text:style-name="T14">'ABCD' </text:span></text:p>
          </table:table-cell>
          <table:table-cell table:style-name="Table107.A1" office:value-type="string">
            <text:p text:style-name="P7"><text:span text:style-name="T14">7</text:span></text:p>
          </table:table-cell>
          <table:table-cell table:style-name="Table107.A1" office:value-type="string">
            <text:p text:style-name="P3"><text:span text:style-name="T14">['DBBD', 'CB', 'BBCC', 'DB']</text:span></text:p>
          </table:table-cell>
          <table:table-cell table:style-name="Table107.A1" office:value-type="string">
            <text:p text:style-name="P7"><text:span text:style-name="T3">(a list that contains a total of 6436 words)</text:span></text:p>
          </table:table-cell>
        </table:table-row>
        <table:table-row table:style-name="Table107.1">
          <table:table-cell table:style-name="Table107.A1" office:value-type="string">
            <text:p text:style-name="P7"><text:span text:style-name="T14">'Z'</text:span></text:p>
          </table:table-cell>
          <table:table-cell table:style-name="Table107.A1" office:value-type="string">
            <text:p text:style-name="P7"><text:span text:style-name="T14">10**100</text:span></text:p>
          </table:table-cell>
          <table:table-cell table:style-name="Table107.A1" office:value-type="string">
            <text:p text:style-name="P3"><text:span text:style-name="T14">['ZZZ']</text:span></text:p>
          </table:table-cell>
          <table:table-cell table:style-name="Table107.A1" office:value-type="string">
            <text:p text:style-name="P7"><text:span text:style-name="T14">[]</text:span><text:span text:style-name="T3"> (and that answer needs to come out right away instead of after about 10**80 years)</text:span></text:p>
          </table:table-cell>
        </table:table-row>
      </table:table>
      <text:p text:style-name="P2"/>
      <text:p text:style-name="P2"/>
      <text:p text:style-name="P2"/>
      <text:p text:style-name="P2"/>
      <text:p text:style-name="P17"><text:bookmark text:name="_yq2n3zm9679n"/><text:span text:style-name="T1">Infinite Fibonacci word</text:span></text:p>
      <text:p text:style-name="P2"/>
      <text:p text:style-name="P1"><text:span text:style-name="T14">def fibonacci_word(k):</text:span></text:p>
      <text:p text:style-name="P2"/>
      <text:p text:style-name="P1"><text:a xlink:type="simple" xlink:href="https://en.wikipedia.org/wiki/Fibonacci_word" text:style-name="ListLabel_20_37" text:visited-style-name="ListLabel_20_37"><text:span text:style-name="T10">Fibonacci words</text:span></text:a><text:span text:style-name="T3"> are strings defined analogously to </text:span><text:a xlink:type="simple" xlink:href="https://en.wikipedia.org/wiki/Fibonacci_number" text:style-name="ListLabel_20_37" text:visited-style-name="ListLabel_20_37"><text:span text:style-name="T10">Fibonacci numbers</text:span></text:a><text:span text:style-name="T3">. The recursive definition starts with two base cases </text:span><text:span text:style-name="T5">S</text:span><text:span text:style-name="T28">0</text:span><text:span text:style-name="T3"> = </text:span><text:span text:style-name="T14">'0'</text:span><text:span text:style-name="T3"> and </text:span><text:span text:style-name="T5">S</text:span><text:span text:style-name="T28">1</text:span><text:span text:style-name="T3"> = </text:span><text:span text:style-name="T14">'01'</text:span><text:span text:style-name="T3">, followed by the recursive rule </text:span><text:span text:style-name="T5">S</text:span><text:span text:style-name="T29">n</text:span><text:span text:style-name="T3"> = </text:span><text:span text:style-name="T5">S</text:span><text:span text:style-name="T29">n</text:span><text:span text:style-name="T28">-1</text:span><text:span text:style-name="T5">S</text:span><text:span text:style-name="T29">n</text:span><text:span text:style-name="T28">-2</text:span><text:span text:style-name="T3"> that concatenates the two previous Fibonacci words. See the linked Wikipedia page for more examples. Especially importantly for this problem, notice how the length of each Fibonacci word equals that particular Fibonacci number. Even though we cannot actually generate the infinite Fibonacci word </text:span><text:span text:style-name="T5">S</text:span><text:span text:style-name="T28">∞ </text:span><text:span text:style-name="T3">because it would be infinitely long, we can construct the character at any particular position </text:span><text:span text:style-name="T5">k</text:span><text:span text:style-name="T3"> of </text:span><text:span text:style-name="T5">S</text:span><text:span text:style-name="T28">∞</text:span><text:span text:style-name="T3"> in a finite number of steps by realizing that after generating some word </text:span><text:span text:style-name="T5">S</text:span><text:span text:style-name="T29">n</text:span><text:span text:style-name="T3"> that is longer than </text:span><text:span text:style-name="T5">k</text:span><text:span text:style-name="T3">, every longer word </text:span><text:span text:style-name="T5">S</text:span><text:span text:style-name="T29">m</text:span><text:span text:style-name="T3"> for </text:span><text:span text:style-name="T5">m</text:span><text:span text:style-name="T3"> &gt; </text:span><text:span text:style-name="T5">n</text:span><text:span text:style-name="T3">, and therefore also the infinite word </text:span><text:span text:style-name="T5">S</text:span><text:span text:style-name="T28">∞</text:span><text:span text:style-name="T3">, must start with the exact same prefix </text:span><text:span text:style-name="T5">S</text:span><text:span text:style-name="T29">n</text:span><text:span text:style-name="T3"> and therefore contain that asked character in the position </text:span><text:span text:style-name="T5">k</text:span><text:span text:style-name="T3">.</text:span></text:p>
      <text:p text:style-name="P2"/>
      <text:p text:style-name="P1"><text:span text:style-name="T3">Your task is to write a function that computes the </text:span><text:span text:style-name="T5">k</text:span><text:span text:style-name="T3">:th character of the infinite Fibonacci word, with the position counting done starting from zero as usual. Since this is the last problem of this entire course, to symbolize your reach towards the infinite as you realize that you can simply ignore any arbitrary limits imposed by the laws of man and </text:span><text:span text:style-name="T4">go for the grand</text:span><text:span text:style-name="T3">, your function must be able to work for such unimaginably large values of </text:span><text:span text:style-name="T5">k</text:span><text:span text:style-name="T3"> that they make even one </text:span><text:a xlink:type="simple" xlink:href="https://en.wikipedia.org/wiki/Googol" text:style-name="ListLabel_20_37" text:visited-style-name="ListLabel_20_37"><text:span text:style-name="T10">googol</text:span></text:a><text:span text:style-name="T3"> </text:span><text:span text:style-name="T14">10**100</text:span><text:span text:style-name="T3"> seem like you could wait it out standing on your head. The entire universe would not have enough atoms to encode the entire string </text:span><text:span text:style-name="T5">S</text:span><text:span text:style-name="T29">n</text:span><text:span text:style-name="T3"> for such a large </text:span><text:span text:style-name="T5">n</text:span><text:span text:style-name="T3"> to allow you to look up its </text:span><text:span text:style-name="T5">k</text:span><text:span text:style-name="T3">: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10">self-similar fractal nature of the infinite Fibonacci word</text:span></text:a><text:span text:style-name="T3">.</text:span></text:p>
      <text:p text:style-name="P2"/>
      <table:table table:name="Table108" table:style-name="Table108">
        <table:table-column table:style-name="Table108.A"/>
        <table:table-column table:style-name="Table108.B"/>
        <table:table-row table:style-name="Table108.1">
          <table:table-cell table:style-name="Table108.A1" office:value-type="string">
            <text:p text:style-name="P7"><text:span text:style-name="T14">k</text:span></text:p>
          </table:table-cell>
          <table:table-cell table:style-name="Table108.A1" office:value-type="string">
            <text:p text:style-name="P7"><text:span text:style-name="T3">Expected result</text:span></text:p>
          </table:table-cell>
        </table:table-row>
        <table:table-row table:style-name="Table108.1">
          <table:table-cell table:style-name="Table108.A1" office:value-type="string">
            <text:p text:style-name="P7"><text:span text:style-name="T14">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text:span></text:p>
          </table:table-cell>
          <table:table-cell table:style-name="Table108.A1" office:value-type="string">
            <text:p text:style-name="P7"><text:span text:style-name="T14">'1'</text:span></text:p>
          </table:table-cell>
        </table:table-row>
        <table:table-row table:style-name="Table108.1">
          <table:table-cell table:style-name="Table108.A1" office:value-type="string">
            <text:p text:style-name="P7"><text:span text:style-name="T14">1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6</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10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100 + 1</text:span></text:p>
          </table:table-cell>
          <table:table-cell table:style-name="Table108.A1" office:value-type="string">
            <text:p text:style-name="P7"><text:span text:style-name="T14">'1'</text:span></text:p>
          </table:table-cell>
        </table:table-row>
        <table:table-row table:style-name="Table108.1">
          <table:table-cell table:style-name="Table108.A1" office:value-type="string">
            <text:p text:style-name="P7"><text:span text:style-name="T14">10**10000</text:span></text:p>
          </table:table-cell>
          <table:table-cell table:style-name="Table108.A1" office:value-type="string">
            <text:p text:style-name="P7"><text:span text:style-name="T14">'0'</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39" style:display-name="ListLabel 39"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0" style:display-name="ListLabel 40"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8" meta:image-count="0" meta:object-count="0" meta:page-count="108" meta:paragraph-count="2044" meta:word-count="29631" meta:character-count="169373" meta:non-whitespace-character-count="141741"/>
    <meta:generator>LibreOfficeDev/6.0.5.2$Linux_X86_64 LibreOffice_project/</meta:generator>
  </office:meta>
</office:document-meta>
</file>